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NewRoman" svg:font-family="TimesNewRoman" style:font-pitch="variable"/>
    <style:font-face style:name="TimesNewRoman1" svg:font-family="TimesNewRoman"/>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2" style:family="graphic" style:parent-style-name="standard">
      <style:graphic-properties draw:stroke="none" draw:fill="solid" draw:fill-color="#ffffff"/>
    </style:style>
    <style:style style:name="gr3" style:family="graphic" style:parent-style-name="standard">
      <style:graphic-properties draw:stroke="solid" svg:stroke-width="0cm" svg:stroke-color="#b3b3b3" draw:stroke-linejoin="round" svg:stroke-linecap="butt" draw:fill="none"/>
    </style:style>
    <style:style style:name="gr4" style:family="graphic" style:parent-style-name="standard">
      <style:graphic-properties draw:stroke="solid" svg:stroke-width="0.104cm" svg:stroke-color="#004586" draw:stroke-linejoin="round" svg:stroke-linecap="butt" draw:fill="none" fo:padding-top="0.052cm" fo:padding-bottom="0.052cm" fo:padding-left="0.052cm" fo:padding-right="0.052cm"/>
    </style:style>
    <style:style style:name="gr5" style:family="graphic" style:parent-style-name="standard">
      <style:graphic-properties draw:stroke="solid" svg:stroke-width="0cm" svg:stroke-color="#004586" draw:stroke-linejoin="round" svg:stroke-linecap="butt" draw:fill="solid" draw:fill-color="#004586"/>
    </style:style>
    <style:style style:name="gr6" style:family="graphic" style:parent-style-name="standard">
      <style:graphic-properties draw:stroke="none" draw:fill="solid" draw:fill-color="#004586"/>
    </style:style>
    <style:style style:name="gr7" style:family="graphic" style:parent-style-name="standard">
      <style:graphic-properties draw:stroke="solid" svg:stroke-width="0cm" svg:stroke-color="#004586" draw:stroke-linejoin="round" svg:stroke-linecap="butt" draw:fill="none"/>
    </style:style>
    <style:style style:name="gr8" style:family="graphic" style:parent-style-name="standard">
      <style:graphic-properties draw:stroke="solid" svg:stroke-width="0.104cm" svg:stroke-color="#ff420e" draw:stroke-linejoin="round" svg:stroke-linecap="butt" draw:fill="none" fo:padding-top="0.052cm" fo:padding-bottom="0.052cm" fo:padding-left="0.052cm" fo:padding-right="0.052cm"/>
    </style:style>
    <style:style style:name="gr9" style:family="graphic" style:parent-style-name="standard">
      <style:graphic-properties draw:stroke="solid" svg:stroke-width="0cm" svg:stroke-color="#ff420e" draw:stroke-linejoin="round" svg:stroke-linecap="butt" draw:fill="solid" draw:fill-color="#ff420e"/>
    </style:style>
    <style:style style:name="gr10" style:family="graphic" style:parent-style-name="standard">
      <style:graphic-properties draw:stroke="solid" svg:stroke-width="0.104cm" svg:stroke-color="#ffd320" draw:stroke-linejoin="round" svg:stroke-linecap="butt" draw:fill="none" fo:padding-top="0.052cm" fo:padding-bottom="0.052cm" fo:padding-left="0.052cm" fo:padding-right="0.052cm"/>
    </style:style>
    <style:style style:name="gr11" style:family="graphic" style:parent-style-name="standard">
      <style:graphic-properties draw:stroke="solid" svg:stroke-width="0cm" svg:stroke-color="#ffd320" draw:stroke-linejoin="round" svg:stroke-linecap="butt" draw:fill="solid" draw:fill-color="#ffd320"/>
    </style:style>
    <style:style style:name="gr12" style:family="graphic" style:parent-style-name="standard">
      <style:graphic-properties draw:stroke="solid" svg:stroke-width="0.104cm" svg:stroke-color="#579d1c" draw:stroke-linejoin="round" svg:stroke-linecap="butt" draw:fill="none" fo:padding-top="0.052cm" fo:padding-bottom="0.052cm" fo:padding-left="0.052cm" fo:padding-right="0.052cm"/>
    </style:style>
    <style:style style:name="gr13" style:family="graphic" style:parent-style-name="standard">
      <style:graphic-properties draw:stroke="solid" svg:stroke-width="0cm" svg:stroke-color="#579d1c" draw:stroke-linejoin="round" svg:stroke-linecap="butt" draw:fill="solid" draw:fill-color="#579d1c"/>
    </style:style>
    <style:style style:name="gr14" style:family="graphic" style:parent-style-name="standard">
      <style:graphic-properties draw:stroke="solid" svg:stroke-width="0.104cm" svg:stroke-color="#7e0021" draw:stroke-linejoin="round" svg:stroke-linecap="butt" draw:fill="none" fo:padding-top="0.052cm" fo:padding-bottom="0.052cm" fo:padding-left="0.052cm" fo:padding-right="0.052cm"/>
    </style:style>
    <style:style style:name="gr15" style:family="graphic" style:parent-style-name="standard">
      <style:graphic-properties draw:stroke="solid" svg:stroke-width="0cm" svg:stroke-color="#7e0021" draw:stroke-linejoin="round" svg:stroke-linecap="butt" draw:fill="solid" draw:fill-color="#7e0021"/>
    </style:style>
    <style:style style:name="gr16"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17" style:family="graphic" style:parent-style-name="standard">
      <style:graphic-properties draw:stroke="solid" svg:stroke-width="0cm" svg:stroke-color="#314004" draw:stroke-linejoin="round" svg:stroke-linecap="butt" draw:fill="solid" draw:fill-color="#314004"/>
    </style:style>
    <style:style style:name="gr18" style:family="graphic" style:parent-style-name="standard">
      <style:graphic-properties draw:stroke="solid" svg:stroke-width="0.104cm" svg:stroke-color="#83caff" draw:stroke-linejoin="round" svg:stroke-linecap="butt" draw:fill="none" fo:padding-top="0.052cm" fo:padding-bottom="0.052cm" fo:padding-left="0.052cm" fo:padding-right="0.052cm"/>
    </style:style>
    <style:style style:name="gr19" style:family="graphic" style:parent-style-name="standard">
      <style:graphic-properties draw:stroke="solid" svg:stroke-width="0cm" svg:stroke-color="#83caff" draw:stroke-linejoin="round" svg:stroke-linecap="butt" draw:fill="solid" draw:fill-color="#83caff"/>
    </style:style>
    <style:style style:name="gr20" style:family="graphic" style:parent-style-name="standard">
      <style:graphic-properties draw:stroke="solid" svg:stroke-width="0.104cm" svg:stroke-color="#314004" draw:stroke-linejoin="round" svg:stroke-linecap="butt" draw:fill="none" fo:padding-top="0.052cm" fo:padding-bottom="0.052cm" fo:padding-left="0.052cm" fo:padding-right="0.052cm"/>
    </style:style>
    <style:style style:name="P1" style:family="paragraph">
      <style:paragraph-properties fo:text-align="start" style:writing-mode="lr-tb"/>
    </style:style>
    <style:style style:name="P2" style:family="paragraph">
      <loext:graphic-properties draw:fill="none"/>
      <style:text-properties fo:font-size="12pt" style:font-size-asian="12pt" style:font-size-complex="12pt"/>
    </style:style>
    <style:style style:name="P3" style:family="paragraph">
      <loext:graphic-properties draw:fill="solid" draw:fill-color="#ffffff"/>
    </style:style>
    <style:style style:name="P4" style:family="paragraph">
      <loext:graphic-properties draw:fill="none"/>
    </style:style>
    <style:style style:name="P5" style:family="paragraph">
      <loext:graphic-properties draw:fill="solid" draw:fill-color="#004586"/>
    </style:style>
    <style:style style:name="P6" style:family="paragraph">
      <loext:graphic-properties draw:fill="solid" draw:fill-color="#ff420e"/>
    </style:style>
    <style:style style:name="P7" style:family="paragraph">
      <loext:graphic-properties draw:fill="solid" draw:fill-color="#ffd320"/>
    </style:style>
    <style:style style:name="P8" style:family="paragraph">
      <loext:graphic-properties draw:fill="solid" draw:fill-color="#579d1c"/>
    </style:style>
    <style:style style:name="P9" style:family="paragraph">
      <loext:graphic-properties draw:fill="solid" draw:fill-color="#7e0021"/>
    </style:style>
    <style:style style:name="P10" style:family="paragraph">
      <loext:graphic-properties draw:fill="none"/>
      <style:text-properties fo:font-size="10pt" style:font-size-asian="10pt" style:font-size-complex="10pt"/>
    </style:style>
    <style:style style:name="P11" style:family="paragraph">
      <loext:graphic-properties draw:fill="solid" draw:fill-color="#314004"/>
    </style:style>
    <style:style style:name="P12" style:family="paragraph">
      <loext:graphic-properties draw:fill="solid" draw:fill-color="#83caff"/>
    </style:style>
    <style:style style:name="T1" style:family="text">
      <style:text-properties fo:color="#000000" loext:opacity="100%" style:font-name="TimesNewRoman1" fo:font-size="12pt" fo:font-weight="normal" style:font-size-asian="12pt" style:font-weight-asian="normal" style:font-name-complex="TimesNewRoman1" style:font-size-complex="12pt" style:font-weight-complex="normal"/>
    </style:style>
    <style:style style:name="T2" style:family="text">
      <style:text-properties fo:color="#000000" loext:opacity="100%" style:font-name="Arial1" fo:font-size="10pt" fo:font-weight="normal" style:font-size-asian="10pt" style:font-weight-asian="normal" style:font-name-complex="Arial1"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1.153cm" svg:height="0.471cm" svg:x="10.22cm" svg:y="2.015cm">
          <draw:text-box>
            <text:p text:style-name="P1"><text:span text:style-name="T1">Sheet1</text:span></text:p>
          </draw:text-box>
        </draw:frame>
        <draw:polygon draw:style-name="gr2" draw:text-style-name="P3" draw:layer="layout" svg:width="15.979cm" svg:height="8.999cm" svg:x="1.165cm" svg:y="17.352cm" svg:viewBox="0 0 15980 9000" draw:points="7991,9000 0,9000 0,0 15980,0 15980,9000">
          <text:p/>
        </draw:polygon>
        <draw:polygon draw:style-name="gr3" draw:text-style-name="P4" draw:layer="layout" svg:width="10.914cm" svg:height="8.243cm" svg:x="5.039cm" svg:y="-4.035cm" svg:viewBox="0 0 10915 8244" draw:points="5459,8244 0,8244 0,0 10915,0 10915,8244">
          <text:p/>
        </draw:polygon>
        <draw:line draw:style-name="gr3" draw:text-style-name="P4" draw:layer="layout" svg:x1="15.952cm" svg:y1="4.207cm" svg:x2="5.039cm" svg:y2="4.207cm">
          <text:p/>
        </draw:line>
        <draw:line draw:style-name="gr3" draw:text-style-name="P4" draw:layer="layout" svg:x1="15.952cm" svg:y1="3.028cm" svg:x2="5.039cm" svg:y2="3.028cm">
          <text:p/>
        </draw:line>
        <draw:line draw:style-name="gr3" draw:text-style-name="P4" draw:layer="layout" svg:x1="15.952cm" svg:y1="1.85cm" svg:x2="5.039cm" svg:y2="1.85cm">
          <text:p/>
        </draw:line>
        <draw:line draw:style-name="gr3" draw:text-style-name="P4" draw:layer="layout" svg:x1="15.952cm" svg:y1="0.674cm" svg:x2="5.039cm" svg:y2="0.674cm">
          <text:p/>
        </draw:line>
        <draw:line draw:style-name="gr3" draw:text-style-name="P4" draw:layer="layout" svg:x1="15.952cm" svg:y1="-0.503cm" svg:x2="5.039cm" svg:y2="-0.503cm">
          <text:p/>
        </draw:line>
        <draw:line draw:style-name="gr3" draw:text-style-name="P4" draw:layer="layout" svg:x1="15.952cm" svg:y1="-1.68cm" svg:x2="5.039cm" svg:y2="-1.68cm">
          <text:p/>
        </draw:line>
        <draw:line draw:style-name="gr3" draw:text-style-name="P4" draw:layer="layout" svg:x1="15.952cm" svg:y1="-2.858cm" svg:x2="5.039cm" svg:y2="-2.858cm">
          <text:p/>
        </draw:line>
        <draw:line draw:style-name="gr3" draw:text-style-name="P4" draw:layer="layout" svg:x1="15.952cm" svg:y1="-4.036cm" svg:x2="5.039cm" svg:y2="-4.036cm">
          <text:p/>
        </draw:line>
        <draw:line draw:style-name="gr3" draw:text-style-name="P4" draw:layer="layout" svg:x1="5.039cm" svg:y1="3.178cm" svg:x2="5.039cm" svg:y2="3.028cm">
          <text:p/>
        </draw:line>
        <draw:line draw:style-name="gr3" draw:text-style-name="P4" draw:layer="layout" svg:x1="5.236cm" svg:y1="3.178cm" svg:x2="5.236cm" svg:y2="3.028cm">
          <text:p/>
        </draw:line>
        <draw:line draw:style-name="gr3" draw:text-style-name="P4" draw:layer="layout" svg:x1="5.435cm" svg:y1="3.178cm" svg:x2="5.435cm" svg:y2="3.028cm">
          <text:p/>
        </draw:line>
        <draw:line draw:style-name="gr3" draw:text-style-name="P4" draw:layer="layout" svg:x1="5.634cm" svg:y1="3.178cm" svg:x2="5.634cm" svg:y2="3.028cm">
          <text:p/>
        </draw:line>
        <draw:line draw:style-name="gr3" draw:text-style-name="P4" draw:layer="layout" svg:x1="5.832cm" svg:y1="3.178cm" svg:x2="5.832cm" svg:y2="3.028cm">
          <text:p/>
        </draw:line>
        <draw:line draw:style-name="gr3" draw:text-style-name="P4" draw:layer="layout" svg:x1="6.03cm" svg:y1="3.178cm" svg:x2="6.03cm" svg:y2="3.028cm">
          <text:p/>
        </draw:line>
        <draw:line draw:style-name="gr3" draw:text-style-name="P4" draw:layer="layout" svg:x1="6.228cm" svg:y1="3.178cm" svg:x2="6.228cm" svg:y2="3.028cm">
          <text:p/>
        </draw:line>
        <draw:line draw:style-name="gr3" draw:text-style-name="P4" draw:layer="layout" svg:x1="6.427cm" svg:y1="3.178cm" svg:x2="6.427cm" svg:y2="3.028cm">
          <text:p/>
        </draw:line>
        <draw:line draw:style-name="gr3" draw:text-style-name="P4" draw:layer="layout" svg:x1="6.626cm" svg:y1="3.178cm" svg:x2="6.626cm" svg:y2="3.028cm">
          <text:p/>
        </draw:line>
        <draw:line draw:style-name="gr3" draw:text-style-name="P4" draw:layer="layout" svg:x1="6.825cm" svg:y1="3.178cm" svg:x2="6.825cm" svg:y2="3.028cm">
          <text:p/>
        </draw:line>
        <draw:line draw:style-name="gr3" draw:text-style-name="P4" draw:layer="layout" svg:x1="7.022cm" svg:y1="3.178cm" svg:x2="7.022cm" svg:y2="3.028cm">
          <text:p/>
        </draw:line>
        <draw:line draw:style-name="gr3" draw:text-style-name="P4" draw:layer="layout" svg:x1="7.221cm" svg:y1="3.178cm" svg:x2="7.221cm" svg:y2="3.028cm">
          <text:p/>
        </draw:line>
        <draw:line draw:style-name="gr3" draw:text-style-name="P4" draw:layer="layout" svg:x1="7.42cm" svg:y1="3.178cm" svg:x2="7.42cm" svg:y2="3.028cm">
          <text:p/>
        </draw:line>
        <draw:line draw:style-name="gr3" draw:text-style-name="P4" draw:layer="layout" svg:x1="7.619cm" svg:y1="3.178cm" svg:x2="7.619cm" svg:y2="3.028cm">
          <text:p/>
        </draw:line>
        <draw:line draw:style-name="gr3" draw:text-style-name="P4" draw:layer="layout" svg:x1="7.816cm" svg:y1="3.178cm" svg:x2="7.816cm" svg:y2="3.028cm">
          <text:p/>
        </draw:line>
        <draw:line draw:style-name="gr3" draw:text-style-name="P4" draw:layer="layout" svg:x1="8.015cm" svg:y1="3.178cm" svg:x2="8.015cm" svg:y2="3.028cm">
          <text:p/>
        </draw:line>
        <draw:line draw:style-name="gr3" draw:text-style-name="P4" draw:layer="layout" svg:x1="8.214cm" svg:y1="3.178cm" svg:x2="8.214cm" svg:y2="3.028cm">
          <text:p/>
        </draw:line>
        <draw:line draw:style-name="gr3" draw:text-style-name="P4" draw:layer="layout" svg:x1="8.413cm" svg:y1="3.178cm" svg:x2="8.413cm" svg:y2="3.028cm">
          <text:p/>
        </draw:line>
        <draw:line draw:style-name="gr3" draw:text-style-name="P4" draw:layer="layout" svg:x1="8.61cm" svg:y1="3.178cm" svg:x2="8.61cm" svg:y2="3.028cm">
          <text:p/>
        </draw:line>
        <draw:line draw:style-name="gr3" draw:text-style-name="P4" draw:layer="layout" svg:x1="8.809cm" svg:y1="3.178cm" svg:x2="8.809cm" svg:y2="3.028cm">
          <text:p/>
        </draw:line>
        <draw:line draw:style-name="gr3" draw:text-style-name="P4" draw:layer="layout" svg:x1="9.008cm" svg:y1="3.178cm" svg:x2="9.008cm" svg:y2="3.028cm">
          <text:p/>
        </draw:line>
        <draw:line draw:style-name="gr3" draw:text-style-name="P4" draw:layer="layout" svg:x1="9.205cm" svg:y1="3.178cm" svg:x2="9.205cm" svg:y2="3.028cm">
          <text:p/>
        </draw:line>
        <draw:line draw:style-name="gr3" draw:text-style-name="P4" draw:layer="layout" svg:x1="9.404cm" svg:y1="3.178cm" svg:x2="9.404cm" svg:y2="3.028cm">
          <text:p/>
        </draw:line>
        <draw:line draw:style-name="gr3" draw:text-style-name="P4" draw:layer="layout" svg:x1="9.602cm" svg:y1="3.178cm" svg:x2="9.602cm" svg:y2="3.028cm">
          <text:p/>
        </draw:line>
        <draw:line draw:style-name="gr3" draw:text-style-name="P4" draw:layer="layout" svg:x1="9.802cm" svg:y1="3.178cm" svg:x2="9.802cm" svg:y2="3.028cm">
          <text:p/>
        </draw:line>
        <draw:line draw:style-name="gr3" draw:text-style-name="P4" draw:layer="layout" svg:x1="10cm" svg:y1="3.178cm" svg:x2="10cm" svg:y2="3.028cm">
          <text:p/>
        </draw:line>
        <draw:line draw:style-name="gr3" draw:text-style-name="P4" draw:layer="layout" svg:x1="10.199cm" svg:y1="3.178cm" svg:x2="10.199cm" svg:y2="3.028cm">
          <text:p/>
        </draw:line>
        <draw:line draw:style-name="gr3" draw:text-style-name="P4" draw:layer="layout" svg:x1="10.396cm" svg:y1="3.178cm" svg:x2="10.396cm" svg:y2="3.028cm">
          <text:p/>
        </draw:line>
        <draw:line draw:style-name="gr3" draw:text-style-name="P4" draw:layer="layout" svg:x1="10.595cm" svg:y1="3.178cm" svg:x2="10.595cm" svg:y2="3.028cm">
          <text:p/>
        </draw:line>
        <draw:line draw:style-name="gr3" draw:text-style-name="P4" draw:layer="layout" svg:x1="10.794cm" svg:y1="3.178cm" svg:x2="10.794cm" svg:y2="3.028cm">
          <text:p/>
        </draw:line>
        <draw:line draw:style-name="gr3" draw:text-style-name="P4" draw:layer="layout" svg:x1="10.993cm" svg:y1="3.178cm" svg:x2="10.993cm" svg:y2="3.028cm">
          <text:p/>
        </draw:line>
        <draw:line draw:style-name="gr3" draw:text-style-name="P4" draw:layer="layout" svg:x1="11.19cm" svg:y1="3.178cm" svg:x2="11.19cm" svg:y2="3.028cm">
          <text:p/>
        </draw:line>
        <draw:line draw:style-name="gr3" draw:text-style-name="P4" draw:layer="layout" svg:x1="11.389cm" svg:y1="3.178cm" svg:x2="11.389cm" svg:y2="3.028cm">
          <text:p/>
        </draw:line>
        <draw:line draw:style-name="gr3" draw:text-style-name="P4" draw:layer="layout" svg:x1="11.586cm" svg:y1="3.178cm" svg:x2="11.586cm" svg:y2="3.028cm">
          <text:p/>
        </draw:line>
        <draw:line draw:style-name="gr3" draw:text-style-name="P4" draw:layer="layout" svg:x1="11.785cm" svg:y1="3.178cm" svg:x2="11.785cm" svg:y2="3.028cm">
          <text:p/>
        </draw:line>
        <draw:line draw:style-name="gr3" draw:text-style-name="P4" draw:layer="layout" svg:x1="11.984cm" svg:y1="3.178cm" svg:x2="11.984cm" svg:y2="3.028cm">
          <text:p/>
        </draw:line>
        <draw:line draw:style-name="gr3" draw:text-style-name="P4" draw:layer="layout" svg:x1="12.183cm" svg:y1="3.178cm" svg:x2="12.183cm" svg:y2="3.028cm">
          <text:p/>
        </draw:line>
        <draw:line draw:style-name="gr3" draw:text-style-name="P4" draw:layer="layout" svg:x1="12.38cm" svg:y1="3.178cm" svg:x2="12.38cm" svg:y2="3.028cm">
          <text:p/>
        </draw:line>
        <draw:line draw:style-name="gr3" draw:text-style-name="P4" draw:layer="layout" svg:x1="12.578cm" svg:y1="3.178cm" svg:x2="12.578cm" svg:y2="3.028cm">
          <text:p/>
        </draw:line>
        <draw:line draw:style-name="gr3" draw:text-style-name="P4" draw:layer="layout" svg:x1="12.777cm" svg:y1="3.178cm" svg:x2="12.777cm" svg:y2="3.028cm">
          <text:p/>
        </draw:line>
        <draw:line draw:style-name="gr3" draw:text-style-name="P4" draw:layer="layout" svg:x1="12.976cm" svg:y1="3.178cm" svg:x2="12.976cm" svg:y2="3.028cm">
          <text:p/>
        </draw:line>
        <draw:line draw:style-name="gr3" draw:text-style-name="P4" draw:layer="layout" svg:x1="13.175cm" svg:y1="3.178cm" svg:x2="13.175cm" svg:y2="3.028cm">
          <text:p/>
        </draw:line>
        <draw:line draw:style-name="gr3" draw:text-style-name="P4" draw:layer="layout" svg:x1="13.372cm" svg:y1="3.178cm" svg:x2="13.372cm" svg:y2="3.028cm">
          <text:p/>
        </draw:line>
        <draw:line draw:style-name="gr3" draw:text-style-name="P4" draw:layer="layout" svg:x1="13.571cm" svg:y1="3.178cm" svg:x2="13.571cm" svg:y2="3.028cm">
          <text:p/>
        </draw:line>
        <draw:line draw:style-name="gr3" draw:text-style-name="P4" draw:layer="layout" svg:x1="13.77cm" svg:y1="3.178cm" svg:x2="13.77cm" svg:y2="3.028cm">
          <text:p/>
        </draw:line>
        <draw:line draw:style-name="gr3" draw:text-style-name="P4" draw:layer="layout" svg:x1="13.969cm" svg:y1="3.178cm" svg:x2="13.969cm" svg:y2="3.028cm">
          <text:p/>
        </draw:line>
        <draw:line draw:style-name="gr3" draw:text-style-name="P4" draw:layer="layout" svg:x1="14.166cm" svg:y1="3.178cm" svg:x2="14.166cm" svg:y2="3.028cm">
          <text:p/>
        </draw:line>
        <draw:line draw:style-name="gr3" draw:text-style-name="P4" draw:layer="layout" svg:x1="14.365cm" svg:y1="3.178cm" svg:x2="14.365cm" svg:y2="3.028cm">
          <text:p/>
        </draw:line>
        <draw:line draw:style-name="gr3" draw:text-style-name="P4" draw:layer="layout" svg:x1="14.564cm" svg:y1="3.178cm" svg:x2="14.564cm" svg:y2="3.028cm">
          <text:p/>
        </draw:line>
        <draw:line draw:style-name="gr3" draw:text-style-name="P4" draw:layer="layout" svg:x1="14.763cm" svg:y1="3.178cm" svg:x2="14.763cm" svg:y2="3.028cm">
          <text:p/>
        </draw:line>
        <draw:line draw:style-name="gr3" draw:text-style-name="P4" draw:layer="layout" svg:x1="14.96cm" svg:y1="3.178cm" svg:x2="14.96cm" svg:y2="3.028cm">
          <text:p/>
        </draw:line>
        <draw:line draw:style-name="gr3" draw:text-style-name="P4" draw:layer="layout" svg:x1="15.159cm" svg:y1="3.178cm" svg:x2="15.159cm" svg:y2="3.028cm">
          <text:p/>
        </draw:line>
        <draw:line draw:style-name="gr3" draw:text-style-name="P4" draw:layer="layout" svg:x1="15.358cm" svg:y1="3.178cm" svg:x2="15.358cm" svg:y2="3.028cm">
          <text:p/>
        </draw:line>
        <draw:line draw:style-name="gr3" draw:text-style-name="P4" draw:layer="layout" svg:x1="15.557cm" svg:y1="3.178cm" svg:x2="15.557cm" svg:y2="3.028cm">
          <text:p/>
        </draw:line>
        <draw:line draw:style-name="gr3" draw:text-style-name="P4" draw:layer="layout" svg:x1="15.754cm" svg:y1="3.178cm" svg:x2="15.754cm" svg:y2="3.028cm">
          <text:p/>
        </draw:line>
        <draw:line draw:style-name="gr3" draw:text-style-name="P4" draw:layer="layout" svg:x1="15.952cm" svg:y1="3.178cm" svg:x2="15.952cm" svg:y2="3.028cm">
          <text:p/>
        </draw:line>
        <draw:line draw:style-name="gr3" draw:text-style-name="P4" draw:layer="layout" svg:x1="5.039cm" svg:y1="3.028cm" svg:x2="15.952cm" svg:y2="3.028cm">
          <text:p/>
        </draw:line>
        <draw:line draw:style-name="gr3" draw:text-style-name="P4" draw:layer="layout" svg:x1="4.889cm" svg:y1="4.207cm" svg:x2="5.039cm" svg:y2="4.207cm">
          <text:p/>
        </draw:line>
        <draw:line draw:style-name="gr3" draw:text-style-name="P4" draw:layer="layout" svg:x1="4.889cm" svg:y1="3.028cm" svg:x2="5.039cm" svg:y2="3.028cm">
          <text:p/>
        </draw:line>
        <draw:line draw:style-name="gr3" draw:text-style-name="P4" draw:layer="layout" svg:x1="4.889cm" svg:y1="1.85cm" svg:x2="5.039cm" svg:y2="1.85cm">
          <text:p/>
        </draw:line>
        <draw:line draw:style-name="gr3" draw:text-style-name="P4" draw:layer="layout" svg:x1="4.889cm" svg:y1="0.674cm" svg:x2="5.039cm" svg:y2="0.674cm">
          <text:p/>
        </draw:line>
        <draw:line draw:style-name="gr3" draw:text-style-name="P4" draw:layer="layout" svg:x1="4.889cm" svg:y1="-0.503cm" svg:x2="5.039cm" svg:y2="-0.503cm">
          <text:p/>
        </draw:line>
        <draw:line draw:style-name="gr3" draw:text-style-name="P4" draw:layer="layout" svg:x1="4.889cm" svg:y1="-1.68cm" svg:x2="5.039cm" svg:y2="-1.68cm">
          <text:p/>
        </draw:line>
        <draw:line draw:style-name="gr3" draw:text-style-name="P4" draw:layer="layout" svg:x1="4.889cm" svg:y1="-2.858cm" svg:x2="5.039cm" svg:y2="-2.858cm">
          <text:p/>
        </draw:line>
        <draw:line draw:style-name="gr3" draw:text-style-name="P4" draw:layer="layout" svg:x1="4.889cm" svg:y1="-4.036cm" svg:x2="5.039cm" svg:y2="-4.036cm">
          <text:p/>
        </draw:line>
        <draw:line draw:style-name="gr3" draw:text-style-name="P4" draw:layer="layout" svg:x1="5.039cm" svg:y1="4.207cm" svg:x2="5.039cm" svg:y2="-4.036cm">
          <text:p/>
        </draw:line>
        <draw:polyline draw:style-name="gr4" draw:text-style-name="P4" draw:layer="layout" svg:width="10.912cm" svg:height="0cm" svg:x="5.039cm" svg:y="3.03cm" svg:viewBox="0 0 10913 0" draw:points="0,0 9,0 18,0 29,0 38,0 49,0 58,0 69,0 78,0 89,0 98,0 109,0 118,0 128,0 138,0 147,0 158,0 168,0 177,0 188,0 197,0 208,0 217,0 228,0 237,0 248,0 257,0 266,0 277,0 286,0 297,0 306,0 317,0 326,0 337,0 346,0 356,0 367,0 376,0 387,0 396,0 405,0 416,0 425,0 436,0 445,0 456,0 465,0 476,0 485,0 496,0 505,0 516,0 525,0 534,0 545,0 554,0 565,0 574,0 584,0 595,0 604,0 615,0 624,0 635,0 644,0 653,0 664,0 673,0 684,0 693,0 704,0 713,0 724,0 733,0 744,0 753,0 763,0 774,0 782,0 793,0 803,0 812,0 823,0 832,0 843,0 852,0 863,0 872,0 883,0 892,0 903,0 912,0 921,0 932,0 941,0 952,0 961,0 972,0 981,0 991,0 1002,0 1011,0 1022,0 1031,0 1040,0 1051,0 1060,0 1071,0 1080,0 1091,0 1100,0 1111,0 1120,0 1131,0 1140,0 1151,0 1160,0 1169,0 1180,0 1189,0 1200,0 1209,0 1219,0 1230,0 1239,0 1250,0 1259,0 1270,0 1279,0 1290,0 1299,0 1308,0 1319,0 1328,0 1339,0 1348,0 1359,0 1368,0 1379,0 1388,0 1398,0 1409,0 1418,0 1429,0 1438,0 1447,0 1458,0 1467,0 1478,0 1487,0 1498,0 1507,0 1518,0 1527,0 1538,0 1547,0 1558,0 1567,0 1576,0 1587,0 1596,0 1607,0 1616,0 1626,0 1637,0 1646,0 1657,0 1666,0 1677,0 1686,0 1695,0 1706,0 1715,0 1726,0 1735,0 1746,0 1755,0 1766,0 1775,0 1786,0 1795,0 1805,0 1816,0 1824,0 1835,0 1844,0 1854,0 1865,0 1874,0 1885,0 1894,0 1905,0 1914,0 1925,0 1934,0 1945,0 1954,0 1963,0 1974,0 1983,0 1994,0 2003,0 2014,0 2023,0 2033,0 2044,0 2053,0 2064,0 2073,0 2082,0 2093,0 2102,0 2113,0 2122,0 2133,0 2142,0 2153,0 2162,0 2173,0 2182,0 2193,0 2202,0 2211,0 2222,0 2231,0 2242,0 2251,0 2261,0 2272,0 2281,0 2292,0 2301,0 2312,0 2321,0 2332,0 2341,0 2350,0 2361,0 2370,0 2381,0 2390,0 2401,0 2410,0 2421,0 2430,0 2440,0 2451,0 2460,0 2470,0 2479,0 2489,0 2500,0 2509,0 2520,0 2529,0 2540,0 2549,0 2560,0 2569,0 2580,0 2589,0 2598,0 2609,0 2618,0 2629,0 2638,0 2649,0 2658,0 2668,0 2679,0 2688,0 2699,0 2708,0 2719,0 2728,0 2737,0 2748,0 2757,0 2768,0 2777,0 2788,0 2797,0 2808,0 2817,0 2828,0 2837,0 2848,0 2858,0 2866,0 2877,0 2886,0 2896,0 2907,0 2916,0 2927,0 2936,0 2947,0 2956,0 2967,0 2976,0 2987,0 2996,0 3005,0 3016,0 3025,0 3036,0 3045,0 3056,0 3065,0 3075,0 3086,0 3095,0 3106,0 3115,0 3124,0 3135,0 3144,0 3155,0 3164,0 3175,0 3184,0 3195,0 3204,0 3215,0 3224,0 3235,0 3244,0 3253,0 3264,0 3273,0 3284,0 3293,0 3303,0 3314,0 3323,0 3334,0 3343,0 3354,0 3363,0 3374,0 3383,0 3392,0 3403,0 3412,0 3423,0 3432,0 3443,0 3452,0 3463,0 3472,0 3483,0 3493,0 3502,0 3512,0 3521,0 3531,0 3542,0 3551,0 3562,0 3571,0 3582,0 3591,0 3602,0 3611,0 3622,0 3631,0 3640,0 3651,0 3660,0 3671,0 3680,0 3691,0 3700,0 3710,0 3721,0 3730,0 3741,0 3750,0 3761,0 3770,0 3779,0 3790,0 3799,0 3810,0 3819,0 3830,0 3839,0 3850,0 3859,0 3870,0 3879,0 3890,0 3899,0 3908,0 3919,0 3928,0 3938,0 3949,0 3958,0 3969,0 3978,0 3989,0 3998,0 4009,0 4018,0 4027,0 4038,0 4047,0 4058,0 4067,0 4078,0 4087,0 4098,0 4107,0 4118,0 4128,0 4137,0 4148,0 4157,0 4166,0 4177,0 4186,0 4197,0 4206,0 4217,0 4226,0 4237,0 4246,0 4257,0 4266,0 4277,0 4286,0 4295,0 4306,0 4315,0 4326,0 4335,0 4345,0 4356,0 4365,0 4376,0 4385,0 4396,0 4405,0 4416,0 4425,0 4434,0 4445,0 4454,0 4465,0 4474,0 4485,0 4494,0 4505,0 4514,0 4525,0 4535,0 4544,0 4554,0 4563,0 4573,0 4584,0 4593,0 4604,0 4613,0 4624,0 4633,0 4644,0 4653,0 4664,0 4673,0 4682,0 4693,0 4702,0 4713,0 4722,0 4733,0 4742,0 4753,0 4763,0 4772,0 4783,0 4792,0 4803,0 4812,0 4821,0 4832,0 4841,0 4852,0 4861,0 4872,0 4881,0 4892,0 4901,0 4912,0 4921,0 4932,0 4941,0 4950,0 4961,0 4970,0 4980,0 4991,0 5000,0 5011,0 5020,0 5031,0 5040,0 5051,0 5060,0 5069,0 5080,0 5089,0 5100,0 5109,0 5120,0 5129,0 5140,0 5149,0 5160,0 5170,0 5179,0 5190,0 5198,0 5208,0 5219,0 5228,0 5239,0 5248,0 5259,0 5268,0 5279,0 5288,0 5299,0 5308,0 5319,0 5328,0 5337,0 5348,0 5357,0 5368,0 5377,0 5388,0 5398,0 5407,0 5418,0 5427,0 5438,0 5447,0 5456,0 5467,0 5476,0 5487,0 5496,0 5507,0 5516,0 5527,0 5536,0 5547,0 5556,0 5567,0 5577,0 5586,0 5596,0 5605,0 5615,0 5626,0 5635,0 5646,0 5655,0 5666,0 5675,0 5686,0 5695,0 5706,0 5715,0 5724,0 5735,0 5744,0 5755,0 5764,0 5775,0 5784,0 5795,0 5805,0 5814,0 5825,0 5834,0 5845,0 5854,0 5863,0 5874,0 5883,0 5894,0 5903,0 5914,0 5923,0 5934,0 5943,0 5954,0 5963,0 5974,0 5983,0 5992,0 6003,0 6012,0 6023,0 6033,0 6042,0 6053,0 6062,0 6073,0 6082,0 6093,0 6102,0 6111,0 6122,0 6131,0 6140,0 6151,0 6160,0 6171,0 6180,0 6191,0 6200,0 6211,0 6220,0 6231,0 6240,0 6249,0 6260,0 6269,0 6280,0 6289,0 6299,0 6310,0 6319,0 6330,0 6339,0 6350,0 6359,0 6368,0 6379,0 6388,0 6399,0 6408,0 6419,0 6428,0 6439,0 6448,0 6459,0 6468,0 6478,0 6489,0 6497,0 6508,0 6518,0 6527,0 6538,0 6547,0 6558,0 6567,0 6578,0 6587,0 6598,0 6607,0 6618,0 6627,0 6636,0 6647,0 6656,0 6667,0 6676,0 6687,0 6696,0 6706,0 6717,0 6726,0 6737,0 6746,0 6755,0 6766,0 6775,0 6786,0 6795,0 6806,0 6815,0 6826,0 6835,0 6846,0 6855,0 6866,0 6875,0 6885,0 6895,0 6904,0 6915,0 6924,0 6934,0 6945,0 6954,0 6965,0 6974,0 6985,0 6994,0 7005,0 7014,0 7023,0 7034,0 7043,0 7054,0 7063,0 7074,0 7083,0 7094,0 7103,0 7113,0 7124,0 7133,0 7144,0 7153,0 7162,0 7173,0 7182,0 7193,0 7202,0 7213,0 7222,0 7233,0 7242,0 7253,0 7262,0 7273,0 7282,0 7291,0 7302,0 7311,0 7322,0 7331,0 7341,0 7352,0 7361,0 7372,0 7381,0 7392,0 7401,0 7410,0 7421,0 7430,0 7441,0 7450,0 7461,0 7470,0 7481,0 7490,0 7501,0 7510,0 7520,0 7531,0 7539,0 7550,0 7559,0 7569,0 7580,0 7589,0 7600,0 7609,0 7620,0 7629,0 7640,0 7649,0 7660,0 7669,0 7678,0 7689,0 7698,0 7709,0 7718,0 7729,0 7738,0 7748,0 7759,0 7768,0 7779,0 7788,0 7797,0 7808,0 7817,0 7828,0 7837,0 7848,0 7857,0 7868,0 7877,0 7888,0 7897,0 7908,0 7917,0 7926,0 7937,0 7946,0 7957,0 7966,0 7976,0 7987,0 7996,0 8007,0 8016,0 8027,0 8036,0 8047,0 8056,0 8065,0 8076,0 8085,0 8096,0 8105,0 8116,0 8125,0 8136,0 8145,0 8155,0 8166,0 8175,0 8185,0 8194,0 8204,0 8215,0 8224,0 8235,0 8244,0 8255,0 8264,0 8275,0 8284,0 8295,0 8304,0 8315,0 8324,0 8333,0 8344,0 8353,0 8364,0 8373,0 8383,0 8394,0 8403,0 8414,0 8423,0 8434,0 8443,0 8452,0 8463,0 8472,0 8483,0 8492,0 8503,0 8512,0 8523,0 8532,0 8543,0 8552,0 8563,0 8573,0 8581,0 8592,0 8601,0 8611,0 8622,0 8631,0 8642,0 8651,0 8662,0 8671,0 8682,0 8691,0 8702,0 8711,0 8720,0 8731,0 8740,0 8751,0 8760,0 8771,0 8780,0 8790,0 8801,0 8810,0 8821,0 8830,0 8839,0 8850,0 8859,0 8870,0 8879,0 8890,0 8899,0 8910,0 8919,0 8930,0 8939,0 8950,0 8959,0 8968,0 8979,0 8988,0 8999,0 9008,0 9018,0 9029,0 9038,0 9049,0 9058,0 9069,0 9078,0 9089,0 9098,0 9107,0 9118,0 9127,0 9138,0 9147,0 9158,0 9167,0 9178,0 9187,0 9198,0 9208,0 9217,0 9227,0 9236,0 9246,0 9257,0 9266,0 9277,0 9286,0 9297,0 9306,0 9317,0 9326,0 9337,0 9346,0 9355,0 9366,0 9375,0 9386,0 9395,0 9406,0 9415,0 9425,0 9436,0 9445,0 9456,0 9465,0 9476,0 9485,0 9494,0 9505,0 9514,0 9525,0 9534,0 9545,0 9554,0 9565,0 9574,0 9585,0 9594,0 9605,0 9615,0 9623,0 9634,0 9643,0 9653,0 9664,0 9673,0 9684,0 9693,0 9704,0 9713,0 9724,0 9733,0 9744,0 9753,0 9762,0 9773,0 9782,0 9793,0 9802,0 9813,0 9822,0 9833,0 9843,0 9852,0 9863,0 9872,0 9881,0 9892,0 9901,0 9912,0 9921,0 9932,0 9941,0 9952,0 9961,0 9972,0 9981,0 9992,0 10001,0 10010,0 10021,0 10030,0 10041,0 10050,0 10060,0 10071,0 10080,0 10091,0 10100,0 10111,0 10120,0 10131,0 10140,0 10149,0 10160,0 10169,0 10180,0 10189,0 10200,0 10209,0 10220,0 10229,0 10240,0 10250,0 10259,0 10269,0 10278,0 10288,0 10299,0 10308,0 10319,0 10328,0 10339,0 10348,0 10359,0 10368,0 10379,0 10388,0 10397,0 10408,0 10417,0 10428,0 10437,0 10448,0 10457,0 10468,0 10478,0 10487,0 10498,0 10507,0 10518,0 10527,0 10536,0 10547,0 10556,0 10567,0 10576,0 10587,0 10596,0 10607,0 10616,0 10627,0 10636,0 10647,0 10656,0 10665,0 10676,0 10685,0 10695,0 10706,0 10715,0 10726,0 10735,0 10746,0 10755,0 10766,0 10775,0 10784,0 10795,0 10804,0 10815,0 10824,0 10835,0 10844,0 10855,0 10864,0 10875,0 10885,0 10894,0 10905,0 10913,0">
          <text:p/>
        </draw:polyline>
        <draw:polygon draw:style-name="gr5" draw:text-style-name="P5" draw:layer="layout" svg:width="0.282cm" svg:height="0.282cm" svg:x="4.898cm" svg:y="2.889cm" svg:viewBox="0 0 283 283" draw:points="0,0 0,283 283,283 283,0">
          <text:p/>
        </draw:polygon>
        <draw:polygon draw:style-name="gr5" draw:text-style-name="P5" draw:layer="layout" svg:width="0.281cm" svg:height="0.282cm" svg:x="5.096cm" svg:y="2.889cm" svg:viewBox="0 0 282 283" draw:points="0,0 0,283 282,283 282,0">
          <text:p/>
        </draw:polygon>
        <draw:polygon draw:style-name="gr5" draw:text-style-name="P5" draw:layer="layout" svg:width="0.283cm" svg:height="0.282cm" svg:x="5.293cm" svg:y="2.889cm" svg:viewBox="0 0 284 283" draw:points="0,0 0,283 284,283 284,0">
          <text:p/>
        </draw:polygon>
        <draw:polygon draw:style-name="gr5" draw:text-style-name="P5" draw:layer="layout" svg:width="0.283cm" svg:height="0.282cm" svg:x="5.492cm" svg:y="2.889cm" svg:viewBox="0 0 284 283" draw:points="0,0 0,283 284,283 284,0">
          <text:p/>
        </draw:polygon>
        <draw:polygon draw:style-name="gr5" draw:text-style-name="P5" draw:layer="layout" svg:width="0.281cm" svg:height="0.282cm" svg:x="5.691cm" svg:y="2.889cm" svg:viewBox="0 0 282 283" draw:points="0,0 0,283 282,283 282,0">
          <text:p/>
        </draw:polygon>
        <draw:polygon draw:style-name="gr5" draw:text-style-name="P5" draw:layer="layout" svg:width="0.281cm" svg:height="0.282cm" svg:x="5.89cm" svg:y="2.889cm" svg:viewBox="0 0 282 283" draw:points="0,0 0,283 282,283 282,0">
          <text:p/>
        </draw:polygon>
        <draw:polygon draw:style-name="gr5" draw:text-style-name="P5" draw:layer="layout" svg:width="0.283cm" svg:height="0.282cm" svg:x="6.087cm" svg:y="2.889cm" svg:viewBox="0 0 284 283" draw:points="0,0 0,283 284,283 284,0">
          <text:p/>
        </draw:polygon>
        <draw:polygon draw:style-name="gr5" draw:text-style-name="P5" draw:layer="layout" svg:width="0.283cm" svg:height="0.282cm" svg:x="6.286cm" svg:y="2.889cm" svg:viewBox="0 0 284 283" draw:points="0,0 0,283 284,283 284,0">
          <text:p/>
        </draw:polygon>
        <draw:polygon draw:style-name="gr5" draw:text-style-name="P5" draw:layer="layout" svg:width="0.281cm" svg:height="0.282cm" svg:x="6.485cm" svg:y="2.889cm" svg:viewBox="0 0 282 283" draw:points="0,0 0,283 282,283 282,0">
          <text:p/>
        </draw:polygon>
        <draw:polygon draw:style-name="gr5" draw:text-style-name="P5" draw:layer="layout" svg:width="0.281cm" svg:height="0.282cm" svg:x="6.684cm" svg:y="2.889cm" svg:viewBox="0 0 282 283" draw:points="0,0 0,283 282,283 282,0">
          <text:p/>
        </draw:polygon>
        <draw:polygon draw:style-name="gr5" draw:text-style-name="P5" draw:layer="layout" svg:width="0.282cm" svg:height="0.282cm" svg:x="6.881cm" svg:y="2.889cm" svg:viewBox="0 0 283 283" draw:points="0,0 0,283 283,283 283,0">
          <text:p/>
        </draw:polygon>
        <draw:polygon draw:style-name="gr5" draw:text-style-name="P5" draw:layer="layout" svg:width="0.283cm" svg:height="0.282cm" svg:x="7.08cm" svg:y="2.889cm" svg:viewBox="0 0 284 283" draw:points="0,0 0,283 284,283 284,0">
          <text:p/>
        </draw:polygon>
        <draw:polygon draw:style-name="gr5" draw:text-style-name="P5" draw:layer="layout" svg:width="0.282cm" svg:height="0.282cm" svg:x="7.279cm" svg:y="2.889cm" svg:viewBox="0 0 283 283" draw:points="0,0 0,283 283,283 283,0">
          <text:p/>
        </draw:polygon>
        <draw:polygon draw:style-name="gr5" draw:text-style-name="P5" draw:layer="layout" svg:width="0.282cm" svg:height="0.282cm" svg:x="7.478cm" svg:y="2.889cm" svg:viewBox="0 0 283 283" draw:points="0,0 0,283 283,283 283,0">
          <text:p/>
        </draw:polygon>
        <draw:polygon draw:style-name="gr5" draw:text-style-name="P5" draw:layer="layout" svg:width="0.282cm" svg:height="0.282cm" svg:x="7.675cm" svg:y="2.889cm" svg:viewBox="0 0 283 283" draw:points="0,0 0,283 283,283 283,0">
          <text:p/>
        </draw:polygon>
        <draw:polygon draw:style-name="gr5" draw:text-style-name="P5" draw:layer="layout" svg:width="0.282cm" svg:height="0.282cm" svg:x="7.874cm" svg:y="2.889cm" svg:viewBox="0 0 283 283" draw:points="0,0 0,283 283,283 283,0">
          <text:p/>
        </draw:polygon>
        <draw:polygon draw:style-name="gr5" draw:text-style-name="P5" draw:layer="layout" svg:width="0.282cm" svg:height="0.282cm" svg:x="8.073cm" svg:y="2.889cm" svg:viewBox="0 0 283 283" draw:points="0,0 0,283 283,283 283,0">
          <text:p/>
        </draw:polygon>
        <draw:polygon draw:style-name="gr5" draw:text-style-name="P5" draw:layer="layout" svg:width="0.282cm" svg:height="0.282cm" svg:x="8.272cm" svg:y="2.889cm" svg:viewBox="0 0 283 283" draw:points="0,0 0,283 283,283 283,0">
          <text:p/>
        </draw:polygon>
        <draw:polygon draw:style-name="gr5" draw:text-style-name="P5" draw:layer="layout" svg:width="0.282cm" svg:height="0.282cm" svg:x="8.469cm" svg:y="2.889cm" svg:viewBox="0 0 283 283" draw:points="0,0 0,283 283,283 283,0">
          <text:p/>
        </draw:polygon>
        <draw:polygon draw:style-name="gr5" draw:text-style-name="P5" draw:layer="layout" svg:width="0.283cm" svg:height="0.282cm" svg:x="8.667cm" svg:y="2.889cm" svg:viewBox="0 0 284 283" draw:points="0,0 0,283 284,283 284,0">
          <text:p/>
        </draw:polygon>
        <draw:polygon draw:style-name="gr5" draw:text-style-name="P5" draw:layer="layout" svg:width="0.283cm" svg:height="0.282cm" svg:x="8.866cm" svg:y="2.889cm" svg:viewBox="0 0 284 283" draw:points="0,0 0,283 284,283 284,0">
          <text:p/>
        </draw:polygon>
        <draw:polygon draw:style-name="gr5" draw:text-style-name="P5" draw:layer="layout" svg:width="0.281cm" svg:height="0.282cm" svg:x="9.065cm" svg:y="2.889cm" svg:viewBox="0 0 282 283" draw:points="0,0 0,283 282,283 282,0">
          <text:p/>
        </draw:polygon>
        <draw:polygon draw:style-name="gr5" draw:text-style-name="P5" draw:layer="layout" svg:width="0.281cm" svg:height="0.282cm" svg:x="9.264cm" svg:y="2.889cm" svg:viewBox="0 0 282 283" draw:points="0,0 0,283 282,283 282,0">
          <text:p/>
        </draw:polygon>
        <draw:polygon draw:style-name="gr5" draw:text-style-name="P5" draw:layer="layout" svg:width="0.283cm" svg:height="0.282cm" svg:x="9.461cm" svg:y="2.889cm" svg:viewBox="0 0 284 283" draw:points="0,0 0,283 284,283 284,0">
          <text:p/>
        </draw:polygon>
        <draw:polygon draw:style-name="gr5" draw:text-style-name="P5" draw:layer="layout" svg:width="0.283cm" svg:height="0.282cm" svg:x="9.66cm" svg:y="2.889cm" svg:viewBox="0 0 284 283" draw:points="0,0 0,283 284,283 284,0">
          <text:p/>
        </draw:polygon>
        <draw:polygon draw:style-name="gr5" draw:text-style-name="P5" draw:layer="layout" svg:width="0.281cm" svg:height="0.282cm" svg:x="9.859cm" svg:y="2.889cm" svg:viewBox="0 0 282 283" draw:points="0,0 0,283 282,283 282,0">
          <text:p/>
        </draw:polygon>
        <draw:polygon draw:style-name="gr5" draw:text-style-name="P5" draw:layer="layout" svg:width="0.281cm" svg:height="0.282cm" svg:x="10.058cm" svg:y="2.889cm" svg:viewBox="0 0 282 283" draw:points="0,0 0,283 282,283 282,0">
          <text:p/>
        </draw:polygon>
        <draw:polygon draw:style-name="gr5" draw:text-style-name="P5" draw:layer="layout" svg:width="0.283cm" svg:height="0.282cm" svg:x="10.255cm" svg:y="2.889cm" svg:viewBox="0 0 284 283" draw:points="0,0 0,283 284,283 284,0">
          <text:p/>
        </draw:polygon>
        <draw:polygon draw:style-name="gr5" draw:text-style-name="P5" draw:layer="layout" svg:width="0.283cm" svg:height="0.282cm" svg:x="10.454cm" svg:y="2.889cm" svg:viewBox="0 0 284 283" draw:points="0,0 0,283 284,283 284,0">
          <text:p/>
        </draw:polygon>
        <draw:polygon draw:style-name="gr5" draw:text-style-name="P5" draw:layer="layout" svg:width="0.282cm" svg:height="0.282cm" svg:x="10.653cm" svg:y="2.889cm" svg:viewBox="0 0 283 283" draw:points="0,0 0,283 283,283 283,0">
          <text:p/>
        </draw:polygon>
        <draw:polygon draw:style-name="gr5" draw:text-style-name="P5" draw:layer="layout" svg:width="0.281cm" svg:height="0.282cm" svg:x="10.852cm" svg:y="2.889cm" svg:viewBox="0 0 282 283" draw:points="0,0 0,283 282,283 282,0">
          <text:p/>
        </draw:polygon>
        <draw:polygon draw:style-name="gr5" draw:text-style-name="P5" draw:layer="layout" svg:width="0.282cm" svg:height="0.282cm" svg:x="11.049cm" svg:y="2.889cm" svg:viewBox="0 0 283 283" draw:points="0,0 0,283 283,283 283,0">
          <text:p/>
        </draw:polygon>
        <draw:polygon draw:style-name="gr5" draw:text-style-name="P5" draw:layer="layout" svg:width="0.282cm" svg:height="0.282cm" svg:x="11.248cm" svg:y="2.889cm" svg:viewBox="0 0 283 283" draw:points="0,0 0,283 283,283 283,0">
          <text:p/>
        </draw:polygon>
        <draw:polygon draw:style-name="gr5" draw:text-style-name="P5" draw:layer="layout" svg:width="0.281cm" svg:height="0.282cm" svg:x="11.446cm" svg:y="2.889cm" svg:viewBox="0 0 282 283" draw:points="0,0 0,283 282,283 282,0">
          <text:p/>
        </draw:polygon>
        <draw:polygon draw:style-name="gr5" draw:text-style-name="P5" draw:layer="layout" svg:width="0.282cm" svg:height="0.282cm" svg:x="11.644cm" svg:y="2.889cm" svg:viewBox="0 0 283 283" draw:points="0,0 0,283 283,283 283,0">
          <text:p/>
        </draw:polygon>
        <draw:polygon draw:style-name="gr6" draw:text-style-name="P5" draw:layer="layout" svg:width="0.283cm" svg:height="0.282cm" svg:x="11.842cm" svg:y="2.889cm" svg:viewBox="0 0 284 283" draw:points="0,0 0,283 284,283 284,0">
          <text:p/>
        </draw:polygon>
        <draw:polygon draw:style-name="gr7" draw:text-style-name="P4" draw:layer="layout" svg:width="0.283cm" svg:height="0.282cm" svg:x="11.842cm" svg:y="2.889cm" svg:viewBox="0 0 284 283" draw:points="0,0 0,283 284,283 284,0">
          <text:p/>
        </draw:polygon>
        <draw:polygon draw:style-name="gr5" draw:text-style-name="P5" draw:layer="layout" svg:width="0.283cm" svg:height="0.282cm" svg:x="12.041cm" svg:y="2.889cm" svg:viewBox="0 0 284 283" draw:points="0,0 0,283 284,283 284,0">
          <text:p/>
        </draw:polygon>
        <draw:polygon draw:style-name="gr5" draw:text-style-name="P5" draw:layer="layout" svg:width="0.281cm" svg:height="0.282cm" svg:x="12.24cm" svg:y="2.889cm" svg:viewBox="0 0 282 283" draw:points="0,0 0,283 282,283 282,0">
          <text:p/>
        </draw:polygon>
        <draw:polygon draw:style-name="gr5" draw:text-style-name="P5" draw:layer="layout" svg:width="0.283cm" svg:height="0.282cm" svg:x="12.437cm" svg:y="2.889cm" svg:viewBox="0 0 284 283" draw:points="0,0 0,283 284,283 284,0">
          <text:p/>
        </draw:polygon>
        <draw:polygon draw:style-name="gr5" draw:text-style-name="P5" draw:layer="layout" svg:width="0.283cm" svg:height="0.282cm" svg:x="12.636cm" svg:y="2.889cm" svg:viewBox="0 0 284 283" draw:points="0,0 0,283 284,283 284,0">
          <text:p/>
        </draw:polygon>
        <draw:polygon draw:style-name="gr5" draw:text-style-name="P5" draw:layer="layout" svg:width="0.281cm" svg:height="0.282cm" svg:x="12.835cm" svg:y="2.889cm" svg:viewBox="0 0 282 283" draw:points="0,0 0,283 282,283 282,0">
          <text:p/>
        </draw:polygon>
        <draw:polygon draw:style-name="gr5" draw:text-style-name="P5" draw:layer="layout" svg:width="0.281cm" svg:height="0.282cm" svg:x="13.034cm" svg:y="2.889cm" svg:viewBox="0 0 282 283" draw:points="0,0 0,283 282,283 282,0">
          <text:p/>
        </draw:polygon>
        <draw:polygon draw:style-name="gr5" draw:text-style-name="P5" draw:layer="layout" svg:width="0.282cm" svg:height="0.282cm" svg:x="13.231cm" svg:y="2.889cm" svg:viewBox="0 0 283 283" draw:points="0,0 0,283 283,283 283,0">
          <text:p/>
        </draw:polygon>
        <draw:polygon draw:style-name="gr5" draw:text-style-name="P5" draw:layer="layout" svg:width="0.283cm" svg:height="0.282cm" svg:x="13.43cm" svg:y="2.889cm" svg:viewBox="0 0 284 283" draw:points="0,0 0,283 284,283 284,0">
          <text:p/>
        </draw:polygon>
        <draw:polygon draw:style-name="gr5" draw:text-style-name="P5" draw:layer="layout" svg:width="0.282cm" svg:height="0.282cm" svg:x="13.629cm" svg:y="2.889cm" svg:viewBox="0 0 283 283" draw:points="0,0 0,283 283,283 283,0">
          <text:p/>
        </draw:polygon>
        <draw:polygon draw:style-name="gr5" draw:text-style-name="P5" draw:layer="layout" svg:width="0.282cm" svg:height="0.282cm" svg:x="13.828cm" svg:y="2.889cm" svg:viewBox="0 0 283 283" draw:points="0,0 0,283 283,283 283,0">
          <text:p/>
        </draw:polygon>
        <draw:polygon draw:style-name="gr5" draw:text-style-name="P5" draw:layer="layout" svg:width="0.282cm" svg:height="0.282cm" svg:x="14.025cm" svg:y="2.889cm" svg:viewBox="0 0 283 283" draw:points="0,0 0,283 283,283 283,0">
          <text:p/>
        </draw:polygon>
        <draw:polygon draw:style-name="gr5" draw:text-style-name="P5" draw:layer="layout" svg:width="0.282cm" svg:height="0.282cm" svg:x="14.224cm" svg:y="2.889cm" svg:viewBox="0 0 283 283" draw:points="0,0 0,283 283,283 283,0">
          <text:p/>
        </draw:polygon>
        <draw:polygon draw:style-name="gr5" draw:text-style-name="P5" draw:layer="layout" svg:width="0.282cm" svg:height="0.282cm" svg:x="14.423cm" svg:y="2.889cm" svg:viewBox="0 0 283 283" draw:points="0,0 0,283 283,283 283,0">
          <text:p/>
        </draw:polygon>
        <draw:polygon draw:style-name="gr5" draw:text-style-name="P5" draw:layer="layout" svg:width="0.282cm" svg:height="0.282cm" svg:x="14.622cm" svg:y="2.889cm" svg:viewBox="0 0 283 283" draw:points="0,0 0,283 283,283 283,0">
          <text:p/>
        </draw:polygon>
        <draw:polygon draw:style-name="gr5" draw:text-style-name="P5" draw:layer="layout" svg:width="0.282cm" svg:height="0.282cm" svg:x="14.819cm" svg:y="2.889cm" svg:viewBox="0 0 283 283" draw:points="0,0 0,283 283,283 283,0">
          <text:p/>
        </draw:polygon>
        <draw:polygon draw:style-name="gr5" draw:text-style-name="P5" draw:layer="layout" svg:width="0.282cm" svg:height="0.282cm" svg:x="15.018cm" svg:y="2.889cm" svg:viewBox="0 0 283 283" draw:points="0,0 0,283 283,283 283,0">
          <text:p/>
        </draw:polygon>
        <draw:polygon draw:style-name="gr5" draw:text-style-name="P5" draw:layer="layout" svg:width="0.283cm" svg:height="0.282cm" svg:x="15.216cm" svg:y="2.889cm" svg:viewBox="0 0 284 283" draw:points="0,0 0,283 284,283 284,0">
          <text:p/>
        </draw:polygon>
        <draw:polygon draw:style-name="gr5" draw:text-style-name="P5" draw:layer="layout" svg:width="0.282cm" svg:height="0.282cm" svg:x="15.416cm" svg:y="2.889cm" svg:viewBox="0 0 283 283" draw:points="0,0 0,283 283,283 283,0">
          <text:p/>
        </draw:polygon>
        <draw:polygon draw:style-name="gr5" draw:text-style-name="P5" draw:layer="layout" svg:width="0.281cm" svg:height="0.282cm" svg:x="15.614cm" svg:y="2.889cm" svg:viewBox="0 0 282 283" draw:points="0,0 0,283 282,283 282,0">
          <text:p/>
        </draw:polygon>
        <draw:polygon draw:style-name="gr5" draw:text-style-name="P5" draw:layer="layout" svg:width="0.283cm" svg:height="0.282cm" svg:x="15.811cm" svg:y="2.889cm" svg:viewBox="0 0 284 283" draw:points="0,0 0,283 284,283 284,0">
          <text:p/>
        </draw:polygon>
        <draw:polyline draw:style-name="gr8" draw:text-style-name="P4" draw:layer="layout" svg:width="10.913cm" svg:height="0.474cm" svg:x="5.039cm" svg:y="-3.058cm" svg:viewBox="0 0 10914 475" draw:points="0,0 9,1 18,1 29,1 38,1 49,3 58,3 69,3 78,4 89,4 98,4 109,4 118,6 128,6 138,7 147,7 158,7 168,7 177,7 188,9 197,9 208,10 217,10 228,10 237,10 248,12 257,12 266,12 277,12 286,12 297,13 306,13 317,15 326,15 337,15 346,15 356,16 367,16 376,16 387,18 396,18 405,18 416,18 426,19 437,19 446,21 457,21 466,21 477,21 486,21 497,23 506,23 517,24 526,24 535,24 546,24 555,26 566,26 575,27 585,27 596,27 605,27 616,27 625,29 636,29 645,30 654,30 665,30 674,30 685,30 694,32 705,32 714,33 725,33 734,33 745,33 754,35 764,35 775,35 783,35 794,35 804,36 813,36 824,38 833,38 844,38 853,38 864,39 873,39 884,39 893,41 904,41 913,41 922,41 933,42 942,42 953,44 962,44 973,44 982,44 992,44 1003,45 1012,45 1023,47 1032,47 1041,47 1052,47 1061,49 1072,49 1081,49 1092,50 1101,50 1112,50 1121,50 1132,52 1141,52 1152,53 1161,53 1170,53 1181,53 1190,53 1201,55 1210,55 1220,56 1231,56 1240,56 1251,56 1260,58 1271,58 1280,58 1291,59 1300,59 1309,59 1320,59 1329,61 1340,61 1349,61 1360,61 1369,61 1380,62 1389,62 1399,64 1410,64 1419,64 1430,64 1439,65 1448,65 1459,67 1468,67 1479,67 1488,67 1499,67 1508,68 1519,68 1528,70 1539,70 1548,70 1559,70 1568,70 1577,71 1588,71 1597,73 1608,73 1617,73 1627,73 1638,75 1647,75 1658,75 1667,76 1678,76 1687,76 1696,76 1707,78 1716,78 1727,79 1736,79 1747,79 1756,79 1767,79 1776,81 1787,81 1796,82 1806,82 1817,82 1825,82 1836,84 1845,84 1855,84 1866,85 1875,85 1886,85 1895,85 1906,87 1915,87 1926,87 1935,87 1946,87 1955,88 1964,88 1975,90 1984,90 1995,90 2004,90 2015,91 2024,91 2034,91 2045,93 2054,93 2065,93 2074,93 2083,94 2094,94 2103,96 2114,96 2123,96 2134,96 2143,96 2154,97 2163,97 2174,99 2183,99 2194,99 2203,99 2212,101 2223,101 2232,101 2243,102 2252,102 2262,102 2273,102 2282,104 2293,104 2302,105 2313,105 2322,105 2333,105 2342,105 2351,107 2362,107 2371,108 2382,108 2391,108 2402,108 2411,108 2422,110 2431,110 2441,111 2452,111 2461,111 2471,111 2480,113 2490,113 2501,113 2510,113 2521,113 2530,114 2541,114 2550,116 2561,116 2570,116 2581,116 2590,116 2599,117 2610,117 2619,119 2630,119 2639,119 2650,119 2659,120 2669,120 2680,120 2689,122 2700,122 2709,122 2720,122 2729,123 2738,123 2749,125 2758,125 2769,125 2778,125 2789,125 2798,127 2809,127 2818,128 2829,128 2838,128 2849,128 2859,130 2867,130 2878,130 2887,131 2897,131 2908,131 2917,131 2928,133 2937,133 2948,134 2957,134 2968,134 2977,134 2988,134 2997,136 3006,136 3017,137 3026,137 3037,137 3046,137 3057,137 3066,139 3076,139 3087,139 3096,139 3107,140 3116,140 3125,142 3136,142 3145,142 3156,142 3165,142 3176,143 3185,143 3196,145 3205,145 3216,145 3225,145 3236,145 3245,146 3254,146 3265,148 3274,148 3285,148 3294,148 3304,150 3315,150 3324,150 3335,151 3344,151 3355,151 3364,151 3375,153 3384,153 3393,154 3404,154 3413,154 3424,154 3433,154 3444,156 3453,156 3464,157 3473,157 3484,157 3494,157 3503,157 3513,159 3522,159 3532,160 3543,160 3552,160 3563,160 3572,162 3583,162 3592,162 3603,162 3612,162 3623,163 3632,163 3641,165 3652,165 3661,165 3672,165 3681,165 3692,166 3701,166 3711,168 3722,168 3731,168 3742,168 3751,168 3762,169 3771,169 3780,171 3791,171 3800,171 3811,171 3820,172 3831,172 3840,174 3851,174 3860,174 3871,174 3880,174 3891,176 3900,176 3909,177 3920,177 3929,177 3939,177 3950,177 3959,179 3970,179 3979,180 3990,180 3999,180 4010,180 4019,180 4028,182 4039,182 4048,183 4059,183 4068,183 4079,183 4088,183 4099,185 4108,185 4119,186 4129,186 4138,186 4149,186 4158,188 4167,188 4178,188 4187,188 4198,189 4207,189 4218,191 4227,191 4238,191 4247,191 4258,192 4267,192 4278,194 4287,194 4296,194 4307,194 4316,195 4327,195 4336,195 4346,197 4357,197 4366,197 4377,197 4386,197 4397,197 4406,197 4417,197 4426,197 4435,197 4446,197 4455,197 4466,197 4475,197 4486,197 4495,197 4506,197 4515,197 4526,197 4536,197 4545,197 4555,197 4564,197 4574,197 4585,197 4594,197 4605,197 4614,197 4625,198 4634,198 4645,200 4654,200 4665,200 4674,200 4683,200 4694,202 4703,203 4714,203 4723,203 4734,203 4743,205 4754,205 4764,206 4773,206 4784,206 4793,206 4804,208 4813,208 4822,209 4833,209 4842,209 4853,209 4862,209 4873,211 4882,211 4893,212 4902,212 4913,212 4922,212 4933,212 4942,214 4951,214 4962,214 4971,214 4981,214 4992,215 5001,215 5012,217 5021,217 5032,217 5041,217 5052,218 5061,218 5070,218 5081,220 5090,220 5101,220 5110,220 5121,221 5130,221 5141,223 5150,223 5161,223 5171,223 5180,223 5191,224 5199,224 5209,226 5220,226 5229,226 5240,226 5249,226 5260,228 5269,228 5280,229 5289,229 5300,229 5309,229 5320,229 5329,231 5338,231 5349,232 5358,232 5369,232 5378,232 5389,234 5399,234 5408,234 5419,235 5428,235 5439,235 5448,235 5457,237 5468,237 5477,238 5488,238 5497,238 5508,238 5517,238 5528,240 5537,240 5548,240 5557,240 5568,240 5578,241 5587,241 5597,243 5606,243 5616,243 5627,243 5636,244 5647,244 5656,244 5667,246 5676,246 5687,246 5696,246 5707,247 5716,247 5725,249 5736,249 5745,249 5756,249 5765,249 5776,250 5785,250 5796,252 5806,252 5815,252 5826,252 5835,252 5846,254 5855,254 5864,255 5875,255 5884,255 5895,255 5904,255 5915,257 5924,257 5935,258 5944,258 5955,258 5964,258 5975,258 5984,260 5993,260 6004,261 6013,261 6024,261 6034,261 6043,263 6054,263 6063,263 6074,264 6083,264 6094,264 6103,264 6112,266 6123,266 6132,266 6141,266 6152,266 6161,267 6172,267 6181,269 6192,269 6201,269 6212,269 6221,269 6232,270 6241,270 6250,272 6261,272 6270,272 6281,272 6290,273 6300,273 6311,273 6320,275 6331,275 6340,275 6351,275 6360,277 6369,277 6380,277 6389,278 6400,278 6409,278 6420,278 6429,280 6440,280 6449,281 6460,281 6469,281 6479,281 6490,281 6498,283 6509,283 6519,284 6528,284 6539,284 6548,284 6559,284 6568,286 6579,286 6588,287 6599,287 6608,287 6619,287 6628,287 6637,289 6648,289 6657,289 6668,289 6677,290 6688,290 6697,290 6707,292 6718,292 6727,292 6738,292 6747,293 6756,293 6767,295 6776,295 6787,295 6796,295 6807,295 6816,296 6827,296 6836,298 6847,298 6856,298 6867,298 6876,298 6886,299 6896,299 6905,301 6916,301 6925,301 6935,301 6946,301 6955,303 6966,303 6975,304 6986,304 6995,304 7006,304 7015,304 7024,306 7035,306 7044,307 7055,307 7064,307 7075,307 7084,307 7095,309 7104,309 7114,310 7125,310 7134,310 7145,310 7154,312 7163,312 7174,312 7183,313 7194,313 7203,313 7214,313 7223,315 7234,315 7243,315 7254,315 7263,315 7274,316 7283,316 7292,318 7303,318 7312,318 7323,318 7332,318 7342,319 7353,319 7362,321 7373,321 7382,321 7393,321 7402,321 7411,322 7422,322 7431,324 7442,324 7451,324 7462,324 7471,324 7482,325 7491,325 7502,327 7511,327 7521,327 7532,327 7540,329 7551,329 7560,329 7570,330 7581,330 7590,330 7601,330 7610,332 7621,332 7630,332 7641,333 7650,333 7661,333 7670,333 7679,335 7690,335 7699,336 7710,336 7719,336 7730,336 7739,336 7749,338 7760,338 7769,339 7780,339 7789,339 7798,339 7809,339 7818,341 7829,341 7838,341 7849,341 7858,341 7869,342 7878,342 7889,344 7898,344 7909,344 7918,344 7927,345 7938,345 7947,345 7958,347 7967,347 7977,347 7988,347 7997,348 8008,348 8017,348 8028,350 8037,350 8048,350 8057,350 8066,351 8077,351 8086,351 8097,353 8106,353 8117,353 8126,353 8137,355 8146,355 8156,355 8167,356 8176,356 8186,356 8195,356 8205,358 8216,358 8225,359 8236,359 8245,359 8256,359 8265,359 8276,361 8285,361 8296,362 8305,362 8316,362 8325,362 8334,362 8345,364 8354,364 8365,365 8374,365 8384,365 8395,365 8404,365 8415,367 8424,367 8435,367 8444,367 8453,368 8464,368 8473,368 8484,370 8493,370 8504,370 8513,370 8524,371 8533,371 8544,371 8553,373 8564,373 8574,373 8582,373 8593,374 8602,374 8612,374 8623,376 8632,376 8643,376 8652,376 8663,377 8672,377 8683,377 8692,379 8703,379 8712,379 8721,379 8732,381 8741,381 8752,381 8761,382 8772,382 8781,382 8791,382 8802,384 8811,384 8822,385 8831,385 8840,385 8851,385 8860,385 8871,387 8880,387 8891,388 8900,388 8911,388 8920,388 8931,388 8940,390 8951,390 8960,391 8969,391 8980,391 8989,391 9000,391 9009,393 9019,393 9030,393 9039,393 9050,393 9059,394 9070,394 9079,396 9090,396 9099,396 9108,396 9119,396 9128,397 9139,397 9148,399 9159,399 9168,399 9179,399 9188,400 9199,400 9209,400 9218,402 9228,402 9237,402 9247,402 9258,404 9267,404 9278,404 9287,405 9298,405 9307,405 9318,405 9327,407 9338,407 9347,407 9356,408 9367,408 9376,408 9387,408 9396,410 9407,410 9416,410 9426,411 9437,411 9446,411 9457,411 9466,413 9477,413 9486,413 9495,414 9506,414 9515,414 9526,414 9535,416 9546,416 9555,416 9566,416 9575,416 9586,417 9595,417 9606,419 9616,419 9624,419 9635,419 9644,419 9654,420 9665,420 9674,422 9685,422 9694,422 9705,422 9714,422 9725,423 9734,423 9745,425 9754,425 9763,425 9774,425 9783,425 9794,426 9803,426 9814,428 9823,428 9834,428 9844,428 9853,428 9864,430 9873,430 9882,431 9893,431 9902,431 9913,431 9922,431 9933,433 9942,433 9953,434 9962,434 9973,434 9982,434 9993,434 10002,436 10011,436 10022,437 10031,437 10042,437 10051,437 10061,437 10072,439 10081,439 10092,440 10101,440 10112,440 10121,440 10132,440 10141,442 10150,442 10161,442 10170,442 10181,443 10190,443 10201,443 10210,445 10221,445 10230,445 10241,445 10251,446 10260,446 10270,446 10279,448 10289,448 10300,448 10309,448 10320,449 10329,449 10340,449 10349,451 10360,451 10369,451 10380,451 10389,453 10398,453 10409,453 10418,455 10429,455 10438,455 10449,455 10458,457 10469,457 10479,457 10488,458 10499,458 10508,458 10519,458 10528,460 10537,460 10548,460 10557,461 10568,461 10577,461 10588,461 10597,463 10608,463 10617,463 10628,464 10637,464 10648,464 10657,464 10666,466 10677,466 10686,466 10696,467 10707,467 10716,467 10727,467 10736,469 10747,469 10756,469 10767,469 10776,469 10785,470 10796,470 10805,472 10816,472 10825,472 10836,472 10845,472 10856,473 10865,473 10876,475 10886,475 10895,475 10906,475 10914,475">
          <text:p/>
        </draw:polyline>
        <draw:polygon draw:style-name="gr9" draw:text-style-name="P6" draw:layer="layout" svg:width="0.282cm" svg:height="0.281cm" svg:x="4.898cm" svg:y="-3.199cm" svg:viewBox="0 0 283 282" draw:points="0,141 142,282 283,141 142,0">
          <text:p/>
        </draw:polygon>
        <draw:polygon draw:style-name="gr9" draw:text-style-name="P6" draw:layer="layout" svg:width="0.281cm" svg:height="0.282cm" svg:x="5.096cm" svg:y="-3.19cm" svg:viewBox="0 0 282 283" draw:points="0,141 141,283 282,141 141,0">
          <text:p/>
        </draw:polygon>
        <draw:polygon draw:style-name="gr9" draw:text-style-name="P6" draw:layer="layout" svg:width="0.283cm" svg:height="0.282cm" svg:x="5.293cm" svg:y="-3.181cm" svg:viewBox="0 0 284 283" draw:points="0,141 142,283 284,141 142,0">
          <text:p/>
        </draw:polygon>
        <draw:polygon draw:style-name="gr9" draw:text-style-name="P6" draw:layer="layout" svg:width="0.283cm" svg:height="0.283cm" svg:x="5.492cm" svg:y="-3.173cm" svg:viewBox="0 0 284 284" draw:points="0,142 143,284 284,142 143,0">
          <text:p/>
        </draw:polygon>
        <draw:polygon draw:style-name="gr9" draw:text-style-name="P6" draw:layer="layout" svg:width="0.281cm" svg:height="0.283cm" svg:x="5.691cm" svg:y="-3.164cm" svg:viewBox="0 0 282 284" draw:points="0,141 142,284 282,141 142,0">
          <text:p/>
        </draw:polygon>
        <draw:polygon draw:style-name="gr9" draw:text-style-name="P6" draw:layer="layout" svg:width="0.281cm" svg:height="0.283cm" svg:x="5.89cm" svg:y="-3.155cm" svg:viewBox="0 0 282 284" draw:points="0,141 140,284 282,141 140,0">
          <text:p/>
        </draw:polygon>
        <draw:polygon draw:style-name="gr9" draw:text-style-name="P6" draw:layer="layout" svg:width="0.283cm" svg:height="0.282cm" svg:x="6.087cm" svg:y="-3.146cm" svg:viewBox="0 0 284 283" draw:points="0,141 141,283 284,141 141,0">
          <text:p/>
        </draw:polygon>
        <draw:polygon draw:style-name="gr9" draw:text-style-name="P6" draw:layer="layout" svg:width="0.283cm" svg:height="0.281cm" svg:x="6.286cm" svg:y="-3.136cm" svg:viewBox="0 0 284 282" draw:points="0,140 142,282 284,140 142,0">
          <text:p/>
        </draw:polygon>
        <draw:polygon draw:style-name="gr9" draw:text-style-name="P6" draw:layer="layout" svg:width="0.281cm" svg:height="0.281cm" svg:x="6.485cm" svg:y="-3.127cm" svg:viewBox="0 0 282 282" draw:points="0,140 142,282 282,140 142,0">
          <text:p/>
        </draw:polygon>
        <draw:polygon draw:style-name="gr9" draw:text-style-name="P6" draw:layer="layout" svg:width="0.281cm" svg:height="0.281cm" svg:x="6.684cm" svg:y="-3.118cm" svg:viewBox="0 0 282 282" draw:points="0,141 141,282 282,141 141,0">
          <text:p/>
        </draw:polygon>
        <draw:polygon draw:style-name="gr9" draw:text-style-name="P6" draw:layer="layout" svg:width="0.282cm" svg:height="0.282cm" svg:x="6.881cm" svg:y="-3.109cm" svg:viewBox="0 0 283 283" draw:points="0,141 142,283 283,141 142,0">
          <text:p/>
        </draw:polygon>
        <draw:polygon draw:style-name="gr9" draw:text-style-name="P6" draw:layer="layout" svg:width="0.283cm" svg:height="0.282cm" svg:x="7.08cm" svg:y="-3.1cm" svg:viewBox="0 0 284 283" draw:points="0,142 142,283 284,142 142,0">
          <text:p/>
        </draw:polygon>
        <draw:polygon draw:style-name="gr9" draw:text-style-name="P6" draw:layer="layout" svg:width="0.282cm" svg:height="0.283cm" svg:x="7.279cm" svg:y="-3.092cm" svg:viewBox="0 0 283 284" draw:points="0,143 141,284 283,143 141,0">
          <text:p/>
        </draw:polygon>
        <draw:polygon draw:style-name="gr9" draw:text-style-name="P6" draw:layer="layout" svg:width="0.282cm" svg:height="0.283cm" svg:x="7.478cm" svg:y="-3.083cm" svg:viewBox="0 0 283 284" draw:points="0,142 141,284 283,142 141,0">
          <text:p/>
        </draw:polygon>
        <draw:polygon draw:style-name="gr9" draw:text-style-name="P6" draw:layer="layout" svg:width="0.282cm" svg:height="0.282cm" svg:x="7.675cm" svg:y="-3.074cm" svg:viewBox="0 0 283 283" draw:points="0,142 142,283 283,142 142,0">
          <text:p/>
        </draw:polygon>
        <draw:polygon draw:style-name="gr9" draw:text-style-name="P6" draw:layer="layout" svg:width="0.282cm" svg:height="0.282cm" svg:x="7.874cm" svg:y="-3.065cm" svg:viewBox="0 0 283 283" draw:points="0,142 141,283 283,142 141,0">
          <text:p/>
        </draw:polygon>
        <draw:polygon draw:style-name="gr9" draw:text-style-name="P6" draw:layer="layout" svg:width="0.282cm" svg:height="0.281cm" svg:x="8.073cm" svg:y="-3.055cm" svg:viewBox="0 0 283 282" draw:points="0,141 141,282 283,141 141,0">
          <text:p/>
        </draw:polygon>
        <draw:polygon draw:style-name="gr9" draw:text-style-name="P6" draw:layer="layout" svg:width="0.282cm" svg:height="0.281cm" svg:x="8.272cm" svg:y="-3.046cm" svg:viewBox="0 0 283 282" draw:points="0,142 142,282 283,142 142,0">
          <text:p/>
        </draw:polygon>
        <draw:polygon draw:style-name="gr9" draw:text-style-name="P6" draw:layer="layout" svg:width="0.282cm" svg:height="0.282cm" svg:x="8.469cm" svg:y="-3.037cm" svg:viewBox="0 0 283 283" draw:points="0,142 142,283 283,142 142,0">
          <text:p/>
        </draw:polygon>
        <draw:polygon draw:style-name="gr9" draw:text-style-name="P6" draw:layer="layout" svg:width="0.283cm" svg:height="0.281cm" svg:x="8.667cm" svg:y="-3.029cm" svg:viewBox="0 0 284 282" draw:points="0,141 142,282 284,141 142,0">
          <text:p/>
        </draw:polygon>
        <draw:polygon draw:style-name="gr9" draw:text-style-name="P6" draw:layer="layout" svg:width="0.283cm" svg:height="0.281cm" svg:x="8.866cm" svg:y="-3.02cm" svg:viewBox="0 0 284 282" draw:points="0,142 143,282 284,142 143,0">
          <text:p/>
        </draw:polygon>
        <draw:polygon draw:style-name="gr9" draw:text-style-name="P6" draw:layer="layout" svg:width="0.281cm" svg:height="0.282cm" svg:x="9.065cm" svg:y="-3.011cm" svg:viewBox="0 0 282 283" draw:points="0,142 141,283 282,142 141,0">
          <text:p/>
        </draw:polygon>
        <draw:polygon draw:style-name="gr9" draw:text-style-name="P6" draw:layer="layout" svg:width="0.281cm" svg:height="0.282cm" svg:x="9.264cm" svg:y="-3.002cm" svg:viewBox="0 0 282 283" draw:points="0,142 140,283 282,142 140,0">
          <text:p/>
        </draw:polygon>
        <draw:polygon draw:style-name="gr9" draw:text-style-name="P6" draw:layer="layout" svg:width="0.283cm" svg:height="0.282cm" svg:x="9.461cm" svg:y="-3.002cm" svg:viewBox="0 0 284 283" draw:points="0,142 141,283 284,142 141,0">
          <text:p/>
        </draw:polygon>
        <draw:polygon draw:style-name="gr9" draw:text-style-name="P6" draw:layer="layout" svg:width="0.283cm" svg:height="0.283cm" svg:x="9.66cm" svg:y="-2.994cm" svg:viewBox="0 0 284 284" draw:points="0,143 143,284 284,143 143,0">
          <text:p/>
        </draw:polygon>
        <draw:polygon draw:style-name="gr9" draw:text-style-name="P6" draw:layer="layout" svg:width="0.281cm" svg:height="0.283cm" svg:x="9.859cm" svg:y="-2.985cm" svg:viewBox="0 0 282 284" draw:points="0,142 142,284 282,142 142,0">
          <text:p/>
        </draw:polygon>
        <draw:polygon draw:style-name="gr9" draw:text-style-name="P6" draw:layer="layout" svg:width="0.281cm" svg:height="0.282cm" svg:x="10.058cm" svg:y="-2.976cm" svg:viewBox="0 0 282 283" draw:points="0,142 141,283 282,142 141,0">
          <text:p/>
        </draw:polygon>
        <draw:polygon draw:style-name="gr9" draw:text-style-name="P6" draw:layer="layout" svg:width="0.283cm" svg:height="0.283cm" svg:x="10.255cm" svg:y="-2.968cm" svg:viewBox="0 0 284 284" draw:points="0,143 142,284 284,143 142,0">
          <text:p/>
        </draw:polygon>
        <draw:polygon draw:style-name="gr9" draw:text-style-name="P6" draw:layer="layout" svg:width="0.283cm" svg:height="0.283cm" svg:x="10.454cm" svg:y="-2.959cm" svg:viewBox="0 0 284 284" draw:points="0,141 142,284 284,141 142,0">
          <text:p/>
        </draw:polygon>
        <draw:polygon draw:style-name="gr9" draw:text-style-name="P6" draw:layer="layout" svg:width="0.282cm" svg:height="0.283cm" svg:x="10.653cm" svg:y="-2.95cm" svg:viewBox="0 0 283 284" draw:points="0,141 141,284 283,141 141,0">
          <text:p/>
        </draw:polygon>
        <draw:polygon draw:style-name="gr9" draw:text-style-name="P6" draw:layer="layout" svg:width="0.281cm" svg:height="0.282cm" svg:x="10.852cm" svg:y="-2.941cm" svg:viewBox="0 0 282 283" draw:points="0,141 141,283 282,141 141,0">
          <text:p/>
        </draw:polygon>
        <draw:polygon draw:style-name="gr9" draw:text-style-name="P6" draw:layer="layout" svg:width="0.282cm" svg:height="0.283cm" svg:x="11.049cm" svg:y="-2.933cm" svg:viewBox="0 0 283 284" draw:points="0,141 142,284 283,141 142,0">
          <text:p/>
        </draw:polygon>
        <draw:polygon draw:style-name="gr9" draw:text-style-name="P6" draw:layer="layout" svg:width="0.282cm" svg:height="0.282cm" svg:x="11.248cm" svg:y="-2.924cm" svg:viewBox="0 0 283 283" draw:points="0,141 141,283 283,141 141,0">
          <text:p/>
        </draw:polygon>
        <draw:polygon draw:style-name="gr9" draw:text-style-name="P6" draw:layer="layout" svg:width="0.281cm" svg:height="0.282cm" svg:x="11.446cm" svg:y="-2.915cm" svg:viewBox="0 0 282 283" draw:points="0,141 140,283 282,141 140,0">
          <text:p/>
        </draw:polygon>
        <draw:polygon draw:style-name="gr9" draw:text-style-name="P6" draw:layer="layout" svg:width="0.282cm" svg:height="0.281cm" svg:x="11.644cm" svg:y="-2.905cm" svg:viewBox="0 0 283 282" draw:points="0,140 142,282 283,140 142,0">
          <text:p/>
        </draw:polygon>
        <draw:polygon draw:style-name="gr9" draw:text-style-name="P6" draw:layer="layout" svg:width="0.283cm" svg:height="0.282cm" svg:x="11.842cm" svg:y="-2.898cm" svg:viewBox="0 0 284 283" draw:points="0,141 142,283 284,141 142,0">
          <text:p/>
        </draw:polygon>
        <draw:polygon draw:style-name="gr9" draw:text-style-name="P6" draw:layer="layout" svg:width="0.283cm" svg:height="0.282cm" svg:x="12.041cm" svg:y="-2.889cm" svg:viewBox="0 0 284 283" draw:points="0,141 142,283 284,141 142,0">
          <text:p/>
        </draw:polygon>
        <draw:polygon draw:style-name="gr9" draw:text-style-name="P6" draw:layer="layout" svg:width="0.281cm" svg:height="0.281cm" svg:x="12.24cm" svg:y="-2.879cm" svg:viewBox="0 0 282 282" draw:points="0,140 140,282 282,140 140,0">
          <text:p/>
        </draw:polygon>
        <draw:polygon draw:style-name="gr9" draw:text-style-name="P6" draw:layer="layout" svg:width="0.283cm" svg:height="0.281cm" svg:x="12.437cm" svg:y="-2.87cm" svg:viewBox="0 0 284 282" draw:points="0,141 142,282 284,141 142,0">
          <text:p/>
        </draw:polygon>
        <draw:polygon draw:style-name="gr9" draw:text-style-name="P6" draw:layer="layout" svg:width="0.283cm" svg:height="0.282cm" svg:x="12.636cm" svg:y="-2.863cm" svg:viewBox="0 0 284 283" draw:points="0,141 141,283 284,141 141,0">
          <text:p/>
        </draw:polygon>
        <draw:polygon draw:style-name="gr9" draw:text-style-name="P6" draw:layer="layout" svg:width="0.281cm" svg:height="0.281cm" svg:x="12.835cm" svg:y="-2.853cm" svg:viewBox="0 0 282 282" draw:points="0,140 141,282 282,140 141,0">
          <text:p/>
        </draw:polygon>
        <draw:polygon draw:style-name="gr9" draw:text-style-name="P6" draw:layer="layout" svg:width="0.281cm" svg:height="0.281cm" svg:x="13.034cm" svg:y="-2.844cm" svg:viewBox="0 0 282 282" draw:points="0,141 142,282 282,141 142,0">
          <text:p/>
        </draw:polygon>
        <draw:polygon draw:style-name="gr9" draw:text-style-name="P6" draw:layer="layout" svg:width="0.282cm" svg:height="0.282cm" svg:x="13.231cm" svg:y="-2.837cm" svg:viewBox="0 0 283 283" draw:points="0,141 141,283 283,141 141,0">
          <text:p/>
        </draw:polygon>
        <draw:polygon draw:style-name="gr9" draw:text-style-name="P6" draw:layer="layout" svg:width="0.283cm" svg:height="0.281cm" svg:x="13.43cm" svg:y="-2.827cm" svg:viewBox="0 0 284 282" draw:points="0,140 141,282 284,140 141,0">
          <text:p/>
        </draw:polygon>
        <draw:polygon draw:style-name="gr9" draw:text-style-name="P6" draw:layer="layout" svg:width="0.282cm" svg:height="0.281cm" svg:x="13.629cm" svg:y="-2.818cm" svg:viewBox="0 0 283 282" draw:points="0,141 142,282 283,141 142,0">
          <text:p/>
        </draw:polygon>
        <draw:polygon draw:style-name="gr9" draw:text-style-name="P6" draw:layer="layout" svg:width="0.282cm" svg:height="0.282cm" svg:x="13.828cm" svg:y="-2.811cm" svg:viewBox="0 0 283 283" draw:points="0,142 142,283 283,142 142,0">
          <text:p/>
        </draw:polygon>
        <draw:polygon draw:style-name="gr9" draw:text-style-name="P6" draw:layer="layout" svg:width="0.282cm" svg:height="0.281cm" svg:x="14.025cm" svg:y="-2.801cm" svg:viewBox="0 0 283 282" draw:points="0,141 141,282 283,141 141,0">
          <text:p/>
        </draw:polygon>
        <draw:polygon draw:style-name="gr9" draw:text-style-name="P6" draw:layer="layout" svg:width="0.282cm" svg:height="0.281cm" svg:x="14.224cm" svg:y="-2.792cm" svg:viewBox="0 0 283 282" draw:points="0,142 142,282 283,142 142,0">
          <text:p/>
        </draw:polygon>
        <draw:polygon draw:style-name="gr9" draw:text-style-name="P6" draw:layer="layout" svg:width="0.282cm" svg:height="0.282cm" svg:x="14.423cm" svg:y="-2.785cm" svg:viewBox="0 0 283 283" draw:points="0,142 142,283 283,142 142,0">
          <text:p/>
        </draw:polygon>
        <draw:polygon draw:style-name="gr9" draw:text-style-name="P6" draw:layer="layout" svg:width="0.282cm" svg:height="0.281cm" svg:x="14.622cm" svg:y="-2.775cm" svg:viewBox="0 0 283 282" draw:points="0,141 141,282 283,141 141,0">
          <text:p/>
        </draw:polygon>
        <draw:polygon draw:style-name="gr9" draw:text-style-name="P6" draw:layer="layout" svg:width="0.282cm" svg:height="0.282cm" svg:x="14.819cm" svg:y="-2.768cm" svg:viewBox="0 0 283 283" draw:points="0,142 141,283 283,142 141,0">
          <text:p/>
        </draw:polygon>
        <draw:polygon draw:style-name="gr9" draw:text-style-name="P6" draw:layer="layout" svg:width="0.282cm" svg:height="0.282cm" svg:x="15.018cm" svg:y="-2.759cm" svg:viewBox="0 0 283 283" draw:points="0,142 142,283 283,142 142,0">
          <text:p/>
        </draw:polygon>
        <draw:polygon draw:style-name="gr9" draw:text-style-name="P6" draw:layer="layout" svg:width="0.283cm" svg:height="0.281cm" svg:x="15.216cm" svg:y="-2.749cm" svg:viewBox="0 0 284 282" draw:points="0,141 142,282 284,141 142,0">
          <text:p/>
        </draw:polygon>
        <draw:polygon draw:style-name="gr9" draw:text-style-name="P6" draw:layer="layout" svg:width="0.282cm" svg:height="0.282cm" svg:x="15.416cm" svg:y="-2.742cm" svg:viewBox="0 0 283 283" draw:points="0,142 141,283 283,142 141,0">
          <text:p/>
        </draw:polygon>
        <draw:polygon draw:style-name="gr9" draw:text-style-name="P6" draw:layer="layout" svg:width="0.281cm" svg:height="0.282cm" svg:x="15.614cm" svg:y="-2.733cm" svg:viewBox="0 0 282 283" draw:points="0,142 140,283 282,142 140,0">
          <text:p/>
        </draw:polygon>
        <draw:polygon draw:style-name="gr9" draw:text-style-name="P6" draw:layer="layout" svg:width="0.283cm" svg:height="0.283cm" svg:x="15.811cm" svg:y="-2.725cm" svg:viewBox="0 0 284 284" draw:points="0,142 142,284 284,142 142,0">
          <text:p/>
        </draw:polygon>
        <draw:polyline draw:style-name="gr10" draw:text-style-name="P4" draw:layer="layout" svg:width="10.913cm" svg:height="0.009cm" svg:x="5.039cm" svg:y="3.2cm" svg:viewBox="0 0 10914 10" draw:points="0,10 9,10 18,10 29,10 38,10 49,10 58,10 69,10 78,10 89,10 98,10 109,10 118,10 128,10 138,10 147,10 158,10 168,10 177,10 188,10 197,10 208,10 217,10 228,10 237,10 248,10 257,10 266,10 277,10 286,10 297,10 306,10 317,10 326,10 337,10 346,10 356,10 367,10 376,10 387,10 396,10 405,10 416,10 426,10 437,10 446,10 457,10 466,10 477,10 486,10 497,10 506,10 517,10 526,10 535,10 546,10 555,10 566,10 575,10 585,10 596,10 605,10 616,10 625,10 636,10 645,10 654,10 665,10 674,10 685,10 694,10 705,10 714,10 725,10 734,10 745,10 754,10 764,10 775,10 783,10 794,10 804,10 813,10 824,10 833,10 844,10 853,10 864,10 873,10 884,10 893,10 904,10 913,10 922,10 933,10 942,10 953,10 962,10 973,10 982,10 992,10 1003,10 1012,10 1023,10 1032,10 1041,10 1052,10 1061,10 1072,10 1081,10 1092,10 1101,10 1112,10 1121,10 1132,10 1141,10 1152,10 1161,10 1170,10 1181,10 1190,10 1201,10 1210,10 1220,10 1231,10 1240,10 1251,7 1260,7 1271,7 1280,7 1291,7 1300,7 1309,7 1320,7 1329,7 1340,7 1349,7 1360,7 1369,7 1380,7 1389,7 1399,7 1410,7 1419,7 1430,7 1439,7 1448,7 1459,7 1468,7 1479,7 1488,7 1499,7 1508,7 1519,7 1528,7 1539,7 1548,7 1559,7 1568,7 1577,7 1588,7 1597,7 1608,7 1617,7 1627,7 1638,7 1647,7 1658,7 1667,7 1678,7 1687,7 1696,7 1707,7 1716,7 1727,7 1736,7 1747,7 1756,7 1767,7 1776,7 1787,7 1796,7 1806,7 1817,7 1825,7 1836,7 1845,7 1855,7 1866,7 1875,7 1886,7 1895,7 1906,7 1915,7 1926,7 1935,7 1946,7 1955,7 1964,7 1975,7 1984,7 1995,7 2004,7 2015,7 2024,7 2034,7 2045,7 2054,7 2065,7 2074,7 2083,7 2094,7 2103,7 2114,7 2123,7 2134,7 2143,7 2154,7 2163,7 2174,7 2183,7 2194,7 2203,7 2212,7 2223,7 2232,7 2243,7 2252,7 2262,7 2273,7 2282,7 2293,7 2302,7 2313,7 2322,7 2333,7 2342,7 2351,7 2362,7 2371,6 2382,6 2391,6 2402,6 2411,6 2422,6 2431,6 2441,6 2452,6 2461,6 2471,6 2480,6 2490,6 2501,6 2510,6 2521,6 2530,6 2541,6 2550,6 2561,6 2570,6 2581,6 2590,6 2599,6 2610,6 2619,6 2630,6 2639,6 2650,6 2659,6 2669,6 2680,6 2689,6 2700,6 2709,6 2720,6 2729,6 2738,6 2749,6 2758,6 2769,6 2778,6 2789,6 2798,6 2809,6 2818,6 2829,6 2838,6 2849,6 2859,6 2867,6 2878,6 2887,6 2897,6 2908,6 2917,6 2928,6 2937,6 2948,6 2957,6 2968,6 2977,6 2988,6 2997,6 3006,6 3017,6 3026,6 3037,6 3046,6 3057,6 3066,6 3076,6 3087,6 3096,6 3107,6 3116,6 3125,6 3136,6 3145,6 3156,6 3165,6 3176,6 3185,6 3196,6 3205,6 3216,6 3225,6 3236,6 3245,6 3254,6 3265,6 3274,6 3285,6 3294,6 3304,6 3315,6 3324,6 3335,6 3344,6 3355,6 3364,6 3375,6 3384,6 3393,6 3404,6 3413,6 3424,6 3433,6 3444,6 3453,6 3464,6 3473,6 3484,6 3494,6 3503,6 3513,6 3522,6 3532,6 3543,6 3552,6 3563,6 3572,6 3583,6 3592,6 3603,6 3612,6 3623,6 3632,6 3641,6 3652,6 3661,6 3672,6 3681,6 3692,6 3701,6 3711,6 3722,6 3731,6 3742,6 3751,6 3762,6 3771,6 3780,6 3791,6 3800,6 3811,6 3820,6 3831,6 3840,6 3851,6 3860,6 3871,6 3880,6 3891,6 3900,6 3909,6 3920,6 3929,6 3939,6 3950,6 3959,6 3970,6 3979,6 3990,6 3999,6 4010,6 4019,6 4028,6 4039,6 4048,6 4059,6 4068,6 4079,6 4088,6 4099,6 4108,6 4119,6 4129,6 4138,6 4149,6 4158,6 4167,6 4178,6 4187,6 4198,6 4207,6 4218,6 4227,6 4238,6 4247,6 4258,6 4267,6 4278,6 4287,6 4296,6 4307,6 4316,6 4327,6 4336,6 4346,6 4357,6 4366,6 4377,6 4386,6 4397,6 4406,6 4417,6 4426,6 4435,6 4446,6 4455,6 4466,6 4475,6 4486,6 4495,6 4506,6 4515,6 4526,6 4536,6 4545,6 4555,6 4564,6 4574,6 4585,6 4594,6 4605,6 4614,6 4625,6 4634,6 4645,6 4654,6 4665,6 4674,6 4683,6 4694,6 4703,6 4714,6 4723,6 4734,6 4743,6 4754,6 4764,6 4773,6 4784,6 4793,6 4804,4 4813,4 4822,4 4833,4 4842,4 4853,4 4862,4 4873,4 4882,4 4893,4 4902,4 4913,4 4922,4 4933,4 4942,4 4951,4 4962,4 4971,4 4981,4 4992,4 5001,4 5012,4 5021,4 5032,4 5041,4 5052,4 5061,4 5070,4 5081,4 5090,4 5101,4 5110,4 5121,4 5130,4 5141,4 5150,4 5161,4 5171,4 5180,4 5191,4 5199,4 5209,4 5220,4 5229,4 5240,4 5249,4 5260,4 5269,4 5280,4 5289,4 5300,4 5309,4 5320,4 5329,4 5338,4 5349,4 5358,4 5369,4 5378,4 5389,4 5399,4 5408,4 5419,4 5428,4 5439,4 5448,4 5457,4 5468,4 5477,4 5488,4 5497,4 5508,4 5517,4 5528,4 5537,4 5548,4 5557,4 5568,4 5578,4 5587,4 5597,4 5606,4 5616,4 5627,4 5636,4 5647,4 5656,4 5667,4 5676,4 5687,4 5696,4 5707,4 5716,4 5725,4 5736,4 5745,4 5756,4 5765,4 5776,4 5785,4 5796,4 5806,4 5815,4 5826,4 5835,4 5846,4 5855,4 5864,4 5875,4 5884,4 5895,4 5904,4 5915,4 5924,4 5935,3 5944,3 5955,3 5964,3 5975,3 5984,3 5993,3 6004,3 6013,3 6024,3 6034,3 6043,3 6054,3 6063,3 6074,3 6083,3 6094,3 6103,3 6112,3 6123,3 6132,3 6141,3 6152,3 6161,3 6172,3 6181,3 6192,3 6201,3 6212,3 6221,3 6232,3 6241,3 6250,3 6261,3 6270,3 6281,3 6290,3 6300,3 6311,3 6320,3 6331,3 6340,3 6351,3 6360,3 6369,3 6380,3 6389,3 6400,3 6409,3 6420,3 6429,3 6440,3 6449,3 6460,3 6469,3 6479,3 6490,3 6498,3 6509,3 6519,3 6528,3 6539,3 6548,3 6559,3 6568,3 6579,3 6588,3 6599,3 6608,3 6619,3 6628,3 6637,3 6648,3 6657,3 6668,3 6677,3 6688,3 6697,3 6707,3 6718,3 6727,3 6738,3 6747,3 6756,3 6767,3 6776,3 6787,3 6796,3 6807,3 6816,3 6827,3 6836,3 6847,3 6856,3 6867,3 6876,3 6886,3 6896,3 6905,3 6916,3 6925,3 6935,3 6946,3 6955,3 6966,3 6975,3 6986,3 6995,3 7006,3 7015,3 7024,3 7035,3 7044,3 7055,3 7064,3 7075,3 7084,3 7095,3 7104,3 7114,3 7125,3 7134,3 7145,3 7154,3 7163,3 7174,3 7183,3 7194,3 7203,3 7214,3 7223,3 7234,3 7243,3 7254,3 7263,3 7274,3 7283,3 7292,3 7303,3 7312,3 7323,3 7332,3 7342,3 7353,3 7362,3 7373,3 7382,3 7393,3 7402,3 7411,3 7422,3 7431,3 7442,3 7451,3 7462,3 7471,3 7482,3 7491,3 7502,3 7511,3 7521,3 7532,3 7540,3 7551,3 7560,3 7570,3 7581,3 7590,3 7601,3 7610,3 7621,3 7630,3 7641,3 7650,3 7661,3 7670,3 7679,3 7690,3 7699,3 7710,3 7719,3 7730,3 7739,3 7749,3 7760,3 7769,3 7780,3 7789,3 7798,3 7809,3 7818,3 7829,3 7838,3 7849,3 7858,3 7869,3 7878,3 7889,3 7898,3 7909,3 7918,3 7927,3 7938,3 7947,3 7958,3 7967,3 7977,3 7988,3 7997,3 8008,3 8017,3 8028,3 8037,3 8048,3 8057,3 8066,3 8077,3 8086,3 8097,3 8106,3 8117,3 8126,3 8137,3 8146,3 8156,3 8167,3 8176,3 8186,3 8195,1 8205,1 8216,1 8225,1 8236,1 8245,1 8256,1 8265,1 8276,1 8285,1 8296,1 8305,1 8316,1 8325,1 8334,1 8345,1 8354,1 8365,1 8374,1 8384,1 8395,1 8404,1 8415,1 8424,1 8435,1 8444,1 8453,1 8464,1 8473,1 8484,1 8493,1 8504,1 8513,1 8524,1 8533,1 8544,1 8553,1 8564,1 8574,1 8582,1 8593,1 8602,1 8612,1 8623,1 8632,1 8643,1 8652,1 8663,1 8672,1 8683,1 8692,1 8703,1 8712,1 8721,1 8732,1 8741,1 8752,1 8761,1 8772,1 8781,1 8791,1 8802,1 8811,1 8822,1 8831,1 8840,1 8851,1 8860,1 8871,1 8880,1 8891,1 8900,1 8911,1 8920,1 8931,1 8940,1 8951,1 8960,1 8969,1 8980,1 8989,1 9000,1 9009,1 9019,1 9030,1 9039,1 9050,1 9059,1 9070,1 9079,1 9090,1 9099,1 9108,1 9119,1 9128,1 9139,1 9148,1 9159,1 9168,1 9179,1 9188,1 9199,1 9209,1 9218,1 9228,1 9237,1 9247,1 9258,1 9267,1 9278,1 9287,1 9298,1 9307,1 9318,1 9327,0 9338,0 9347,0 9356,0 9367,0 9376,0 9387,0 9396,0 9407,0 9416,0 9426,0 9437,0 9446,0 9457,0 9466,0 9477,0 9486,0 9495,0 9506,0 9515,0 9526,0 9535,0 9546,0 9555,0 9566,0 9575,0 9586,0 9595,0 9606,0 9616,0 9624,0 9635,0 9644,0 9654,0 9665,0 9674,0 9685,0 9694,0 9705,0 9714,0 9725,0 9734,0 9745,0 9754,0 9763,0 9774,0 9783,0 9794,0 9803,0 9814,0 9823,0 9834,0 9844,0 9853,0 9864,0 9873,0 9882,0 9893,0 9902,0 9913,0 9922,0 9933,0 9942,0 9953,0 9962,0 9973,0 9982,0 9993,0 10002,0 10011,0 10022,0 10031,0 10042,0 10051,0 10061,0 10072,0 10081,0 10092,0 10101,0 10112,0 10121,0 10132,0 10141,0 10150,0 10161,0 10170,0 10181,0 10190,0 10201,0 10210,0 10221,0 10230,0 10241,0 10251,0 10260,0 10270,0 10279,0 10289,0 10300,0 10309,0 10320,0 10329,0 10340,0 10349,0 10360,0 10369,0 10380,0 10389,0 10398,0 10409,0 10418,0 10429,0 10438,0 10449,0 10458,0 10469,0 10479,0 10488,0 10499,0 10508,0 10519,0 10528,0 10537,0 10548,0 10557,0 10568,0 10577,0 10588,0 10597,0 10608,0 10617,0 10628,0 10637,0 10648,0 10657,0 10666,0 10677,0 10686,0 10696,0 10707,0 10716,0 10727,0 10736,0 10747,0 10756,0 10767,0 10776,0 10785,0 10796,0 10805,0 10816,0 10825,0 10836,0 10845,0 10856,0 10865,0 10876,0 10886,0 10895,0 10906,0 10914,0">
          <text:p/>
        </draw:polyline>
        <draw:polygon draw:style-name="gr11" draw:text-style-name="P7" draw:layer="layout" svg:width="0.282cm" svg:height="0.283cm" svg:x="4.898cm" svg:y="3.068cm" svg:viewBox="0 0 283 284" draw:points="0,284 283,284 142,0">
          <text:p/>
        </draw:polygon>
        <draw:polygon draw:style-name="gr11" draw:text-style-name="P7" draw:layer="layout" svg:width="0.281cm" svg:height="0.282cm" svg:x="5.096cm" svg:y="3.068cm" svg:viewBox="0 0 282 283" draw:points="0,283 282,283 141,0">
          <text:p/>
        </draw:polygon>
        <draw:polygon draw:style-name="gr11" draw:text-style-name="P7" draw:layer="layout" svg:width="0.283cm" svg:height="0.282cm" svg:x="5.293cm" svg:y="3.068cm" svg:viewBox="0 0 284 283" draw:points="0,283 284,283 142,0">
          <text:p/>
        </draw:polygon>
        <draw:polygon draw:style-name="gr11" draw:text-style-name="P7" draw:layer="layout" svg:width="0.283cm" svg:height="0.282cm" svg:x="5.492cm" svg:y="3.068cm" svg:viewBox="0 0 284 283" draw:points="0,283 284,283 143,0">
          <text:p/>
        </draw:polygon>
        <draw:polygon draw:style-name="gr11" draw:text-style-name="P7" draw:layer="layout" svg:width="0.281cm" svg:height="0.282cm" svg:x="5.691cm" svg:y="3.068cm" svg:viewBox="0 0 282 283" draw:points="0,283 282,283 142,0">
          <text:p/>
        </draw:polygon>
        <draw:polygon draw:style-name="gr11" draw:text-style-name="P7" draw:layer="layout" svg:width="0.281cm" svg:height="0.282cm" svg:x="5.89cm" svg:y="3.068cm" svg:viewBox="0 0 282 283" draw:points="0,283 282,283 140,0">
          <text:p/>
        </draw:polygon>
        <draw:polygon draw:style-name="gr11" draw:text-style-name="P7" draw:layer="layout" svg:width="0.283cm" svg:height="0.282cm" svg:x="6.087cm" svg:y="3.068cm" svg:viewBox="0 0 284 283" draw:points="0,283 284,283 141,0">
          <text:p/>
        </draw:polygon>
        <draw:polygon draw:style-name="gr11" draw:text-style-name="P7" draw:layer="layout" svg:width="0.283cm" svg:height="0.281cm" svg:x="6.286cm" svg:y="3.067cm" svg:viewBox="0 0 284 282" draw:points="0,282 284,282 142,0">
          <text:p/>
        </draw:polygon>
        <draw:polygon draw:style-name="gr11" draw:text-style-name="P7" draw:layer="layout" svg:width="0.281cm" svg:height="0.281cm" svg:x="6.485cm" svg:y="3.067cm" svg:viewBox="0 0 282 282" draw:points="0,282 282,282 142,0">
          <text:p/>
        </draw:polygon>
        <draw:polygon draw:style-name="gr11" draw:text-style-name="P7" draw:layer="layout" svg:width="0.281cm" svg:height="0.281cm" svg:x="6.684cm" svg:y="3.067cm" svg:viewBox="0 0 282 282" draw:points="0,282 282,282 141,0">
          <text:p/>
        </draw:polygon>
        <draw:polygon draw:style-name="gr11" draw:text-style-name="P7" draw:layer="layout" svg:width="0.282cm" svg:height="0.281cm" svg:x="6.881cm" svg:y="3.067cm" svg:viewBox="0 0 283 282" draw:points="0,282 283,282 142,0">
          <text:p/>
        </draw:polygon>
        <draw:polygon draw:style-name="gr11" draw:text-style-name="P7" draw:layer="layout" svg:width="0.283cm" svg:height="0.281cm" svg:x="7.08cm" svg:y="3.067cm" svg:viewBox="0 0 284 282" draw:points="0,282 284,282 142,0">
          <text:p/>
        </draw:polygon>
        <draw:polygon draw:style-name="gr11" draw:text-style-name="P7" draw:layer="layout" svg:width="0.282cm" svg:height="0.283cm" svg:x="7.279cm" svg:y="3.065cm" svg:viewBox="0 0 283 284" draw:points="0,284 283,284 141,0">
          <text:p/>
        </draw:polygon>
        <draw:polygon draw:style-name="gr11" draw:text-style-name="P7" draw:layer="layout" svg:width="0.282cm" svg:height="0.283cm" svg:x="7.478cm" svg:y="3.065cm" svg:viewBox="0 0 283 284" draw:points="0,284 283,284 141,0">
          <text:p/>
        </draw:polygon>
        <draw:polygon draw:style-name="gr11" draw:text-style-name="P7" draw:layer="layout" svg:width="0.282cm" svg:height="0.283cm" svg:x="7.675cm" svg:y="3.065cm" svg:viewBox="0 0 283 284" draw:points="0,284 283,284 142,0">
          <text:p/>
        </draw:polygon>
        <draw:polygon draw:style-name="gr11" draw:text-style-name="P7" draw:layer="layout" svg:width="0.282cm" svg:height="0.283cm" svg:x="7.874cm" svg:y="3.065cm" svg:viewBox="0 0 283 284" draw:points="0,284 283,284 141,0">
          <text:p/>
        </draw:polygon>
        <draw:polygon draw:style-name="gr11" draw:text-style-name="P7" draw:layer="layout" svg:width="0.282cm" svg:height="0.283cm" svg:x="8.073cm" svg:y="3.065cm" svg:viewBox="0 0 283 284" draw:points="0,284 283,284 141,0">
          <text:p/>
        </draw:polygon>
        <draw:polygon draw:style-name="gr11" draw:text-style-name="P7" draw:layer="layout" svg:width="0.282cm" svg:height="0.283cm" svg:x="8.272cm" svg:y="3.065cm" svg:viewBox="0 0 283 284" draw:points="0,284 283,284 142,0">
          <text:p/>
        </draw:polygon>
        <draw:polygon draw:style-name="gr11" draw:text-style-name="P7" draw:layer="layout" svg:width="0.282cm" svg:height="0.282cm" svg:x="8.469cm" svg:y="3.065cm" svg:viewBox="0 0 283 283" draw:points="0,283 283,283 142,0">
          <text:p/>
        </draw:polygon>
        <draw:polygon draw:style-name="gr11" draw:text-style-name="P7" draw:layer="layout" svg:width="0.283cm" svg:height="0.282cm" svg:x="8.667cm" svg:y="3.065cm" svg:viewBox="0 0 284 283" draw:points="0,283 284,283 142,0">
          <text:p/>
        </draw:polygon>
        <draw:polygon draw:style-name="gr11" draw:text-style-name="P7" draw:layer="layout" svg:width="0.283cm" svg:height="0.282cm" svg:x="8.866cm" svg:y="3.065cm" svg:viewBox="0 0 284 283" draw:points="0,283 284,283 143,0">
          <text:p/>
        </draw:polygon>
        <draw:polygon draw:style-name="gr11" draw:text-style-name="P7" draw:layer="layout" svg:width="0.281cm" svg:height="0.282cm" svg:x="9.065cm" svg:y="3.065cm" svg:viewBox="0 0 282 283" draw:points="0,283 282,283 141,0">
          <text:p/>
        </draw:polygon>
        <draw:polygon draw:style-name="gr11" draw:text-style-name="P7" draw:layer="layout" svg:width="0.281cm" svg:height="0.282cm" svg:x="9.264cm" svg:y="3.065cm" svg:viewBox="0 0 282 283" draw:points="0,283 282,283 140,0">
          <text:p/>
        </draw:polygon>
        <draw:polygon draw:style-name="gr11" draw:text-style-name="P7" draw:layer="layout" svg:width="0.283cm" svg:height="0.282cm" svg:x="9.461cm" svg:y="3.065cm" svg:viewBox="0 0 284 283" draw:points="0,283 284,283 141,0">
          <text:p/>
        </draw:polygon>
        <draw:polygon draw:style-name="gr11" draw:text-style-name="P7" draw:layer="layout" svg:width="0.283cm" svg:height="0.282cm" svg:x="9.66cm" svg:y="3.065cm" svg:viewBox="0 0 284 283" draw:points="0,283 284,283 143,0">
          <text:p/>
        </draw:polygon>
        <draw:polygon draw:style-name="gr11" draw:text-style-name="P7" draw:layer="layout" svg:width="0.281cm" svg:height="0.281cm" svg:x="9.859cm" svg:y="3.064cm" svg:viewBox="0 0 282 282" draw:points="0,282 282,282 142,0">
          <text:p/>
        </draw:polygon>
        <draw:polygon draw:style-name="gr11" draw:text-style-name="P7" draw:layer="layout" svg:width="0.281cm" svg:height="0.281cm" svg:x="10.058cm" svg:y="3.064cm" svg:viewBox="0 0 282 282" draw:points="0,282 282,282 141,0">
          <text:p/>
        </draw:polygon>
        <draw:polygon draw:style-name="gr11" draw:text-style-name="P7" draw:layer="layout" svg:width="0.283cm" svg:height="0.281cm" svg:x="10.255cm" svg:y="3.064cm" svg:viewBox="0 0 284 282" draw:points="0,282 284,282 142,0">
          <text:p/>
        </draw:polygon>
        <draw:polygon draw:style-name="gr11" draw:text-style-name="P7" draw:layer="layout" svg:width="0.283cm" svg:height="0.281cm" svg:x="10.454cm" svg:y="3.064cm" svg:viewBox="0 0 284 282" draw:points="0,282 284,282 142,0">
          <text:p/>
        </draw:polygon>
        <draw:polygon draw:style-name="gr11" draw:text-style-name="P7" draw:layer="layout" svg:width="0.282cm" svg:height="0.281cm" svg:x="10.653cm" svg:y="3.064cm" svg:viewBox="0 0 283 282" draw:points="0,282 283,282 141,0">
          <text:p/>
        </draw:polygon>
        <draw:polygon draw:style-name="gr11" draw:text-style-name="P7" draw:layer="layout" svg:width="0.281cm" svg:height="0.283cm" svg:x="10.852cm" svg:y="3.062cm" svg:viewBox="0 0 282 284" draw:points="0,284 282,284 141,0">
          <text:p/>
        </draw:polygon>
        <draw:polygon draw:style-name="gr11" draw:text-style-name="P7" draw:layer="layout" svg:width="0.282cm" svg:height="0.283cm" svg:x="11.049cm" svg:y="3.062cm" svg:viewBox="0 0 283 284" draw:points="0,284 283,284 142,0">
          <text:p/>
        </draw:polygon>
        <draw:polygon draw:style-name="gr11" draw:text-style-name="P7" draw:layer="layout" svg:width="0.282cm" svg:height="0.283cm" svg:x="11.248cm" svg:y="3.062cm" svg:viewBox="0 0 283 284" draw:points="0,284 283,284 141,0">
          <text:p/>
        </draw:polygon>
        <draw:polygon draw:style-name="gr11" draw:text-style-name="P7" draw:layer="layout" svg:width="0.281cm" svg:height="0.283cm" svg:x="11.446cm" svg:y="3.062cm" svg:viewBox="0 0 282 284" draw:points="0,284 282,284 140,0">
          <text:p/>
        </draw:polygon>
        <draw:polygon draw:style-name="gr11" draw:text-style-name="P7" draw:layer="layout" svg:width="0.282cm" svg:height="0.283cm" svg:x="11.644cm" svg:y="3.062cm" svg:viewBox="0 0 283 284" draw:points="0,284 283,284 142,0">
          <text:p/>
        </draw:polygon>
        <draw:polygon draw:style-name="gr11" draw:text-style-name="P7" draw:layer="layout" svg:width="0.283cm" svg:height="0.283cm" svg:x="11.842cm" svg:y="3.062cm" svg:viewBox="0 0 284 284" draw:points="0,284 284,284 142,0">
          <text:p/>
        </draw:polygon>
        <draw:polygon draw:style-name="gr11" draw:text-style-name="P7" draw:layer="layout" svg:width="0.283cm" svg:height="0.282cm" svg:x="12.041cm" svg:y="3.062cm" svg:viewBox="0 0 284 283" draw:points="0,283 284,283 142,0">
          <text:p/>
        </draw:polygon>
        <draw:polygon draw:style-name="gr11" draw:text-style-name="P7" draw:layer="layout" svg:width="0.281cm" svg:height="0.282cm" svg:x="12.24cm" svg:y="3.062cm" svg:viewBox="0 0 282 283" draw:points="0,283 282,283 140,0">
          <text:p/>
        </draw:polygon>
        <draw:polygon draw:style-name="gr11" draw:text-style-name="P7" draw:layer="layout" svg:width="0.283cm" svg:height="0.282cm" svg:x="12.437cm" svg:y="3.062cm" svg:viewBox="0 0 284 283" draw:points="0,283 284,283 142,0">
          <text:p/>
        </draw:polygon>
        <draw:polygon draw:style-name="gr11" draw:text-style-name="P7" draw:layer="layout" svg:width="0.283cm" svg:height="0.282cm" svg:x="12.636cm" svg:y="3.062cm" svg:viewBox="0 0 284 283" draw:points="0,283 284,283 141,0">
          <text:p/>
        </draw:polygon>
        <draw:polygon draw:style-name="gr11" draw:text-style-name="P7" draw:layer="layout" svg:width="0.281cm" svg:height="0.282cm" svg:x="12.835cm" svg:y="3.062cm" svg:viewBox="0 0 282 283" draw:points="0,283 282,283 141,0">
          <text:p/>
        </draw:polygon>
        <draw:polygon draw:style-name="gr11" draw:text-style-name="P7" draw:layer="layout" svg:width="0.281cm" svg:height="0.282cm" svg:x="13.034cm" svg:y="3.062cm" svg:viewBox="0 0 282 283" draw:points="0,283 282,283 142,0">
          <text:p/>
        </draw:polygon>
        <draw:polygon draw:style-name="gr11" draw:text-style-name="P7" draw:layer="layout" svg:width="0.282cm" svg:height="0.281cm" svg:x="13.231cm" svg:y="3.061cm" svg:viewBox="0 0 283 282" draw:points="0,282 283,282 141,0">
          <text:p/>
        </draw:polygon>
        <draw:polygon draw:style-name="gr11" draw:text-style-name="P7" draw:layer="layout" svg:width="0.283cm" svg:height="0.281cm" svg:x="13.43cm" svg:y="3.061cm" svg:viewBox="0 0 284 282" draw:points="0,282 284,282 141,0">
          <text:p/>
        </draw:polygon>
        <draw:polygon draw:style-name="gr11" draw:text-style-name="P7" draw:layer="layout" svg:width="0.282cm" svg:height="0.281cm" svg:x="13.629cm" svg:y="3.061cm" svg:viewBox="0 0 283 282" draw:points="0,282 283,282 142,0">
          <text:p/>
        </draw:polygon>
        <draw:polygon draw:style-name="gr11" draw:text-style-name="P7" draw:layer="layout" svg:width="0.282cm" svg:height="0.281cm" svg:x="13.828cm" svg:y="3.061cm" svg:viewBox="0 0 283 282" draw:points="0,282 283,282 142,0">
          <text:p/>
        </draw:polygon>
        <draw:polygon draw:style-name="gr11" draw:text-style-name="P7" draw:layer="layout" svg:width="0.282cm" svg:height="0.281cm" svg:x="14.025cm" svg:y="3.061cm" svg:viewBox="0 0 283 282" draw:points="0,282 283,282 141,0">
          <text:p/>
        </draw:polygon>
        <draw:polygon draw:style-name="gr11" draw:text-style-name="P7" draw:layer="layout" svg:width="0.282cm" svg:height="0.283cm" svg:x="14.224cm" svg:y="3.059cm" svg:viewBox="0 0 283 284" draw:points="0,284 283,284 142,0">
          <text:p/>
        </draw:polygon>
        <draw:polygon draw:style-name="gr11" draw:text-style-name="P7" draw:layer="layout" svg:width="0.282cm" svg:height="0.283cm" svg:x="14.423cm" svg:y="3.059cm" svg:viewBox="0 0 283 284" draw:points="0,284 283,284 142,0">
          <text:p/>
        </draw:polygon>
        <draw:polygon draw:style-name="gr11" draw:text-style-name="P7" draw:layer="layout" svg:width="0.282cm" svg:height="0.283cm" svg:x="14.622cm" svg:y="3.059cm" svg:viewBox="0 0 283 284" draw:points="0,284 283,284 141,0">
          <text:p/>
        </draw:polygon>
        <draw:polygon draw:style-name="gr11" draw:text-style-name="P7" draw:layer="layout" svg:width="0.282cm" svg:height="0.283cm" svg:x="14.819cm" svg:y="3.059cm" svg:viewBox="0 0 283 284" draw:points="0,284 283,284 141,0">
          <text:p/>
        </draw:polygon>
        <draw:polygon draw:style-name="gr11" draw:text-style-name="P7" draw:layer="layout" svg:width="0.282cm" svg:height="0.283cm" svg:x="15.018cm" svg:y="3.059cm" svg:viewBox="0 0 283 284" draw:points="0,284 283,284 142,0">
          <text:p/>
        </draw:polygon>
        <draw:polygon draw:style-name="gr11" draw:text-style-name="P7" draw:layer="layout" svg:width="0.283cm" svg:height="0.283cm" svg:x="15.216cm" svg:y="3.059cm" svg:viewBox="0 0 284 284" draw:points="0,284 284,284 142,0">
          <text:p/>
        </draw:polygon>
        <draw:polygon draw:style-name="gr11" draw:text-style-name="P7" draw:layer="layout" svg:width="0.282cm" svg:height="0.282cm" svg:x="15.416cm" svg:y="3.059cm" svg:viewBox="0 0 283 283" draw:points="0,283 283,283 141,0">
          <text:p/>
        </draw:polygon>
        <draw:polygon draw:style-name="gr11" draw:text-style-name="P7" draw:layer="layout" svg:width="0.281cm" svg:height="0.282cm" svg:x="15.614cm" svg:y="3.059cm" svg:viewBox="0 0 282 283" draw:points="0,283 282,283 140,0">
          <text:p/>
        </draw:polygon>
        <draw:polygon draw:style-name="gr11" draw:text-style-name="P7" draw:layer="layout" svg:width="0.283cm" svg:height="0.282cm" svg:x="15.811cm" svg:y="3.059cm" svg:viewBox="0 0 284 283" draw:points="0,283 284,283 142,0">
          <text:p/>
        </draw:polygon>
        <draw:polyline draw:style-name="gr12" draw:text-style-name="P4" draw:layer="layout" svg:width="10.912cm" svg:height="0cm" svg:x="5.039cm" svg:y="3.024cm" svg:viewBox="0 0 10913 0" draw:points="0,0 9,0 18,0 29,0 38,0 49,0 58,0 69,0 78,0 89,0 98,0 109,0 118,0 128,0 138,0 147,0 158,0 168,0 177,0 188,0 197,0 208,0 217,0 228,0 237,0 248,0 257,0 266,0 277,0 286,0 297,0 306,0 317,0 326,0 337,0 346,0 356,0 367,0 376,0 387,0 396,0 405,0 416,0 425,0 436,0 445,0 456,0 465,0 476,0 485,0 496,0 505,0 516,0 525,0 534,0 545,0 554,0 565,0 574,0 584,0 595,0 604,0 615,0 624,0 635,0 644,0 653,0 664,0 673,0 684,0 693,0 704,0 713,0 724,0 733,0 744,0 753,0 763,0 774,0 782,0 793,0 803,0 812,0 823,0 832,0 843,0 852,0 863,0 872,0 883,0 892,0 903,0 912,0 921,0 932,0 941,0 952,0 961,0 972,0 981,0 991,0 1002,0 1011,0 1022,0 1031,0 1040,0 1051,0 1060,0 1071,0 1080,0 1091,0 1100,0 1111,0 1120,0 1131,0 1140,0 1151,0 1160,0 1169,0 1180,0 1189,0 1200,0 1209,0 1219,0 1230,0 1239,0 1250,0 1259,0 1270,0 1279,0 1290,0 1299,0 1308,0 1319,0 1328,0 1339,0 1348,0 1359,0 1368,0 1379,0 1388,0 1398,0 1409,0 1418,0 1429,0 1438,0 1447,0 1458,0 1467,0 1478,0 1487,0 1498,0 1507,0 1518,0 1527,0 1538,0 1547,0 1558,0 1567,0 1576,0 1587,0 1596,0 1607,0 1616,0 1626,0 1637,0 1646,0 1657,0 1666,0 1677,0 1686,0 1695,0 1706,0 1715,0 1726,0 1735,0 1746,0 1755,0 1766,0 1775,0 1786,0 1795,0 1805,0 1816,0 1824,0 1835,0 1844,0 1854,0 1865,0 1874,0 1885,0 1894,0 1905,0 1914,0 1925,0 1934,0 1945,0 1954,0 1963,0 1974,0 1983,0 1994,0 2003,0 2014,0 2023,0 2033,0 2044,0 2053,0 2064,0 2073,0 2082,0 2093,0 2102,0 2113,0 2122,0 2133,0 2142,0 2153,0 2162,0 2173,0 2182,0 2193,0 2202,0 2211,0 2222,0 2231,0 2242,0 2251,0 2261,0 2272,0 2281,0 2292,0 2301,0 2312,0 2321,0 2332,0 2341,0 2350,0 2361,0 2370,0 2381,0 2390,0 2401,0 2410,0 2421,0 2430,0 2440,0 2451,0 2460,0 2470,0 2479,0 2489,0 2500,0 2509,0 2520,0 2529,0 2540,0 2549,0 2560,0 2569,0 2580,0 2589,0 2598,0 2609,0 2618,0 2629,0 2638,0 2649,0 2658,0 2668,0 2679,0 2688,0 2699,0 2708,0 2719,0 2728,0 2737,0 2748,0 2757,0 2768,0 2777,0 2788,0 2797,0 2808,0 2817,0 2828,0 2837,0 2848,0 2858,0 2866,0 2877,0 2886,0 2896,0 2907,0 2916,0 2927,0 2936,0 2947,0 2956,0 2967,0 2976,0 2987,0 2996,0 3005,0 3016,0 3025,0 3036,0 3045,0 3056,0 3065,0 3075,0 3086,0 3095,0 3106,0 3115,0 3124,0 3135,0 3144,0 3155,0 3164,0 3175,0 3184,0 3195,0 3204,0 3215,0 3224,0 3235,0 3244,0 3253,0 3264,0 3273,0 3284,0 3293,0 3303,0 3314,0 3323,0 3334,0 3343,0 3354,0 3363,0 3374,0 3383,0 3392,0 3403,0 3412,0 3423,0 3432,0 3443,0 3452,0 3463,0 3472,0 3483,0 3493,0 3502,0 3512,0 3521,0 3531,0 3542,0 3551,0 3562,0 3571,0 3582,0 3591,0 3602,0 3611,0 3622,0 3631,0 3640,0 3651,0 3660,0 3671,0 3680,0 3691,0 3700,0 3710,0 3721,0 3730,0 3741,0 3750,0 3761,0 3770,0 3779,0 3790,0 3799,0 3810,0 3819,0 3830,0 3839,0 3850,0 3859,0 3870,0 3879,0 3890,0 3899,0 3908,0 3919,0 3928,0 3938,0 3949,0 3958,0 3969,0 3978,0 3989,0 3998,0 4009,0 4018,0 4027,0 4038,0 4047,0 4058,0 4067,0 4078,0 4087,0 4098,0 4107,0 4118,0 4128,0 4137,0 4148,0 4157,0 4166,0 4177,0 4186,0 4197,0 4206,0 4217,0 4226,0 4237,0 4246,0 4257,0 4266,0 4277,0 4286,0 4295,0 4306,0 4315,0 4326,0 4335,0 4345,0 4356,0 4365,0 4376,0 4385,0 4396,0 4405,0 4416,0 4425,0 4434,0 4445,0 4454,0 4465,0 4474,0 4485,0 4494,0 4505,0 4514,0 4525,0 4535,0 4544,0 4554,0 4563,0 4573,0 4584,0 4593,0 4604,0 4613,0 4624,0 4633,0 4644,0 4653,0 4664,0 4673,0 4682,0 4693,0 4702,0 4713,0 4722,0 4733,0 4742,0 4753,0 4763,0 4772,0 4783,0 4792,0 4803,0 4812,0 4821,0 4832,0 4841,0 4852,0 4861,0 4872,0 4881,0 4892,0 4901,0 4912,0 4921,0 4932,0 4941,0 4950,0 4961,0 4970,0 4980,0 4991,0 5000,0 5011,0 5020,0 5031,0 5040,0 5051,0 5060,0 5069,0 5080,0 5089,0 5100,0 5109,0 5120,0 5129,0 5140,0 5149,0 5160,0 5170,0 5179,0 5190,0 5198,0 5208,0 5219,0 5228,0 5239,0 5248,0 5259,0 5268,0 5279,0 5288,0 5299,0 5308,0 5319,0 5328,0 5337,0 5348,0 5357,0 5368,0 5377,0 5388,0 5398,0 5407,0 5418,0 5427,0 5438,0 5447,0 5456,0 5467,0 5476,0 5487,0 5496,0 5507,0 5516,0 5527,0 5536,0 5547,0 5556,0 5567,0 5577,0 5586,0 5596,0 5605,0 5615,0 5626,0 5635,0 5646,0 5655,0 5666,0 5675,0 5686,0 5695,0 5706,0 5715,0 5724,0 5735,0 5744,0 5755,0 5764,0 5775,0 5784,0 5795,0 5805,0 5814,0 5825,0 5834,0 5845,0 5854,0 5863,0 5874,0 5883,0 5894,0 5903,0 5914,0 5923,0 5934,0 5943,0 5954,0 5963,0 5974,0 5983,0 5992,0 6003,0 6012,0 6023,0 6033,0 6042,0 6053,0 6062,0 6073,0 6082,0 6093,0 6102,0 6111,0 6122,0 6131,0 6140,0 6151,0 6160,0 6171,0 6180,0 6191,0 6200,0 6211,0 6220,0 6231,0 6240,0 6249,0 6260,0 6269,0 6280,0 6289,0 6299,0 6310,0 6319,0 6330,0 6339,0 6350,0 6359,0 6368,0 6379,0 6388,0 6399,0 6408,0 6419,0 6428,0 6439,0 6448,0 6459,0 6468,0 6478,0 6489,0 6497,0 6508,0 6518,0 6527,0 6538,0 6547,0 6558,0 6567,0 6578,0 6587,0 6598,0 6607,0 6618,0 6627,0 6636,0 6647,0 6656,0 6667,0 6676,0 6687,0 6696,0 6706,0 6717,0 6726,0 6737,0 6746,0 6755,0 6766,0 6775,0 6786,0 6795,0 6806,0 6815,0 6826,0 6835,0 6846,0 6855,0 6866,0 6875,0 6885,0 6895,0 6904,0 6915,0 6924,0 6934,0 6945,0 6954,0 6965,0 6974,0 6985,0 6994,0 7005,0 7014,0 7023,0 7034,0 7043,0 7054,0 7063,0 7074,0 7083,0 7094,0 7103,0 7113,0 7124,0 7133,0 7144,0 7153,0 7162,0 7173,0 7182,0 7193,0 7202,0 7213,0 7222,0 7233,0 7242,0 7253,0 7262,0 7273,0 7282,0 7291,0 7302,0 7311,0 7322,0 7331,0 7341,0 7352,0 7361,0 7372,0 7381,0 7392,0 7401,0 7410,0 7421,0 7430,0 7441,0 7450,0 7461,0 7470,0 7481,0 7490,0 7501,0 7510,0 7520,0 7531,0 7539,0 7550,0 7559,0 7569,0 7580,0 7589,0 7600,0 7609,0 7620,0 7629,0 7640,0 7649,0 7660,0 7669,0 7678,0 7689,0 7698,0 7709,0 7718,0 7729,0 7738,0 7748,0 7759,0 7768,0 7779,0 7788,0 7797,0 7808,0 7817,0 7828,0 7837,0 7848,0 7857,0 7868,0 7877,0 7888,0 7897,0 7908,0 7917,0 7926,0 7937,0 7946,0 7957,0 7966,0 7976,0 7987,0 7996,0 8007,0 8016,0 8027,0 8036,0 8047,0 8056,0 8065,0 8076,0 8085,0 8096,0 8105,0 8116,0 8125,0 8136,0 8145,0 8155,0 8166,0 8175,0 8185,0 8194,0 8204,0 8215,0 8224,0 8235,0 8244,0 8255,0 8264,0 8275,0 8284,0 8295,0 8304,0 8315,0 8324,0 8333,0 8344,0 8353,0 8364,0 8373,0 8383,0 8394,0 8403,0 8414,0 8423,0 8434,0 8443,0 8452,0 8463,0 8472,0 8483,0 8492,0 8503,0 8512,0 8523,0 8532,0 8543,0 8552,0 8563,0 8573,0 8581,0 8592,0 8601,0 8611,0 8622,0 8631,0 8642,0 8651,0 8662,0 8671,0 8682,0 8691,0 8702,0 8711,0 8720,0 8731,0 8740,0 8751,0 8760,0 8771,0 8780,0 8790,0 8801,0 8810,0 8821,0 8830,0 8839,0 8850,0 8859,0 8870,0 8879,0 8890,0 8899,0 8910,0 8919,0 8930,0 8939,0 8950,0 8959,0 8968,0 8979,0 8988,0 8999,0 9008,0 9018,0 9029,0 9038,0 9049,0 9058,0 9069,0 9078,0 9089,0 9098,0 9107,0 9118,0 9127,0 9138,0 9147,0 9158,0 9167,0 9178,0 9187,0 9198,0 9208,0 9217,0 9227,0 9236,0 9246,0 9257,0 9266,0 9277,0 9286,0 9297,0 9306,0 9317,0 9326,0 9337,0 9346,0 9355,0 9366,0 9375,0 9386,0 9395,0 9406,0 9415,0 9425,0 9436,0 9445,0 9456,0 9465,0 9476,0 9485,0 9494,0 9505,0 9514,0 9525,0 9534,0 9545,0 9554,0 9565,0 9574,0 9585,0 9594,0 9605,0 9615,0 9623,0 9634,0 9643,0 9653,0 9664,0 9673,0 9684,0 9693,0 9704,0 9713,0 9724,0 9733,0 9744,0 9753,0 9762,0 9773,0 9782,0 9793,0 9802,0 9813,0 9822,0 9833,0 9843,0 9852,0 9863,0 9872,0 9881,0 9892,0 9901,0 9912,0 9921,0 9932,0 9941,0 9952,0 9961,0 9972,0 9981,0 9992,0 10001,0 10010,0 10021,0 10030,0 10041,0 10050,0 10060,0 10071,0 10080,0 10091,0 10100,0 10111,0 10120,0 10131,0 10140,0 10149,0 10160,0 10169,0 10180,0 10189,0 10200,0 10209,0 10220,0 10229,0 10240,0 10250,0 10259,0 10269,0 10278,0 10288,0 10299,0 10308,0 10319,0 10328,0 10339,0 10348,0 10359,0 10368,0 10379,0 10388,0 10397,0 10408,0 10417,0 10428,0 10437,0 10448,0 10457,0 10468,0 10478,0 10487,0 10498,0 10507,0 10518,0 10527,0 10536,0 10547,0 10556,0 10567,0 10576,0 10587,0 10596,0 10607,0 10616,0 10627,0 10636,0 10647,0 10656,0 10665,0 10676,0 10685,0 10695,0 10706,0 10715,0 10726,0 10735,0 10746,0 10755,0 10766,0 10775,0 10784,0 10795,0 10804,0 10815,0 10824,0 10835,0 10844,0 10855,0 10864,0 10875,0 10885,0 10894,0 10905,0 10913,0">
          <text:p/>
        </draw:polyline>
        <draw:polygon draw:style-name="gr13" draw:text-style-name="P8" draw:layer="layout" svg:width="0.282cm" svg:height="0.283cm" svg:x="4.898cm" svg:y="2.883cm" svg:viewBox="0 0 283 284" draw:points="0,284 283,284 142,0">
          <text:p/>
        </draw:polygon>
        <draw:polygon draw:style-name="gr13" draw:text-style-name="P8" draw:layer="layout" svg:width="0.281cm" svg:height="0.283cm" svg:x="5.096cm" svg:y="2.883cm" svg:viewBox="0 0 282 284" draw:points="0,284 282,284 141,0">
          <text:p/>
        </draw:polygon>
        <draw:polygon draw:style-name="gr13" draw:text-style-name="P8" draw:layer="layout" svg:width="0.283cm" svg:height="0.283cm" svg:x="5.293cm" svg:y="2.883cm" svg:viewBox="0 0 284 284" draw:points="0,284 284,284 142,0">
          <text:p/>
        </draw:polygon>
        <draw:polygon draw:style-name="gr13" draw:text-style-name="P8" draw:layer="layout" svg:width="0.283cm" svg:height="0.283cm" svg:x="5.492cm" svg:y="2.883cm" svg:viewBox="0 0 284 284" draw:points="0,284 284,284 143,0">
          <text:p/>
        </draw:polygon>
        <draw:polygon draw:style-name="gr13" draw:text-style-name="P8" draw:layer="layout" svg:width="0.281cm" svg:height="0.283cm" svg:x="5.691cm" svg:y="2.883cm" svg:viewBox="0 0 282 284" draw:points="0,284 282,284 142,0">
          <text:p/>
        </draw:polygon>
        <draw:polygon draw:style-name="gr13" draw:text-style-name="P8" draw:layer="layout" svg:width="0.281cm" svg:height="0.283cm" svg:x="5.89cm" svg:y="2.883cm" svg:viewBox="0 0 282 284" draw:points="0,284 282,284 140,0">
          <text:p/>
        </draw:polygon>
        <draw:polygon draw:style-name="gr13" draw:text-style-name="P8" draw:layer="layout" svg:width="0.283cm" svg:height="0.283cm" svg:x="6.087cm" svg:y="2.883cm" svg:viewBox="0 0 284 284" draw:points="0,284 284,284 141,0">
          <text:p/>
        </draw:polygon>
        <draw:polygon draw:style-name="gr13" draw:text-style-name="P8" draw:layer="layout" svg:width="0.283cm" svg:height="0.283cm" svg:x="6.286cm" svg:y="2.883cm" svg:viewBox="0 0 284 284" draw:points="0,284 284,284 142,0">
          <text:p/>
        </draw:polygon>
        <draw:polygon draw:style-name="gr13" draw:text-style-name="P8" draw:layer="layout" svg:width="0.281cm" svg:height="0.283cm" svg:x="6.485cm" svg:y="2.883cm" svg:viewBox="0 0 282 284" draw:points="0,284 282,284 142,0">
          <text:p/>
        </draw:polygon>
        <draw:polygon draw:style-name="gr13" draw:text-style-name="P8" draw:layer="layout" svg:width="0.281cm" svg:height="0.283cm" svg:x="6.684cm" svg:y="2.883cm" svg:viewBox="0 0 282 284" draw:points="0,284 282,284 141,0">
          <text:p/>
        </draw:polygon>
        <draw:polygon draw:style-name="gr13" draw:text-style-name="P8" draw:layer="layout" svg:width="0.282cm" svg:height="0.283cm" svg:x="6.881cm" svg:y="2.883cm" svg:viewBox="0 0 283 284" draw:points="0,284 283,284 142,0">
          <text:p/>
        </draw:polygon>
        <draw:polygon draw:style-name="gr13" draw:text-style-name="P8" draw:layer="layout" svg:width="0.283cm" svg:height="0.283cm" svg:x="7.08cm" svg:y="2.883cm" svg:viewBox="0 0 284 284" draw:points="0,284 284,284 142,0">
          <text:p/>
        </draw:polygon>
        <draw:polygon draw:style-name="gr13" draw:text-style-name="P8" draw:layer="layout" svg:width="0.282cm" svg:height="0.283cm" svg:x="7.279cm" svg:y="2.883cm" svg:viewBox="0 0 283 284" draw:points="0,284 283,284 141,0">
          <text:p/>
        </draw:polygon>
        <draw:polygon draw:style-name="gr13" draw:text-style-name="P8" draw:layer="layout" svg:width="0.282cm" svg:height="0.283cm" svg:x="7.478cm" svg:y="2.883cm" svg:viewBox="0 0 283 284" draw:points="0,284 283,284 141,0">
          <text:p/>
        </draw:polygon>
        <draw:polygon draw:style-name="gr13" draw:text-style-name="P8" draw:layer="layout" svg:width="0.282cm" svg:height="0.283cm" svg:x="7.675cm" svg:y="2.883cm" svg:viewBox="0 0 283 284" draw:points="0,284 283,284 142,0">
          <text:p/>
        </draw:polygon>
        <draw:polygon draw:style-name="gr13" draw:text-style-name="P8" draw:layer="layout" svg:width="0.282cm" svg:height="0.283cm" svg:x="7.874cm" svg:y="2.883cm" svg:viewBox="0 0 283 284" draw:points="0,284 283,284 141,0">
          <text:p/>
        </draw:polygon>
        <draw:polygon draw:style-name="gr13" draw:text-style-name="P8" draw:layer="layout" svg:width="0.282cm" svg:height="0.283cm" svg:x="8.073cm" svg:y="2.883cm" svg:viewBox="0 0 283 284" draw:points="0,284 283,284 141,0">
          <text:p/>
        </draw:polygon>
        <draw:polygon draw:style-name="gr13" draw:text-style-name="P8" draw:layer="layout" svg:width="0.282cm" svg:height="0.283cm" svg:x="8.272cm" svg:y="2.883cm" svg:viewBox="0 0 283 284" draw:points="0,284 283,284 142,0">
          <text:p/>
        </draw:polygon>
        <draw:polygon draw:style-name="gr13" draw:text-style-name="P8" draw:layer="layout" svg:width="0.282cm" svg:height="0.283cm" svg:x="8.469cm" svg:y="2.883cm" svg:viewBox="0 0 283 284" draw:points="0,284 283,284 142,0">
          <text:p/>
        </draw:polygon>
        <draw:polygon draw:style-name="gr13" draw:text-style-name="P8" draw:layer="layout" svg:width="0.283cm" svg:height="0.283cm" svg:x="8.667cm" svg:y="2.883cm" svg:viewBox="0 0 284 284" draw:points="0,284 284,284 142,0">
          <text:p/>
        </draw:polygon>
        <draw:polygon draw:style-name="gr13" draw:text-style-name="P8" draw:layer="layout" svg:width="0.283cm" svg:height="0.283cm" svg:x="8.866cm" svg:y="2.883cm" svg:viewBox="0 0 284 284" draw:points="0,284 284,284 143,0">
          <text:p/>
        </draw:polygon>
        <draw:polygon draw:style-name="gr13" draw:text-style-name="P8" draw:layer="layout" svg:width="0.281cm" svg:height="0.283cm" svg:x="9.065cm" svg:y="2.883cm" svg:viewBox="0 0 282 284" draw:points="0,284 282,284 141,0">
          <text:p/>
        </draw:polygon>
        <draw:polygon draw:style-name="gr13" draw:text-style-name="P8" draw:layer="layout" svg:width="0.281cm" svg:height="0.283cm" svg:x="9.264cm" svg:y="2.883cm" svg:viewBox="0 0 282 284" draw:points="0,284 282,284 140,0">
          <text:p/>
        </draw:polygon>
        <draw:polygon draw:style-name="gr13" draw:text-style-name="P8" draw:layer="layout" svg:width="0.283cm" svg:height="0.283cm" svg:x="9.461cm" svg:y="2.883cm" svg:viewBox="0 0 284 284" draw:points="0,284 284,284 141,0">
          <text:p/>
        </draw:polygon>
        <draw:polygon draw:style-name="gr13" draw:text-style-name="P8" draw:layer="layout" svg:width="0.283cm" svg:height="0.283cm" svg:x="9.66cm" svg:y="2.883cm" svg:viewBox="0 0 284 284" draw:points="0,284 284,284 143,0">
          <text:p/>
        </draw:polygon>
        <draw:polygon draw:style-name="gr13" draw:text-style-name="P8" draw:layer="layout" svg:width="0.281cm" svg:height="0.283cm" svg:x="9.859cm" svg:y="2.883cm" svg:viewBox="0 0 282 284" draw:points="0,284 282,284 142,0">
          <text:p/>
        </draw:polygon>
        <draw:polygon draw:style-name="gr13" draw:text-style-name="P8" draw:layer="layout" svg:width="0.281cm" svg:height="0.283cm" svg:x="10.058cm" svg:y="2.883cm" svg:viewBox="0 0 282 284" draw:points="0,284 282,284 141,0">
          <text:p/>
        </draw:polygon>
        <draw:polygon draw:style-name="gr13" draw:text-style-name="P8" draw:layer="layout" svg:width="0.283cm" svg:height="0.283cm" svg:x="10.255cm" svg:y="2.883cm" svg:viewBox="0 0 284 284" draw:points="0,284 284,284 142,0">
          <text:p/>
        </draw:polygon>
        <draw:polygon draw:style-name="gr13" draw:text-style-name="P8" draw:layer="layout" svg:width="0.283cm" svg:height="0.283cm" svg:x="10.454cm" svg:y="2.883cm" svg:viewBox="0 0 284 284" draw:points="0,284 284,284 142,0">
          <text:p/>
        </draw:polygon>
        <draw:polygon draw:style-name="gr13" draw:text-style-name="P8" draw:layer="layout" svg:width="0.282cm" svg:height="0.283cm" svg:x="10.653cm" svg:y="2.883cm" svg:viewBox="0 0 283 284" draw:points="0,284 283,284 141,0">
          <text:p/>
        </draw:polygon>
        <draw:polygon draw:style-name="gr13" draw:text-style-name="P8" draw:layer="layout" svg:width="0.281cm" svg:height="0.283cm" svg:x="10.852cm" svg:y="2.883cm" svg:viewBox="0 0 282 284" draw:points="0,284 282,284 141,0">
          <text:p/>
        </draw:polygon>
        <draw:polygon draw:style-name="gr13" draw:text-style-name="P8" draw:layer="layout" svg:width="0.282cm" svg:height="0.283cm" svg:x="11.049cm" svg:y="2.883cm" svg:viewBox="0 0 283 284" draw:points="0,284 283,284 142,0">
          <text:p/>
        </draw:polygon>
        <draw:polygon draw:style-name="gr13" draw:text-style-name="P8" draw:layer="layout" svg:width="0.282cm" svg:height="0.283cm" svg:x="11.248cm" svg:y="2.883cm" svg:viewBox="0 0 283 284" draw:points="0,284 283,284 141,0">
          <text:p/>
        </draw:polygon>
        <draw:polygon draw:style-name="gr13" draw:text-style-name="P8" draw:layer="layout" svg:width="0.281cm" svg:height="0.283cm" svg:x="11.446cm" svg:y="2.883cm" svg:viewBox="0 0 282 284" draw:points="0,284 282,284 140,0">
          <text:p/>
        </draw:polygon>
        <draw:polygon draw:style-name="gr13" draw:text-style-name="P8" draw:layer="layout" svg:width="0.282cm" svg:height="0.283cm" svg:x="11.644cm" svg:y="2.883cm" svg:viewBox="0 0 283 284" draw:points="0,284 283,284 142,0">
          <text:p/>
        </draw:polygon>
        <draw:polygon draw:style-name="gr13" draw:text-style-name="P8" draw:layer="layout" svg:width="0.283cm" svg:height="0.283cm" svg:x="11.842cm" svg:y="2.883cm" svg:viewBox="0 0 284 284" draw:points="0,284 284,284 142,0">
          <text:p/>
        </draw:polygon>
        <draw:polygon draw:style-name="gr13" draw:text-style-name="P8" draw:layer="layout" svg:width="0.283cm" svg:height="0.283cm" svg:x="12.041cm" svg:y="2.883cm" svg:viewBox="0 0 284 284" draw:points="0,284 284,284 142,0">
          <text:p/>
        </draw:polygon>
        <draw:polygon draw:style-name="gr13" draw:text-style-name="P8" draw:layer="layout" svg:width="0.281cm" svg:height="0.283cm" svg:x="12.24cm" svg:y="2.883cm" svg:viewBox="0 0 282 284" draw:points="0,284 282,284 140,0">
          <text:p/>
        </draw:polygon>
        <draw:polygon draw:style-name="gr13" draw:text-style-name="P8" draw:layer="layout" svg:width="0.283cm" svg:height="0.283cm" svg:x="12.437cm" svg:y="2.883cm" svg:viewBox="0 0 284 284" draw:points="0,284 284,284 142,0">
          <text:p/>
        </draw:polygon>
        <draw:polygon draw:style-name="gr13" draw:text-style-name="P8" draw:layer="layout" svg:width="0.283cm" svg:height="0.283cm" svg:x="12.636cm" svg:y="2.883cm" svg:viewBox="0 0 284 284" draw:points="0,284 284,284 141,0">
          <text:p/>
        </draw:polygon>
        <draw:polygon draw:style-name="gr13" draw:text-style-name="P8" draw:layer="layout" svg:width="0.281cm" svg:height="0.283cm" svg:x="12.835cm" svg:y="2.883cm" svg:viewBox="0 0 282 284" draw:points="0,284 282,284 141,0">
          <text:p/>
        </draw:polygon>
        <draw:polygon draw:style-name="gr13" draw:text-style-name="P8" draw:layer="layout" svg:width="0.281cm" svg:height="0.283cm" svg:x="13.034cm" svg:y="2.883cm" svg:viewBox="0 0 282 284" draw:points="0,284 282,284 142,0">
          <text:p/>
        </draw:polygon>
        <draw:polygon draw:style-name="gr13" draw:text-style-name="P8" draw:layer="layout" svg:width="0.282cm" svg:height="0.283cm" svg:x="13.231cm" svg:y="2.883cm" svg:viewBox="0 0 283 284" draw:points="0,284 283,284 141,0">
          <text:p/>
        </draw:polygon>
        <draw:polygon draw:style-name="gr13" draw:text-style-name="P8" draw:layer="layout" svg:width="0.283cm" svg:height="0.283cm" svg:x="13.43cm" svg:y="2.883cm" svg:viewBox="0 0 284 284" draw:points="0,284 284,284 141,0">
          <text:p/>
        </draw:polygon>
        <draw:polygon draw:style-name="gr13" draw:text-style-name="P8" draw:layer="layout" svg:width="0.282cm" svg:height="0.283cm" svg:x="13.629cm" svg:y="2.883cm" svg:viewBox="0 0 283 284" draw:points="0,284 283,284 142,0">
          <text:p/>
        </draw:polygon>
        <draw:polygon draw:style-name="gr13" draw:text-style-name="P8" draw:layer="layout" svg:width="0.282cm" svg:height="0.283cm" svg:x="13.828cm" svg:y="2.883cm" svg:viewBox="0 0 283 284" draw:points="0,284 283,284 142,0">
          <text:p/>
        </draw:polygon>
        <draw:polygon draw:style-name="gr13" draw:text-style-name="P8" draw:layer="layout" svg:width="0.282cm" svg:height="0.283cm" svg:x="14.025cm" svg:y="2.883cm" svg:viewBox="0 0 283 284" draw:points="0,284 283,284 141,0">
          <text:p/>
        </draw:polygon>
        <draw:polygon draw:style-name="gr13" draw:text-style-name="P8" draw:layer="layout" svg:width="0.282cm" svg:height="0.283cm" svg:x="14.224cm" svg:y="2.883cm" svg:viewBox="0 0 283 284" draw:points="0,284 283,284 142,0">
          <text:p/>
        </draw:polygon>
        <draw:polygon draw:style-name="gr13" draw:text-style-name="P8" draw:layer="layout" svg:width="0.282cm" svg:height="0.283cm" svg:x="14.423cm" svg:y="2.883cm" svg:viewBox="0 0 283 284" draw:points="0,284 283,284 142,0">
          <text:p/>
        </draw:polygon>
        <draw:polygon draw:style-name="gr13" draw:text-style-name="P8" draw:layer="layout" svg:width="0.282cm" svg:height="0.283cm" svg:x="14.622cm" svg:y="2.883cm" svg:viewBox="0 0 283 284" draw:points="0,284 283,284 141,0">
          <text:p/>
        </draw:polygon>
        <draw:polygon draw:style-name="gr13" draw:text-style-name="P8" draw:layer="layout" svg:width="0.282cm" svg:height="0.283cm" svg:x="14.819cm" svg:y="2.883cm" svg:viewBox="0 0 283 284" draw:points="0,284 283,284 141,0">
          <text:p/>
        </draw:polygon>
        <draw:polygon draw:style-name="gr13" draw:text-style-name="P8" draw:layer="layout" svg:width="0.282cm" svg:height="0.283cm" svg:x="15.018cm" svg:y="2.883cm" svg:viewBox="0 0 283 284" draw:points="0,284 283,284 142,0">
          <text:p/>
        </draw:polygon>
        <draw:polygon draw:style-name="gr13" draw:text-style-name="P8" draw:layer="layout" svg:width="0.283cm" svg:height="0.283cm" svg:x="15.216cm" svg:y="2.883cm" svg:viewBox="0 0 284 284" draw:points="0,284 284,284 142,0">
          <text:p/>
        </draw:polygon>
        <draw:polygon draw:style-name="gr13" draw:text-style-name="P8" draw:layer="layout" svg:width="0.282cm" svg:height="0.283cm" svg:x="15.416cm" svg:y="2.883cm" svg:viewBox="0 0 283 284" draw:points="0,284 283,284 141,0">
          <text:p/>
        </draw:polygon>
        <draw:polygon draw:style-name="gr13" draw:text-style-name="P8" draw:layer="layout" svg:width="0.281cm" svg:height="0.283cm" svg:x="15.614cm" svg:y="2.883cm" svg:viewBox="0 0 282 284" draw:points="0,284 282,284 140,0">
          <text:p/>
        </draw:polygon>
        <draw:polygon draw:style-name="gr13" draw:text-style-name="P8" draw:layer="layout" svg:width="0.283cm" svg:height="0.283cm" svg:x="15.811cm" svg:y="2.883cm" svg:viewBox="0 0 284 284" draw:points="0,284 284,284 142,0">
          <text:p/>
        </draw:polygon>
        <draw:polyline draw:style-name="gr14" draw:text-style-name="P4" draw:layer="layout" svg:width="10.912cm" svg:height="0cm" svg:x="5.039cm" svg:y="3.028cm" svg:viewBox="0 0 10913 0" draw:points="0,0 9,0 18,0 29,0 38,0 49,0 58,0 69,0 78,0 89,0 98,0 109,0 118,0 128,0 138,0 147,0 158,0 168,0 177,0 188,0 197,0 208,0 217,0 228,0 237,0 248,0 257,0 266,0 277,0 286,0 297,0 306,0 317,0 326,0 337,0 346,0 356,0 367,0 376,0 387,0 396,0 405,0 416,0 425,0 436,0 445,0 456,0 465,0 476,0 485,0 496,0 505,0 516,0 525,0 534,0 545,0 554,0 565,0 574,0 584,0 595,0 604,0 615,0 624,0 635,0 644,0 653,0 664,0 673,0 684,0 693,0 704,0 713,0 724,0 733,0 744,0 753,0 763,0 774,0 782,0 793,0 803,0 812,0 823,0 832,0 843,0 852,0 863,0 872,0 883,0 892,0 903,0 912,0 921,0 932,0 941,0 952,0 961,0 972,0 981,0 991,0 1002,0 1011,0 1022,0 1031,0 1040,0 1051,0 1060,0 1071,0 1080,0 1091,0 1100,0 1111,0 1120,0 1131,0 1140,0 1151,0 1160,0 1169,0 1180,0 1189,0 1200,0 1209,0 1219,0 1230,0 1239,0 1250,0 1259,0 1270,0 1279,0 1290,0 1299,0 1308,0 1319,0 1328,0 1339,0 1348,0 1359,0 1368,0 1379,0 1388,0 1398,0 1409,0 1418,0 1429,0 1438,0 1447,0 1458,0 1467,0 1478,0 1487,0 1498,0 1507,0 1518,0 1527,0 1538,0 1547,0 1558,0 1567,0 1576,0 1587,0 1596,0 1607,0 1616,0 1626,0 1637,0 1646,0 1657,0 1666,0 1677,0 1686,0 1695,0 1706,0 1715,0 1726,0 1735,0 1746,0 1755,0 1766,0 1775,0 1786,0 1795,0 1805,0 1816,0 1824,0 1835,0 1844,0 1854,0 1865,0 1874,0 1885,0 1894,0 1905,0 1914,0 1925,0 1934,0 1945,0 1954,0 1963,0 1974,0 1983,0 1994,0 2003,0 2014,0 2023,0 2033,0 2044,0 2053,0 2064,0 2073,0 2082,0 2093,0 2102,0 2113,0 2122,0 2133,0 2142,0 2153,0 2162,0 2173,0 2182,0 2193,0 2202,0 2211,0 2222,0 2231,0 2242,0 2251,0 2261,0 2272,0 2281,0 2292,0 2301,0 2312,0 2321,0 2332,0 2341,0 2350,0 2361,0 2370,0 2381,0 2390,0 2401,0 2410,0 2421,0 2430,0 2440,0 2451,0 2460,0 2470,0 2479,0 2489,0 2500,0 2509,0 2520,0 2529,0 2540,0 2549,0 2560,0 2569,0 2580,0 2589,0 2598,0 2609,0 2618,0 2629,0 2638,0 2649,0 2658,0 2668,0 2679,0 2688,0 2699,0 2708,0 2719,0 2728,0 2737,0 2748,0 2757,0 2768,0 2777,0 2788,0 2797,0 2808,0 2817,0 2828,0 2837,0 2848,0 2858,0 2866,0 2877,0 2886,0 2896,0 2907,0 2916,0 2927,0 2936,0 2947,0 2956,0 2967,0 2976,0 2987,0 2996,0 3005,0 3016,0 3025,0 3036,0 3045,0 3056,0 3065,0 3075,0 3086,0 3095,0 3106,0 3115,0 3124,0 3135,0 3144,0 3155,0 3164,0 3175,0 3184,0 3195,0 3204,0 3215,0 3224,0 3235,0 3244,0 3253,0 3264,0 3273,0 3284,0 3293,0 3303,0 3314,0 3323,0 3334,0 3343,0 3354,0 3363,0 3374,0 3383,0 3392,0 3403,0 3412,0 3423,0 3432,0 3443,0 3452,0 3463,0 3472,0 3483,0 3493,0 3502,0 3512,0 3521,0 3531,0 3542,0 3551,0 3562,0 3571,0 3582,0 3591,0 3602,0 3611,0 3622,0 3631,0 3640,0 3651,0 3660,0 3671,0 3680,0 3691,0 3700,0 3710,0 3721,0 3730,0 3741,0 3750,0 3761,0 3770,0 3779,0 3790,0 3799,0 3810,0 3819,0 3830,0 3839,0 3850,0 3859,0 3870,0 3879,0 3890,0 3899,0 3908,0 3919,0 3928,0 3938,0 3949,0 3958,0 3969,0 3978,0 3989,0 3998,0 4009,0 4018,0 4027,0 4038,0 4047,0 4058,0 4067,0 4078,0 4087,0 4098,0 4107,0 4118,0 4128,0 4137,0 4148,0 4157,0 4166,0 4177,0 4186,0 4197,0 4206,0 4217,0 4226,0 4237,0 4246,0 4257,0 4266,0 4277,0 4286,0 4295,0 4306,0 4315,0 4326,0 4335,0 4345,0 4356,0 4365,0 4376,0 4385,0 4396,0 4405,0 4416,0 4425,0 4434,0 4445,0 4454,0 4465,0 4474,0 4485,0 4494,0 4505,0 4514,0 4525,0 4535,0 4544,0 4554,0 4563,0 4573,0 4584,0 4593,0 4604,0 4613,0 4624,0 4633,0 4644,0 4653,0 4664,0 4673,0 4682,0 4693,0 4702,0 4713,0 4722,0 4733,0 4742,0 4753,0 4763,0 4772,0 4783,0 4792,0 4803,0 4812,0 4821,0 4832,0 4841,0 4852,0 4861,0 4872,0 4881,0 4892,0 4901,0 4912,0 4921,0 4932,0 4941,0 4950,0 4961,0 4970,0 4980,0 4991,0 5000,0 5011,0 5020,0 5031,0 5040,0 5051,0 5060,0 5069,0 5080,0 5089,0 5100,0 5109,0 5120,0 5129,0 5140,0 5149,0 5160,0 5170,0 5179,0 5190,0 5198,0 5208,0 5219,0 5228,0 5239,0 5248,0 5259,0 5268,0 5279,0 5288,0 5299,0 5308,0 5319,0 5328,0 5337,0 5348,0 5357,0 5368,0 5377,0 5388,0 5398,0 5407,0 5418,0 5427,0 5438,0 5447,0 5456,0 5467,0 5476,0 5487,0 5496,0 5507,0 5516,0 5527,0 5536,0 5547,0 5556,0 5567,0 5577,0 5586,0 5596,0 5605,0 5615,0 5626,0 5635,0 5646,0 5655,0 5666,0 5675,0 5686,0 5695,0 5706,0 5715,0 5724,0 5735,0 5744,0 5755,0 5764,0 5775,0 5784,0 5795,0 5805,0 5814,0 5825,0 5834,0 5845,0 5854,0 5863,0 5874,0 5883,0 5894,0 5903,0 5914,0 5923,0 5934,0 5943,0 5954,0 5963,0 5974,0 5983,0 5992,0 6003,0 6012,0 6023,0 6033,0 6042,0 6053,0 6062,0 6073,0 6082,0 6093,0 6102,0 6111,0 6122,0 6131,0 6140,0 6151,0 6160,0 6171,0 6180,0 6191,0 6200,0 6211,0 6220,0 6231,0 6240,0 6249,0 6260,0 6269,0 6280,0 6289,0 6299,0 6310,0 6319,0 6330,0 6339,0 6350,0 6359,0 6368,0 6379,0 6388,0 6399,0 6408,0 6419,0 6428,0 6439,0 6448,0 6459,0 6468,0 6478,0 6489,0 6497,0 6508,0 6518,0 6527,0 6538,0 6547,0 6558,0 6567,0 6578,0 6587,0 6598,0 6607,0 6618,0 6627,0 6636,0 6647,0 6656,0 6667,0 6676,0 6687,0 6696,0 6706,0 6717,0 6726,0 6737,0 6746,0 6755,0 6766,0 6775,0 6786,0 6795,0 6806,0 6815,0 6826,0 6835,0 6846,0 6855,0 6866,0 6875,0 6885,0 6895,0 6904,0 6915,0 6924,0 6934,0 6945,0 6954,0 6965,0 6974,0 6985,0 6994,0 7005,0 7014,0 7023,0 7034,0 7043,0 7054,0 7063,0 7074,0 7083,0 7094,0 7103,0 7113,0 7124,0 7133,0 7144,0 7153,0 7162,0 7173,0 7182,0 7193,0 7202,0 7213,0 7222,0 7233,0 7242,0 7253,0 7262,0 7273,0 7282,0 7291,0 7302,0 7311,0 7322,0 7331,0 7341,0 7352,0 7361,0 7372,0 7381,0 7392,0 7401,0 7410,0 7421,0 7430,0 7441,0 7450,0 7461,0 7470,0 7481,0 7490,0 7501,0 7510,0 7520,0 7531,0 7539,0 7550,0 7559,0 7569,0 7580,0 7589,0 7600,0 7609,0 7620,0 7629,0 7640,0 7649,0 7660,0 7669,0 7678,0 7689,0 7698,0 7709,0 7718,0 7729,0 7738,0 7748,0 7759,0 7768,0 7779,0 7788,0 7797,0 7808,0 7817,0 7828,0 7837,0 7848,0 7857,0 7868,0 7877,0 7888,0 7897,0 7908,0 7917,0 7926,0 7937,0 7946,0 7957,0 7966,0 7976,0 7987,0 7996,0 8007,0 8016,0 8027,0 8036,0 8047,0 8056,0 8065,0 8076,0 8085,0 8096,0 8105,0 8116,0 8125,0 8136,0 8145,0 8155,0 8166,0 8175,0 8185,0 8194,0 8204,0 8215,0 8224,0 8235,0 8244,0 8255,0 8264,0 8275,0 8284,0 8295,0 8304,0 8315,0 8324,0 8333,0 8344,0 8353,0 8364,0 8373,0 8383,0 8394,0 8403,0 8414,0 8423,0 8434,0 8443,0 8452,0 8463,0 8472,0 8483,0 8492,0 8503,0 8512,0 8523,0 8532,0 8543,0 8552,0 8563,0 8573,0 8581,0 8592,0 8601,0 8611,0 8622,0 8631,0 8642,0 8651,0 8662,0 8671,0 8682,0 8691,0 8702,0 8711,0 8720,0 8731,0 8740,0 8751,0 8760,0 8771,0 8780,0 8790,0 8801,0 8810,0 8821,0 8830,0 8839,0 8850,0 8859,0 8870,0 8879,0 8890,0 8899,0 8910,0 8919,0 8930,0 8939,0 8950,0 8959,0 8968,0 8979,0 8988,0 8999,0 9008,0 9018,0 9029,0 9038,0 9049,0 9058,0 9069,0 9078,0 9089,0 9098,0 9107,0 9118,0 9127,0 9138,0 9147,0 9158,0 9167,0 9178,0 9187,0 9198,0 9208,0 9217,0 9227,0 9236,0 9246,0 9257,0 9266,0 9277,0 9286,0 9297,0 9306,0 9317,0 9326,0 9337,0 9346,0 9355,0 9366,0 9375,0 9386,0 9395,0 9406,0 9415,0 9425,0 9436,0 9445,0 9456,0 9465,0 9476,0 9485,0 9494,0 9505,0 9514,0 9525,0 9534,0 9545,0 9554,0 9565,0 9574,0 9585,0 9594,0 9605,0 9615,0 9623,0 9634,0 9643,0 9653,0 9664,0 9673,0 9684,0 9693,0 9704,0 9713,0 9724,0 9733,0 9744,0 9753,0 9762,0 9773,0 9782,0 9793,0 9802,0 9813,0 9822,0 9833,0 9843,0 9852,0 9863,0 9872,0 9881,0 9892,0 9901,0 9912,0 9921,0 9932,0 9941,0 9952,0 9961,0 9972,0 9981,0 9992,0 10001,0 10010,0 10021,0 10030,0 10041,0 10050,0 10060,0 10071,0 10080,0 10091,0 10100,0 10111,0 10120,0 10131,0 10140,0 10149,0 10160,0 10169,0 10180,0 10189,0 10200,0 10209,0 10220,0 10229,0 10240,0 10250,0 10259,0 10269,0 10278,0 10288,0 10299,0 10308,0 10319,0 10328,0 10339,0 10348,0 10359,0 10368,0 10379,0 10388,0 10397,0 10408,0 10417,0 10428,0 10437,0 10448,0 10457,0 10468,0 10478,0 10487,0 10498,0 10507,0 10518,0 10527,0 10536,0 10547,0 10556,0 10567,0 10576,0 10587,0 10596,0 10607,0 10616,0 10627,0 10636,0 10647,0 10656,0 10665,0 10676,0 10685,0 10695,0 10706,0 10715,0 10726,0 10735,0 10746,0 10755,0 10766,0 10775,0 10784,0 10795,0 10804,0 10815,0 10824,0 10835,0 10844,0 10855,0 10864,0 10875,0 10885,0 10894,0 10905,0 10913,0">
          <text:p/>
        </draw:polyline>
        <draw:polygon draw:style-name="gr15" draw:text-style-name="P9" draw:layer="layout" svg:width="0.282cm" svg:height="0.281cm" svg:x="4.898cm" svg:y="2.888cm" svg:viewBox="0 0 283 282" draw:points="0,282 283,282 142,0">
          <text:p/>
        </draw:polygon>
        <draw:polygon draw:style-name="gr15" draw:text-style-name="P9" draw:layer="layout" svg:width="0.281cm" svg:height="0.281cm" svg:x="5.096cm" svg:y="2.888cm" svg:viewBox="0 0 282 282" draw:points="0,282 282,282 141,0">
          <text:p/>
        </draw:polygon>
        <draw:polygon draw:style-name="gr15" draw:text-style-name="P9" draw:layer="layout" svg:width="0.283cm" svg:height="0.281cm" svg:x="5.293cm" svg:y="2.888cm" svg:viewBox="0 0 284 282" draw:points="0,282 284,282 142,0">
          <text:p/>
        </draw:polygon>
        <draw:polygon draw:style-name="gr15" draw:text-style-name="P9" draw:layer="layout" svg:width="0.283cm" svg:height="0.281cm" svg:x="5.492cm" svg:y="2.888cm" svg:viewBox="0 0 284 282" draw:points="0,282 284,282 143,0">
          <text:p/>
        </draw:polygon>
        <draw:polygon draw:style-name="gr15" draw:text-style-name="P9" draw:layer="layout" svg:width="0.281cm" svg:height="0.281cm" svg:x="5.691cm" svg:y="2.888cm" svg:viewBox="0 0 282 282" draw:points="0,282 282,282 142,0">
          <text:p/>
        </draw:polygon>
        <draw:polygon draw:style-name="gr15" draw:text-style-name="P9" draw:layer="layout" svg:width="0.281cm" svg:height="0.281cm" svg:x="5.89cm" svg:y="2.888cm" svg:viewBox="0 0 282 282" draw:points="0,282 282,282 140,0">
          <text:p/>
        </draw:polygon>
        <draw:polygon draw:style-name="gr15" draw:text-style-name="P9" draw:layer="layout" svg:width="0.283cm" svg:height="0.281cm" svg:x="6.087cm" svg:y="2.888cm" svg:viewBox="0 0 284 282" draw:points="0,282 284,282 141,0">
          <text:p/>
        </draw:polygon>
        <draw:polygon draw:style-name="gr15" draw:text-style-name="P9" draw:layer="layout" svg:width="0.283cm" svg:height="0.281cm" svg:x="6.286cm" svg:y="2.888cm" svg:viewBox="0 0 284 282" draw:points="0,282 284,282 142,0">
          <text:p/>
        </draw:polygon>
        <draw:polygon draw:style-name="gr15" draw:text-style-name="P9" draw:layer="layout" svg:width="0.281cm" svg:height="0.281cm" svg:x="6.485cm" svg:y="2.888cm" svg:viewBox="0 0 282 282" draw:points="0,282 282,282 142,0">
          <text:p/>
        </draw:polygon>
        <draw:polygon draw:style-name="gr15" draw:text-style-name="P9" draw:layer="layout" svg:width="0.281cm" svg:height="0.281cm" svg:x="6.684cm" svg:y="2.888cm" svg:viewBox="0 0 282 282" draw:points="0,282 282,282 141,0">
          <text:p/>
        </draw:polygon>
        <draw:polygon draw:style-name="gr15" draw:text-style-name="P9" draw:layer="layout" svg:width="0.282cm" svg:height="0.281cm" svg:x="6.881cm" svg:y="2.888cm" svg:viewBox="0 0 283 282" draw:points="0,282 283,282 142,0">
          <text:p/>
        </draw:polygon>
        <draw:polygon draw:style-name="gr15" draw:text-style-name="P9" draw:layer="layout" svg:width="0.283cm" svg:height="0.281cm" svg:x="7.08cm" svg:y="2.888cm" svg:viewBox="0 0 284 282" draw:points="0,282 284,282 142,0">
          <text:p/>
        </draw:polygon>
        <draw:polygon draw:style-name="gr15" draw:text-style-name="P9" draw:layer="layout" svg:width="0.282cm" svg:height="0.281cm" svg:x="7.279cm" svg:y="2.888cm" svg:viewBox="0 0 283 282" draw:points="0,282 283,282 141,0">
          <text:p/>
        </draw:polygon>
        <draw:polygon draw:style-name="gr15" draw:text-style-name="P9" draw:layer="layout" svg:width="0.282cm" svg:height="0.281cm" svg:x="7.478cm" svg:y="2.888cm" svg:viewBox="0 0 283 282" draw:points="0,282 283,282 141,0">
          <text:p/>
        </draw:polygon>
        <draw:polygon draw:style-name="gr15" draw:text-style-name="P9" draw:layer="layout" svg:width="0.282cm" svg:height="0.281cm" svg:x="7.675cm" svg:y="2.888cm" svg:viewBox="0 0 283 282" draw:points="0,282 283,282 142,0">
          <text:p/>
        </draw:polygon>
        <draw:polygon draw:style-name="gr15" draw:text-style-name="P9" draw:layer="layout" svg:width="0.282cm" svg:height="0.281cm" svg:x="7.874cm" svg:y="2.888cm" svg:viewBox="0 0 283 282" draw:points="0,282 283,282 141,0">
          <text:p/>
        </draw:polygon>
        <draw:polygon draw:style-name="gr15" draw:text-style-name="P9" draw:layer="layout" svg:width="0.282cm" svg:height="0.281cm" svg:x="8.073cm" svg:y="2.888cm" svg:viewBox="0 0 283 282" draw:points="0,282 283,282 141,0">
          <text:p/>
        </draw:polygon>
        <draw:polygon draw:style-name="gr15" draw:text-style-name="P9" draw:layer="layout" svg:width="0.282cm" svg:height="0.281cm" svg:x="8.272cm" svg:y="2.888cm" svg:viewBox="0 0 283 282" draw:points="0,282 283,282 142,0">
          <text:p/>
        </draw:polygon>
        <draw:polygon draw:style-name="gr15" draw:text-style-name="P9" draw:layer="layout" svg:width="0.282cm" svg:height="0.281cm" svg:x="8.469cm" svg:y="2.888cm" svg:viewBox="0 0 283 282" draw:points="0,282 283,282 142,0">
          <text:p/>
        </draw:polygon>
        <draw:polygon draw:style-name="gr15" draw:text-style-name="P9" draw:layer="layout" svg:width="0.283cm" svg:height="0.281cm" svg:x="8.667cm" svg:y="2.888cm" svg:viewBox="0 0 284 282" draw:points="0,282 284,282 142,0">
          <text:p/>
        </draw:polygon>
        <draw:polygon draw:style-name="gr15" draw:text-style-name="P9" draw:layer="layout" svg:width="0.283cm" svg:height="0.281cm" svg:x="8.866cm" svg:y="2.888cm" svg:viewBox="0 0 284 282" draw:points="0,282 284,282 143,0">
          <text:p/>
        </draw:polygon>
        <draw:polygon draw:style-name="gr15" draw:text-style-name="P9" draw:layer="layout" svg:width="0.281cm" svg:height="0.281cm" svg:x="9.065cm" svg:y="2.888cm" svg:viewBox="0 0 282 282" draw:points="0,282 282,282 141,0">
          <text:p/>
        </draw:polygon>
        <draw:polygon draw:style-name="gr15" draw:text-style-name="P9" draw:layer="layout" svg:width="0.281cm" svg:height="0.281cm" svg:x="9.264cm" svg:y="2.888cm" svg:viewBox="0 0 282 282" draw:points="0,282 282,282 140,0">
          <text:p/>
        </draw:polygon>
        <draw:polygon draw:style-name="gr15" draw:text-style-name="P9" draw:layer="layout" svg:width="0.283cm" svg:height="0.281cm" svg:x="9.461cm" svg:y="2.888cm" svg:viewBox="0 0 284 282" draw:points="0,282 284,282 141,0">
          <text:p/>
        </draw:polygon>
        <draw:polygon draw:style-name="gr15" draw:text-style-name="P9" draw:layer="layout" svg:width="0.283cm" svg:height="0.281cm" svg:x="9.66cm" svg:y="2.888cm" svg:viewBox="0 0 284 282" draw:points="0,282 284,282 143,0">
          <text:p/>
        </draw:polygon>
        <draw:polygon draw:style-name="gr15" draw:text-style-name="P9" draw:layer="layout" svg:width="0.281cm" svg:height="0.281cm" svg:x="9.859cm" svg:y="2.888cm" svg:viewBox="0 0 282 282" draw:points="0,282 282,282 142,0">
          <text:p/>
        </draw:polygon>
        <draw:polygon draw:style-name="gr15" draw:text-style-name="P9" draw:layer="layout" svg:width="0.281cm" svg:height="0.281cm" svg:x="10.058cm" svg:y="2.888cm" svg:viewBox="0 0 282 282" draw:points="0,282 282,282 141,0">
          <text:p/>
        </draw:polygon>
        <draw:polygon draw:style-name="gr15" draw:text-style-name="P9" draw:layer="layout" svg:width="0.283cm" svg:height="0.281cm" svg:x="10.255cm" svg:y="2.888cm" svg:viewBox="0 0 284 282" draw:points="0,282 284,282 142,0">
          <text:p/>
        </draw:polygon>
        <draw:polygon draw:style-name="gr15" draw:text-style-name="P9" draw:layer="layout" svg:width="0.283cm" svg:height="0.281cm" svg:x="10.454cm" svg:y="2.888cm" svg:viewBox="0 0 284 282" draw:points="0,282 284,282 142,0">
          <text:p/>
        </draw:polygon>
        <draw:polygon draw:style-name="gr15" draw:text-style-name="P9" draw:layer="layout" svg:width="0.282cm" svg:height="0.281cm" svg:x="10.653cm" svg:y="2.888cm" svg:viewBox="0 0 283 282" draw:points="0,282 283,282 141,0">
          <text:p/>
        </draw:polygon>
        <draw:polygon draw:style-name="gr15" draw:text-style-name="P9" draw:layer="layout" svg:width="0.281cm" svg:height="0.281cm" svg:x="10.852cm" svg:y="2.888cm" svg:viewBox="0 0 282 282" draw:points="0,282 282,282 141,0">
          <text:p/>
        </draw:polygon>
        <draw:polygon draw:style-name="gr15" draw:text-style-name="P9" draw:layer="layout" svg:width="0.282cm" svg:height="0.281cm" svg:x="11.049cm" svg:y="2.888cm" svg:viewBox="0 0 283 282" draw:points="0,282 283,282 142,0">
          <text:p/>
        </draw:polygon>
        <draw:polygon draw:style-name="gr15" draw:text-style-name="P9" draw:layer="layout" svg:width="0.282cm" svg:height="0.281cm" svg:x="11.248cm" svg:y="2.888cm" svg:viewBox="0 0 283 282" draw:points="0,282 283,282 141,0">
          <text:p/>
        </draw:polygon>
        <draw:polygon draw:style-name="gr15" draw:text-style-name="P9" draw:layer="layout" svg:width="0.281cm" svg:height="0.281cm" svg:x="11.446cm" svg:y="2.888cm" svg:viewBox="0 0 282 282" draw:points="0,282 282,282 140,0">
          <text:p/>
        </draw:polygon>
        <draw:polygon draw:style-name="gr15" draw:text-style-name="P9" draw:layer="layout" svg:width="0.282cm" svg:height="0.281cm" svg:x="11.644cm" svg:y="2.888cm" svg:viewBox="0 0 283 282" draw:points="0,282 283,282 142,0">
          <text:p/>
        </draw:polygon>
        <draw:polygon draw:style-name="gr15" draw:text-style-name="P9" draw:layer="layout" svg:width="0.283cm" svg:height="0.281cm" svg:x="11.842cm" svg:y="2.888cm" svg:viewBox="0 0 284 282" draw:points="0,282 284,282 142,0">
          <text:p/>
        </draw:polygon>
        <draw:polygon draw:style-name="gr15" draw:text-style-name="P9" draw:layer="layout" svg:width="0.283cm" svg:height="0.281cm" svg:x="12.041cm" svg:y="2.888cm" svg:viewBox="0 0 284 282" draw:points="0,282 284,282 142,0">
          <text:p/>
        </draw:polygon>
        <draw:polygon draw:style-name="gr15" draw:text-style-name="P9" draw:layer="layout" svg:width="0.281cm" svg:height="0.281cm" svg:x="12.24cm" svg:y="2.888cm" svg:viewBox="0 0 282 282" draw:points="0,282 282,282 140,0">
          <text:p/>
        </draw:polygon>
        <draw:polygon draw:style-name="gr15" draw:text-style-name="P9" draw:layer="layout" svg:width="0.283cm" svg:height="0.281cm" svg:x="12.437cm" svg:y="2.888cm" svg:viewBox="0 0 284 282" draw:points="0,282 284,282 142,0">
          <text:p/>
        </draw:polygon>
        <draw:polygon draw:style-name="gr15" draw:text-style-name="P9" draw:layer="layout" svg:width="0.283cm" svg:height="0.281cm" svg:x="12.636cm" svg:y="2.888cm" svg:viewBox="0 0 284 282" draw:points="0,282 284,282 141,0">
          <text:p/>
        </draw:polygon>
        <draw:polygon draw:style-name="gr15" draw:text-style-name="P9" draw:layer="layout" svg:width="0.281cm" svg:height="0.281cm" svg:x="12.835cm" svg:y="2.888cm" svg:viewBox="0 0 282 282" draw:points="0,282 282,282 141,0">
          <text:p/>
        </draw:polygon>
        <draw:polygon draw:style-name="gr15" draw:text-style-name="P9" draw:layer="layout" svg:width="0.281cm" svg:height="0.281cm" svg:x="13.034cm" svg:y="2.888cm" svg:viewBox="0 0 282 282" draw:points="0,282 282,282 142,0">
          <text:p/>
        </draw:polygon>
        <draw:polygon draw:style-name="gr15" draw:text-style-name="P9" draw:layer="layout" svg:width="0.282cm" svg:height="0.281cm" svg:x="13.231cm" svg:y="2.888cm" svg:viewBox="0 0 283 282" draw:points="0,282 283,282 141,0">
          <text:p/>
        </draw:polygon>
        <draw:polygon draw:style-name="gr15" draw:text-style-name="P9" draw:layer="layout" svg:width="0.283cm" svg:height="0.281cm" svg:x="13.43cm" svg:y="2.888cm" svg:viewBox="0 0 284 282" draw:points="0,282 284,282 141,0">
          <text:p/>
        </draw:polygon>
        <draw:polygon draw:style-name="gr15" draw:text-style-name="P9" draw:layer="layout" svg:width="0.282cm" svg:height="0.281cm" svg:x="13.629cm" svg:y="2.888cm" svg:viewBox="0 0 283 282" draw:points="0,282 283,282 142,0">
          <text:p/>
        </draw:polygon>
        <draw:polygon draw:style-name="gr15" draw:text-style-name="P9" draw:layer="layout" svg:width="0.282cm" svg:height="0.281cm" svg:x="13.828cm" svg:y="2.888cm" svg:viewBox="0 0 283 282" draw:points="0,282 283,282 142,0">
          <text:p/>
        </draw:polygon>
        <draw:polygon draw:style-name="gr15" draw:text-style-name="P9" draw:layer="layout" svg:width="0.282cm" svg:height="0.281cm" svg:x="14.025cm" svg:y="2.888cm" svg:viewBox="0 0 283 282" draw:points="0,282 283,282 141,0">
          <text:p/>
        </draw:polygon>
        <draw:polygon draw:style-name="gr15" draw:text-style-name="P9" draw:layer="layout" svg:width="0.282cm" svg:height="0.281cm" svg:x="14.224cm" svg:y="2.888cm" svg:viewBox="0 0 283 282" draw:points="0,282 283,282 142,0">
          <text:p/>
        </draw:polygon>
        <draw:polygon draw:style-name="gr15" draw:text-style-name="P9" draw:layer="layout" svg:width="0.282cm" svg:height="0.281cm" svg:x="14.423cm" svg:y="2.888cm" svg:viewBox="0 0 283 282" draw:points="0,282 283,282 142,0">
          <text:p/>
        </draw:polygon>
        <draw:polygon draw:style-name="gr15" draw:text-style-name="P9" draw:layer="layout" svg:width="0.282cm" svg:height="0.281cm" svg:x="14.622cm" svg:y="2.888cm" svg:viewBox="0 0 283 282" draw:points="0,282 283,282 141,0">
          <text:p/>
        </draw:polygon>
        <draw:polygon draw:style-name="gr15" draw:text-style-name="P9" draw:layer="layout" svg:width="0.282cm" svg:height="0.281cm" svg:x="14.819cm" svg:y="2.888cm" svg:viewBox="0 0 283 282" draw:points="0,282 283,282 141,0">
          <text:p/>
        </draw:polygon>
        <draw:polygon draw:style-name="gr15" draw:text-style-name="P9" draw:layer="layout" svg:width="0.282cm" svg:height="0.281cm" svg:x="15.018cm" svg:y="2.888cm" svg:viewBox="0 0 283 282" draw:points="0,282 283,282 142,0">
          <text:p/>
        </draw:polygon>
        <draw:polygon draw:style-name="gr15" draw:text-style-name="P9" draw:layer="layout" svg:width="0.283cm" svg:height="0.281cm" svg:x="15.216cm" svg:y="2.888cm" svg:viewBox="0 0 284 282" draw:points="0,282 284,282 142,0">
          <text:p/>
        </draw:polygon>
        <draw:polygon draw:style-name="gr15" draw:text-style-name="P9" draw:layer="layout" svg:width="0.282cm" svg:height="0.281cm" svg:x="15.416cm" svg:y="2.888cm" svg:viewBox="0 0 283 282" draw:points="0,282 283,282 141,0">
          <text:p/>
        </draw:polygon>
        <draw:polygon draw:style-name="gr15" draw:text-style-name="P9" draw:layer="layout" svg:width="0.281cm" svg:height="0.281cm" svg:x="15.614cm" svg:y="2.888cm" svg:viewBox="0 0 282 282" draw:points="0,282 282,282 140,0">
          <text:p/>
        </draw:polygon>
        <draw:polygon draw:style-name="gr15" draw:text-style-name="P9" draw:layer="layout" svg:width="0.283cm" svg:height="0.281cm" svg:x="15.811cm" svg:y="2.888cm" svg:viewBox="0 0 284 282" draw:points="0,282 284,282 142,0">
          <text:p/>
        </draw:polygon>
        <draw:frame draw:style-name="gr1" draw:text-style-name="P2" draw:layer="layout" svg:width="1.141cm" svg:height="0.471cm" svg:x="10.227cm" svg:y="25.453cm">
          <draw:text-box>
            <text:p text:style-name="P1"><text:span text:style-name="T1">Page 1</text:span></text:p>
          </draw:text-box>
        </draw:frame>
        <draw:frame draw:style-name="gr16" draw:text-style-name="P10" draw:layer="layout" svg:width="0.352cm" svg:height="0.395cm" draw:transform="rotate (0.783652834145454) translate (4.767cm 3.411cm)">
          <draw:text-box>
            <text:p text:style-name="P1"><text:span text:style-name="T2">1</text:span></text:p>
          </draw:text-box>
        </draw:frame>
        <draw:frame draw:style-name="gr16" draw:text-style-name="P10" draw:layer="layout" svg:width="0.352cm" svg:height="0.395cm" draw:transform="rotate (0.783652834145454) translate (5.359cm 3.411cm)">
          <draw:text-box>
            <text:p text:style-name="P1"><text:span text:style-name="T2">4</text:span></text:p>
          </draw:text-box>
        </draw:frame>
        <draw:frame draw:style-name="gr16" draw:text-style-name="P10" draw:layer="layout" svg:width="0.352cm" svg:height="0.395cm" draw:transform="rotate (0.783652834145454) translate (5.955cm 3.411cm)">
          <draw:text-box>
            <text:p text:style-name="P1"><text:span text:style-name="T2">7</text:span></text:p>
          </draw:text-box>
        </draw:frame>
        <draw:frame draw:style-name="gr16" draw:text-style-name="P10" draw:layer="layout" svg:width="0.352cm" svg:height="0.395cm" draw:transform="rotate (0.783652834145454) translate (6.421cm 3.542cm)">
          <draw:text-box>
            <text:p text:style-name="P1"><text:span text:style-name="T2">1</text:span></text:p>
          </draw:text-box>
        </draw:frame>
        <draw:frame draw:style-name="gr16" draw:text-style-name="P10" draw:layer="layout" svg:width="0.352cm" svg:height="0.395cm" draw:transform="rotate (0.783652834145454) translate (6.548cm 3.415cm)">
          <draw:text-box>
            <text:p text:style-name="P1"><text:span text:style-name="T2">0</text:span></text:p>
          </draw:text-box>
        </draw:frame>
        <draw:frame draw:style-name="gr16" draw:text-style-name="P10" draw:layer="layout" svg:width="0.352cm" svg:height="0.395cm" draw:transform="rotate (0.783652834145454) translate (7.017cm 3.542cm)">
          <draw:text-box>
            <text:p text:style-name="P1"><text:span text:style-name="T2">1</text:span></text:p>
          </draw:text-box>
        </draw:frame>
        <draw:frame draw:style-name="gr16" draw:text-style-name="P10" draw:layer="layout" svg:width="0.352cm" svg:height="0.395cm" draw:transform="rotate (0.783652834145454) translate (7.144cm 3.415cm)">
          <draw:text-box>
            <text:p text:style-name="P1"><text:span text:style-name="T2">3</text:span></text:p>
          </draw:text-box>
        </draw:frame>
        <draw:frame draw:style-name="gr16" draw:text-style-name="P10" draw:layer="layout" svg:width="0.352cm" svg:height="0.395cm" draw:transform="rotate (0.783652834145454) translate (7.614cm 3.542cm)">
          <draw:text-box>
            <text:p text:style-name="P1"><text:span text:style-name="T2">1</text:span></text:p>
          </draw:text-box>
        </draw:frame>
        <draw:frame draw:style-name="gr16" draw:text-style-name="P10" draw:layer="layout" svg:width="0.352cm" svg:height="0.395cm" draw:transform="rotate (0.783652834145454) translate (7.741cm 3.415cm)">
          <draw:text-box>
            <text:p text:style-name="P1"><text:span text:style-name="T2">6</text:span></text:p>
          </draw:text-box>
        </draw:frame>
        <draw:frame draw:style-name="gr16" draw:text-style-name="P10" draw:layer="layout" svg:width="0.352cm" svg:height="0.395cm" draw:transform="rotate (0.783652834145454) translate (8.206cm 3.542cm)">
          <draw:text-box>
            <text:p text:style-name="P1"><text:span text:style-name="T2">1</text:span></text:p>
          </draw:text-box>
        </draw:frame>
        <draw:frame draw:style-name="gr16" draw:text-style-name="P10" draw:layer="layout" svg:width="0.352cm" svg:height="0.395cm" draw:transform="rotate (0.783652834145454) translate (8.333cm 3.415cm)">
          <draw:text-box>
            <text:p text:style-name="P1"><text:span text:style-name="T2">9</text:span></text:p>
          </draw:text-box>
        </draw:frame>
        <draw:frame draw:style-name="gr16" draw:text-style-name="P10" draw:layer="layout" svg:width="0.352cm" svg:height="0.395cm" draw:transform="rotate (0.783652834145454) translate (8.803cm 3.542cm)">
          <draw:text-box>
            <text:p text:style-name="P1"><text:span text:style-name="T2">2</text:span></text:p>
          </draw:text-box>
        </draw:frame>
        <draw:frame draw:style-name="gr16" draw:text-style-name="P10" draw:layer="layout" svg:width="0.352cm" svg:height="0.395cm" draw:transform="rotate (0.783652834145454) translate (8.93cm 3.415cm)">
          <draw:text-box>
            <text:p text:style-name="P1"><text:span text:style-name="T2">2</text:span></text:p>
          </draw:text-box>
        </draw:frame>
        <draw:frame draw:style-name="gr16" draw:text-style-name="P10" draw:layer="layout" svg:width="0.352cm" svg:height="0.395cm" draw:transform="rotate (0.783652834145454) translate (9.398cm 3.542cm)">
          <draw:text-box>
            <text:p text:style-name="P1"><text:span text:style-name="T2">2</text:span></text:p>
          </draw:text-box>
        </draw:frame>
        <draw:frame draw:style-name="gr16" draw:text-style-name="P10" draw:layer="layout" svg:width="0.352cm" svg:height="0.395cm" draw:transform="rotate (0.783652834145454) translate (9.525cm 3.415cm)">
          <draw:text-box>
            <text:p text:style-name="P1"><text:span text:style-name="T2">5</text:span></text:p>
          </draw:text-box>
        </draw:frame>
        <draw:frame draw:style-name="gr16" draw:text-style-name="P10" draw:layer="layout" svg:width="0.352cm" svg:height="0.395cm" draw:transform="rotate (0.783652834145454) translate (9.99cm 3.542cm)">
          <draw:text-box>
            <text:p text:style-name="P1"><text:span text:style-name="T2">2</text:span></text:p>
          </draw:text-box>
        </draw:frame>
        <draw:frame draw:style-name="gr16" draw:text-style-name="P10" draw:layer="layout" svg:width="0.352cm" svg:height="0.395cm" draw:transform="rotate (0.783652834145454) translate (10.117cm 3.415cm)">
          <draw:text-box>
            <text:p text:style-name="P1"><text:span text:style-name="T2">8</text:span></text:p>
          </draw:text-box>
        </draw:frame>
        <draw:frame draw:style-name="gr16" draw:text-style-name="P10" draw:layer="layout" svg:width="0.352cm" svg:height="0.395cm" draw:transform="rotate (0.783652834145454) translate (10.587cm 3.542cm)">
          <draw:text-box>
            <text:p text:style-name="P1"><text:span text:style-name="T2">3</text:span></text:p>
          </draw:text-box>
        </draw:frame>
        <draw:frame draw:style-name="gr16" draw:text-style-name="P10" draw:layer="layout" svg:width="0.352cm" svg:height="0.395cm" draw:transform="rotate (0.783652834145454) translate (10.714cm 3.415cm)">
          <draw:text-box>
            <text:p text:style-name="P1"><text:span text:style-name="T2">1</text:span></text:p>
          </draw:text-box>
        </draw:frame>
        <draw:frame draw:style-name="gr16" draw:text-style-name="P10" draw:layer="layout" svg:width="0.352cm" svg:height="0.395cm" draw:transform="rotate (0.783652834145454) translate (11.184cm 3.542cm)">
          <draw:text-box>
            <text:p text:style-name="P1"><text:span text:style-name="T2">3</text:span></text:p>
          </draw:text-box>
        </draw:frame>
        <draw:frame draw:style-name="gr16" draw:text-style-name="P10" draw:layer="layout" svg:width="0.352cm" svg:height="0.395cm" draw:transform="rotate (0.783652834145454) translate (11.311cm 3.415cm)">
          <draw:text-box>
            <text:p text:style-name="P1"><text:span text:style-name="T2">4</text:span></text:p>
          </draw:text-box>
        </draw:frame>
        <draw:frame draw:style-name="gr16" draw:text-style-name="P10" draw:layer="layout" svg:width="0.352cm" svg:height="0.395cm" draw:transform="rotate (0.783652834145454) translate (11.779cm 3.542cm)">
          <draw:text-box>
            <text:p text:style-name="P1"><text:span text:style-name="T2">3</text:span></text:p>
          </draw:text-box>
        </draw:frame>
        <draw:frame draw:style-name="gr16" draw:text-style-name="P10" draw:layer="layout" svg:width="0.352cm" svg:height="0.395cm" draw:transform="rotate (0.783652834145454) translate (11.906cm 3.415cm)">
          <draw:text-box>
            <text:p text:style-name="P1"><text:span text:style-name="T2">7</text:span></text:p>
          </draw:text-box>
        </draw:frame>
        <draw:frame draw:style-name="gr16" draw:text-style-name="P10" draw:layer="layout" svg:width="0.352cm" svg:height="0.395cm" draw:transform="rotate (0.783652834145454) translate (12.376cm 3.542cm)">
          <draw:text-box>
            <text:p text:style-name="P1"><text:span text:style-name="T2">4</text:span></text:p>
          </draw:text-box>
        </draw:frame>
        <draw:frame draw:style-name="gr16" draw:text-style-name="P10" draw:layer="layout" svg:width="0.352cm" svg:height="0.395cm" draw:transform="rotate (0.783652834145454) translate (12.503cm 3.415cm)">
          <draw:text-box>
            <text:p text:style-name="P1"><text:span text:style-name="T2">0</text:span></text:p>
          </draw:text-box>
        </draw:frame>
        <draw:frame draw:style-name="gr16" draw:text-style-name="P10" draw:layer="layout" svg:width="0.352cm" svg:height="0.395cm" draw:transform="rotate (0.783652834145454) translate (12.969cm 3.542cm)">
          <draw:text-box>
            <text:p text:style-name="P1"><text:span text:style-name="T2">4</text:span></text:p>
          </draw:text-box>
        </draw:frame>
        <draw:frame draw:style-name="gr16" draw:text-style-name="P10" draw:layer="layout" svg:width="0.352cm" svg:height="0.395cm" draw:transform="rotate (0.783652834145454) translate (13.096cm 3.415cm)">
          <draw:text-box>
            <text:p text:style-name="P1"><text:span text:style-name="T2">3</text:span></text:p>
          </draw:text-box>
        </draw:frame>
        <draw:frame draw:style-name="gr16" draw:text-style-name="P10" draw:layer="layout" svg:width="0.352cm" svg:height="0.395cm" draw:transform="rotate (0.783652834145454) translate (13.565cm 3.542cm)">
          <draw:text-box>
            <text:p text:style-name="P1"><text:span text:style-name="T2">4</text:span></text:p>
          </draw:text-box>
        </draw:frame>
        <draw:frame draw:style-name="gr16" draw:text-style-name="P10" draw:layer="layout" svg:width="0.352cm" svg:height="0.395cm" draw:transform="rotate (0.783652834145454) translate (13.692cm 3.415cm)">
          <draw:text-box>
            <text:p text:style-name="P1"><text:span text:style-name="T2">6</text:span></text:p>
          </draw:text-box>
        </draw:frame>
        <draw:frame draw:style-name="gr16" draw:text-style-name="P10" draw:layer="layout" svg:width="0.352cm" svg:height="0.395cm" draw:transform="rotate (0.783652834145454) translate (14.161cm 3.542cm)">
          <draw:text-box>
            <text:p text:style-name="P1"><text:span text:style-name="T2">4</text:span></text:p>
          </draw:text-box>
        </draw:frame>
        <draw:frame draw:style-name="gr16" draw:text-style-name="P10" draw:layer="layout" svg:width="0.352cm" svg:height="0.395cm" draw:transform="rotate (0.783652834145454) translate (14.288cm 3.415cm)">
          <draw:text-box>
            <text:p text:style-name="P1"><text:span text:style-name="T2">9</text:span></text:p>
          </draw:text-box>
        </draw:frame>
        <draw:frame draw:style-name="gr16" draw:text-style-name="P10" draw:layer="layout" svg:width="0.352cm" svg:height="0.395cm" draw:transform="rotate (0.783652834145454) translate (14.757cm 3.542cm)">
          <draw:text-box>
            <text:p text:style-name="P1"><text:span text:style-name="T2">5</text:span></text:p>
          </draw:text-box>
        </draw:frame>
        <draw:frame draw:style-name="gr16" draw:text-style-name="P10" draw:layer="layout" svg:width="0.352cm" svg:height="0.395cm" draw:transform="rotate (0.783652834145454) translate (14.884cm 3.415cm)">
          <draw:text-box>
            <text:p text:style-name="P1"><text:span text:style-name="T2">2</text:span></text:p>
          </draw:text-box>
        </draw:frame>
        <draw:frame draw:style-name="gr16" draw:text-style-name="P10" draw:layer="layout" svg:width="0.352cm" svg:height="0.395cm" draw:transform="rotate (0.783652834145454) translate (15.35cm 3.542cm)">
          <draw:text-box>
            <text:p text:style-name="P1"><text:span text:style-name="T2">5</text:span></text:p>
          </draw:text-box>
        </draw:frame>
        <draw:frame draw:style-name="gr16" draw:text-style-name="P10" draw:layer="layout" svg:width="0.352cm" svg:height="0.395cm" draw:transform="rotate (0.783652834145454) translate (15.477cm 3.415cm)">
          <draw:text-box>
            <text:p text:style-name="P1"><text:span text:style-name="T2">5</text:span></text:p>
          </draw:text-box>
        </draw:frame>
        <draw:frame draw:style-name="gr16" draw:text-style-name="P10" draw:layer="layout" svg:width="1.289cm" svg:height="0.395cm" svg:x="3.574cm" svg:y="4.01cm">
          <draw:text-box>
            <text:p text:style-name="P1"><text:span text:style-name="T2">-200000</text:span></text:p>
          </draw:text-box>
        </draw:frame>
        <draw:frame draw:style-name="gr16" draw:text-style-name="P10" draw:layer="layout" svg:width="0.352cm" svg:height="0.395cm" svg:x="4.604cm" svg:y="2.831cm">
          <draw:text-box>
            <text:p text:style-name="P1"><text:span text:style-name="T2">0</text:span></text:p>
          </draw:text-box>
        </draw:frame>
        <draw:frame draw:style-name="gr16" draw:text-style-name="P10" draw:layer="layout" svg:width="1.17cm" svg:height="0.395cm" svg:x="3.679cm" svg:y="1.653cm">
          <draw:text-box>
            <text:p text:style-name="P1"><text:span text:style-name="T2">200000</text:span></text:p>
          </draw:text-box>
        </draw:frame>
        <draw:frame draw:style-name="gr16" draw:text-style-name="P10" draw:layer="layout" svg:width="1.17cm" svg:height="0.395cm" svg:x="3.679cm" svg:y="0.475cm">
          <draw:text-box>
            <text:p text:style-name="P1"><text:span text:style-name="T2">400000</text:span></text:p>
          </draw:text-box>
        </draw:frame>
        <draw:frame draw:style-name="gr16" draw:text-style-name="P10" draw:layer="layout" svg:width="1.17cm" svg:height="0.395cm" svg:x="3.679cm" svg:y="-0.704cm">
          <draw:text-box>
            <text:p text:style-name="P1"><text:span text:style-name="T2">600000</text:span></text:p>
          </draw:text-box>
        </draw:frame>
        <draw:frame draw:style-name="gr16" draw:text-style-name="P10" draw:layer="layout" svg:width="1.17cm" svg:height="0.395cm" svg:x="3.679cm" svg:y="-1.878cm">
          <draw:text-box>
            <text:p text:style-name="P1"><text:span text:style-name="T2">800000</text:span></text:p>
          </draw:text-box>
        </draw:frame>
        <draw:frame draw:style-name="gr16" draw:text-style-name="P10" draw:layer="layout" svg:width="1.365cm" svg:height="0.395cm" svg:x="3.493cm" svg:y="-3.057cm">
          <draw:text-box>
            <text:p text:style-name="P1"><text:span text:style-name="T2">1000000</text:span></text:p>
          </draw:text-box>
        </draw:frame>
        <draw:line draw:style-name="gr4" draw:text-style-name="P4" draw:layer="layout" svg:x1="16.388cm" svg:y1="-0.91cm" svg:x2="17.188cm" svg:y2="-0.91cm">
          <text:p/>
        </draw:line>
        <draw:polygon draw:style-name="gr5" draw:text-style-name="P5" draw:layer="layout" svg:width="0.21cm" svg:height="0.211cm" svg:x="16.683cm" svg:y="-1.016cm" svg:viewBox="0 0 211 212" draw:points="0,0 0,212 211,212 211,0">
          <text:p/>
        </draw:polygon>
        <draw:line draw:style-name="gr8" draw:text-style-name="P4" draw:layer="layout" svg:x1="16.388cm" svg:y1="-0.413cm" svg:x2="17.188cm" svg:y2="-0.413cm">
          <text:p/>
        </draw:line>
        <draw:polygon draw:style-name="gr9" draw:text-style-name="P6" draw:layer="layout" svg:width="0.21cm" svg:height="0.211cm" svg:x="16.683cm" svg:y="-0.517cm" svg:viewBox="0 0 211 212" draw:points="0,104 107,212 211,104 107,0">
          <text:p/>
        </draw:polygon>
        <draw:line draw:style-name="gr10" draw:text-style-name="P4" draw:layer="layout" svg:x1="16.388cm" svg:y1="0.086cm" svg:x2="17.188cm" svg:y2="0.086cm">
          <text:p/>
        </draw:line>
        <draw:polygon draw:style-name="gr11" draw:text-style-name="P7" draw:layer="layout" svg:width="0.21cm" svg:height="0.21cm" svg:x="16.683cm" svg:y="-0.02cm" svg:viewBox="0 0 211 211" draw:points="0,211 211,211 107,0">
          <text:p/>
        </draw:polygon>
        <draw:line draw:style-name="gr12" draw:text-style-name="P4" draw:layer="layout" svg:x1="16.388cm" svg:y1="0.583cm" svg:x2="17.188cm" svg:y2="0.583cm">
          <text:p/>
        </draw:line>
        <draw:polygon draw:style-name="gr13" draw:text-style-name="P8" draw:layer="layout" svg:width="0.21cm" svg:height="0.211cm" svg:x="16.683cm" svg:y="0.478cm" svg:viewBox="0 0 211 212" draw:points="0,212 211,212 107,0">
          <text:p/>
        </draw:polygon>
        <draw:line draw:style-name="gr14" draw:text-style-name="P4" draw:layer="layout" svg:x1="16.388cm" svg:y1="1.081cm" svg:x2="17.188cm" svg:y2="1.081cm">
          <text:p/>
        </draw:line>
        <draw:polygon draw:style-name="gr15" draw:text-style-name="P9" draw:layer="layout" svg:width="0.21cm" svg:height="0.211cm" svg:x="16.683cm" svg:y="0.975cm" svg:viewBox="0 0 211 212" draw:points="0,212 211,212 107,0">
          <text:p/>
        </draw:polygon>
        <draw:frame draw:style-name="gr16" draw:text-style-name="P10" draw:layer="layout" svg:width="1.365cm" svg:height="0.395cm" svg:x="3.493cm" svg:y="-4.235cm">
          <draw:text-box>
            <text:p text:style-name="P1"><text:span text:style-name="T2">1200000</text:span></text:p>
          </draw:text-box>
        </draw:frame>
        <draw:frame draw:style-name="gr16" draw:text-style-name="P10" draw:layer="layout" svg:width="1.56cm" svg:height="0.395cm" svg:x="17.29cm" svg:y="-1.109cm">
          <draw:text-box>
            <text:p text:style-name="P1"><text:span text:style-name="T2">Column C</text:span></text:p>
          </draw:text-box>
        </draw:frame>
        <draw:frame draw:style-name="gr16" draw:text-style-name="P10" draw:layer="layout" svg:width="1.539cm" svg:height="0.395cm" svg:x="17.29cm" svg:y="-0.612cm">
          <draw:text-box>
            <text:p text:style-name="P1"><text:span text:style-name="T2">Column E</text:span></text:p>
          </draw:text-box>
        </draw:frame>
        <draw:frame draw:style-name="gr16" draw:text-style-name="P10" draw:layer="layout" svg:width="1.522cm" svg:height="0.395cm" svg:x="17.29cm" svg:y="-0.114cm">
          <draw:text-box>
            <text:p text:style-name="P1"><text:span text:style-name="T2">Column F</text:span></text:p>
          </draw:text-box>
        </draw:frame>
        <draw:frame draw:style-name="gr16" draw:text-style-name="P10" draw:layer="layout" svg:width="1.581cm" svg:height="0.395cm" svg:x="17.29cm" svg:y="0.383cm">
          <draw:text-box>
            <text:p text:style-name="P1"><text:span text:style-name="T2">Column G</text:span></text:p>
          </draw:text-box>
        </draw:frame>
        <draw:polygon draw:style-name="gr2" draw:text-style-name="P3" draw:layer="layout" svg:width="15.976cm" svg:height="9cm" svg:x="2.222cm" svg:y="11.112cm" svg:viewBox="0 0 15977 9001" draw:points="7990,9001 0,9001 0,0 15977,0 15977,9001">
          <text:p/>
        </draw:polygon>
        <draw:polygon draw:style-name="gr3" draw:text-style-name="P4" draw:layer="layout" svg:width="11.742cm" svg:height="8.241cm" svg:x="3.022cm" svg:y="3.29cm" svg:viewBox="0 0 11743 8242" draw:points="5872,8242 0,8242 0,0 11743,0 11743,8242">
          <text:p/>
        </draw:polygon>
        <draw:line draw:style-name="gr3" draw:text-style-name="P4" draw:layer="layout" svg:x1="14.763cm" svg:y1="11.531cm" svg:x2="3.022cm" svg:y2="11.531cm">
          <text:p/>
        </draw:line>
        <draw:line draw:style-name="gr3" draw:text-style-name="P4" draw:layer="layout" svg:x1="14.763cm" svg:y1="10.353cm" svg:x2="3.022cm" svg:y2="10.353cm">
          <text:p/>
        </draw:line>
        <draw:line draw:style-name="gr3" draw:text-style-name="P4" draw:layer="layout" svg:x1="13.97cm" svg:y1="11.112cm" svg:x2="2.229cm" svg:y2="11.112cm">
          <text:p/>
        </draw:line>
        <draw:line draw:style-name="gr3" draw:text-style-name="P4" draw:layer="layout" svg:x1="14.763cm" svg:y1="7.998cm" svg:x2="3.022cm" svg:y2="7.998cm">
          <text:p/>
        </draw:line>
        <draw:line draw:style-name="gr3" draw:text-style-name="P4" draw:layer="layout" svg:x1="14.763cm" svg:y1="6.82cm" svg:x2="3.022cm" svg:y2="6.82cm">
          <text:p/>
        </draw:line>
        <draw:line draw:style-name="gr3" draw:text-style-name="P4" draw:layer="layout" svg:x1="14.763cm" svg:y1="5.643cm" svg:x2="3.022cm" svg:y2="5.643cm">
          <text:p/>
        </draw:line>
        <draw:line draw:style-name="gr3" draw:text-style-name="P4" draw:layer="layout" svg:x1="14.763cm" svg:y1="4.465cm" svg:x2="3.022cm" svg:y2="4.465cm">
          <text:p/>
        </draw:line>
        <draw:line draw:style-name="gr3" draw:text-style-name="P4" draw:layer="layout" svg:x1="14.763cm" svg:y1="3.288cm" svg:x2="3.022cm" svg:y2="3.288cm">
          <text:p/>
        </draw:line>
        <draw:line draw:style-name="gr3" draw:text-style-name="P4" draw:layer="layout" svg:x1="3.022cm" svg:y1="10.503cm" svg:x2="3.022cm" svg:y2="10.353cm">
          <text:p/>
        </draw:line>
        <draw:line draw:style-name="gr3" draw:text-style-name="P4" draw:layer="layout" svg:x1="4.699cm" svg:y1="10.503cm" svg:x2="4.699cm" svg:y2="10.353cm">
          <text:p/>
        </draw:line>
        <draw:line draw:style-name="gr3" draw:text-style-name="P4" draw:layer="layout" svg:x1="6.378cm" svg:y1="10.503cm" svg:x2="6.378cm" svg:y2="10.353cm">
          <text:p/>
        </draw:line>
        <draw:line draw:style-name="gr3" draw:text-style-name="P4" draw:layer="layout" svg:x1="8.055cm" svg:y1="10.503cm" svg:x2="8.055cm" svg:y2="10.353cm">
          <text:p/>
        </draw:line>
        <draw:line draw:style-name="gr3" draw:text-style-name="P4" draw:layer="layout" svg:x1="9.732cm" svg:y1="10.503cm" svg:x2="9.732cm" svg:y2="10.353cm">
          <text:p/>
        </draw:line>
        <draw:line draw:style-name="gr3" draw:text-style-name="P4" draw:layer="layout" svg:x1="11.409cm" svg:y1="10.503cm" svg:x2="11.409cm" svg:y2="10.353cm">
          <text:p/>
        </draw:line>
        <draw:line draw:style-name="gr3" draw:text-style-name="P4" draw:layer="layout" svg:x1="13.086cm" svg:y1="10.503cm" svg:x2="13.086cm" svg:y2="10.353cm">
          <text:p/>
        </draw:line>
        <draw:line draw:style-name="gr3" draw:text-style-name="P4" draw:layer="layout" svg:x1="14.763cm" svg:y1="10.503cm" svg:x2="14.763cm" svg:y2="10.353cm">
          <text:p/>
        </draw:line>
        <draw:line draw:style-name="gr3" draw:text-style-name="P4" draw:layer="layout" svg:x1="3.022cm" svg:y1="10.353cm" svg:x2="14.763cm" svg:y2="10.353cm">
          <text:p/>
        </draw:line>
        <draw:line draw:style-name="gr3" draw:text-style-name="P4" draw:layer="layout" svg:x1="14.613cm" svg:y1="11.531cm" svg:x2="14.763cm" svg:y2="11.531cm">
          <text:p/>
        </draw:line>
        <draw:line draw:style-name="gr3" draw:text-style-name="P4" draw:layer="layout" svg:x1="14.613cm" svg:y1="10.353cm" svg:x2="14.763cm" svg:y2="10.353cm">
          <text:p/>
        </draw:line>
        <draw:line draw:style-name="gr3" draw:text-style-name="P4" draw:layer="layout" svg:x1="14.613cm" svg:y1="9.175cm" svg:x2="14.763cm" svg:y2="9.175cm">
          <text:p/>
        </draw:line>
        <draw:line draw:style-name="gr3" draw:text-style-name="P4" draw:layer="layout" svg:x1="14.613cm" svg:y1="7.998cm" svg:x2="14.763cm" svg:y2="7.998cm">
          <text:p/>
        </draw:line>
        <draw:line draw:style-name="gr3" draw:text-style-name="P4" draw:layer="layout" svg:x1="14.613cm" svg:y1="6.82cm" svg:x2="14.763cm" svg:y2="6.82cm">
          <text:p/>
        </draw:line>
        <draw:line draw:style-name="gr3" draw:text-style-name="P4" draw:layer="layout" svg:x1="14.613cm" svg:y1="5.643cm" svg:x2="14.763cm" svg:y2="5.643cm">
          <text:p/>
        </draw:line>
        <draw:line draw:style-name="gr3" draw:text-style-name="P4" draw:layer="layout" svg:x1="14.613cm" svg:y1="4.465cm" svg:x2="14.763cm" svg:y2="4.465cm">
          <text:p/>
        </draw:line>
        <draw:line draw:style-name="gr3" draw:text-style-name="P4" draw:layer="layout" svg:x1="14.613cm" svg:y1="3.288cm" svg:x2="14.763cm" svg:y2="3.288cm">
          <text:p/>
        </draw:line>
        <draw:line draw:style-name="gr3" draw:text-style-name="P4" draw:layer="layout" svg:x1="14.763cm" svg:y1="11.531cm" svg:x2="14.763cm" svg:y2="3.288cm">
          <text:p/>
        </draw:line>
        <draw:polygon draw:style-name="gr17" draw:text-style-name="P11" draw:layer="layout" svg:width="0.249cm" svg:height="0.25cm" svg:x="8.098cm" svg:y="10.229cm" svg:viewBox="0 0 250 251" draw:points="125,110 13,0 0,12 110,124 0,237 13,251 125,138 235,251 250,237 139,124 250,12 235,0">
          <text:p/>
        </draw:polygon>
        <draw:polyline draw:style-name="gr14" draw:text-style-name="P4" draw:layer="layout" svg:width="8.386cm" svg:height="0cm" svg:x="4.699cm" svg:y="10.353cm" svg:viewBox="0 0 8387 0" draw:points="0,0 169,0 337,0 504,0 672,0 839,0 1007,0 1174,0 1342,0 1510,0 1679,0 1846,0 2014,0 2182,0 2349,0 2516,0 2684,0 2852,0 3021,0 3188,0 3356,0 3524,0 3691,0 3859,0 4026,0 4194,0 4363,0 4531,0 4698,0 4866,0 5033,0 5201,0 5368,0 5536,0 5703,0 5871,0 6038,0 6206,0 6375,0 6543,0 6710,0 6878,0 7045,0 7213,0 7380,0 7548,0 7717,0 7885,0 8052,0 8220,0 8387,0">
          <text:p/>
        </draw:polyline>
        <draw:polygon draw:style-name="gr15" draw:text-style-name="P9" draw:layer="layout" svg:width="0.251cm" svg:height="0.249cm" svg:x="4.574cm" svg:y="10.228cm" svg:viewBox="0 0 252 250" draw:points="0,0 0,250 252,126">
          <text:p/>
        </draw:polygon>
        <draw:polygon draw:style-name="gr15" draw:text-style-name="P9" draw:layer="layout" svg:width="0.251cm" svg:height="0.249cm" svg:x="4.742cm" svg:y="10.228cm" svg:viewBox="0 0 252 250" draw:points="0,0 0,250 252,126">
          <text:p/>
        </draw:polygon>
        <draw:polygon draw:style-name="gr15" draw:text-style-name="P9" draw:layer="layout" svg:width="0.25cm" svg:height="0.249cm" svg:x="4.91cm" svg:y="10.228cm" svg:viewBox="0 0 251 250" draw:points="0,0 0,250 251,126">
          <text:p/>
        </draw:polygon>
        <draw:polygon draw:style-name="gr15" draw:text-style-name="P9" draw:layer="layout" svg:width="0.251cm" svg:height="0.249cm" svg:x="5.077cm" svg:y="10.228cm" svg:viewBox="0 0 252 250" draw:points="0,0 0,250 252,126">
          <text:p/>
        </draw:polygon>
        <draw:polygon draw:style-name="gr15" draw:text-style-name="P9" draw:layer="layout" svg:width="0.249cm" svg:height="0.249cm" svg:x="5.246cm" svg:y="10.228cm" svg:viewBox="0 0 250 250" draw:points="0,0 0,250 250,126">
          <text:p/>
        </draw:polygon>
        <draw:polygon draw:style-name="gr15" draw:text-style-name="P9" draw:layer="layout" svg:width="0.249cm" svg:height="0.249cm" svg:x="5.414cm" svg:y="10.228cm" svg:viewBox="0 0 250 250" draw:points="0,0 0,250 250,126">
          <text:p/>
        </draw:polygon>
        <draw:polygon draw:style-name="gr15" draw:text-style-name="P9" draw:layer="layout" svg:width="0.25cm" svg:height="0.249cm" svg:x="5.582cm" svg:y="10.228cm" svg:viewBox="0 0 251 250" draw:points="0,0 0,250 251,126">
          <text:p/>
        </draw:polygon>
        <draw:polygon draw:style-name="gr15" draw:text-style-name="P9" draw:layer="layout" svg:width="0.249cm" svg:height="0.249cm" svg:x="5.749cm" svg:y="10.228cm" svg:viewBox="0 0 250 250" draw:points="0,0 0,250 250,126">
          <text:p/>
        </draw:polygon>
        <draw:polygon draw:style-name="gr15" draw:text-style-name="P9" draw:layer="layout" svg:width="0.25cm" svg:height="0.249cm" svg:x="5.917cm" svg:y="10.228cm" svg:viewBox="0 0 251 250" draw:points="0,0 0,250 251,126">
          <text:p/>
        </draw:polygon>
        <draw:polygon draw:style-name="gr15" draw:text-style-name="P9" draw:layer="layout" svg:width="0.251cm" svg:height="0.249cm" svg:x="6.084cm" svg:y="10.228cm" svg:viewBox="0 0 252 250" draw:points="0,0 0,250 252,126">
          <text:p/>
        </draw:polygon>
        <draw:polygon draw:style-name="gr15" draw:text-style-name="P9" draw:layer="layout" svg:width="0.25cm" svg:height="0.249cm" svg:x="6.252cm" svg:y="10.228cm" svg:viewBox="0 0 251 250" draw:points="0,0 0,250 251,126">
          <text:p/>
        </draw:polygon>
        <draw:polygon draw:style-name="gr15" draw:text-style-name="P9" draw:layer="layout" svg:width="0.251cm" svg:height="0.249cm" svg:x="6.419cm" svg:y="10.228cm" svg:viewBox="0 0 252 250" draw:points="0,0 0,250 252,126">
          <text:p/>
        </draw:polygon>
        <draw:polygon draw:style-name="gr15" draw:text-style-name="P9" draw:layer="layout" svg:width="0.25cm" svg:height="0.249cm" svg:x="6.587cm" svg:y="10.228cm" svg:viewBox="0 0 251 250" draw:points="0,0 0,250 251,126">
          <text:p/>
        </draw:polygon>
        <draw:polygon draw:style-name="gr15" draw:text-style-name="P9" draw:layer="layout" svg:width="0.249cm" svg:height="0.249cm" svg:x="6.756cm" svg:y="10.228cm" svg:viewBox="0 0 250 250" draw:points="0,0 0,250 250,126">
          <text:p/>
        </draw:polygon>
        <draw:polygon draw:style-name="gr15" draw:text-style-name="P9" draw:layer="layout" svg:width="0.249cm" svg:height="0.249cm" svg:x="6.924cm" svg:y="10.228cm" svg:viewBox="0 0 250 250" draw:points="0,0 0,250 250,126">
          <text:p/>
        </draw:polygon>
        <draw:polygon draw:style-name="gr15" draw:text-style-name="P9" draw:layer="layout" svg:width="0.249cm" svg:height="0.249cm" svg:x="7.091cm" svg:y="10.228cm" svg:viewBox="0 0 250 250" draw:points="0,0 0,250 250,126">
          <text:p/>
        </draw:polygon>
        <draw:polygon draw:style-name="gr15" draw:text-style-name="P9" draw:layer="layout" svg:width="0.25cm" svg:height="0.249cm" svg:x="7.259cm" svg:y="10.228cm" svg:viewBox="0 0 251 250" draw:points="0,0 0,250 251,126">
          <text:p/>
        </draw:polygon>
        <draw:polygon draw:style-name="gr15" draw:text-style-name="P9" draw:layer="layout" svg:width="0.251cm" svg:height="0.249cm" svg:x="7.426cm" svg:y="10.228cm" svg:viewBox="0 0 252 250" draw:points="0,0 0,250 252,126">
          <text:p/>
        </draw:polygon>
        <draw:polygon draw:style-name="gr15" draw:text-style-name="P9" draw:layer="layout" svg:width="0.251cm" svg:height="0.249cm" svg:x="7.594cm" svg:y="10.228cm" svg:viewBox="0 0 252 250" draw:points="0,0 0,250 252,126">
          <text:p/>
        </draw:polygon>
        <draw:polygon draw:style-name="gr15" draw:text-style-name="P9" draw:layer="layout" svg:width="0.251cm" svg:height="0.249cm" svg:x="7.761cm" svg:y="10.228cm" svg:viewBox="0 0 252 250" draw:points="0,0 0,250 252,126">
          <text:p/>
        </draw:polygon>
        <draw:polygon draw:style-name="gr15" draw:text-style-name="P9" draw:layer="layout" svg:width="0.25cm" svg:height="0.249cm" svg:x="7.929cm" svg:y="10.228cm" svg:viewBox="0 0 251 250" draw:points="0,0 0,250 251,126">
          <text:p/>
        </draw:polygon>
        <draw:polygon draw:style-name="gr15" draw:text-style-name="P9" draw:layer="layout" svg:width="0.249cm" svg:height="0.249cm" svg:x="8.098cm" svg:y="10.228cm" svg:viewBox="0 0 250 250" draw:points="0,0 0,250 250,126">
          <text:p/>
        </draw:polygon>
        <draw:polygon draw:style-name="gr15" draw:text-style-name="P9" draw:layer="layout" svg:width="0.249cm" svg:height="0.249cm" svg:x="8.266cm" svg:y="10.228cm" svg:viewBox="0 0 250 250" draw:points="0,0 0,250 250,126">
          <text:p/>
        </draw:polygon>
        <draw:polygon draw:style-name="gr15" draw:text-style-name="P9" draw:layer="layout" svg:width="0.249cm" svg:height="0.249cm" svg:x="8.433cm" svg:y="10.228cm" svg:viewBox="0 0 250 250" draw:points="0,0 0,250 250,126">
          <text:p/>
        </draw:polygon>
        <draw:polygon draw:style-name="gr15" draw:text-style-name="P9" draw:layer="layout" svg:width="0.249cm" svg:height="0.249cm" svg:x="8.601cm" svg:y="10.228cm" svg:viewBox="0 0 250 250" draw:points="0,0 0,250 250,126">
          <text:p/>
        </draw:polygon>
        <draw:polygon draw:style-name="gr15" draw:text-style-name="P9" draw:layer="layout" svg:width="0.251cm" svg:height="0.249cm" svg:x="8.768cm" svg:y="10.228cm" svg:viewBox="0 0 252 250" draw:points="0,0 0,250 252,126">
          <text:p/>
        </draw:polygon>
        <draw:polygon draw:style-name="gr15" draw:text-style-name="P9" draw:layer="layout" svg:width="0.251cm" svg:height="0.249cm" svg:x="8.936cm" svg:y="10.228cm" svg:viewBox="0 0 252 250" draw:points="0,0 0,250 252,126">
          <text:p/>
        </draw:polygon>
        <draw:polygon draw:style-name="gr15" draw:text-style-name="P9" draw:layer="layout" svg:width="0.25cm" svg:height="0.249cm" svg:x="9.104cm" svg:y="10.228cm" svg:viewBox="0 0 251 250" draw:points="0,0 0,250 251,126">
          <text:p/>
        </draw:polygon>
        <draw:polygon draw:style-name="gr15" draw:text-style-name="P9" draw:layer="layout" svg:width="0.251cm" svg:height="0.249cm" svg:x="9.271cm" svg:y="10.228cm" svg:viewBox="0 0 252 250" draw:points="0,0 0,250 252,126">
          <text:p/>
        </draw:polygon>
        <draw:polygon draw:style-name="gr15" draw:text-style-name="P9" draw:layer="layout" svg:width="0.249cm" svg:height="0.249cm" svg:x="9.44cm" svg:y="10.228cm" svg:viewBox="0 0 250 250" draw:points="0,0 0,250 250,126">
          <text:p/>
        </draw:polygon>
        <draw:polygon draw:style-name="gr15" draw:text-style-name="P9" draw:layer="layout" svg:width="0.249cm" svg:height="0.249cm" svg:x="9.608cm" svg:y="10.228cm" svg:viewBox="0 0 250 250" draw:points="0,0 0,250 250,126">
          <text:p/>
        </draw:polygon>
        <draw:polygon draw:style-name="gr15" draw:text-style-name="P9" draw:layer="layout" svg:width="0.25cm" svg:height="0.249cm" svg:x="9.776cm" svg:y="10.228cm" svg:viewBox="0 0 251 250" draw:points="0,0 0,250 251,126">
          <text:p/>
        </draw:polygon>
        <draw:polygon draw:style-name="gr15" draw:text-style-name="P9" draw:layer="layout" svg:width="0.249cm" svg:height="0.249cm" svg:x="9.943cm" svg:y="10.228cm" svg:viewBox="0 0 250 250" draw:points="0,0 0,250 250,126">
          <text:p/>
        </draw:polygon>
        <draw:polygon draw:style-name="gr15" draw:text-style-name="P9" draw:layer="layout" svg:width="0.249cm" svg:height="0.249cm" svg:x="10.11cm" svg:y="10.228cm" svg:viewBox="0 0 250 250" draw:points="0,0 0,250 250,126">
          <text:p/>
        </draw:polygon>
        <draw:polygon draw:style-name="gr15" draw:text-style-name="P9" draw:layer="layout" svg:width="0.249cm" svg:height="0.249cm" svg:x="10.278cm" svg:y="10.228cm" svg:viewBox="0 0 250 250" draw:points="0,0 0,250 250,126">
          <text:p/>
        </draw:polygon>
        <draw:polygon draw:style-name="gr15" draw:text-style-name="P9" draw:layer="layout" svg:width="0.251cm" svg:height="0.249cm" svg:x="10.445cm" svg:y="10.228cm" svg:viewBox="0 0 252 250" draw:points="0,0 0,250 252,126">
          <text:p/>
        </draw:polygon>
        <draw:polygon draw:style-name="gr15" draw:text-style-name="P9" draw:layer="layout" svg:width="0.25cm" svg:height="0.249cm" svg:x="10.613cm" svg:y="10.228cm" svg:viewBox="0 0 251 250" draw:points="0,0 0,250 251,126">
          <text:p/>
        </draw:polygon>
        <draw:polygon draw:style-name="gr15" draw:text-style-name="P9" draw:layer="layout" svg:width="0.251cm" svg:height="0.249cm" svg:x="10.78cm" svg:y="10.228cm" svg:viewBox="0 0 252 250" draw:points="0,0 0,250 252,126">
          <text:p/>
        </draw:polygon>
        <draw:polygon draw:style-name="gr15" draw:text-style-name="P9" draw:layer="layout" svg:width="0.251cm" svg:height="0.249cm" svg:x="10.948cm" svg:y="10.228cm" svg:viewBox="0 0 252 250" draw:points="0,0 0,250 252,126">
          <text:p/>
        </draw:polygon>
        <draw:polygon draw:style-name="gr15" draw:text-style-name="P9" draw:layer="layout" svg:width="0.249cm" svg:height="0.249cm" svg:x="11.117cm" svg:y="10.228cm" svg:viewBox="0 0 250 250" draw:points="0,0 0,250 250,126">
          <text:p/>
        </draw:polygon>
        <draw:polygon draw:style-name="gr15" draw:text-style-name="P9" draw:layer="layout" svg:width="0.25cm" svg:height="0.249cm" svg:x="11.283cm" svg:y="10.228cm" svg:viewBox="0 0 251 250" draw:points="0,0 0,250 251,126">
          <text:p/>
        </draw:polygon>
        <draw:polygon draw:style-name="gr15" draw:text-style-name="P9" draw:layer="layout" svg:width="0.249cm" svg:height="0.249cm" svg:x="11.452cm" svg:y="10.228cm" svg:viewBox="0 0 250 250" draw:points="0,0 0,250 250,126">
          <text:p/>
        </draw:polygon>
        <draw:polygon draw:style-name="gr15" draw:text-style-name="P9" draw:layer="layout" svg:width="0.249cm" svg:height="0.249cm" svg:x="11.62cm" svg:y="10.228cm" svg:viewBox="0 0 250 250" draw:points="0,0 0,250 250,126">
          <text:p/>
        </draw:polygon>
        <draw:polygon draw:style-name="gr15" draw:text-style-name="P9" draw:layer="layout" svg:width="0.251cm" svg:height="0.249cm" svg:x="11.787cm" svg:y="10.228cm" svg:viewBox="0 0 252 250" draw:points="0,0 0,250 252,126">
          <text:p/>
        </draw:polygon>
        <draw:polygon draw:style-name="gr15" draw:text-style-name="P9" draw:layer="layout" svg:width="0.25cm" svg:height="0.249cm" svg:x="11.955cm" svg:y="10.228cm" svg:viewBox="0 0 251 250" draw:points="0,0 0,250 251,126">
          <text:p/>
        </draw:polygon>
        <draw:polygon draw:style-name="gr15" draw:text-style-name="P9" draw:layer="layout" svg:width="0.251cm" svg:height="0.249cm" svg:x="12.122cm" svg:y="10.228cm" svg:viewBox="0 0 252 250" draw:points="0,0 0,250 252,126">
          <text:p/>
        </draw:polygon>
        <draw:polygon draw:style-name="gr15" draw:text-style-name="P9" draw:layer="layout" svg:width="0.251cm" svg:height="0.249cm" svg:x="12.29cm" svg:y="10.228cm" svg:viewBox="0 0 252 250" draw:points="0,0 0,250 252,126">
          <text:p/>
        </draw:polygon>
        <draw:polygon draw:style-name="gr15" draw:text-style-name="P9" draw:layer="layout" svg:width="0.249cm" svg:height="0.249cm" svg:x="12.459cm" svg:y="10.228cm" svg:viewBox="0 0 250 250" draw:points="0,0 0,250 250,126">
          <text:p/>
        </draw:polygon>
        <draw:polygon draw:style-name="gr15" draw:text-style-name="P9" draw:layer="layout" svg:width="0.251cm" svg:height="0.249cm" svg:x="12.625cm" svg:y="10.228cm" svg:viewBox="0 0 252 250" draw:points="0,0 0,250 252,126">
          <text:p/>
        </draw:polygon>
        <draw:polygon draw:style-name="gr15" draw:text-style-name="P9" draw:layer="layout" svg:width="0.249cm" svg:height="0.249cm" svg:x="12.794cm" svg:y="10.228cm" svg:viewBox="0 0 250 250" draw:points="0,0 0,250 250,126">
          <text:p/>
        </draw:polygon>
        <draw:polygon draw:style-name="gr15" draw:text-style-name="P9" draw:layer="layout" svg:width="0.249cm" svg:height="0.249cm" svg:x="12.962cm" svg:y="10.228cm" svg:viewBox="0 0 250 250" draw:points="0,0 0,250 250,126">
          <text:p/>
        </draw:polygon>
        <draw:polyline draw:style-name="gr12" draw:text-style-name="P4" draw:layer="layout" svg:width="8.386cm" svg:height="0cm" svg:x="4.699cm" svg:y="10.348cm" svg:viewBox="0 0 8387 0" draw:points="0,0 169,0 337,0 504,0 672,0 839,0 1007,0 1174,0 1342,0 1510,0 1679,0 1846,0 2014,0 2182,0 2349,0 2516,0 2684,0 2852,0 3021,0 3188,0 3356,0 3524,0 3691,0 3859,0 4026,0 4194,0 4363,0 4531,0 4698,0 4866,0 5033,0 5201,0 5368,0 5536,0 5703,0 5871,0 6038,0 6206,0 6375,0 6543,0 6710,0 6878,0 7045,0 7213,0 7380,0 7548,0 7717,0 7885,0 8052,0 8220,0 8387,0">
          <text:p/>
        </draw:polyline>
        <draw:polygon draw:style-name="gr13" draw:text-style-name="P8" draw:layer="layout" svg:width="0.251cm" svg:height="0.251cm" svg:x="4.574cm" svg:y="10.223cm" svg:viewBox="0 0 252 252" draw:points="0,252 252,252 126,0">
          <text:p/>
        </draw:polygon>
        <draw:polygon draw:style-name="gr13" draw:text-style-name="P8" draw:layer="layout" svg:width="0.251cm" svg:height="0.251cm" svg:x="4.742cm" svg:y="10.223cm" svg:viewBox="0 0 252 252" draw:points="0,252 252,252 126,0">
          <text:p/>
        </draw:polygon>
        <draw:polygon draw:style-name="gr13" draw:text-style-name="P8" draw:layer="layout" svg:width="0.25cm" svg:height="0.251cm" svg:x="4.91cm" svg:y="10.223cm" svg:viewBox="0 0 251 252" draw:points="0,252 251,252 126,0">
          <text:p/>
        </draw:polygon>
        <draw:polygon draw:style-name="gr13" draw:text-style-name="P8" draw:layer="layout" svg:width="0.251cm" svg:height="0.251cm" svg:x="5.077cm" svg:y="10.223cm" svg:viewBox="0 0 252 252" draw:points="0,252 252,252 127,0">
          <text:p/>
        </draw:polygon>
        <draw:polygon draw:style-name="gr13" draw:text-style-name="P8" draw:layer="layout" svg:width="0.249cm" svg:height="0.251cm" svg:x="5.246cm" svg:y="10.223cm" svg:viewBox="0 0 250 252" draw:points="0,252 250,252 126,0">
          <text:p/>
        </draw:polygon>
        <draw:polygon draw:style-name="gr13" draw:text-style-name="P8" draw:layer="layout" svg:width="0.249cm" svg:height="0.251cm" svg:x="5.414cm" svg:y="10.223cm" svg:viewBox="0 0 250 252" draw:points="0,252 250,252 124,0">
          <text:p/>
        </draw:polygon>
        <draw:polygon draw:style-name="gr13" draw:text-style-name="P8" draw:layer="layout" svg:width="0.25cm" svg:height="0.251cm" svg:x="5.582cm" svg:y="10.223cm" svg:viewBox="0 0 251 252" draw:points="0,252 251,252 125,0">
          <text:p/>
        </draw:polygon>
        <draw:polygon draw:style-name="gr13" draw:text-style-name="P8" draw:layer="layout" svg:width="0.249cm" svg:height="0.251cm" svg:x="5.749cm" svg:y="10.223cm" svg:viewBox="0 0 250 252" draw:points="0,252 250,252 125,0">
          <text:p/>
        </draw:polygon>
        <draw:polygon draw:style-name="gr13" draw:text-style-name="P8" draw:layer="layout" svg:width="0.25cm" svg:height="0.251cm" svg:x="5.917cm" svg:y="10.223cm" svg:viewBox="0 0 251 252" draw:points="0,252 251,252 124,0">
          <text:p/>
        </draw:polygon>
        <draw:polygon draw:style-name="gr13" draw:text-style-name="P8" draw:layer="layout" svg:width="0.251cm" svg:height="0.251cm" svg:x="6.084cm" svg:y="10.223cm" svg:viewBox="0 0 252 252" draw:points="0,252 252,252 126,0">
          <text:p/>
        </draw:polygon>
        <draw:polygon draw:style-name="gr13" draw:text-style-name="P8" draw:layer="layout" svg:width="0.25cm" svg:height="0.251cm" svg:x="6.252cm" svg:y="10.223cm" svg:viewBox="0 0 251 252" draw:points="0,252 251,252 127,0">
          <text:p/>
        </draw:polygon>
        <draw:polygon draw:style-name="gr13" draw:text-style-name="P8" draw:layer="layout" svg:width="0.251cm" svg:height="0.251cm" svg:x="6.419cm" svg:y="10.223cm" svg:viewBox="0 0 252 252" draw:points="0,252 252,252 126,0">
          <text:p/>
        </draw:polygon>
        <draw:polygon draw:style-name="gr13" draw:text-style-name="P8" draw:layer="layout" svg:width="0.25cm" svg:height="0.251cm" svg:x="6.587cm" svg:y="10.223cm" svg:viewBox="0 0 251 252" draw:points="0,252 251,252 127,0">
          <text:p/>
        </draw:polygon>
        <draw:polygon draw:style-name="gr13" draw:text-style-name="P8" draw:layer="layout" svg:width="0.249cm" svg:height="0.251cm" svg:x="6.756cm" svg:y="10.223cm" svg:viewBox="0 0 250 252" draw:points="0,252 250,252 126,0">
          <text:p/>
        </draw:polygon>
        <draw:polygon draw:style-name="gr13" draw:text-style-name="P8" draw:layer="layout" svg:width="0.249cm" svg:height="0.251cm" svg:x="6.924cm" svg:y="10.223cm" svg:viewBox="0 0 250 252" draw:points="0,252 250,252 124,0">
          <text:p/>
        </draw:polygon>
        <draw:polygon draw:style-name="gr13" draw:text-style-name="P8" draw:layer="layout" svg:width="0.249cm" svg:height="0.251cm" svg:x="7.091cm" svg:y="10.223cm" svg:viewBox="0 0 250 252" draw:points="0,252 250,252 125,0">
          <text:p/>
        </draw:polygon>
        <draw:polygon draw:style-name="gr13" draw:text-style-name="P8" draw:layer="layout" svg:width="0.25cm" svg:height="0.251cm" svg:x="7.259cm" svg:y="10.223cm" svg:viewBox="0 0 251 252" draw:points="0,252 251,252 125,0">
          <text:p/>
        </draw:polygon>
        <draw:polygon draw:style-name="gr13" draw:text-style-name="P8" draw:layer="layout" svg:width="0.251cm" svg:height="0.251cm" svg:x="7.426cm" svg:y="10.223cm" svg:viewBox="0 0 252 252" draw:points="0,252 252,252 125,0">
          <text:p/>
        </draw:polygon>
        <draw:polygon draw:style-name="gr13" draw:text-style-name="P8" draw:layer="layout" svg:width="0.251cm" svg:height="0.251cm" svg:x="7.594cm" svg:y="10.223cm" svg:viewBox="0 0 252 252" draw:points="0,252 252,252 127,0">
          <text:p/>
        </draw:polygon>
        <draw:polygon draw:style-name="gr13" draw:text-style-name="P8" draw:layer="layout" svg:width="0.251cm" svg:height="0.251cm" svg:x="7.761cm" svg:y="10.223cm" svg:viewBox="0 0 252 252" draw:points="0,252 252,252 127,0">
          <text:p/>
        </draw:polygon>
        <draw:polygon draw:style-name="gr13" draw:text-style-name="P8" draw:layer="layout" svg:width="0.25cm" svg:height="0.251cm" svg:x="7.929cm" svg:y="10.223cm" svg:viewBox="0 0 251 252" draw:points="0,252 251,252 126,0">
          <text:p/>
        </draw:polygon>
        <draw:polygon draw:style-name="gr13" draw:text-style-name="P8" draw:layer="layout" svg:width="0.249cm" svg:height="0.251cm" svg:x="8.098cm" svg:y="10.223cm" svg:viewBox="0 0 250 252" draw:points="0,252 250,252 125,0">
          <text:p/>
        </draw:polygon>
        <draw:polygon draw:style-name="gr13" draw:text-style-name="P8" draw:layer="layout" svg:width="0.249cm" svg:height="0.251cm" svg:x="8.266cm" svg:y="10.223cm" svg:viewBox="0 0 250 252" draw:points="0,252 250,252 125,0">
          <text:p/>
        </draw:polygon>
        <draw:polygon draw:style-name="gr13" draw:text-style-name="P8" draw:layer="layout" svg:width="0.249cm" svg:height="0.251cm" svg:x="8.433cm" svg:y="10.223cm" svg:viewBox="0 0 250 252" draw:points="0,252 250,252 125,0">
          <text:p/>
        </draw:polygon>
        <draw:polygon draw:style-name="gr13" draw:text-style-name="P8" draw:layer="layout" svg:width="0.249cm" svg:height="0.251cm" svg:x="8.601cm" svg:y="10.223cm" svg:viewBox="0 0 250 252" draw:points="0,252 250,252 124,0">
          <text:p/>
        </draw:polygon>
        <draw:polygon draw:style-name="gr13" draw:text-style-name="P8" draw:layer="layout" svg:width="0.251cm" svg:height="0.251cm" svg:x="8.768cm" svg:y="10.223cm" svg:viewBox="0 0 252 252" draw:points="0,252 252,252 126,0">
          <text:p/>
        </draw:polygon>
        <draw:polygon draw:style-name="gr13" draw:text-style-name="P8" draw:layer="layout" svg:width="0.251cm" svg:height="0.251cm" svg:x="8.936cm" svg:y="10.223cm" svg:viewBox="0 0 252 252" draw:points="0,252 252,252 126,0">
          <text:p/>
        </draw:polygon>
        <draw:polygon draw:style-name="gr13" draw:text-style-name="P8" draw:layer="layout" svg:width="0.25cm" svg:height="0.251cm" svg:x="9.104cm" svg:y="10.223cm" svg:viewBox="0 0 251 252" draw:points="0,252 251,252 127,0">
          <text:p/>
        </draw:polygon>
        <draw:polygon draw:style-name="gr13" draw:text-style-name="P8" draw:layer="layout" svg:width="0.251cm" svg:height="0.251cm" svg:x="9.271cm" svg:y="10.223cm" svg:viewBox="0 0 252 252" draw:points="0,252 252,252 127,0">
          <text:p/>
        </draw:polygon>
        <draw:polygon draw:style-name="gr13" draw:text-style-name="P8" draw:layer="layout" svg:width="0.249cm" svg:height="0.251cm" svg:x="9.44cm" svg:y="10.223cm" svg:viewBox="0 0 250 252" draw:points="0,252 250,252 125,0">
          <text:p/>
        </draw:polygon>
        <draw:polygon draw:style-name="gr13" draw:text-style-name="P8" draw:layer="layout" svg:width="0.249cm" svg:height="0.251cm" svg:x="9.608cm" svg:y="10.223cm" svg:viewBox="0 0 250 252" draw:points="0,252 250,252 124,0">
          <text:p/>
        </draw:polygon>
        <draw:polygon draw:style-name="gr13" draw:text-style-name="P8" draw:layer="layout" svg:width="0.25cm" svg:height="0.251cm" svg:x="9.776cm" svg:y="10.223cm" svg:viewBox="0 0 251 252" draw:points="0,252 251,252 125,0">
          <text:p/>
        </draw:polygon>
        <draw:polygon draw:style-name="gr13" draw:text-style-name="P8" draw:layer="layout" svg:width="0.249cm" svg:height="0.251cm" svg:x="9.943cm" svg:y="10.223cm" svg:viewBox="0 0 250 252" draw:points="0,252 250,252 124,0">
          <text:p/>
        </draw:polygon>
        <draw:polygon draw:style-name="gr13" draw:text-style-name="P8" draw:layer="layout" svg:width="0.249cm" svg:height="0.251cm" svg:x="10.11cm" svg:y="10.223cm" svg:viewBox="0 0 250 252" draw:points="0,252 250,252 125,0">
          <text:p/>
        </draw:polygon>
        <draw:polygon draw:style-name="gr13" draw:text-style-name="P8" draw:layer="layout" svg:width="0.249cm" svg:height="0.251cm" svg:x="10.278cm" svg:y="10.223cm" svg:viewBox="0 0 250 252" draw:points="0,252 250,252 125,0">
          <text:p/>
        </draw:polygon>
        <draw:polygon draw:style-name="gr13" draw:text-style-name="P8" draw:layer="layout" svg:width="0.251cm" svg:height="0.251cm" svg:x="10.445cm" svg:y="10.223cm" svg:viewBox="0 0 252 252" draw:points="0,252 252,252 125,0">
          <text:p/>
        </draw:polygon>
        <draw:polygon draw:style-name="gr13" draw:text-style-name="P8" draw:layer="layout" svg:width="0.25cm" svg:height="0.251cm" svg:x="10.613cm" svg:y="10.223cm" svg:viewBox="0 0 251 252" draw:points="0,252 251,252 125,0">
          <text:p/>
        </draw:polygon>
        <draw:polygon draw:style-name="gr13" draw:text-style-name="P8" draw:layer="layout" svg:width="0.251cm" svg:height="0.251cm" svg:x="10.78cm" svg:y="10.223cm" svg:viewBox="0 0 252 252" draw:points="0,252 252,252 126,0">
          <text:p/>
        </draw:polygon>
        <draw:polygon draw:style-name="gr13" draw:text-style-name="P8" draw:layer="layout" svg:width="0.251cm" svg:height="0.251cm" svg:x="10.948cm" svg:y="10.223cm" svg:viewBox="0 0 252 252" draw:points="0,252 252,252 126,0">
          <text:p/>
        </draw:polygon>
        <draw:polygon draw:style-name="gr13" draw:text-style-name="P8" draw:layer="layout" svg:width="0.249cm" svg:height="0.251cm" svg:x="11.117cm" svg:y="10.223cm" svg:viewBox="0 0 250 252" draw:points="0,252 250,252 125,0">
          <text:p/>
        </draw:polygon>
        <draw:polygon draw:style-name="gr13" draw:text-style-name="P8" draw:layer="layout" svg:width="0.25cm" svg:height="0.251cm" svg:x="11.283cm" svg:y="10.223cm" svg:viewBox="0 0 251 252" draw:points="0,252 251,252 127,0">
          <text:p/>
        </draw:polygon>
        <draw:polygon draw:style-name="gr13" draw:text-style-name="P8" draw:layer="layout" svg:width="0.249cm" svg:height="0.251cm" svg:x="11.452cm" svg:y="10.223cm" svg:viewBox="0 0 250 252" draw:points="0,252 250,252 125,0">
          <text:p/>
        </draw:polygon>
        <draw:polygon draw:style-name="gr13" draw:text-style-name="P8" draw:layer="layout" svg:width="0.249cm" svg:height="0.251cm" svg:x="11.62cm" svg:y="10.223cm" svg:viewBox="0 0 250 252" draw:points="0,252 250,252 124,0">
          <text:p/>
        </draw:polygon>
        <draw:polygon draw:style-name="gr13" draw:text-style-name="P8" draw:layer="layout" svg:width="0.251cm" svg:height="0.251cm" svg:x="11.787cm" svg:y="10.223cm" svg:viewBox="0 0 252 252" draw:points="0,252 252,252 126,0">
          <text:p/>
        </draw:polygon>
        <draw:polygon draw:style-name="gr13" draw:text-style-name="P8" draw:layer="layout" svg:width="0.25cm" svg:height="0.251cm" svg:x="11.955cm" svg:y="10.223cm" svg:viewBox="0 0 251 252" draw:points="0,252 251,252 124,0">
          <text:p/>
        </draw:polygon>
        <draw:polygon draw:style-name="gr13" draw:text-style-name="P8" draw:layer="layout" svg:width="0.251cm" svg:height="0.251cm" svg:x="12.122cm" svg:y="10.223cm" svg:viewBox="0 0 252 252" draw:points="0,252 252,252 126,0">
          <text:p/>
        </draw:polygon>
        <draw:polygon draw:style-name="gr13" draw:text-style-name="P8" draw:layer="layout" svg:width="0.251cm" svg:height="0.251cm" svg:x="12.29cm" svg:y="10.223cm" svg:viewBox="0 0 252 252" draw:points="0,252 252,252 127,0">
          <text:p/>
        </draw:polygon>
        <draw:polygon draw:style-name="gr13" draw:text-style-name="P8" draw:layer="layout" svg:width="0.249cm" svg:height="0.251cm" svg:x="12.459cm" svg:y="10.223cm" svg:viewBox="0 0 250 252" draw:points="0,252 250,252 126,0">
          <text:p/>
        </draw:polygon>
        <draw:polygon draw:style-name="gr13" draw:text-style-name="P8" draw:layer="layout" svg:width="0.251cm" svg:height="0.251cm" svg:x="12.625cm" svg:y="10.223cm" svg:viewBox="0 0 252 252" draw:points="0,252 252,252 126,0">
          <text:p/>
        </draw:polygon>
        <draw:polygon draw:style-name="gr13" draw:text-style-name="P8" draw:layer="layout" svg:width="0.249cm" svg:height="0.251cm" svg:x="12.794cm" svg:y="10.223cm" svg:viewBox="0 0 250 252" draw:points="0,252 250,252 126,0">
          <text:p/>
        </draw:polygon>
        <draw:polygon draw:style-name="gr13" draw:text-style-name="P8" draw:layer="layout" svg:width="0.249cm" svg:height="0.251cm" svg:x="12.962cm" svg:y="10.223cm" svg:viewBox="0 0 250 252" draw:points="0,252 250,252 125,0">
          <text:p/>
        </draw:polygon>
        <draw:polyline draw:style-name="gr10" draw:text-style-name="P4" draw:layer="layout" svg:width="8.387cm" svg:height="0.01cm" svg:x="4.699cm" svg:y="10.524cm" svg:viewBox="0 0 8388 11" draw:points="0,11 169,9 337,9 504,9 672,9 839,9 1007,9 1174,9 1342,9 1510,9 1679,9 1846,9 2014,8 2182,8 2349,8 2516,8 2684,8 2852,8 3021,6 3188,6 3356,6 3524,6 3691,6 3859,6 4026,6 4194,6 4363,6 4531,6 4698,6 4866,4 5033,4 5201,4 5368,4 5536,4 5703,4 5871,3 6038,3 6206,3 6375,3 6543,3 6710,3 6878,3 7045,3 7213,3 7380,3 7548,3 7717,0 7886,0 8053,0 8221,0 8388,0">
          <text:p/>
        </draw:polyline>
        <draw:polygon draw:style-name="gr11" draw:text-style-name="P7" draw:layer="layout" svg:width="0.251cm" svg:height="0.049cm" svg:x="4.574cm" svg:y="10.509cm" svg:viewBox="0 0 252 50" draw:points="0,0 252,0 252,50 0,50">
          <text:p/>
        </draw:polygon>
        <draw:polygon draw:style-name="gr11" draw:text-style-name="P7" draw:layer="layout" svg:width="0.251cm" svg:height="0.05cm" svg:x="4.742cm" svg:y="10.508cm" svg:viewBox="0 0 252 51" draw:points="0,0 252,0 252,51 0,51">
          <text:p/>
        </draw:polygon>
        <draw:polygon draw:style-name="gr11" draw:text-style-name="P7" draw:layer="layout" svg:width="0.25cm" svg:height="0.05cm" svg:x="4.91cm" svg:y="10.508cm" svg:viewBox="0 0 251 51" draw:points="0,0 251,0 251,51 0,51">
          <text:p/>
        </draw:polygon>
        <draw:polygon draw:style-name="gr11" draw:text-style-name="P7" draw:layer="layout" svg:width="0.251cm" svg:height="0.05cm" svg:x="5.077cm" svg:y="10.508cm" svg:viewBox="0 0 252 51" draw:points="0,0 252,0 252,51 0,51">
          <text:p/>
        </draw:polygon>
        <draw:polygon draw:style-name="gr11" draw:text-style-name="P7" draw:layer="layout" svg:width="0.249cm" svg:height="0.05cm" svg:x="5.246cm" svg:y="10.508cm" svg:viewBox="0 0 250 51" draw:points="0,0 250,0 250,51 0,51">
          <text:p/>
        </draw:polygon>
        <draw:polygon draw:style-name="gr11" draw:text-style-name="P7" draw:layer="layout" svg:width="0.249cm" svg:height="0.05cm" svg:x="5.414cm" svg:y="10.508cm" svg:viewBox="0 0 250 51" draw:points="0,0 250,0 250,51 0,51">
          <text:p/>
        </draw:polygon>
        <draw:polygon draw:style-name="gr11" draw:text-style-name="P7" draw:layer="layout" svg:width="0.25cm" svg:height="0.05cm" svg:x="5.582cm" svg:y="10.508cm" svg:viewBox="0 0 251 51" draw:points="0,0 251,0 251,51 0,51">
          <text:p/>
        </draw:polygon>
        <draw:polygon draw:style-name="gr11" draw:text-style-name="P7" draw:layer="layout" svg:width="0.249cm" svg:height="0.051cm" svg:x="5.749cm" svg:y="10.506cm" svg:viewBox="0 0 250 52" draw:points="0,0 250,0 250,52 0,52">
          <text:p/>
        </draw:polygon>
        <draw:polygon draw:style-name="gr11" draw:text-style-name="P7" draw:layer="layout" svg:width="0.25cm" svg:height="0.051cm" svg:x="5.917cm" svg:y="10.506cm" svg:viewBox="0 0 251 52" draw:points="0,0 251,0 251,52 0,52">
          <text:p/>
        </draw:polygon>
        <draw:polygon draw:style-name="gr11" draw:text-style-name="P7" draw:layer="layout" svg:width="0.251cm" svg:height="0.051cm" svg:x="6.084cm" svg:y="10.506cm" svg:viewBox="0 0 252 52" draw:points="0,0 252,0 252,52 0,52">
          <text:p/>
        </draw:polygon>
        <draw:polygon draw:style-name="gr11" draw:text-style-name="P7" draw:layer="layout" svg:width="0.25cm" svg:height="0.051cm" svg:x="6.252cm" svg:y="10.506cm" svg:viewBox="0 0 251 52" draw:points="0,0 251,0 251,52 0,52">
          <text:p/>
        </draw:polygon>
        <draw:polygon draw:style-name="gr11" draw:text-style-name="P7" draw:layer="layout" svg:width="0.251cm" svg:height="0.051cm" svg:x="6.419cm" svg:y="10.506cm" svg:viewBox="0 0 252 52" draw:points="0,0 252,0 252,52 0,52">
          <text:p/>
        </draw:polygon>
        <draw:polygon draw:style-name="gr11" draw:text-style-name="P7" draw:layer="layout" svg:width="0.25cm" svg:height="0.049cm" svg:x="6.587cm" svg:y="10.506cm" svg:viewBox="0 0 251 50" draw:points="0,0 251,0 251,50 0,50">
          <text:p/>
        </draw:polygon>
        <draw:polygon draw:style-name="gr11" draw:text-style-name="P7" draw:layer="layout" svg:width="0.249cm" svg:height="0.049cm" svg:x="6.756cm" svg:y="10.506cm" svg:viewBox="0 0 250 50" draw:points="0,0 250,0 250,50 0,50">
          <text:p/>
        </draw:polygon>
        <draw:polygon draw:style-name="gr11" draw:text-style-name="P7" draw:layer="layout" svg:width="0.249cm" svg:height="0.049cm" svg:x="6.924cm" svg:y="10.506cm" svg:viewBox="0 0 250 50" draw:points="0,0 250,0 250,50 0,50">
          <text:p/>
        </draw:polygon>
        <draw:polygon draw:style-name="gr11" draw:text-style-name="P7" draw:layer="layout" svg:width="0.249cm" svg:height="0.049cm" svg:x="7.091cm" svg:y="10.506cm" svg:viewBox="0 0 250 50" draw:points="0,0 250,0 250,50 0,50">
          <text:p/>
        </draw:polygon>
        <draw:polygon draw:style-name="gr11" draw:text-style-name="P7" draw:layer="layout" svg:width="0.25cm" svg:height="0.049cm" svg:x="7.259cm" svg:y="10.506cm" svg:viewBox="0 0 251 50" draw:points="0,0 251,0 251,50 0,50">
          <text:p/>
        </draw:polygon>
        <draw:polygon draw:style-name="gr11" draw:text-style-name="P7" draw:layer="layout" svg:width="0.251cm" svg:height="0.049cm" svg:x="7.426cm" svg:y="10.506cm" svg:viewBox="0 0 252 50" draw:points="0,0 252,0 252,50 0,50">
          <text:p/>
        </draw:polygon>
        <draw:polygon draw:style-name="gr11" draw:text-style-name="P7" draw:layer="layout" svg:width="0.251cm" svg:height="0.05cm" svg:x="7.594cm" svg:y="10.505cm" svg:viewBox="0 0 252 51" draw:points="0,0 252,0 252,51 0,51">
          <text:p/>
        </draw:polygon>
        <draw:polygon draw:style-name="gr11" draw:text-style-name="P7" draw:layer="layout" svg:width="0.251cm" svg:height="0.05cm" svg:x="7.761cm" svg:y="10.505cm" svg:viewBox="0 0 252 51" draw:points="0,0 252,0 252,51 0,51">
          <text:p/>
        </draw:polygon>
        <draw:polygon draw:style-name="gr11" draw:text-style-name="P7" draw:layer="layout" svg:width="0.25cm" svg:height="0.05cm" svg:x="7.929cm" svg:y="10.505cm" svg:viewBox="0 0 251 51" draw:points="0,0 251,0 251,51 0,51">
          <text:p/>
        </draw:polygon>
        <draw:polygon draw:style-name="gr11" draw:text-style-name="P7" draw:layer="layout" svg:width="0.249cm" svg:height="0.05cm" svg:x="8.098cm" svg:y="10.505cm" svg:viewBox="0 0 250 51" draw:points="0,0 250,0 250,51 0,51">
          <text:p/>
        </draw:polygon>
        <draw:polygon draw:style-name="gr11" draw:text-style-name="P7" draw:layer="layout" svg:width="0.249cm" svg:height="0.05cm" svg:x="8.266cm" svg:y="10.505cm" svg:viewBox="0 0 250 51" draw:points="0,0 250,0 250,51 0,51">
          <text:p/>
        </draw:polygon>
        <draw:polygon draw:style-name="gr11" draw:text-style-name="P7" draw:layer="layout" svg:width="0.249cm" svg:height="0.05cm" svg:x="8.433cm" svg:y="10.505cm" svg:viewBox="0 0 250 51" draw:points="0,0 250,0 250,51 0,51">
          <text:p/>
        </draw:polygon>
        <draw:polygon draw:style-name="gr11" draw:text-style-name="P7" draw:layer="layout" svg:width="0.249cm" svg:height="0.051cm" svg:x="8.601cm" svg:y="10.503cm" svg:viewBox="0 0 250 52" draw:points="0,0 250,0 250,52 0,52">
          <text:p/>
        </draw:polygon>
        <draw:polygon draw:style-name="gr11" draw:text-style-name="P7" draw:layer="layout" svg:width="0.251cm" svg:height="0.051cm" svg:x="8.768cm" svg:y="10.503cm" svg:viewBox="0 0 252 52" draw:points="0,0 252,0 252,52 0,52">
          <text:p/>
        </draw:polygon>
        <draw:polygon draw:style-name="gr11" draw:text-style-name="P7" draw:layer="layout" svg:width="0.251cm" svg:height="0.051cm" svg:x="8.936cm" svg:y="10.503cm" svg:viewBox="0 0 252 52" draw:points="0,0 252,0 252,52 0,52">
          <text:p/>
        </draw:polygon>
        <draw:polygon draw:style-name="gr11" draw:text-style-name="P7" draw:layer="layout" svg:width="0.25cm" svg:height="0.051cm" svg:x="9.104cm" svg:y="10.503cm" svg:viewBox="0 0 251 52" draw:points="0,0 251,0 251,52 0,52">
          <text:p/>
        </draw:polygon>
        <draw:polygon draw:style-name="gr11" draw:text-style-name="P7" draw:layer="layout" svg:width="0.251cm" svg:height="0.051cm" svg:x="9.271cm" svg:y="10.503cm" svg:viewBox="0 0 252 52" draw:points="0,0 252,0 252,52 0,52">
          <text:p/>
        </draw:polygon>
        <draw:polygon draw:style-name="gr11" draw:text-style-name="P7" draw:layer="layout" svg:width="0.249cm" svg:height="0.049cm" svg:x="9.44cm" svg:y="10.503cm" svg:viewBox="0 0 250 50" draw:points="0,0 250,0 250,50 0,50">
          <text:p/>
        </draw:polygon>
        <draw:polygon draw:style-name="gr11" draw:text-style-name="P7" draw:layer="layout" svg:width="0.249cm" svg:height="0.049cm" svg:x="9.608cm" svg:y="10.503cm" svg:viewBox="0 0 250 50" draw:points="0,0 250,0 250,50 0,50">
          <text:p/>
        </draw:polygon>
        <draw:polygon draw:style-name="gr11" draw:text-style-name="P7" draw:layer="layout" svg:width="0.25cm" svg:height="0.049cm" svg:x="9.776cm" svg:y="10.503cm" svg:viewBox="0 0 251 50" draw:points="0,0 251,0 251,50 0,50">
          <text:p/>
        </draw:polygon>
        <draw:polygon draw:style-name="gr11" draw:text-style-name="P7" draw:layer="layout" svg:width="0.249cm" svg:height="0.049cm" svg:x="9.943cm" svg:y="10.503cm" svg:viewBox="0 0 250 50" draw:points="0,0 250,0 250,50 0,50">
          <text:p/>
        </draw:polygon>
        <draw:polygon draw:style-name="gr11" draw:text-style-name="P7" draw:layer="layout" svg:width="0.249cm" svg:height="0.049cm" svg:x="10.11cm" svg:y="10.503cm" svg:viewBox="0 0 250 50" draw:points="0,0 250,0 250,50 0,50">
          <text:p/>
        </draw:polygon>
        <draw:polygon draw:style-name="gr11" draw:text-style-name="P7" draw:layer="layout" svg:width="0.249cm" svg:height="0.049cm" svg:x="10.278cm" svg:y="10.503cm" svg:viewBox="0 0 250 50" draw:points="0,0 250,0 250,50 0,50">
          <text:p/>
        </draw:polygon>
        <draw:polygon draw:style-name="gr11" draw:text-style-name="P7" draw:layer="layout" svg:width="0.251cm" svg:height="0.051cm" svg:x="10.445cm" svg:y="10.501cm" svg:viewBox="0 0 252 52" draw:points="0,0 252,0 252,52 0,52">
          <text:p/>
        </draw:polygon>
        <draw:polygon draw:style-name="gr11" draw:text-style-name="P7" draw:layer="layout" svg:width="0.25cm" svg:height="0.051cm" svg:x="10.613cm" svg:y="10.501cm" svg:viewBox="0 0 251 52" draw:points="0,0 251,0 251,52 0,52">
          <text:p/>
        </draw:polygon>
        <draw:polygon draw:style-name="gr11" draw:text-style-name="P7" draw:layer="layout" svg:width="0.251cm" svg:height="0.051cm" svg:x="10.78cm" svg:y="10.501cm" svg:viewBox="0 0 252 52" draw:points="0,0 252,0 252,52 0,52">
          <text:p/>
        </draw:polygon>
        <draw:polygon draw:style-name="gr11" draw:text-style-name="P7" draw:layer="layout" svg:width="0.251cm" svg:height="0.051cm" svg:x="10.948cm" svg:y="10.501cm" svg:viewBox="0 0 252 52" draw:points="0,0 252,0 252,52 0,52">
          <text:p/>
        </draw:polygon>
        <draw:polygon draw:style-name="gr11" draw:text-style-name="P7" draw:layer="layout" svg:width="0.249cm" svg:height="0.051cm" svg:x="11.117cm" svg:y="10.501cm" svg:viewBox="0 0 250 52" draw:points="0,0 250,0 250,52 0,52">
          <text:p/>
        </draw:polygon>
        <draw:polygon draw:style-name="gr11" draw:text-style-name="P7" draw:layer="layout" svg:width="0.25cm" svg:height="0.051cm" svg:x="11.283cm" svg:y="10.501cm" svg:viewBox="0 0 251 52" draw:points="0,0 251,0 251,52 0,52">
          <text:p/>
        </draw:polygon>
        <draw:polygon draw:style-name="gr11" draw:text-style-name="P7" draw:layer="layout" svg:width="0.249cm" svg:height="0.05cm" svg:x="11.452cm" svg:y="10.5cm" svg:viewBox="0 0 250 51" draw:points="0,0 250,0 250,51 0,51">
          <text:p/>
        </draw:polygon>
        <draw:polygon draw:style-name="gr11" draw:text-style-name="P7" draw:layer="layout" svg:width="0.249cm" svg:height="0.05cm" svg:x="11.62cm" svg:y="10.5cm" svg:viewBox="0 0 250 51" draw:points="0,0 250,0 250,51 0,51">
          <text:p/>
        </draw:polygon>
        <draw:polygon draw:style-name="gr11" draw:text-style-name="P7" draw:layer="layout" svg:width="0.251cm" svg:height="0.05cm" svg:x="11.787cm" svg:y="10.5cm" svg:viewBox="0 0 252 51" draw:points="0,0 252,0 252,51 0,51">
          <text:p/>
        </draw:polygon>
        <draw:polygon draw:style-name="gr11" draw:text-style-name="P7" draw:layer="layout" svg:width="0.25cm" svg:height="0.05cm" svg:x="11.955cm" svg:y="10.5cm" svg:viewBox="0 0 251 51" draw:points="0,0 251,0 251,51 0,51">
          <text:p/>
        </draw:polygon>
        <draw:polygon draw:style-name="gr11" draw:text-style-name="P7" draw:layer="layout" svg:width="0.251cm" svg:height="0.05cm" svg:x="12.122cm" svg:y="10.5cm" svg:viewBox="0 0 252 51" draw:points="0,0 252,0 252,51 0,51">
          <text:p/>
        </draw:polygon>
        <draw:polygon draw:style-name="gr11" draw:text-style-name="P7" draw:layer="layout" svg:width="0.251cm" svg:height="0.049cm" svg:x="12.29cm" svg:y="10.5cm" svg:viewBox="0 0 252 50" draw:points="0,0 252,0 252,50 0,50">
          <text:p/>
        </draw:polygon>
        <draw:polygon draw:style-name="gr11" draw:text-style-name="P7" draw:layer="layout" svg:width="0.249cm" svg:height="0.049cm" svg:x="12.459cm" svg:y="10.5cm" svg:viewBox="0 0 250 50" draw:points="0,0 250,0 250,50 0,50">
          <text:p/>
        </draw:polygon>
        <draw:polygon draw:style-name="gr11" draw:text-style-name="P7" draw:layer="layout" svg:width="0.251cm" svg:height="0.049cm" svg:x="12.625cm" svg:y="10.5cm" svg:viewBox="0 0 252 50" draw:points="0,0 252,0 252,50 0,50">
          <text:p/>
        </draw:polygon>
        <draw:polygon draw:style-name="gr11" draw:text-style-name="P7" draw:layer="layout" svg:width="0.249cm" svg:height="0.049cm" svg:x="12.794cm" svg:y="10.5cm" svg:viewBox="0 0 250 50" draw:points="0,0 250,0 250,50 0,50">
          <text:p/>
        </draw:polygon>
        <draw:polygon draw:style-name="gr11" draw:text-style-name="P7" draw:layer="layout" svg:width="0.249cm" svg:height="0.049cm" svg:x="12.962cm" svg:y="10.5cm" svg:viewBox="0 0 250 50" draw:points="0,0 250,0 250,50 0,50">
          <text:p/>
        </draw:polygon>
        <draw:polyline draw:style-name="gr8" draw:text-style-name="P4" draw:layer="layout" svg:width="8.387cm" svg:height="0.441cm" svg:x="4.699cm" svg:y="4.266cm" svg:viewBox="0 0 8388 442" draw:points="0,0 169,8 337,17 504,26 672,35 839,45 1007,54 1174,63 1342,72 1510,80 1679,89 1846,98 2014,107 2182,117 2349,126 2516,135 2684,144 2852,153 3021,161 3188,170 3356,179 3524,187 3691,196 3859,205 4026,214 4194,222 4363,231 4531,240 4698,250 4866,259 5033,266 5201,276 5368,285 5536,294 5703,302 5871,311 6038,320 6206,329 6375,337 6543,346 6710,355 6878,363 7045,373 7213,382 7380,390 7548,399 7717,408 7886,416 8053,425 8221,433 8388,442">
          <text:p/>
        </draw:polyline>
        <draw:polygon draw:style-name="gr9" draw:text-style-name="P6" draw:layer="layout" svg:width="0.251cm" svg:height="0.249cm" svg:x="4.574cm" svg:y="4.141cm" svg:viewBox="0 0 252 250" draw:points="0,125 126,250 252,125 126,0">
          <text:p/>
        </draw:polygon>
        <draw:polygon draw:style-name="gr9" draw:text-style-name="P6" draw:layer="layout" svg:width="0.251cm" svg:height="0.249cm" svg:x="4.742cm" svg:y="4.15cm" svg:viewBox="0 0 252 250" draw:points="0,124 126,250 252,124 126,0">
          <text:p/>
        </draw:polygon>
        <draw:polygon draw:style-name="gr9" draw:text-style-name="P6" draw:layer="layout" svg:width="0.25cm" svg:height="0.25cm" svg:x="4.91cm" svg:y="4.159cm" svg:viewBox="0 0 251 251" draw:points="0,124 126,251 251,124 126,0">
          <text:p/>
        </draw:polygon>
        <draw:polygon draw:style-name="gr9" draw:text-style-name="P6" draw:layer="layout" svg:width="0.251cm" svg:height="0.251cm" svg:x="5.077cm" svg:y="4.167cm" svg:viewBox="0 0 252 252" draw:points="0,125 127,252 252,125 127,0">
          <text:p/>
        </draw:polygon>
        <draw:polygon draw:style-name="gr9" draw:text-style-name="P6" draw:layer="layout" svg:width="0.249cm" svg:height="0.251cm" svg:x="5.246cm" svg:y="4.176cm" svg:viewBox="0 0 250 252" draw:points="0,125 126,252 250,125 126,0">
          <text:p/>
        </draw:polygon>
        <draw:polygon draw:style-name="gr9" draw:text-style-name="P6" draw:layer="layout" svg:width="0.249cm" svg:height="0.251cm" svg:x="5.414cm" svg:y="4.185cm" svg:viewBox="0 0 250 252" draw:points="0,126 124,252 250,126 124,0">
          <text:p/>
        </draw:polygon>
        <draw:polygon draw:style-name="gr9" draw:text-style-name="P6" draw:layer="layout" svg:width="0.25cm" svg:height="0.251cm" svg:x="5.582cm" svg:y="4.194cm" svg:viewBox="0 0 251 252" draw:points="0,126 125,252 251,126 125,0">
          <text:p/>
        </draw:polygon>
        <draw:polygon draw:style-name="gr9" draw:text-style-name="P6" draw:layer="layout" svg:width="0.249cm" svg:height="0.249cm" svg:x="5.749cm" svg:y="4.204cm" svg:viewBox="0 0 250 250" draw:points="0,125 125,250 250,125 125,0">
          <text:p/>
        </draw:polygon>
        <draw:polygon draw:style-name="gr9" draw:text-style-name="P6" draw:layer="layout" svg:width="0.25cm" svg:height="0.249cm" svg:x="5.917cm" svg:y="4.213cm" svg:viewBox="0 0 251 250" draw:points="0,125 124,250 251,125 124,0">
          <text:p/>
        </draw:polygon>
        <draw:polygon draw:style-name="gr9" draw:text-style-name="P6" draw:layer="layout" svg:width="0.251cm" svg:height="0.249cm" svg:x="6.084cm" svg:y="4.222cm" svg:viewBox="0 0 252 250" draw:points="0,124 126,250 252,124 126,0">
          <text:p/>
        </draw:polygon>
        <draw:polygon draw:style-name="gr9" draw:text-style-name="P6" draw:layer="layout" svg:width="0.25cm" svg:height="0.249cm" svg:x="6.252cm" svg:y="4.231cm" svg:viewBox="0 0 251 250" draw:points="0,124 127,250 251,124 127,0">
          <text:p/>
        </draw:polygon>
        <draw:polygon draw:style-name="gr9" draw:text-style-name="P6" draw:layer="layout" svg:width="0.251cm" svg:height="0.25cm" svg:x="6.419cm" svg:y="4.24cm" svg:viewBox="0 0 252 251" draw:points="0,124 126,251 252,124 126,0">
          <text:p/>
        </draw:polygon>
        <draw:polygon draw:style-name="gr9" draw:text-style-name="P6" draw:layer="layout" svg:width="0.25cm" svg:height="0.251cm" svg:x="6.587cm" svg:y="4.248cm" svg:viewBox="0 0 251 252" draw:points="0,125 127,252 251,125 127,0">
          <text:p/>
        </draw:polygon>
        <draw:polygon draw:style-name="gr9" draw:text-style-name="P6" draw:layer="layout" svg:width="0.249cm" svg:height="0.251cm" svg:x="6.756cm" svg:y="4.257cm" svg:viewBox="0 0 250 252" draw:points="0,127 126,252 250,127 126,0">
          <text:p/>
        </draw:polygon>
        <draw:polygon draw:style-name="gr9" draw:text-style-name="P6" draw:layer="layout" svg:width="0.249cm" svg:height="0.251cm" svg:x="6.924cm" svg:y="4.266cm" svg:viewBox="0 0 250 252" draw:points="0,127 124,252 250,127 124,0">
          <text:p/>
        </draw:polygon>
        <draw:polygon draw:style-name="gr9" draw:text-style-name="P6" draw:layer="layout" svg:width="0.249cm" svg:height="0.25cm" svg:x="7.091cm" svg:y="4.275cm" svg:viewBox="0 0 250 251" draw:points="0,127 125,251 250,127 125,0">
          <text:p/>
        </draw:polygon>
        <draw:polygon draw:style-name="gr9" draw:text-style-name="P6" draw:layer="layout" svg:width="0.25cm" svg:height="0.249cm" svg:x="7.259cm" svg:y="4.285cm" svg:viewBox="0 0 251 250" draw:points="0,126 125,250 251,126 125,0">
          <text:p/>
        </draw:polygon>
        <draw:polygon draw:style-name="gr9" draw:text-style-name="P6" draw:layer="layout" svg:width="0.251cm" svg:height="0.249cm" svg:x="7.426cm" svg:y="4.294cm" svg:viewBox="0 0 252 250" draw:points="0,126 125,250 252,126 125,0">
          <text:p/>
        </draw:polygon>
        <draw:polygon draw:style-name="gr9" draw:text-style-name="P6" draw:layer="layout" svg:width="0.251cm" svg:height="0.249cm" svg:x="7.594cm" svg:y="4.303cm" svg:viewBox="0 0 252 250" draw:points="0,125 127,250 252,125 127,0">
          <text:p/>
        </draw:polygon>
        <draw:polygon draw:style-name="gr9" draw:text-style-name="P6" draw:layer="layout" svg:width="0.251cm" svg:height="0.249cm" svg:x="7.761cm" svg:y="4.311cm" svg:viewBox="0 0 252 250" draw:points="0,126 127,250 252,126 127,0">
          <text:p/>
        </draw:polygon>
        <draw:polygon draw:style-name="gr9" draw:text-style-name="P6" draw:layer="layout" svg:width="0.25cm" svg:height="0.249cm" svg:x="7.929cm" svg:y="4.32cm" svg:viewBox="0 0 251 250" draw:points="0,126 126,250 251,126 126,0">
          <text:p/>
        </draw:polygon>
        <draw:polygon draw:style-name="gr9" draw:text-style-name="P6" draw:layer="layout" svg:width="0.249cm" svg:height="0.249cm" svg:x="8.098cm" svg:y="4.329cm" svg:viewBox="0 0 250 250" draw:points="0,125 125,250 250,125 125,0">
          <text:p/>
        </draw:polygon>
        <draw:polygon draw:style-name="gr9" draw:text-style-name="P6" draw:layer="layout" svg:width="0.249cm" svg:height="0.25cm" svg:x="8.266cm" svg:y="4.338cm" svg:viewBox="0 0 250 251" draw:points="0,125 125,251 250,125 125,0">
          <text:p/>
        </draw:polygon>
        <draw:polygon draw:style-name="gr9" draw:text-style-name="P6" draw:layer="layout" svg:width="0.249cm" svg:height="0.251cm" svg:x="8.433cm" svg:y="4.346cm" svg:viewBox="0 0 250 252" draw:points="0,126 125,252 250,126 125,0">
          <text:p/>
        </draw:polygon>
        <draw:polygon draw:style-name="gr9" draw:text-style-name="P6" draw:layer="layout" svg:width="0.249cm" svg:height="0.251cm" svg:x="8.601cm" svg:y="4.355cm" svg:viewBox="0 0 250 252" draw:points="0,126 124,252 250,126 124,0">
          <text:p/>
        </draw:polygon>
        <draw:polygon draw:style-name="gr9" draw:text-style-name="P6" draw:layer="layout" svg:width="0.251cm" svg:height="0.25cm" svg:x="8.768cm" svg:y="4.364cm" svg:viewBox="0 0 252 251" draw:points="0,125 126,251 252,125 126,0">
          <text:p/>
        </draw:polygon>
        <draw:polygon draw:style-name="gr9" draw:text-style-name="P6" draw:layer="layout" svg:width="0.251cm" svg:height="0.251cm" svg:x="8.936cm" svg:y="4.372cm" svg:viewBox="0 0 252 252" draw:points="0,126 126,252 252,126 126,0">
          <text:p/>
        </draw:polygon>
        <draw:polygon draw:style-name="gr9" draw:text-style-name="P6" draw:layer="layout" svg:width="0.25cm" svg:height="0.251cm" svg:x="9.104cm" svg:y="4.381cm" svg:viewBox="0 0 251 252" draw:points="0,125 127,252 251,125 127,0">
          <text:p/>
        </draw:polygon>
        <draw:polygon draw:style-name="gr9" draw:text-style-name="P6" draw:layer="layout" svg:width="0.251cm" svg:height="0.251cm" svg:x="9.271cm" svg:y="4.39cm" svg:viewBox="0 0 252 252" draw:points="0,126 127,252 252,126 127,0">
          <text:p/>
        </draw:polygon>
        <draw:polygon draw:style-name="gr9" draw:text-style-name="P6" draw:layer="layout" svg:width="0.249cm" svg:height="0.25cm" svg:x="9.44cm" svg:y="4.399cm" svg:viewBox="0 0 250 251" draw:points="0,126 125,251 250,126 125,0">
          <text:p/>
        </draw:polygon>
        <draw:polygon draw:style-name="gr9" draw:text-style-name="P6" draw:layer="layout" svg:width="0.249cm" svg:height="0.251cm" svg:x="9.608cm" svg:y="4.407cm" svg:viewBox="0 0 250 252" draw:points="0,125 124,252 250,125 124,0">
          <text:p/>
        </draw:polygon>
        <draw:polygon draw:style-name="gr9" draw:text-style-name="P6" draw:layer="layout" svg:width="0.25cm" svg:height="0.251cm" svg:x="9.776cm" svg:y="4.416cm" svg:viewBox="0 0 251 252" draw:points="0,126 125,252 251,126 125,0">
          <text:p/>
        </draw:polygon>
        <draw:polygon draw:style-name="gr9" draw:text-style-name="P6" draw:layer="layout" svg:width="0.249cm" svg:height="0.25cm" svg:x="9.943cm" svg:y="4.425cm" svg:viewBox="0 0 250 251" draw:points="0,126 124,251 250,126 124,0">
          <text:p/>
        </draw:polygon>
        <draw:polygon draw:style-name="gr9" draw:text-style-name="P6" draw:layer="layout" svg:width="0.249cm" svg:height="0.249cm" svg:x="10.11cm" svg:y="4.435cm" svg:viewBox="0 0 250 250" draw:points="0,125 125,250 250,125 125,0">
          <text:p/>
        </draw:polygon>
        <draw:polygon draw:style-name="gr9" draw:text-style-name="P6" draw:layer="layout" svg:width="0.249cm" svg:height="0.251cm" svg:x="10.278cm" svg:y="4.442cm" svg:viewBox="0 0 250 252" draw:points="0,126 125,252 250,126 125,0">
          <text:p/>
        </draw:polygon>
        <draw:polygon draw:style-name="gr9" draw:text-style-name="P6" draw:layer="layout" svg:width="0.251cm" svg:height="0.25cm" svg:x="10.445cm" svg:y="4.451cm" svg:viewBox="0 0 252 251" draw:points="0,126 125,251 252,126 125,0">
          <text:p/>
        </draw:polygon>
        <draw:polygon draw:style-name="gr9" draw:text-style-name="P6" draw:layer="layout" svg:width="0.25cm" svg:height="0.249cm" svg:x="10.613cm" svg:y="4.461cm" svg:viewBox="0 0 251 250" draw:points="0,125 125,250 251,125 125,0">
          <text:p/>
        </draw:polygon>
        <draw:polygon draw:style-name="gr9" draw:text-style-name="P6" draw:layer="layout" svg:width="0.251cm" svg:height="0.249cm" svg:x="10.78cm" svg:y="4.47cm" svg:viewBox="0 0 252 250" draw:points="0,125 126,250 252,125 126,0">
          <text:p/>
        </draw:polygon>
        <draw:polygon draw:style-name="gr9" draw:text-style-name="P6" draw:layer="layout" svg:width="0.251cm" svg:height="0.25cm" svg:x="10.948cm" svg:y="4.477cm" svg:viewBox="0 0 252 251" draw:points="0,126 126,251 252,126 126,0">
          <text:p/>
        </draw:polygon>
        <draw:polygon draw:style-name="gr9" draw:text-style-name="P6" draw:layer="layout" svg:width="0.249cm" svg:height="0.249cm" svg:x="11.117cm" svg:y="4.487cm" svg:viewBox="0 0 250 250" draw:points="0,126 125,250 250,126 125,0">
          <text:p/>
        </draw:polygon>
        <draw:polygon draw:style-name="gr9" draw:text-style-name="P6" draw:layer="layout" svg:width="0.25cm" svg:height="0.249cm" svg:x="11.283cm" svg:y="4.496cm" svg:viewBox="0 0 251 250" draw:points="0,126 127,250 251,126 127,0">
          <text:p/>
        </draw:polygon>
        <draw:polygon draw:style-name="gr9" draw:text-style-name="P6" draw:layer="layout" svg:width="0.249cm" svg:height="0.25cm" svg:x="11.452cm" svg:y="4.503cm" svg:viewBox="0 0 250 251" draw:points="0,127 125,251 250,127 125,0">
          <text:p/>
        </draw:polygon>
        <draw:polygon draw:style-name="gr9" draw:text-style-name="P6" draw:layer="layout" svg:width="0.249cm" svg:height="0.249cm" svg:x="11.62cm" svg:y="4.513cm" svg:viewBox="0 0 250 250" draw:points="0,126 124,250 250,126 124,0">
          <text:p/>
        </draw:polygon>
        <draw:polygon draw:style-name="gr9" draw:text-style-name="P6" draw:layer="layout" svg:width="0.251cm" svg:height="0.249cm" svg:x="11.787cm" svg:y="4.522cm" svg:viewBox="0 0 252 250" draw:points="0,126 126,250 252,126 126,0">
          <text:p/>
        </draw:polygon>
        <draw:polygon draw:style-name="gr9" draw:text-style-name="P6" draw:layer="layout" svg:width="0.25cm" svg:height="0.25cm" svg:x="11.955cm" svg:y="4.529cm" svg:viewBox="0 0 251 251" draw:points="0,127 124,251 251,127 124,0">
          <text:p/>
        </draw:polygon>
        <draw:polygon draw:style-name="gr9" draw:text-style-name="P6" draw:layer="layout" svg:width="0.251cm" svg:height="0.249cm" svg:x="12.122cm" svg:y="4.539cm" svg:viewBox="0 0 252 250" draw:points="0,126 126,250 252,126 126,0">
          <text:p/>
        </draw:polygon>
        <draw:polygon draw:style-name="gr9" draw:text-style-name="P6" draw:layer="layout" svg:width="0.251cm" svg:height="0.249cm" svg:x="12.29cm" svg:y="4.548cm" svg:viewBox="0 0 252 250" draw:points="0,126 127,250 252,126 127,0">
          <text:p/>
        </draw:polygon>
        <draw:polygon draw:style-name="gr9" draw:text-style-name="P6" draw:layer="layout" svg:width="0.249cm" svg:height="0.25cm" svg:x="12.459cm" svg:y="4.555cm" svg:viewBox="0 0 250 251" draw:points="0,127 126,251 250,127 126,0">
          <text:p/>
        </draw:polygon>
        <draw:polygon draw:style-name="gr9" draw:text-style-name="P6" draw:layer="layout" svg:width="0.251cm" svg:height="0.249cm" svg:x="12.625cm" svg:y="4.565cm" svg:viewBox="0 0 252 250" draw:points="0,126 126,250 252,126 126,0">
          <text:p/>
        </draw:polygon>
        <draw:polygon draw:style-name="gr9" draw:text-style-name="P6" draw:layer="layout" svg:width="0.249cm" svg:height="0.251cm" svg:x="12.794cm" svg:y="4.572cm" svg:viewBox="0 0 250 252" draw:points="0,127 126,252 250,127 126,0">
          <text:p/>
        </draw:polygon>
        <draw:polygon draw:style-name="gr9" draw:text-style-name="P6" draw:layer="layout" svg:width="0.249cm" svg:height="0.25cm" svg:x="12.962cm" svg:y="4.581cm" svg:viewBox="0 0 250 251" draw:points="0,127 125,251 250,127 125,0">
          <text:p/>
        </draw:polygon>
        <draw:frame draw:style-name="gr16" draw:text-style-name="P10" draw:layer="layout" svg:width="1.56cm" svg:height="0.395cm" svg:x="17.29cm" svg:y="0.88cm">
          <draw:text-box>
            <text:p text:style-name="P1"><text:span text:style-name="T2">Column H</text:span></text:p>
          </draw:text-box>
        </draw:frame>
        <draw:frame draw:style-name="gr16" draw:text-style-name="P10" draw:layer="layout" svg:width="0.997cm" svg:height="0.395cm" svg:x="2.544cm" svg:y="10.603cm">
          <draw:text-box>
            <text:p text:style-name="P1"><text:span text:style-name="T2">-101.5</text:span></text:p>
          </draw:text-box>
        </draw:frame>
        <draw:frame draw:style-name="gr16" draw:text-style-name="P10" draw:layer="layout" svg:width="0.705cm" svg:height="0.395cm" svg:x="4.367cm" svg:y="10.603cm">
          <draw:text-box>
            <text:p text:style-name="P1"><text:span text:style-name="T2">-101</text:span></text:p>
          </draw:text-box>
        </draw:frame>
        <draw:frame draw:style-name="gr16" draw:text-style-name="P10" draw:layer="layout" svg:width="0.997cm" svg:height="0.395cm" svg:x="5.902cm" svg:y="10.603cm">
          <draw:text-box>
            <text:p text:style-name="P1"><text:span text:style-name="T2">-100.5</text:span></text:p>
          </draw:text-box>
        </draw:frame>
        <draw:frame draw:style-name="gr16" draw:text-style-name="P10" draw:layer="layout" svg:width="0.705cm" svg:height="0.395cm" svg:x="7.722cm" svg:y="10.603cm">
          <draw:text-box>
            <text:p text:style-name="P1"><text:span text:style-name="T2">-100</text:span></text:p>
          </draw:text-box>
        </draw:frame>
        <draw:frame draw:style-name="gr16" draw:text-style-name="P10" draw:layer="layout" svg:width="0.802cm" svg:height="0.395cm" svg:x="9.349cm" svg:y="10.603cm">
          <draw:text-box>
            <text:p text:style-name="P1"><text:span text:style-name="T2">-99.5</text:span></text:p>
          </draw:text-box>
        </draw:frame>
        <draw:frame draw:style-name="gr16" draw:text-style-name="P10" draw:layer="layout" svg:width="0.51cm" svg:height="0.395cm" svg:x="11.172cm" svg:y="10.603cm">
          <draw:text-box>
            <text:p text:style-name="P1"><text:span text:style-name="T2">-99</text:span></text:p>
          </draw:text-box>
        </draw:frame>
        <draw:frame draw:style-name="gr16" draw:text-style-name="P10" draw:layer="layout" svg:width="0.802cm" svg:height="0.395cm" svg:x="12.704cm" svg:y="10.603cm">
          <draw:text-box>
            <text:p text:style-name="P1"><text:span text:style-name="T2">-98.5</text:span></text:p>
          </draw:text-box>
        </draw:frame>
        <draw:frame draw:style-name="gr16" draw:text-style-name="P10" draw:layer="layout" svg:width="0.51cm" svg:height="0.395cm" svg:x="14.527cm" svg:y="10.603cm">
          <draw:text-box>
            <text:p text:style-name="P1"><text:span text:style-name="T2">-98</text:span></text:p>
          </draw:text-box>
        </draw:frame>
        <draw:frame draw:style-name="gr16" draw:text-style-name="P10" draw:layer="layout" svg:width="1.289cm" svg:height="0.395cm" svg:x="13.296cm" svg:y="11.333cm">
          <draw:text-box>
            <text:p text:style-name="P1"><text:span text:style-name="T2">-200000</text:span></text:p>
          </draw:text-box>
        </draw:frame>
        <draw:frame draw:style-name="gr16" draw:text-style-name="P10" draw:layer="layout" svg:width="0.352cm" svg:height="0.395cm" svg:x="14.33cm" svg:y="10.155cm">
          <draw:text-box>
            <text:p text:style-name="P1"><text:span text:style-name="T2">0</text:span></text:p>
          </draw:text-box>
        </draw:frame>
        <draw:frame draw:style-name="gr16" draw:text-style-name="P10" draw:layer="layout" svg:width="1.17cm" svg:height="0.395cm" svg:x="13.402cm" svg:y="8.977cm">
          <draw:text-box>
            <text:p text:style-name="P1"><text:span text:style-name="T2">200000</text:span></text:p>
          </draw:text-box>
        </draw:frame>
        <draw:frame draw:style-name="gr16" draw:text-style-name="P10" draw:layer="layout" svg:width="1.17cm" svg:height="0.395cm" svg:x="13.402cm" svg:y="7.798cm">
          <draw:text-box>
            <text:p text:style-name="P1"><text:span text:style-name="T2">400000</text:span></text:p>
          </draw:text-box>
        </draw:frame>
        <draw:frame draw:style-name="gr16" draw:text-style-name="P10" draw:layer="layout" svg:width="1.17cm" svg:height="0.395cm" svg:x="13.402cm" svg:y="6.624cm">
          <draw:text-box>
            <text:p text:style-name="P1"><text:span text:style-name="T2">600000</text:span></text:p>
          </draw:text-box>
        </draw:frame>
        <draw:frame draw:style-name="gr16" draw:text-style-name="P10" draw:layer="layout" svg:width="1.17cm" svg:height="0.395cm" svg:x="13.402cm" svg:y="5.445cm">
          <draw:text-box>
            <text:p text:style-name="P1"><text:span text:style-name="T2">800000</text:span></text:p>
          </draw:text-box>
        </draw:frame>
        <draw:frame draw:style-name="gr16" draw:text-style-name="P10" draw:layer="layout" svg:width="1.365cm" svg:height="0.395cm" svg:x="13.219cm" svg:y="4.267cm">
          <draw:text-box>
            <text:p text:style-name="P1"><text:span text:style-name="T2">1000000</text:span></text:p>
          </draw:text-box>
        </draw:frame>
        <draw:line draw:style-name="gr4" draw:text-style-name="P4" draw:layer="layout" svg:x1="15.439cm" svg:y1="5.916cm" svg:x2="16.238cm" svg:y2="5.916cm">
          <text:p/>
        </draw:line>
        <draw:polygon draw:style-name="gr5" draw:text-style-name="P5" draw:layer="layout" svg:width="0.211cm" svg:height="0.211cm" svg:x="15.733cm" svg:y="5.81cm" svg:viewBox="0 0 212 212" draw:points="0,0 0,212 212,212 212,0">
          <text:p/>
        </draw:polygon>
        <draw:line draw:style-name="gr8" draw:text-style-name="P4" draw:layer="layout" svg:x1="15.439cm" svg:y1="6.413cm" svg:x2="16.238cm" svg:y2="6.413cm">
          <text:p/>
        </draw:line>
        <draw:polygon draw:style-name="gr9" draw:text-style-name="P6" draw:layer="layout" svg:width="0.211cm" svg:height="0.211cm" svg:x="15.733cm" svg:y="6.309cm" svg:viewBox="0 0 212 212" draw:points="0,105 106,212 212,105 106,0">
          <text:p/>
        </draw:polygon>
        <draw:line draw:style-name="gr10" draw:text-style-name="P4" draw:layer="layout" svg:x1="15.439cm" svg:y1="6.912cm" svg:x2="16.238cm" svg:y2="6.912cm">
          <text:p/>
        </draw:line>
        <draw:polygon draw:style-name="gr11" draw:text-style-name="P7" draw:layer="layout" svg:width="0.211cm" svg:height="0.043cm" svg:x="15.733cm" svg:y="6.89cm" svg:viewBox="0 0 212 44" draw:points="0,0 212,0 212,44 0,44">
          <text:p/>
        </draw:polygon>
        <draw:line draw:style-name="gr12" draw:text-style-name="P4" draw:layer="layout" svg:x1="15.439cm" svg:y1="7.409cm" svg:x2="16.238cm" svg:y2="7.409cm">
          <text:p/>
        </draw:line>
        <draw:polygon draw:style-name="gr13" draw:text-style-name="P8" draw:layer="layout" svg:width="0.211cm" svg:height="0.21cm" svg:x="15.733cm" svg:y="7.305cm" svg:viewBox="0 0 212 211" draw:points="0,211 212,211 106,0">
          <text:p/>
        </draw:polygon>
        <draw:line draw:style-name="gr14" draw:text-style-name="P4" draw:layer="layout" svg:x1="15.439cm" svg:y1="7.906cm" svg:x2="16.238cm" svg:y2="7.906cm">
          <text:p/>
        </draw:line>
        <draw:polygon draw:style-name="gr15" draw:text-style-name="P9" draw:layer="layout" svg:width="0.211cm" svg:height="0.211cm" svg:x="15.733cm" svg:y="7.801cm" svg:viewBox="0 0 212 212" draw:points="0,0 0,212 212,106">
          <text:p/>
        </draw:polygon>
        <draw:line draw:style-name="gr18" draw:text-style-name="P4" draw:layer="layout" svg:x1="15.439cm" svg:y1="8.405cm" svg:x2="16.238cm" svg:y2="8.405cm">
          <text:p/>
        </draw:line>
        <draw:polygon draw:style-name="gr19" draw:text-style-name="P12" draw:layer="layout" svg:width="0.211cm" svg:height="0.211cm" svg:x="15.733cm" svg:y="8.3cm" svg:viewBox="0 0 212 212" draw:points="96,0 96,96 0,96 0,113 96,113 96,212 113,212 113,113 212,113 212,96 113,96 113,0">
          <text:p/>
        </draw:polygon>
        <draw:line draw:style-name="gr20" draw:text-style-name="P4" draw:layer="layout" svg:x1="15.439cm" svg:y1="8.903cm" svg:x2="16.238cm" svg:y2="8.903cm">
          <text:p/>
        </draw:line>
        <draw:polygon draw:style-name="gr17" draw:text-style-name="P11" draw:layer="layout" svg:width="0.211cm" svg:height="0.211cm" svg:x="15.733cm" svg:y="8.797cm" svg:viewBox="0 0 212 212" draw:points="106,93 12,0 0,12 93,106 0,200 12,212 106,118 200,212 212,200 116,106 212,12 200,0">
          <text:p/>
        </draw:polygon>
        <draw:frame draw:style-name="gr16" draw:text-style-name="P10" draw:layer="layout" svg:width="1.365cm" svg:height="0.395cm" svg:x="13.219cm" svg:y="3.089cm">
          <draw:text-box>
            <text:p text:style-name="P1"><text:span text:style-name="T2">1200000</text:span></text:p>
          </draw:text-box>
        </draw:frame>
        <draw:frame draw:style-name="gr16" draw:text-style-name="P10" draw:layer="layout" svg:width="1.56cm" svg:height="0.395cm" svg:x="16.341cm" svg:y="5.717cm">
          <draw:text-box>
            <text:p text:style-name="P1"><text:span text:style-name="T2">Column D</text:span></text:p>
          </draw:text-box>
        </draw:frame>
        <draw:frame draw:style-name="gr16" draw:text-style-name="P10" draw:layer="layout" svg:width="1.539cm" svg:height="0.395cm" svg:x="16.341cm" svg:y="6.214cm">
          <draw:text-box>
            <text:p text:style-name="P1"><text:span text:style-name="T2">Column E</text:span></text:p>
          </draw:text-box>
        </draw:frame>
        <draw:frame draw:style-name="gr16" draw:text-style-name="P10" draw:layer="layout" svg:width="1.522cm" svg:height="0.395cm" svg:x="16.341cm" svg:y="6.712cm">
          <draw:text-box>
            <text:p text:style-name="P1"><text:span text:style-name="T2">Column F</text:span></text:p>
          </draw:text-box>
        </draw:frame>
        <draw:frame draw:style-name="gr16" draw:text-style-name="P10" draw:layer="layout" svg:width="1.581cm" svg:height="0.395cm" svg:x="16.341cm" svg:y="7.209cm">
          <draw:text-box>
            <text:p text:style-name="P1"><text:span text:style-name="T2">Column G</text:span></text:p>
          </draw:text-box>
        </draw:frame>
        <draw:frame draw:style-name="gr16" draw:text-style-name="P10" draw:layer="layout" svg:width="1.56cm" svg:height="0.395cm" svg:x="16.341cm" svg:y="7.707cm">
          <draw:text-box>
            <text:p text:style-name="P1"><text:span text:style-name="T2">Column H</text:span></text:p>
          </draw:text-box>
        </draw:frame>
        <draw:frame draw:style-name="gr16" draw:text-style-name="P10" draw:layer="layout" svg:width="1.403cm" svg:height="0.395cm" svg:x="16.341cm" svg:y="8.208cm">
          <draw:text-box>
            <text:p text:style-name="P1"><text:span text:style-name="T2">Column I</text:span></text:p>
          </draw:text-box>
        </draw:frame>
        <draw:frame draw:style-name="gr16" draw:text-style-name="P10" draw:layer="layout" svg:width="1.484cm" svg:height="0.395cm" svg:x="16.341cm" svg:y="8.705cm">
          <draw:text-box>
            <text:p text:style-name="P1"><text:span text:style-name="T2">Column J</text:span></text:p>
          </draw:text-box>
        </draw:frame>
      </draw:page>
      <draw:page draw:name="page2" draw:style-name="dp1" draw:master-page-name="master-page56">
        <draw:frame draw:style-name="gr1" draw:text-style-name="P2" draw:layer="layout" svg:width="1.153cm" svg:height="0.471cm" svg:x="10.22cm" svg:y="2.015cm">
          <draw:text-box>
            <text:p text:style-name="P1"><text:span text:style-name="T1">Sheet1</text:span></text:p>
          </draw:text-box>
        </draw:frame>
        <draw:polygon draw:style-name="gr2" draw:text-style-name="P3" draw:layer="layout" svg:width="15.979cm" svg:height="8.999cm" svg:x="-12.72cm" svg:y="-4.413cm" svg:viewBox="0 0 15980 9000" draw:points="7992,9000 0,9000 0,0 15980,0 15980,9000">
          <text:p/>
        </draw:polygon>
        <draw:polygon draw:style-name="gr3" draw:text-style-name="P4" draw:layer="layout" svg:width="10.914cm" svg:height="8.243cm" svg:x="-10.853cm" svg:y="-4.035cm" svg:viewBox="0 0 10915 8244" draw:points="5459,8244 0,8244 0,0 10915,0 10915,8244">
          <text:p/>
        </draw:polygon>
        <draw:line draw:style-name="gr3" draw:text-style-name="P4" draw:layer="layout" svg:x1="0.06cm" svg:y1="4.207cm" svg:x2="-10.853cm" svg:y2="4.207cm">
          <text:p/>
        </draw:line>
        <draw:line draw:style-name="gr3" draw:text-style-name="P4" draw:layer="layout" svg:x1="0.06cm" svg:y1="3.028cm" svg:x2="-10.853cm" svg:y2="3.028cm">
          <text:p/>
        </draw:line>
        <draw:line draw:style-name="gr3" draw:text-style-name="P4" draw:layer="layout" svg:x1="0.06cm" svg:y1="1.85cm" svg:x2="-10.853cm" svg:y2="1.85cm">
          <text:p/>
        </draw:line>
        <draw:line draw:style-name="gr3" draw:text-style-name="P4" draw:layer="layout" svg:x1="0.06cm" svg:y1="0.674cm" svg:x2="-10.853cm" svg:y2="0.674cm">
          <text:p/>
        </draw:line>
        <draw:line draw:style-name="gr3" draw:text-style-name="P4" draw:layer="layout" svg:x1="0.06cm" svg:y1="-0.503cm" svg:x2="-10.853cm" svg:y2="-0.503cm">
          <text:p/>
        </draw:line>
        <draw:line draw:style-name="gr3" draw:text-style-name="P4" draw:layer="layout" svg:x1="0.06cm" svg:y1="-1.68cm" svg:x2="-10.853cm" svg:y2="-1.68cm">
          <text:p/>
        </draw:line>
        <draw:line draw:style-name="gr3" draw:text-style-name="P4" draw:layer="layout" svg:x1="0.06cm" svg:y1="-2.858cm" svg:x2="-10.853cm" svg:y2="-2.858cm">
          <text:p/>
        </draw:line>
        <draw:line draw:style-name="gr3" draw:text-style-name="P4" draw:layer="layout" svg:x1="0.06cm" svg:y1="-4.036cm" svg:x2="-10.853cm" svg:y2="-4.036cm">
          <text:p/>
        </draw:line>
        <draw:line draw:style-name="gr3" draw:text-style-name="P4" draw:layer="layout" svg:x1="-10.853cm" svg:y1="3.178cm" svg:x2="-10.853cm" svg:y2="3.028cm">
          <text:p/>
        </draw:line>
        <draw:line draw:style-name="gr3" draw:text-style-name="P4" draw:layer="layout" svg:x1="-10.655cm" svg:y1="3.178cm" svg:x2="-10.655cm" svg:y2="3.028cm">
          <text:p/>
        </draw:line>
        <draw:line draw:style-name="gr3" draw:text-style-name="P4" draw:layer="layout" svg:x1="-10.458cm" svg:y1="3.178cm" svg:x2="-10.458cm" svg:y2="3.028cm">
          <text:p/>
        </draw:line>
        <draw:line draw:style-name="gr3" draw:text-style-name="P4" draw:layer="layout" svg:x1="-10.259cm" svg:y1="3.178cm" svg:x2="-10.259cm" svg:y2="3.028cm">
          <text:p/>
        </draw:line>
        <draw:line draw:style-name="gr3" draw:text-style-name="P4" draw:layer="layout" svg:x1="-10.06cm" svg:y1="3.178cm" svg:x2="-10.06cm" svg:y2="3.028cm">
          <text:p/>
        </draw:line>
        <draw:line draw:style-name="gr3" draw:text-style-name="P4" draw:layer="layout" svg:x1="-9.861cm" svg:y1="3.178cm" svg:x2="-9.861cm" svg:y2="3.028cm">
          <text:p/>
        </draw:line>
        <draw:line draw:style-name="gr3" draw:text-style-name="P4" draw:layer="layout" svg:x1="-9.664cm" svg:y1="3.178cm" svg:x2="-9.664cm" svg:y2="3.028cm">
          <text:p/>
        </draw:line>
        <draw:line draw:style-name="gr3" draw:text-style-name="P4" draw:layer="layout" svg:x1="-9.465cm" svg:y1="3.178cm" svg:x2="-9.465cm" svg:y2="3.028cm">
          <text:p/>
        </draw:line>
        <draw:line draw:style-name="gr3" draw:text-style-name="P4" draw:layer="layout" svg:x1="-9.266cm" svg:y1="3.178cm" svg:x2="-9.266cm" svg:y2="3.028cm">
          <text:p/>
        </draw:line>
        <draw:line draw:style-name="gr3" draw:text-style-name="P4" draw:layer="layout" svg:x1="-9.067cm" svg:y1="3.178cm" svg:x2="-9.067cm" svg:y2="3.028cm">
          <text:p/>
        </draw:line>
        <draw:line draw:style-name="gr3" draw:text-style-name="P4" draw:layer="layout" svg:x1="-8.87cm" svg:y1="3.178cm" svg:x2="-8.87cm" svg:y2="3.028cm">
          <text:p/>
        </draw:line>
        <draw:line draw:style-name="gr3" draw:text-style-name="P4" draw:layer="layout" svg:x1="-8.671cm" svg:y1="3.178cm" svg:x2="-8.671cm" svg:y2="3.028cm">
          <text:p/>
        </draw:line>
        <draw:line draw:style-name="gr3" draw:text-style-name="P4" draw:layer="layout" svg:x1="-8.472cm" svg:y1="3.178cm" svg:x2="-8.472cm" svg:y2="3.028cm">
          <text:p/>
        </draw:line>
        <draw:line draw:style-name="gr3" draw:text-style-name="P4" draw:layer="layout" svg:x1="-8.273cm" svg:y1="3.178cm" svg:x2="-8.273cm" svg:y2="3.028cm">
          <text:p/>
        </draw:line>
        <draw:line draw:style-name="gr3" draw:text-style-name="P4" draw:layer="layout" svg:x1="-8.076cm" svg:y1="3.178cm" svg:x2="-8.076cm" svg:y2="3.028cm">
          <text:p/>
        </draw:line>
        <draw:line draw:style-name="gr3" draw:text-style-name="P4" draw:layer="layout" svg:x1="-7.877cm" svg:y1="3.178cm" svg:x2="-7.877cm" svg:y2="3.028cm">
          <text:p/>
        </draw:line>
        <draw:line draw:style-name="gr3" draw:text-style-name="P4" draw:layer="layout" svg:x1="-7.678cm" svg:y1="3.178cm" svg:x2="-7.678cm" svg:y2="3.028cm">
          <text:p/>
        </draw:line>
        <draw:line draw:style-name="gr3" draw:text-style-name="P4" draw:layer="layout" svg:x1="-7.479cm" svg:y1="3.178cm" svg:x2="-7.479cm" svg:y2="3.028cm">
          <text:p/>
        </draw:line>
        <draw:line draw:style-name="gr3" draw:text-style-name="P4" draw:layer="layout" svg:x1="-7.282cm" svg:y1="3.178cm" svg:x2="-7.282cm" svg:y2="3.028cm">
          <text:p/>
        </draw:line>
        <draw:line draw:style-name="gr3" draw:text-style-name="P4" draw:layer="layout" svg:x1="-7.084cm" svg:y1="3.178cm" svg:x2="-7.084cm" svg:y2="3.028cm">
          <text:p/>
        </draw:line>
        <draw:line draw:style-name="gr3" draw:text-style-name="P4" draw:layer="layout" svg:x1="-6.884cm" svg:y1="3.178cm" svg:x2="-6.884cm" svg:y2="3.028cm">
          <text:p/>
        </draw:line>
        <draw:line draw:style-name="gr3" draw:text-style-name="P4" draw:layer="layout" svg:x1="-6.686cm" svg:y1="3.178cm" svg:x2="-6.686cm" svg:y2="3.028cm">
          <text:p/>
        </draw:line>
        <draw:line draw:style-name="gr3" draw:text-style-name="P4" draw:layer="layout" svg:x1="-6.487cm" svg:y1="3.178cm" svg:x2="-6.487cm" svg:y2="3.028cm">
          <text:p/>
        </draw:line>
        <draw:line draw:style-name="gr3" draw:text-style-name="P4" draw:layer="layout" svg:x1="-6.29cm" svg:y1="3.178cm" svg:x2="-6.29cm" svg:y2="3.028cm">
          <text:p/>
        </draw:line>
        <draw:line draw:style-name="gr3" draw:text-style-name="P4" draw:layer="layout" svg:x1="-6.091cm" svg:y1="3.178cm" svg:x2="-6.091cm" svg:y2="3.028cm">
          <text:p/>
        </draw:line>
        <draw:line draw:style-name="gr3" draw:text-style-name="P4" draw:layer="layout" svg:x1="-5.892cm" svg:y1="3.178cm" svg:x2="-5.892cm" svg:y2="3.028cm">
          <text:p/>
        </draw:line>
        <draw:line draw:style-name="gr3" draw:text-style-name="P4" draw:layer="layout" svg:x1="-5.693cm" svg:y1="3.178cm" svg:x2="-5.693cm" svg:y2="3.028cm">
          <text:p/>
        </draw:line>
        <draw:line draw:style-name="gr3" draw:text-style-name="P4" draw:layer="layout" svg:x1="-5.496cm" svg:y1="3.178cm" svg:x2="-5.496cm" svg:y2="3.028cm">
          <text:p/>
        </draw:line>
        <draw:line draw:style-name="gr3" draw:text-style-name="P4" draw:layer="layout" svg:x1="-5.297cm" svg:y1="3.178cm" svg:x2="-5.297cm" svg:y2="3.028cm">
          <text:p/>
        </draw:line>
        <draw:line draw:style-name="gr3" draw:text-style-name="P4" draw:layer="layout" svg:x1="-5.098cm" svg:y1="3.178cm" svg:x2="-5.098cm" svg:y2="3.028cm">
          <text:p/>
        </draw:line>
        <draw:line draw:style-name="gr3" draw:text-style-name="P4" draw:layer="layout" svg:x1="-4.899cm" svg:y1="3.178cm" svg:x2="-4.899cm" svg:y2="3.028cm">
          <text:p/>
        </draw:line>
        <draw:line draw:style-name="gr3" draw:text-style-name="P4" draw:layer="layout" svg:x1="-4.702cm" svg:y1="3.178cm" svg:x2="-4.702cm" svg:y2="3.028cm">
          <text:p/>
        </draw:line>
        <draw:line draw:style-name="gr3" draw:text-style-name="P4" draw:layer="layout" svg:x1="-4.503cm" svg:y1="3.178cm" svg:x2="-4.503cm" svg:y2="3.028cm">
          <text:p/>
        </draw:line>
        <draw:line draw:style-name="gr3" draw:text-style-name="P4" draw:layer="layout" svg:x1="-4.305cm" svg:y1="3.178cm" svg:x2="-4.305cm" svg:y2="3.028cm">
          <text:p/>
        </draw:line>
        <draw:line draw:style-name="gr3" draw:text-style-name="P4" draw:layer="layout" svg:x1="-4.107cm" svg:y1="3.178cm" svg:x2="-4.107cm" svg:y2="3.028cm">
          <text:p/>
        </draw:line>
        <draw:line draw:style-name="gr3" draw:text-style-name="P4" draw:layer="layout" svg:x1="-3.909cm" svg:y1="3.178cm" svg:x2="-3.909cm" svg:y2="3.028cm">
          <text:p/>
        </draw:line>
        <draw:line draw:style-name="gr3" draw:text-style-name="P4" draw:layer="layout" svg:x1="-3.709cm" svg:y1="3.178cm" svg:x2="-3.709cm" svg:y2="3.028cm">
          <text:p/>
        </draw:line>
        <draw:line draw:style-name="gr3" draw:text-style-name="P4" draw:layer="layout" svg:x1="-3.511cm" svg:y1="3.178cm" svg:x2="-3.511cm" svg:y2="3.028cm">
          <text:p/>
        </draw:line>
        <draw:line draw:style-name="gr3" draw:text-style-name="P4" draw:layer="layout" svg:x1="-3.314cm" svg:y1="3.178cm" svg:x2="-3.314cm" svg:y2="3.028cm">
          <text:p/>
        </draw:line>
        <draw:line draw:style-name="gr3" draw:text-style-name="P4" draw:layer="layout" svg:x1="-3.115cm" svg:y1="3.178cm" svg:x2="-3.115cm" svg:y2="3.028cm">
          <text:p/>
        </draw:line>
        <draw:line draw:style-name="gr3" draw:text-style-name="P4" draw:layer="layout" svg:x1="-2.916cm" svg:y1="3.178cm" svg:x2="-2.916cm" svg:y2="3.028cm">
          <text:p/>
        </draw:line>
        <draw:line draw:style-name="gr3" draw:text-style-name="P4" draw:layer="layout" svg:x1="-2.717cm" svg:y1="3.178cm" svg:x2="-2.717cm" svg:y2="3.028cm">
          <text:p/>
        </draw:line>
        <draw:line draw:style-name="gr3" draw:text-style-name="P4" draw:layer="layout" svg:x1="-2.52cm" svg:y1="3.178cm" svg:x2="-2.52cm" svg:y2="3.028cm">
          <text:p/>
        </draw:line>
        <draw:line draw:style-name="gr3" draw:text-style-name="P4" draw:layer="layout" svg:x1="-2.321cm" svg:y1="3.178cm" svg:x2="-2.321cm" svg:y2="3.028cm">
          <text:p/>
        </draw:line>
        <draw:line draw:style-name="gr3" draw:text-style-name="P4" draw:layer="layout" svg:x1="-2.122cm" svg:y1="3.178cm" svg:x2="-2.122cm" svg:y2="3.028cm">
          <text:p/>
        </draw:line>
        <draw:line draw:style-name="gr3" draw:text-style-name="P4" draw:layer="layout" svg:x1="-1.923cm" svg:y1="3.178cm" svg:x2="-1.923cm" svg:y2="3.028cm">
          <text:p/>
        </draw:line>
        <draw:line draw:style-name="gr3" draw:text-style-name="P4" draw:layer="layout" svg:x1="-1.726cm" svg:y1="3.178cm" svg:x2="-1.726cm" svg:y2="3.028cm">
          <text:p/>
        </draw:line>
        <draw:line draw:style-name="gr3" draw:text-style-name="P4" draw:layer="layout" svg:x1="-1.527cm" svg:y1="3.178cm" svg:x2="-1.527cm" svg:y2="3.028cm">
          <text:p/>
        </draw:line>
        <draw:line draw:style-name="gr3" draw:text-style-name="P4" draw:layer="layout" svg:x1="-1.328cm" svg:y1="3.178cm" svg:x2="-1.328cm" svg:y2="3.028cm">
          <text:p/>
        </draw:line>
        <draw:line draw:style-name="gr3" draw:text-style-name="P4" draw:layer="layout" svg:x1="-1.129cm" svg:y1="3.178cm" svg:x2="-1.129cm" svg:y2="3.028cm">
          <text:p/>
        </draw:line>
        <draw:line draw:style-name="gr3" draw:text-style-name="P4" draw:layer="layout" svg:x1="-0.932cm" svg:y1="3.178cm" svg:x2="-0.932cm" svg:y2="3.028cm">
          <text:p/>
        </draw:line>
        <draw:line draw:style-name="gr3" draw:text-style-name="P4" draw:layer="layout" svg:x1="-0.733cm" svg:y1="3.178cm" svg:x2="-0.733cm" svg:y2="3.028cm">
          <text:p/>
        </draw:line>
        <draw:line draw:style-name="gr3" draw:text-style-name="P4" draw:layer="layout" svg:x1="-0.534cm" svg:y1="3.178cm" svg:x2="-0.534cm" svg:y2="3.028cm">
          <text:p/>
        </draw:line>
        <draw:line draw:style-name="gr3" draw:text-style-name="P4" draw:layer="layout" svg:x1="-0.335cm" svg:y1="3.178cm" svg:x2="-0.335cm" svg:y2="3.028cm">
          <text:p/>
        </draw:line>
        <draw:line draw:style-name="gr3" draw:text-style-name="P4" draw:layer="layout" svg:x1="-0.137cm" svg:y1="3.178cm" svg:x2="-0.137cm" svg:y2="3.028cm">
          <text:p/>
        </draw:line>
        <draw:line draw:style-name="gr3" draw:text-style-name="P4" draw:layer="layout" svg:x1="0.06cm" svg:y1="3.178cm" svg:x2="0.06cm" svg:y2="3.028cm">
          <text:p/>
        </draw:line>
        <draw:line draw:style-name="gr3" draw:text-style-name="P4" draw:layer="layout" svg:x1="-10.853cm" svg:y1="3.028cm" svg:x2="0.06cm" svg:y2="3.028cm">
          <text:p/>
        </draw:line>
        <draw:line draw:style-name="gr3" draw:text-style-name="P4" draw:layer="layout" svg:x1="-11.003cm" svg:y1="4.207cm" svg:x2="-10.853cm" svg:y2="4.207cm">
          <text:p/>
        </draw:line>
        <draw:line draw:style-name="gr3" draw:text-style-name="P4" draw:layer="layout" svg:x1="-11.003cm" svg:y1="3.028cm" svg:x2="-10.853cm" svg:y2="3.028cm">
          <text:p/>
        </draw:line>
        <draw:line draw:style-name="gr3" draw:text-style-name="P4" draw:layer="layout" svg:x1="-11.003cm" svg:y1="1.85cm" svg:x2="-10.853cm" svg:y2="1.85cm">
          <text:p/>
        </draw:line>
        <draw:line draw:style-name="gr3" draw:text-style-name="P4" draw:layer="layout" svg:x1="-11.003cm" svg:y1="0.674cm" svg:x2="-10.853cm" svg:y2="0.674cm">
          <text:p/>
        </draw:line>
        <draw:line draw:style-name="gr3" draw:text-style-name="P4" draw:layer="layout" svg:x1="-11.003cm" svg:y1="-0.503cm" svg:x2="-10.853cm" svg:y2="-0.503cm">
          <text:p/>
        </draw:line>
        <draw:line draw:style-name="gr3" draw:text-style-name="P4" draw:layer="layout" svg:x1="-11.003cm" svg:y1="-1.68cm" svg:x2="-10.853cm" svg:y2="-1.68cm">
          <text:p/>
        </draw:line>
        <draw:line draw:style-name="gr3" draw:text-style-name="P4" draw:layer="layout" svg:x1="-11.003cm" svg:y1="-2.858cm" svg:x2="-10.853cm" svg:y2="-2.858cm">
          <text:p/>
        </draw:line>
        <draw:line draw:style-name="gr3" draw:text-style-name="P4" draw:layer="layout" svg:x1="-11.003cm" svg:y1="-4.036cm" svg:x2="-10.853cm" svg:y2="-4.036cm">
          <text:p/>
        </draw:line>
        <draw:line draw:style-name="gr3" draw:text-style-name="P4" draw:layer="layout" svg:x1="-10.853cm" svg:y1="4.207cm" svg:x2="-10.853cm" svg:y2="-4.036cm">
          <text:p/>
        </draw:line>
        <draw:polyline draw:style-name="gr4" draw:text-style-name="P4" draw:layer="layout" svg:width="10.912cm" svg:height="0cm" svg:x="-10.853cm" svg:y="3.03cm" svg:viewBox="0 0 10913 0" draw:points="0,0 8,0 18,0 29,0 38,0 49,0 58,0 69,0 78,0 89,0 98,0 109,0 118,0 129,0 138,0 147,0 158,0 167,0 178,0 187,0 198,0 208,0 217,0 228,0 237,0 248,0 257,0 266,0 277,0 286,0 297,0 306,0 317,0 326,0 337,0 346,0 357,0 366,0 377,0 387,0 395,0 406,0 415,0 425,0 436,0 445,0 456,0 465,0 476,0 485,0 496,0 505,0 516,0 525,0 534,0 545,0 554,0 565,0 574,0 585,0 594,0 605,0 615,0 624,0 635,0 644,0 653,0 664,0 673,0 684,0 693,0 704,0 713,0 724,0 733,0 744,0 753,0 764,0 773,0 782,0 793,0 802,0 813,0 822,0 833,0 843,0 852,0 863,0 872,0 883,0 892,0 903,0 912,0 921,0 932,0 941,0 952,0 961,0 972,0 981,0 992,0 1001,0 1012,0 1022,0 1031,0 1041,0 1050,0 1060,0 1071,0 1080,0 1091,0 1100,0 1111,0 1120,0 1131,0 1140,0 1151,0 1160,0 1169,0 1180,0 1189,0 1200,0 1209,0 1220,0 1229,0 1240,0 1250,0 1259,0 1270,0 1279,0 1290,0 1299,0 1308,0 1319,0 1328,0 1339,0 1348,0 1359,0 1368,0 1379,0 1388,0 1399,0 1408,0 1419,0 1429,0 1437,0 1448,0 1457,0 1468,0 1478,0 1487,0 1498,0 1507,0 1518,0 1527,0 1538,0 1547,0 1558,0 1567,0 1576,0 1587,0 1596,0 1607,0 1616,0 1627,0 1636,0 1647,0 1657,0 1666,0 1677,0 1686,0 1695,0 1706,0 1715,0 1726,0 1735,0 1746,0 1755,0 1766,0 1775,0 1786,0 1795,0 1806,0 1815,0 1824,0 1835,0 1844,0 1855,0 1864,0 1875,0 1885,0 1894,0 1905,0 1914,0 1925,0 1934,0 1945,0 1954,0 1963,0 1974,0 1983,0 1994,0 2003,0 2014,0 2023,0 2034,0 2043,0 2054,0 2064,0 2073,0 2083,0 2092,0 2103,0 2113,0 2122,0 2133,0 2142,0 2153,0 2162,0 2173,0 2182,0 2193,0 2202,0 2211,0 2222,0 2231,0 2242,0 2251,0 2262,0 2271,0 2282,0 2292,0 2301,0 2312,0 2321,0 2332,0 2341,0 2350,0 2361,0 2370,0 2381,0 2390,0 2401,0 2410,0 2421,0 2430,0 2441,0 2450,0 2461,0 2470,0 2479,0 2490,0 2499,0 2510,0 2520,0 2529,0 2540,0 2549,0 2560,0 2569,0 2580,0 2589,0 2598,0 2609,0 2618,0 2629,0 2638,0 2649,0 2658,0 2669,0 2678,0 2689,0 2699,0 2708,0 2719,0 2728,0 2738,0 2748,0 2757,0 2768,0 2777,0 2788,0 2797,0 2808,0 2817,0 2828,0 2837,0 2848,0 2857,0 2866,0 2877,0 2886,0 2897,0 2906,0 2917,0 2927,0 2936,0 2947,0 2956,0 2967,0 2976,0 2987,0 2996,0 3005,0 3016,0 3025,0 3036,0 3045,0 3056,0 3065,0 3076,0 3085,0 3096,0 3106,0 3115,0 3125,0 3134,0 3145,0 3155,0 3164,0 3175,0 3184,0 3195,0 3204,0 3215,0 3224,0 3235,0 3244,0 3253,0 3264,0 3273,0 3284,0 3293,0 3304,0 3313,0 3324,0 3334,0 3343,0 3354,0 3363,0 3374,0 3383,0 3392,0 3403,0 3412,0 3423,0 3432,0 3443,0 3452,0 3463,0 3472,0 3483,0 3492,0 3503,0 3512,0 3521,0 3532,0 3541,0 3552,0 3562,0 3571,0 3582,0 3591,0 3602,0 3611,0 3622,0 3631,0 3640,0 3651,0 3660,0 3671,0 3680,0 3691,0 3700,0 3711,0 3720,0 3731,0 3741,0 3750,0 3761,0 3769,0 3780,0 3790,0 3799,0 3810,0 3819,0 3830,0 3839,0 3850,0 3859,0 3870,0 3879,0 3890,0 3899,0 3908,0 3919,0 3928,0 3939,0 3948,0 3959,0 3969,0 3978,0 3989,0 3998,0 4009,0 4018,0 4027,0 4038,0 4047,0 4058,0 4067,0 4078,0 4087,0 4098,0 4107,0 4118,0 4127,0 4138,0 4147,0 4157,0 4167,0 4176,0 4187,0 4197,0 4206,0 4217,0 4226,0 4237,0 4246,0 4257,0 4266,0 4277,0 4286,0 4295,0 4306,0 4315,0 4326,0 4335,0 4346,0 4355,0 4366,0 4376,0 4385,0 4396,0 4405,0 4416,0 4425,0 4434,0 4445,0 4454,0 4465,0 4474,0 4485,0 4494,0 4505,0 4514,0 4525,0 4534,0 4545,0 4554,0 4563,0 4574,0 4583,0 4594,0 4604,0 4613,0 4624,0 4633,0 4644,0 4653,0 4664,0 4673,0 4682,0 4693,0 4702,0 4713,0 4722,0 4733,0 4742,0 4753,0 4762,0 4773,0 4782,0 4792,0 4803,0 4811,0 4822,0 4832,0 4841,0 4852,0 4861,0 4872,0 4881,0 4892,0 4901,0 4912,0 4921,0 4932,0 4941,0 4950,0 4961,0 4970,0 4981,0 4990,0 5001,0 5011,0 5020,0 5031,0 5040,0 5051,0 5060,0 5069,0 5080,0 5089,0 5100,0 5109,0 5120,0 5129,0 5140,0 5149,0 5160,0 5169,0 5180,0 5189,0 5198,0 5209,0 5218,0 5229,0 5239,0 5248,0 5259,0 5268,0 5279,0 5288,0 5299,0 5308,0 5319,0 5328,0 5337,0 5348,0 5357,0 5368,0 5377,0 5388,0 5397,0 5408,0 5417,0 5427,0 5438,0 5447,0 5457,0 5467,0 5476,0 5487,0 5496,0 5507,0 5516,0 5527,0 5536,0 5547,0 5556,0 5567,0 5576,0 5587,0 5596,0 5605,0 5616,0 5625,0 5636,0 5646,0 5655,0 5666,0 5675,0 5686,0 5695,0 5706,0 5715,0 5724,0 5735,0 5744,0 5755,0 5764,0 5775,0 5784,0 5795,0 5804,0 5815,0 5824,0 5834,0 5845,0 5853,0 5864,0 5874,0 5883,0 5894,0 5903,0 5914,0 5923,0 5934,0 5943,0 5954,0 5963,0 5974,0 5983,0 5992,0 6003,0 6012,0 6023,0 6032,0 6043,0 6052,0 6062,0 6073,0 6082,0 6093,0 6102,0 6111,0 6122,0 6130,0 6140,0 6151,0 6160,0 6171,0 6180,0 6191,0 6200,0 6211,0 6220,0 6231,0 6240,0 6249,0 6260,0 6269,0 6280,0 6289,0 6300,0 6309,0 6320,0 6330,0 6339,0 6350,0 6359,0 6368,0 6379,0 6388,0 6399,0 6408,0 6419,0 6428,0 6439,0 6448,0 6459,0 6468,0 6479,0 6488,0 6497,0 6508,0 6517,0 6528,0 6537,0 6548,0 6558,0 6567,0 6578,0 6587,0 6598,0 6607,0 6618,0 6627,0 6636,0 6647,0 6656,0 6667,0 6676,0 6687,0 6696,0 6707,0 6716,0 6727,0 6737,0 6746,0 6756,0 6765,0 6775,0 6786,0 6795,0 6806,0 6815,0 6826,0 6835,0 6846,0 6855,0 6866,0 6875,0 6886,0 6895,0 6904,0 6915,0 6924,0 6935,0 6944,0 6955,0 6965,0 6974,0 6985,0 6994,0 7005,0 7014,0 7023,0 7034,0 7043,0 7054,0 7063,0 7074,0 7083,0 7094,0 7103,0 7114,0 7123,0 7134,0 7144,0 7152,0 7163,0 7172,0 7183,0 7193,0 7202,0 7213,0 7222,0 7233,0 7242,0 7253,0 7262,0 7273,0 7282,0 7291,0 7302,0 7311,0 7322,0 7331,0 7342,0 7351,0 7362,0 7372,0 7381,0 7392,0 7401,0 7410,0 7421,0 7430,0 7441,0 7450,0 7461,0 7470,0 7481,0 7490,0 7501,0 7510,0 7521,0 7530,0 7539,0 7550,0 7559,0 7570,0 7579,0 7590,0 7600,0 7609,0 7620,0 7629,0 7640,0 7649,0 7660,0 7669,0 7678,0 7689,0 7698,0 7709,0 7718,0 7729,0 7738,0 7749,0 7758,0 7769,0 7779,0 7788,0 7798,0 7807,0 7818,0 7828,0 7837,0 7848,0 7857,0 7868,0 7877,0 7888,0 7897,0 7908,0 7917,0 7926,0 7937,0 7946,0 7957,0 7966,0 7977,0 7986,0 7997,0 8007,0 8016,0 8027,0 8036,0 8047,0 8056,0 8065,0 8076,0 8085,0 8096,0 8105,0 8116,0 8125,0 8136,0 8145,0 8156,0 8165,0 8176,0 8185,0 8194,0 8205,0 8214,0 8225,0 8235,0 8244,0 8255,0 8264,0 8275,0 8284,0 8295,0 8304,0 8315,0 8324,0 8333,0 8344,0 8353,0 8364,0 8373,0 8384,0 8393,0 8404,0 8414,0 8423,0 8434,0 8443,0 8453,0 8463,0 8472,0 8483,0 8492,0 8503,0 8512,0 8523,0 8532,0 8543,0 8552,0 8563,0 8572,0 8581,0 8592,0 8601,0 8612,0 8621,0 8632,0 8642,0 8651,0 8662,0 8671,0 8682,0 8691,0 8702,0 8711,0 8720,0 8731,0 8740,0 8751,0 8760,0 8771,0 8780,0 8791,0 8800,0 8811,0 8821,0 8830,0 8840,0 8849,0 8860,0 8870,0 8879,0 8890,0 8899,0 8910,0 8919,0 8930,0 8939,0 8950,0 8959,0 8968,0 8979,0 8988,0 8999,0 9008,0 9019,0 9028,0 9039,0 9049,0 9058,0 9069,0 9078,0 9089,0 9098,0 9107,0 9118,0 9127,0 9138,0 9147,0 9158,0 9167,0 9178,0 9187,0 9198,0 9207,0 9218,0 9227,0 9236,0 9247,0 9256,0 9267,0 9277,0 9286,0 9297,0 9306,0 9317,0 9326,0 9337,0 9346,0 9355,0 9366,0 9375,0 9386,0 9395,0 9406,0 9415,0 9426,0 9435,0 9446,0 9456,0 9465,0 9476,0 9484,0 9495,0 9505,0 9514,0 9525,0 9534,0 9545,0 9554,0 9565,0 9574,0 9585,0 9594,0 9605,0 9614,0 9623,0 9634,0 9643,0 9654,0 9663,0 9674,0 9684,0 9693,0 9704,0 9713,0 9724,0 9733,0 9744,0 9753,0 9762,0 9773,0 9782,0 9793,0 9802,0 9813,0 9822,0 9833,0 9842,0 9853,0 9862,0 9872,0 9882,0 9891,0 9902,0 9912,0 9921,0 9932,0 9941,0 9952,0 9961,0 9972,0 9981,0 9992,0 10001,0 10010,0 10021,0 10030,0 10041,0 10050,0 10061,0 10070,0 10081,0 10091,0 10100,0 10111,0 10120,0 10131,0 10140,0 10149,0 10160,0 10169,0 10180,0 10189,0 10200,0 10209,0 10220,0 10229,0 10240,0 10249,0 10260,0 10269,0 10278,0 10289,0 10298,0 10309,0 10319,0 10328,0 10339,0 10348,0 10359,0 10368,0 10379,0 10388,0 10397,0 10408,0 10417,0 10428,0 10437,0 10448,0 10457,0 10468,0 10477,0 10488,0 10497,0 10507,0 10518,0 10526,0 10537,0 10547,0 10556,0 10567,0 10576,0 10587,0 10596,0 10607,0 10616,0 10627,0 10636,0 10647,0 10656,0 10665,0 10676,0 10685,0 10696,0 10705,0 10716,0 10726,0 10735,0 10746,0 10755,0 10766,0 10775,0 10784,0 10795,0 10804,0 10815,0 10824,0 10835,0 10844,0 10855,0 10864,0 10875,0 10884,0 10895,0 10904,0 10913,0">
          <text:p/>
        </draw:polyline>
        <draw:polygon draw:style-name="gr5" draw:text-style-name="P5" draw:layer="layout" svg:width="0.283cm" svg:height="0.282cm" svg:x="-10.995cm" svg:y="2.889cm" svg:viewBox="0 0 284 283" draw:points="0,0 0,283 284,283 284,0">
          <text:p/>
        </draw:polygon>
        <draw:polygon draw:style-name="gr5" draw:text-style-name="P5" draw:layer="layout" svg:width="0.281cm" svg:height="0.282cm" svg:x="-10.796cm" svg:y="2.889cm" svg:viewBox="0 0 282 283" draw:points="0,0 0,283 282,283 282,0">
          <text:p/>
        </draw:polygon>
        <draw:polygon draw:style-name="gr5" draw:text-style-name="P5" draw:layer="layout" svg:width="0.283cm" svg:height="0.282cm" svg:x="-10.599cm" svg:y="2.889cm" svg:viewBox="0 0 284 283" draw:points="0,0 0,283 284,283 284,0">
          <text:p/>
        </draw:polygon>
        <draw:polygon draw:style-name="gr5" draw:text-style-name="P5" draw:layer="layout" svg:width="0.283cm" svg:height="0.282cm" svg:x="-10.4cm" svg:y="2.889cm" svg:viewBox="0 0 284 283" draw:points="0,0 0,283 284,283 284,0">
          <text:p/>
        </draw:polygon>
        <draw:polygon draw:style-name="gr5" draw:text-style-name="P5" draw:layer="layout" svg:width="0.281cm" svg:height="0.282cm" svg:x="-10.201cm" svg:y="2.889cm" svg:viewBox="0 0 282 283" draw:points="0,0 0,283 282,283 282,0">
          <text:p/>
        </draw:polygon>
        <draw:polygon draw:style-name="gr5" draw:text-style-name="P5" draw:layer="layout" svg:width="0.281cm" svg:height="0.282cm" svg:x="-10.002cm" svg:y="2.889cm" svg:viewBox="0 0 282 283" draw:points="0,0 0,283 282,283 282,0">
          <text:p/>
        </draw:polygon>
        <draw:polygon draw:style-name="gr5" draw:text-style-name="P5" draw:layer="layout" svg:width="0.282cm" svg:height="0.282cm" svg:x="-9.805cm" svg:y="2.889cm" svg:viewBox="0 0 283 283" draw:points="0,0 0,283 283,283 283,0">
          <text:p/>
        </draw:polygon>
        <draw:polygon draw:style-name="gr5" draw:text-style-name="P5" draw:layer="layout" svg:width="0.283cm" svg:height="0.282cm" svg:x="-9.606cm" svg:y="2.889cm" svg:viewBox="0 0 284 283" draw:points="0,0 0,283 284,283 284,0">
          <text:p/>
        </draw:polygon>
        <draw:polygon draw:style-name="gr5" draw:text-style-name="P5" draw:layer="layout" svg:width="0.282cm" svg:height="0.282cm" svg:x="-9.407cm" svg:y="2.889cm" svg:viewBox="0 0 283 283" draw:points="0,0 0,283 283,283 283,0">
          <text:p/>
        </draw:polygon>
        <draw:polygon draw:style-name="gr5" draw:text-style-name="P5" draw:layer="layout" svg:width="0.282cm" svg:height="0.282cm" svg:x="-9.208cm" svg:y="2.889cm" svg:viewBox="0 0 283 283" draw:points="0,0 0,283 283,283 283,0">
          <text:p/>
        </draw:polygon>
        <draw:polygon draw:style-name="gr5" draw:text-style-name="P5" draw:layer="layout" svg:width="0.282cm" svg:height="0.282cm" svg:x="-9.011cm" svg:y="2.889cm" svg:viewBox="0 0 283 283" draw:points="0,0 0,283 283,283 283,0">
          <text:p/>
        </draw:polygon>
        <draw:polygon draw:style-name="gr5" draw:text-style-name="P5" draw:layer="layout" svg:width="0.282cm" svg:height="0.282cm" svg:x="-8.812cm" svg:y="2.889cm" svg:viewBox="0 0 283 283" draw:points="0,0 0,283 283,283 283,0">
          <text:p/>
        </draw:polygon>
        <draw:polygon draw:style-name="gr5" draw:text-style-name="P5" draw:layer="layout" svg:width="0.282cm" svg:height="0.282cm" svg:x="-8.613cm" svg:y="2.889cm" svg:viewBox="0 0 283 283" draw:points="0,0 0,283 283,283 283,0">
          <text:p/>
        </draw:polygon>
        <draw:polygon draw:style-name="gr5" draw:text-style-name="P5" draw:layer="layout" svg:width="0.282cm" svg:height="0.282cm" svg:x="-8.414cm" svg:y="2.889cm" svg:viewBox="0 0 283 283" draw:points="0,0 0,283 283,283 283,0">
          <text:p/>
        </draw:polygon>
        <draw:polygon draw:style-name="gr5" draw:text-style-name="P5" draw:layer="layout" svg:width="0.281cm" svg:height="0.282cm" svg:x="-8.216cm" svg:y="2.889cm" svg:viewBox="0 0 282 283" draw:points="0,0 0,283 282,283 282,0">
          <text:p/>
        </draw:polygon>
        <draw:polygon draw:style-name="gr5" draw:text-style-name="P5" draw:layer="layout" svg:width="0.282cm" svg:height="0.282cm" svg:x="-8.018cm" svg:y="2.889cm" svg:viewBox="0 0 283 283" draw:points="0,0 0,283 283,283 283,0">
          <text:p/>
        </draw:polygon>
        <draw:polygon draw:style-name="gr5" draw:text-style-name="P5" draw:layer="layout" svg:width="0.283cm" svg:height="0.282cm" svg:x="-7.82cm" svg:y="2.889cm" svg:viewBox="0 0 284 283" draw:points="0,0 0,283 284,283 284,0">
          <text:p/>
        </draw:polygon>
        <draw:polygon draw:style-name="gr5" draw:text-style-name="P5" draw:layer="layout" svg:width="0.282cm" svg:height="0.282cm" svg:x="-7.62cm" svg:y="2.889cm" svg:viewBox="0 0 283 283" draw:points="0,0 0,283 283,283 283,0">
          <text:p/>
        </draw:polygon>
        <draw:polygon draw:style-name="gr5" draw:text-style-name="P5" draw:layer="layout" svg:width="0.281cm" svg:height="0.282cm" svg:x="-7.422cm" svg:y="2.889cm" svg:viewBox="0 0 282 283" draw:points="0,0 0,283 282,283 282,0">
          <text:p/>
        </draw:polygon>
        <draw:polygon draw:style-name="gr5" draw:text-style-name="P5" draw:layer="layout" svg:width="0.283cm" svg:height="0.282cm" svg:x="-7.225cm" svg:y="2.889cm" svg:viewBox="0 0 284 283" draw:points="0,0 0,283 284,283 284,0">
          <text:p/>
        </draw:polygon>
        <draw:polygon draw:style-name="gr5" draw:text-style-name="P5" draw:layer="layout" svg:width="0.283cm" svg:height="0.282cm" svg:x="-7.026cm" svg:y="2.889cm" svg:viewBox="0 0 284 283" draw:points="0,0 0,283 284,283 284,0">
          <text:p/>
        </draw:polygon>
        <draw:polygon draw:style-name="gr5" draw:text-style-name="P5" draw:layer="layout" svg:width="0.281cm" svg:height="0.282cm" svg:x="-6.827cm" svg:y="2.889cm" svg:viewBox="0 0 282 283" draw:points="0,0 0,283 282,283 282,0">
          <text:p/>
        </draw:polygon>
        <draw:polygon draw:style-name="gr5" draw:text-style-name="P5" draw:layer="layout" svg:width="0.281cm" svg:height="0.282cm" svg:x="-6.628cm" svg:y="2.889cm" svg:viewBox="0 0 282 283" draw:points="0,0 0,283 282,283 282,0">
          <text:p/>
        </draw:polygon>
        <draw:polygon draw:style-name="gr5" draw:text-style-name="P5" draw:layer="layout" svg:width="0.283cm" svg:height="0.282cm" svg:x="-6.431cm" svg:y="2.889cm" svg:viewBox="0 0 284 283" draw:points="0,0 0,283 284,283 284,0">
          <text:p/>
        </draw:polygon>
        <draw:polygon draw:style-name="gr5" draw:text-style-name="P5" draw:layer="layout" svg:width="0.283cm" svg:height="0.282cm" svg:x="-6.232cm" svg:y="2.889cm" svg:viewBox="0 0 284 283" draw:points="0,0 0,283 284,283 284,0">
          <text:p/>
        </draw:polygon>
        <draw:polygon draw:style-name="gr5" draw:text-style-name="P5" draw:layer="layout" svg:width="0.282cm" svg:height="0.282cm" svg:x="-6.033cm" svg:y="2.889cm" svg:viewBox="0 0 283 283" draw:points="0,0 0,283 283,283 283,0">
          <text:p/>
        </draw:polygon>
        <draw:polygon draw:style-name="gr5" draw:text-style-name="P5" draw:layer="layout" svg:width="0.281cm" svg:height="0.282cm" svg:x="-5.834cm" svg:y="2.889cm" svg:viewBox="0 0 282 283" draw:points="0,0 0,283 282,283 282,0">
          <text:p/>
        </draw:polygon>
        <draw:polygon draw:style-name="gr5" draw:text-style-name="P5" draw:layer="layout" svg:width="0.282cm" svg:height="0.282cm" svg:x="-5.637cm" svg:y="2.889cm" svg:viewBox="0 0 283 283" draw:points="0,0 0,283 283,283 283,0">
          <text:p/>
        </draw:polygon>
        <draw:polygon draw:style-name="gr5" draw:text-style-name="P5" draw:layer="layout" svg:width="0.282cm" svg:height="0.282cm" svg:x="-5.438cm" svg:y="2.889cm" svg:viewBox="0 0 283 283" draw:points="0,0 0,283 283,283 283,0">
          <text:p/>
        </draw:polygon>
        <draw:polygon draw:style-name="gr5" draw:text-style-name="P5" draw:layer="layout" svg:width="0.282cm" svg:height="0.282cm" svg:x="-5.239cm" svg:y="2.889cm" svg:viewBox="0 0 283 283" draw:points="0,0 0,283 283,283 283,0">
          <text:p/>
        </draw:polygon>
        <draw:polygon draw:style-name="gr5" draw:text-style-name="P5" draw:layer="layout" svg:width="0.282cm" svg:height="0.282cm" svg:x="-5.04cm" svg:y="2.889cm" svg:viewBox="0 0 283 283" draw:points="0,0 0,283 283,283 283,0">
          <text:p/>
        </draw:polygon>
        <draw:polygon draw:style-name="gr5" draw:text-style-name="P5" draw:layer="layout" svg:width="0.282cm" svg:height="0.282cm" svg:x="-4.843cm" svg:y="2.889cm" svg:viewBox="0 0 283 283" draw:points="0,0 0,283 283,283 283,0">
          <text:p/>
        </draw:polygon>
        <draw:polygon draw:style-name="gr5" draw:text-style-name="P5" draw:layer="layout" svg:width="0.283cm" svg:height="0.282cm" svg:x="-4.645cm" svg:y="2.889cm" svg:viewBox="0 0 284 283" draw:points="0,0 0,283 284,283 284,0">
          <text:p/>
        </draw:polygon>
        <draw:polygon draw:style-name="gr5" draw:text-style-name="P5" draw:layer="layout" svg:width="0.281cm" svg:height="0.282cm" svg:x="-4.446cm" svg:y="2.889cm" svg:viewBox="0 0 282 283" draw:points="0,0 0,283 282,283 282,0">
          <text:p/>
        </draw:polygon>
        <draw:polygon draw:style-name="gr5" draw:text-style-name="P5" draw:layer="layout" svg:width="0.281cm" svg:height="0.282cm" svg:x="-4.247cm" svg:y="2.889cm" svg:viewBox="0 0 282 283" draw:points="0,0 0,283 282,283 282,0">
          <text:p/>
        </draw:polygon>
        <draw:polygon draw:style-name="gr6" draw:text-style-name="P5" draw:layer="layout" svg:width="0.283cm" svg:height="0.282cm" svg:x="-4.05cm" svg:y="2.889cm" svg:viewBox="0 0 284 283" draw:points="0,0 0,283 284,283 284,0">
          <text:p/>
        </draw:polygon>
        <draw:polygon draw:style-name="gr7" draw:text-style-name="P4" draw:layer="layout" svg:width="0.283cm" svg:height="0.282cm" svg:x="-4.05cm" svg:y="2.889cm" svg:viewBox="0 0 284 283" draw:points="0,0 0,283 284,283 284,0">
          <text:p/>
        </draw:polygon>
        <draw:polygon draw:style-name="gr5" draw:text-style-name="P5" draw:layer="layout" svg:width="0.283cm" svg:height="0.282cm" svg:x="-3.851cm" svg:y="2.889cm" svg:viewBox="0 0 284 283" draw:points="0,0 0,283 284,283 284,0">
          <text:p/>
        </draw:polygon>
        <draw:polygon draw:style-name="gr5" draw:text-style-name="P5" draw:layer="layout" svg:width="0.281cm" svg:height="0.282cm" svg:x="-3.652cm" svg:y="2.889cm" svg:viewBox="0 0 282 283" draw:points="0,0 0,283 282,283 282,0">
          <text:p/>
        </draw:polygon>
        <draw:polygon draw:style-name="gr5" draw:text-style-name="P5" draw:layer="layout" svg:width="0.282cm" svg:height="0.282cm" svg:x="-3.455cm" svg:y="2.889cm" svg:viewBox="0 0 283 283" draw:points="0,0 0,283 283,283 283,0">
          <text:p/>
        </draw:polygon>
        <draw:polygon draw:style-name="gr5" draw:text-style-name="P5" draw:layer="layout" svg:width="0.283cm" svg:height="0.282cm" svg:x="-3.256cm" svg:y="2.889cm" svg:viewBox="0 0 284 283" draw:points="0,0 0,283 284,283 284,0">
          <text:p/>
        </draw:polygon>
        <draw:polygon draw:style-name="gr5" draw:text-style-name="P5" draw:layer="layout" svg:width="0.282cm" svg:height="0.282cm" svg:x="-3.057cm" svg:y="2.889cm" svg:viewBox="0 0 283 283" draw:points="0,0 0,283 283,283 283,0">
          <text:p/>
        </draw:polygon>
        <draw:polygon draw:style-name="gr5" draw:text-style-name="P5" draw:layer="layout" svg:width="0.282cm" svg:height="0.282cm" svg:x="-2.858cm" svg:y="2.889cm" svg:viewBox="0 0 283 283" draw:points="0,0 0,283 283,283 283,0">
          <text:p/>
        </draw:polygon>
        <draw:polygon draw:style-name="gr5" draw:text-style-name="P5" draw:layer="layout" svg:width="0.282cm" svg:height="0.282cm" svg:x="-2.661cm" svg:y="2.889cm" svg:viewBox="0 0 283 283" draw:points="0,0 0,283 283,283 283,0">
          <text:p/>
        </draw:polygon>
        <draw:polygon draw:style-name="gr5" draw:text-style-name="P5" draw:layer="layout" svg:width="0.282cm" svg:height="0.282cm" svg:x="-2.462cm" svg:y="2.889cm" svg:viewBox="0 0 283 283" draw:points="0,0 0,283 283,283 283,0">
          <text:p/>
        </draw:polygon>
        <draw:polygon draw:style-name="gr5" draw:text-style-name="P5" draw:layer="layout" svg:width="0.282cm" svg:height="0.282cm" svg:x="-2.263cm" svg:y="2.889cm" svg:viewBox="0 0 283 283" draw:points="0,0 0,283 283,283 283,0">
          <text:p/>
        </draw:polygon>
        <draw:polygon draw:style-name="gr5" draw:text-style-name="P5" draw:layer="layout" svg:width="0.282cm" svg:height="0.282cm" svg:x="-2.064cm" svg:y="2.889cm" svg:viewBox="0 0 283 283" draw:points="0,0 0,283 283,283 283,0">
          <text:p/>
        </draw:polygon>
        <draw:polygon draw:style-name="gr5" draw:text-style-name="P5" draw:layer="layout" svg:width="0.281cm" svg:height="0.282cm" svg:x="-1.866cm" svg:y="2.889cm" svg:viewBox="0 0 282 283" draw:points="0,0 0,283 282,283 282,0">
          <text:p/>
        </draw:polygon>
        <draw:polygon draw:style-name="gr5" draw:text-style-name="P5" draw:layer="layout" svg:width="0.282cm" svg:height="0.282cm" svg:x="-1.668cm" svg:y="2.889cm" svg:viewBox="0 0 283 283" draw:points="0,0 0,283 283,283 283,0">
          <text:p/>
        </draw:polygon>
        <draw:polygon draw:style-name="gr5" draw:text-style-name="P5" draw:layer="layout" svg:width="0.283cm" svg:height="0.282cm" svg:x="-1.47cm" svg:y="2.889cm" svg:viewBox="0 0 284 283" draw:points="0,0 0,283 284,283 284,0">
          <text:p/>
        </draw:polygon>
        <draw:polygon draw:style-name="gr5" draw:text-style-name="P5" draw:layer="layout" svg:width="0.282cm" svg:height="0.282cm" svg:x="-1.27cm" svg:y="2.889cm" svg:viewBox="0 0 283 283" draw:points="0,0 0,283 283,283 283,0">
          <text:p/>
        </draw:polygon>
        <draw:polygon draw:style-name="gr5" draw:text-style-name="P5" draw:layer="layout" svg:width="0.281cm" svg:height="0.282cm" svg:x="-1.072cm" svg:y="2.889cm" svg:viewBox="0 0 282 283" draw:points="0,0 0,283 282,283 282,0">
          <text:p/>
        </draw:polygon>
        <draw:polygon draw:style-name="gr5" draw:text-style-name="P5" draw:layer="layout" svg:width="0.281cm" svg:height="0.282cm" svg:x="-0.873cm" svg:y="2.889cm" svg:viewBox="0 0 282 283" draw:points="0,0 0,283 282,283 282,0">
          <text:p/>
        </draw:polygon>
        <draw:polygon draw:style-name="gr5" draw:text-style-name="P5" draw:layer="layout" svg:width="0.283cm" svg:height="0.282cm" svg:x="-0.676cm" svg:y="2.889cm" svg:viewBox="0 0 284 283" draw:points="0,0 0,283 284,283 284,0">
          <text:p/>
        </draw:polygon>
        <draw:polygon draw:style-name="gr5" draw:text-style-name="P5" draw:layer="layout" svg:width="0.283cm" svg:height="0.282cm" svg:x="-0.477cm" svg:y="2.889cm" svg:viewBox="0 0 284 283" draw:points="0,0 0,283 284,283 284,0">
          <text:p/>
        </draw:polygon>
        <draw:polygon draw:style-name="gr5" draw:text-style-name="P5" draw:layer="layout" svg:width="0.281cm" svg:height="0.282cm" svg:x="-0.278cm" svg:y="2.889cm" svg:viewBox="0 0 282 283" draw:points="0,0 0,283 282,283 282,0">
          <text:p/>
        </draw:polygon>
        <draw:polygon draw:style-name="gr5" draw:text-style-name="P5" draw:layer="layout" svg:width="0.283cm" svg:height="0.282cm" svg:x="-0.081cm" svg:y="2.889cm" svg:viewBox="0 0 284 283" draw:points="0,0 0,283 284,283 284,0">
          <text:p/>
        </draw:polygon>
        <draw:polyline draw:style-name="gr8" draw:text-style-name="P4" draw:layer="layout" svg:width="10.913cm" svg:height="0.474cm" svg:x="-10.853cm" svg:y="-3.058cm" svg:viewBox="0 0 10914 475" draw:points="0,0 8,1 18,1 29,1 38,1 49,3 58,3 69,3 78,4 89,4 98,4 109,4 118,6 129,6 138,7 147,7 158,7 167,7 178,7 187,9 198,9 208,10 217,10 228,10 237,10 248,12 257,12 266,12 277,12 286,12 297,13 306,13 317,15 326,15 337,15 346,15 357,16 366,16 377,16 387,18 395,18 406,18 415,18 425,19 436,19 445,21 456,21 465,21 476,21 485,21 496,23 505,23 516,24 525,24 534,24 545,24 554,26 565,26 574,27 585,27 594,27 605,27 615,27 624,29 635,29 644,30 653,30 664,30 673,30 684,30 693,32 704,32 713,33 724,33 733,33 744,33 753,35 764,35 773,35 782,35 793,35 802,36 813,36 822,38 833,38 843,38 852,38 863,39 872,39 883,39 892,41 903,41 912,41 921,41 932,42 941,42 952,44 961,44 972,44 981,44 992,44 1001,45 1012,45 1022,47 1031,47 1041,47 1050,47 1060,49 1071,49 1080,49 1091,50 1100,50 1111,50 1120,50 1131,52 1140,52 1151,53 1160,53 1169,53 1180,53 1189,53 1200,55 1209,55 1220,56 1229,56 1240,56 1250,56 1259,58 1270,58 1279,58 1290,59 1299,59 1308,59 1319,59 1328,61 1339,61 1348,61 1359,61 1368,61 1379,62 1388,62 1399,64 1408,64 1419,64 1429,64 1437,65 1448,65 1457,67 1468,67 1478,67 1487,67 1498,67 1507,68 1518,68 1527,70 1538,70 1547,70 1558,70 1567,70 1576,71 1587,71 1596,73 1607,73 1616,73 1627,73 1636,75 1647,75 1657,75 1666,76 1677,76 1686,76 1695,76 1706,78 1715,78 1726,79 1735,79 1746,79 1755,79 1766,79 1775,81 1786,81 1795,82 1806,82 1815,82 1824,82 1835,84 1844,84 1855,84 1864,85 1875,85 1885,85 1894,85 1905,87 1914,87 1925,87 1934,87 1945,87 1954,88 1963,88 1974,90 1983,90 1994,90 2003,90 2014,91 2023,91 2034,91 2043,93 2054,93 2064,93 2073,93 2083,94 2092,94 2103,96 2113,96 2122,96 2133,96 2142,96 2153,97 2162,97 2173,99 2182,99 2193,99 2202,99 2211,101 2222,101 2231,101 2242,102 2251,102 2262,102 2271,102 2282,104 2292,104 2301,105 2312,105 2321,105 2332,105 2341,105 2350,107 2361,107 2370,108 2381,108 2390,108 2401,108 2410,108 2421,110 2430,110 2441,111 2450,111 2461,111 2470,111 2479,113 2490,113 2499,113 2510,113 2520,113 2529,114 2540,114 2549,116 2560,116 2569,116 2580,116 2589,116 2598,117 2609,117 2618,119 2629,119 2638,119 2649,119 2658,120 2669,120 2678,120 2689,122 2699,122 2708,122 2719,122 2728,123 2738,123 2748,125 2757,125 2768,125 2777,125 2788,125 2797,127 2808,127 2817,128 2828,128 2837,128 2848,128 2857,130 2866,130 2877,130 2886,131 2897,131 2906,131 2917,131 2927,133 2936,133 2947,134 2956,134 2967,134 2976,134 2987,134 2996,136 3005,136 3016,137 3025,137 3036,137 3045,137 3056,137 3065,139 3076,139 3085,139 3096,139 3106,140 3115,140 3125,142 3134,142 3145,142 3155,142 3164,142 3175,143 3184,143 3195,145 3204,145 3215,145 3224,145 3235,145 3244,146 3253,146 3264,148 3273,148 3284,148 3293,148 3304,150 3313,150 3324,150 3334,151 3343,151 3354,151 3363,151 3374,153 3383,153 3392,154 3403,154 3412,154 3423,154 3432,154 3443,156 3452,156 3463,157 3472,157 3483,157 3492,157 3503,157 3512,159 3521,159 3532,160 3541,160 3552,160 3562,160 3571,162 3582,162 3591,162 3602,162 3611,162 3622,163 3631,163 3640,165 3651,165 3660,165 3671,165 3680,165 3691,166 3700,166 3711,168 3720,168 3731,168 3741,168 3750,168 3761,169 3769,169 3780,171 3790,171 3799,171 3810,171 3819,172 3830,172 3839,174 3850,174 3859,174 3870,174 3879,174 3890,176 3899,176 3908,177 3919,177 3928,177 3939,177 3948,177 3959,179 3969,179 3978,180 3989,180 3998,180 4009,180 4018,180 4027,182 4038,182 4047,183 4058,183 4067,183 4078,183 4087,183 4098,185 4107,185 4118,186 4127,186 4138,186 4147,186 4157,188 4167,188 4176,188 4187,188 4197,189 4206,189 4217,191 4226,191 4237,191 4246,191 4257,192 4266,192 4277,194 4286,194 4295,194 4306,194 4315,195 4326,195 4335,195 4346,197 4355,197 4366,197 4376,197 4385,197 4396,197 4405,197 4416,197 4425,197 4434,197 4445,197 4454,197 4465,197 4474,197 4485,197 4494,197 4505,197 4514,197 4525,197 4534,197 4545,197 4554,197 4563,197 4574,197 4583,197 4594,197 4604,197 4613,197 4624,198 4633,198 4644,200 4653,200 4664,200 4673,200 4682,200 4693,202 4702,203 4713,203 4722,203 4733,203 4742,205 4753,205 4762,206 4773,206 4782,206 4792,206 4803,208 4811,208 4822,209 4832,209 4841,209 4852,209 4861,209 4872,211 4881,211 4892,212 4901,212 4912,212 4921,212 4932,212 4941,214 4950,214 4961,214 4970,214 4981,214 4990,215 5001,215 5011,217 5020,217 5031,217 5040,217 5051,218 5060,218 5069,218 5080,220 5089,220 5100,220 5109,220 5120,221 5129,221 5140,223 5149,223 5160,223 5169,223 5180,223 5189,224 5198,224 5209,226 5218,226 5229,226 5239,226 5248,226 5259,228 5268,228 5279,229 5288,229 5299,229 5308,229 5319,229 5328,231 5337,231 5348,232 5357,232 5368,232 5377,232 5388,234 5398,234 5409,234 5418,235 5428,235 5439,235 5448,235 5458,237 5468,237 5477,238 5488,238 5497,238 5508,238 5517,238 5528,240 5537,240 5548,240 5557,240 5568,240 5577,241 5588,241 5597,243 5606,243 5617,243 5626,243 5637,244 5647,244 5656,244 5667,246 5676,246 5687,246 5696,246 5707,247 5716,247 5725,249 5736,249 5745,249 5756,249 5765,249 5776,250 5785,250 5796,252 5805,252 5816,252 5825,252 5835,252 5846,254 5854,254 5865,255 5875,255 5884,255 5895,255 5904,255 5915,257 5924,257 5935,258 5944,258 5955,258 5964,258 5975,258 5984,260 5993,260 6004,261 6013,261 6024,261 6033,261 6044,263 6053,263 6063,263 6074,264 6083,264 6094,264 6103,264 6112,266 6123,266 6131,266 6141,266 6152,266 6161,267 6172,267 6181,269 6192,269 6201,269 6212,269 6221,269 6232,270 6241,270 6250,272 6261,272 6270,272 6281,272 6290,273 6301,273 6310,273 6321,275 6331,275 6340,275 6351,275 6360,277 6369,277 6380,277 6389,278 6400,278 6409,278 6420,278 6429,280 6440,280 6449,281 6460,281 6469,281 6480,281 6489,281 6498,283 6509,283 6518,284 6529,284 6538,284 6549,284 6559,284 6568,286 6579,286 6588,287 6599,287 6608,287 6619,287 6628,287 6637,289 6648,289 6657,289 6668,289 6677,290 6688,290 6697,290 6708,292 6717,292 6728,292 6738,292 6747,293 6757,293 6766,295 6776,295 6787,295 6796,295 6807,295 6816,296 6827,296 6836,298 6847,298 6856,298 6867,298 6876,298 6887,299 6896,299 6905,301 6916,301 6925,301 6936,301 6945,301 6956,303 6966,303 6975,304 6986,304 6995,304 7006,304 7015,304 7024,306 7035,306 7044,307 7055,307 7064,307 7075,307 7084,307 7095,309 7104,309 7115,310 7124,310 7135,310 7145,310 7153,312 7164,312 7173,312 7184,313 7194,313 7203,313 7214,313 7223,315 7234,315 7243,315 7254,315 7263,315 7274,316 7283,316 7292,318 7303,318 7312,318 7323,318 7332,318 7343,319 7352,319 7363,321 7373,321 7382,321 7393,321 7402,321 7411,322 7422,322 7431,324 7442,324 7451,324 7462,324 7471,324 7482,325 7491,325 7502,327 7511,327 7522,327 7531,327 7540,329 7551,329 7560,329 7571,330 7580,330 7591,330 7601,330 7610,332 7621,332 7630,332 7641,333 7650,333 7661,333 7670,333 7679,335 7690,335 7699,336 7710,336 7719,336 7730,336 7739,336 7750,338 7759,338 7770,339 7780,339 7789,339 7799,339 7808,339 7819,341 7829,341 7838,341 7849,341 7858,341 7869,342 7878,342 7889,344 7898,344 7909,344 7918,344 7927,345 7938,345 7947,345 7958,347 7967,347 7978,347 7987,347 7998,348 8008,348 8017,348 8028,350 8037,350 8048,350 8057,350 8066,351 8077,351 8086,351 8097,353 8106,353 8117,353 8126,353 8137,355 8146,355 8157,355 8166,356 8177,356 8186,356 8195,356 8206,358 8215,358 8226,359 8236,359 8245,359 8256,359 8265,359 8276,361 8285,361 8296,362 8305,362 8316,362 8325,362 8334,362 8345,364 8354,364 8365,365 8374,365 8385,365 8394,365 8405,365 8415,367 8424,367 8435,367 8444,367 8454,368 8464,368 8473,368 8484,370 8493,370 8504,370 8513,370 8524,371 8533,371 8544,371 8553,373 8564,373 8573,373 8582,373 8593,374 8602,374 8613,374 8622,376 8633,376 8643,376 8652,376 8663,377 8672,377 8683,377 8692,379 8703,379 8712,379 8721,379 8732,381 8741,381 8752,381 8761,382 8772,382 8781,382 8792,382 8801,384 8812,384 8822,385 8831,385 8841,385 8850,385 8861,385 8871,387 8880,387 8891,388 8900,388 8911,388 8920,388 8931,388 8940,390 8951,390 8960,391 8969,391 8980,391 8989,391 9000,391 9009,393 9020,393 9029,393 9040,393 9050,393 9059,394 9070,394 9079,396 9090,396 9099,396 9108,396 9119,396 9128,397 9139,397 9148,399 9159,399 9168,399 9179,399 9188,400 9199,400 9208,400 9219,402 9228,402 9237,402 9248,402 9257,404 9268,404 9278,404 9287,405 9298,405 9307,405 9318,405 9327,407 9338,407 9347,407 9356,408 9367,408 9376,408 9387,408 9396,410 9407,410 9416,410 9427,411 9436,411 9447,411 9457,411 9466,413 9477,413 9485,413 9496,414 9506,414 9515,414 9526,414 9535,416 9546,416 9555,416 9566,416 9575,416 9586,417 9595,417 9606,419 9615,419 9624,419 9635,419 9644,419 9655,420 9664,420 9675,422 9685,422 9694,422 9705,422 9714,422 9725,423 9734,423 9745,425 9754,425 9763,425 9774,425 9783,425 9794,426 9803,426 9814,428 9823,428 9834,428 9843,428 9854,428 9863,430 9873,430 9883,431 9892,431 9903,431 9913,431 9922,431 9933,433 9942,433 9953,434 9962,434 9973,434 9982,434 9993,434 10002,436 10011,436 10022,437 10031,437 10042,437 10051,437 10062,437 10071,439 10082,439 10092,440 10101,440 10112,440 10121,440 10132,440 10141,442 10150,442 10161,442 10170,442 10181,443 10190,443 10201,443 10210,445 10221,445 10230,445 10241,445 10250,446 10261,446 10270,446 10279,448 10290,448 10299,448 10310,448 10320,449 10329,449 10340,449 10349,451 10360,451 10369,451 10380,451 10389,453 10398,453 10409,453 10418,455 10429,455 10438,455 10449,455 10458,457 10469,457 10478,457 10489,458 10498,458 10508,458 10519,458 10527,460 10538,460 10548,460 10557,461 10568,461 10577,461 10588,461 10597,463 10608,463 10617,463 10628,464 10637,464 10648,464 10657,464 10666,466 10677,466 10686,466 10697,467 10706,467 10717,467 10727,467 10736,469 10747,469 10756,469 10767,469 10776,469 10785,470 10796,470 10805,472 10816,472 10825,472 10836,472 10845,472 10856,473 10865,473 10876,475 10885,475 10896,475 10905,475 10914,475">
          <text:p/>
        </draw:polyline>
        <draw:polygon draw:style-name="gr9" draw:text-style-name="P6" draw:layer="layout" svg:width="0.283cm" svg:height="0.281cm" svg:x="-10.995cm" svg:y="-3.199cm" svg:viewBox="0 0 284 282" draw:points="0,141 143,282 284,141 143,0">
          <text:p/>
        </draw:polygon>
        <draw:polygon draw:style-name="gr9" draw:text-style-name="P6" draw:layer="layout" svg:width="0.281cm" svg:height="0.282cm" svg:x="-10.796cm" svg:y="-3.19cm" svg:viewBox="0 0 282 283" draw:points="0,141 141,283 282,141 141,0">
          <text:p/>
        </draw:polygon>
        <draw:polygon draw:style-name="gr9" draw:text-style-name="P6" draw:layer="layout" svg:width="0.283cm" svg:height="0.282cm" svg:x="-10.599cm" svg:y="-3.181cm" svg:viewBox="0 0 284 283" draw:points="0,141 142,283 284,141 142,0">
          <text:p/>
        </draw:polygon>
        <draw:polygon draw:style-name="gr9" draw:text-style-name="P6" draw:layer="layout" svg:width="0.283cm" svg:height="0.283cm" svg:x="-10.4cm" svg:y="-3.173cm" svg:viewBox="0 0 284 284" draw:points="0,142 142,284 284,142 142,0">
          <text:p/>
        </draw:polygon>
        <draw:polygon draw:style-name="gr9" draw:text-style-name="P6" draw:layer="layout" svg:width="0.281cm" svg:height="0.283cm" svg:x="-10.201cm" svg:y="-3.164cm" svg:viewBox="0 0 282 284" draw:points="0,141 141,284 282,141 141,0">
          <text:p/>
        </draw:polygon>
        <draw:polygon draw:style-name="gr9" draw:text-style-name="P6" draw:layer="layout" svg:width="0.281cm" svg:height="0.283cm" svg:x="-10.002cm" svg:y="-3.155cm" svg:viewBox="0 0 282 284" draw:points="0,141 142,284 282,141 142,0">
          <text:p/>
        </draw:polygon>
        <draw:polygon draw:style-name="gr9" draw:text-style-name="P6" draw:layer="layout" svg:width="0.282cm" svg:height="0.282cm" svg:x="-9.805cm" svg:y="-3.146cm" svg:viewBox="0 0 283 283" draw:points="0,141 142,283 283,141 142,0">
          <text:p/>
        </draw:polygon>
        <draw:polygon draw:style-name="gr9" draw:text-style-name="P6" draw:layer="layout" svg:width="0.283cm" svg:height="0.281cm" svg:x="-9.606cm" svg:y="-3.136cm" svg:viewBox="0 0 284 282" draw:points="0,140 141,282 284,140 141,0">
          <text:p/>
        </draw:polygon>
        <draw:polygon draw:style-name="gr9" draw:text-style-name="P6" draw:layer="layout" svg:width="0.282cm" svg:height="0.281cm" svg:x="-9.407cm" svg:y="-3.127cm" svg:viewBox="0 0 283 282" draw:points="0,140 141,282 283,140 141,0">
          <text:p/>
        </draw:polygon>
        <draw:polygon draw:style-name="gr9" draw:text-style-name="P6" draw:layer="layout" svg:width="0.282cm" svg:height="0.281cm" svg:x="-9.208cm" svg:y="-3.118cm" svg:viewBox="0 0 283 282" draw:points="0,141 142,282 283,141 142,0">
          <text:p/>
        </draw:polygon>
        <draw:polygon draw:style-name="gr9" draw:text-style-name="P6" draw:layer="layout" svg:width="0.282cm" svg:height="0.282cm" svg:x="-9.011cm" svg:y="-3.109cm" svg:viewBox="0 0 283 283" draw:points="0,141 142,283 283,141 142,0">
          <text:p/>
        </draw:polygon>
        <draw:polygon draw:style-name="gr9" draw:text-style-name="P6" draw:layer="layout" svg:width="0.282cm" svg:height="0.282cm" svg:x="-8.812cm" svg:y="-3.1cm" svg:viewBox="0 0 283 283" draw:points="0,142 141,283 283,142 141,0">
          <text:p/>
        </draw:polygon>
        <draw:polygon draw:style-name="gr9" draw:text-style-name="P6" draw:layer="layout" svg:width="0.282cm" svg:height="0.283cm" svg:x="-8.613cm" svg:y="-3.092cm" svg:viewBox="0 0 283 284" draw:points="0,143 142,284 283,143 142,0">
          <text:p/>
        </draw:polygon>
        <draw:polygon draw:style-name="gr9" draw:text-style-name="P6" draw:layer="layout" svg:width="0.282cm" svg:height="0.283cm" svg:x="-8.414cm" svg:y="-3.083cm" svg:viewBox="0 0 283 284" draw:points="0,142 142,284 283,142 142,0">
          <text:p/>
        </draw:polygon>
        <draw:polygon draw:style-name="gr9" draw:text-style-name="P6" draw:layer="layout" svg:width="0.281cm" svg:height="0.282cm" svg:x="-8.216cm" svg:y="-3.074cm" svg:viewBox="0 0 282 283" draw:points="0,142 140,283 282,142 140,0">
          <text:p/>
        </draw:polygon>
        <draw:polygon draw:style-name="gr9" draw:text-style-name="P6" draw:layer="layout" svg:width="0.282cm" svg:height="0.282cm" svg:x="-8.018cm" svg:y="-3.065cm" svg:viewBox="0 0 283 283" draw:points="0,142 141,283 283,142 141,0">
          <text:p/>
        </draw:polygon>
        <draw:polygon draw:style-name="gr9" draw:text-style-name="P6" draw:layer="layout" svg:width="0.283cm" svg:height="0.281cm" svg:x="-7.82cm" svg:y="-3.055cm" svg:viewBox="0 0 284 282" draw:points="0,141 143,282 284,141 143,0">
          <text:p/>
        </draw:polygon>
        <draw:polygon draw:style-name="gr9" draw:text-style-name="P6" draw:layer="layout" svg:width="0.282cm" svg:height="0.281cm" svg:x="-7.62cm" svg:y="-3.046cm" svg:viewBox="0 0 283 282" draw:points="0,142 141,282 283,142 141,0">
          <text:p/>
        </draw:polygon>
        <draw:polygon draw:style-name="gr9" draw:text-style-name="P6" draw:layer="layout" svg:width="0.281cm" svg:height="0.282cm" svg:x="-7.422cm" svg:y="-3.037cm" svg:viewBox="0 0 282 283" draw:points="0,142 140,283 282,142 140,0">
          <text:p/>
        </draw:polygon>
        <draw:polygon draw:style-name="gr9" draw:text-style-name="P6" draw:layer="layout" svg:width="0.283cm" svg:height="0.281cm" svg:x="-7.225cm" svg:y="-3.029cm" svg:viewBox="0 0 284 282" draw:points="0,141 142,282 284,141 142,0">
          <text:p/>
        </draw:polygon>
        <draw:polygon draw:style-name="gr9" draw:text-style-name="P6" draw:layer="layout" svg:width="0.283cm" svg:height="0.281cm" svg:x="-7.026cm" svg:y="-3.02cm" svg:viewBox="0 0 284 282" draw:points="0,142 143,282 284,142 143,0">
          <text:p/>
        </draw:polygon>
        <draw:polygon draw:style-name="gr9" draw:text-style-name="P6" draw:layer="layout" svg:width="0.281cm" svg:height="0.282cm" svg:x="-6.827cm" svg:y="-3.011cm" svg:viewBox="0 0 282 283" draw:points="0,142 141,283 282,142 141,0">
          <text:p/>
        </draw:polygon>
        <draw:polygon draw:style-name="gr9" draw:text-style-name="P6" draw:layer="layout" svg:width="0.281cm" svg:height="0.282cm" svg:x="-6.628cm" svg:y="-3.002cm" svg:viewBox="0 0 282 283" draw:points="0,142 142,283 282,142 142,0">
          <text:p/>
        </draw:polygon>
        <draw:polygon draw:style-name="gr9" draw:text-style-name="P6" draw:layer="layout" svg:width="0.283cm" svg:height="0.282cm" svg:x="-6.431cm" svg:y="-3.002cm" svg:viewBox="0 0 284 283" draw:points="0,142 142,283 284,142 142,0">
          <text:p/>
        </draw:polygon>
        <draw:polygon draw:style-name="gr9" draw:text-style-name="P6" draw:layer="layout" svg:width="0.283cm" svg:height="0.283cm" svg:x="-6.232cm" svg:y="-2.994cm" svg:viewBox="0 0 284 284" draw:points="0,143 141,284 284,143 141,0">
          <text:p/>
        </draw:polygon>
        <draw:polygon draw:style-name="gr9" draw:text-style-name="P6" draw:layer="layout" svg:width="0.282cm" svg:height="0.283cm" svg:x="-6.033cm" svg:y="-2.985cm" svg:viewBox="0 0 283 284" draw:points="0,142 141,284 283,142 141,0">
          <text:p/>
        </draw:polygon>
        <draw:polygon draw:style-name="gr9" draw:text-style-name="P6" draw:layer="layout" svg:width="0.281cm" svg:height="0.282cm" svg:x="-5.834cm" svg:y="-2.976cm" svg:viewBox="0 0 282 283" draw:points="0,142 142,283 282,142 142,0">
          <text:p/>
        </draw:polygon>
        <draw:polygon draw:style-name="gr9" draw:text-style-name="P6" draw:layer="layout" svg:width="0.282cm" svg:height="0.283cm" svg:x="-5.637cm" svg:y="-2.968cm" svg:viewBox="0 0 283 284" draw:points="0,143 142,284 283,143 142,0">
          <text:p/>
        </draw:polygon>
        <draw:polygon draw:style-name="gr9" draw:text-style-name="P6" draw:layer="layout" svg:width="0.282cm" svg:height="0.283cm" svg:x="-5.438cm" svg:y="-2.959cm" svg:viewBox="0 0 283 284" draw:points="0,141 141,284 283,141 141,0">
          <text:p/>
        </draw:polygon>
        <draw:polygon draw:style-name="gr9" draw:text-style-name="P6" draw:layer="layout" svg:width="0.282cm" svg:height="0.283cm" svg:x="-5.239cm" svg:y="-2.95cm" svg:viewBox="0 0 283 284" draw:points="0,141 142,284 283,141 142,0">
          <text:p/>
        </draw:polygon>
        <draw:polygon draw:style-name="gr9" draw:text-style-name="P6" draw:layer="layout" svg:width="0.282cm" svg:height="0.282cm" svg:x="-5.04cm" svg:y="-2.941cm" svg:viewBox="0 0 283 283" draw:points="0,141 142,283 283,141 142,0">
          <text:p/>
        </draw:polygon>
        <draw:polygon draw:style-name="gr9" draw:text-style-name="P6" draw:layer="layout" svg:width="0.282cm" svg:height="0.283cm" svg:x="-4.843cm" svg:y="-2.933cm" svg:viewBox="0 0 283 284" draw:points="0,141 141,284 283,141 141,0">
          <text:p/>
        </draw:polygon>
        <draw:polygon draw:style-name="gr9" draw:text-style-name="P6" draw:layer="layout" svg:width="0.283cm" svg:height="0.282cm" svg:x="-4.645cm" svg:y="-2.924cm" svg:viewBox="0 0 284 283" draw:points="0,141 142,283 284,141 142,0">
          <text:p/>
        </draw:polygon>
        <draw:polygon draw:style-name="gr9" draw:text-style-name="P6" draw:layer="layout" svg:width="0.281cm" svg:height="0.282cm" svg:x="-4.446cm" svg:y="-2.915cm" svg:viewBox="0 0 282 283" draw:points="0,141 142,283 282,141 142,0">
          <text:p/>
        </draw:polygon>
        <draw:polygon draw:style-name="gr9" draw:text-style-name="P6" draw:layer="layout" svg:width="0.281cm" svg:height="0.281cm" svg:x="-4.247cm" svg:y="-2.905cm" svg:viewBox="0 0 282 282" draw:points="0,140 140,282 282,140 140,0">
          <text:p/>
        </draw:polygon>
        <draw:polygon draw:style-name="gr9" draw:text-style-name="P6" draw:layer="layout" svg:width="0.283cm" svg:height="0.282cm" svg:x="-4.05cm" svg:y="-2.898cm" svg:viewBox="0 0 284 283" draw:points="0,141 141,283 284,141 141,0">
          <text:p/>
        </draw:polygon>
        <draw:polygon draw:style-name="gr9" draw:text-style-name="P6" draw:layer="layout" svg:width="0.283cm" svg:height="0.282cm" svg:x="-3.851cm" svg:y="-2.889cm" svg:viewBox="0 0 284 283" draw:points="0,141 143,283 284,141 143,0">
          <text:p/>
        </draw:polygon>
        <draw:polygon draw:style-name="gr9" draw:text-style-name="P6" draw:layer="layout" svg:width="0.281cm" svg:height="0.281cm" svg:x="-3.652cm" svg:y="-2.879cm" svg:viewBox="0 0 282 282" draw:points="0,140 142,282 282,140 142,0">
          <text:p/>
        </draw:polygon>
        <draw:polygon draw:style-name="gr9" draw:text-style-name="P6" draw:layer="layout" svg:width="0.282cm" svg:height="0.281cm" svg:x="-3.455cm" svg:y="-2.87cm" svg:viewBox="0 0 283 282" draw:points="0,141 141,282 283,141 141,0">
          <text:p/>
        </draw:polygon>
        <draw:polygon draw:style-name="gr9" draw:text-style-name="P6" draw:layer="layout" svg:width="0.283cm" svg:height="0.282cm" svg:x="-3.256cm" svg:y="-2.863cm" svg:viewBox="0 0 284 283" draw:points="0,141 142,283 284,141 142,0">
          <text:p/>
        </draw:polygon>
        <draw:polygon draw:style-name="gr9" draw:text-style-name="P6" draw:layer="layout" svg:width="0.282cm" svg:height="0.281cm" svg:x="-3.057cm" svg:y="-2.853cm" svg:viewBox="0 0 283 282" draw:points="0,140 142,282 283,140 142,0">
          <text:p/>
        </draw:polygon>
        <draw:polygon draw:style-name="gr9" draw:text-style-name="P6" draw:layer="layout" svg:width="0.282cm" svg:height="0.281cm" svg:x="-2.858cm" svg:y="-2.844cm" svg:viewBox="0 0 283 282" draw:points="0,141 141,282 283,141 141,0">
          <text:p/>
        </draw:polygon>
        <draw:polygon draw:style-name="gr9" draw:text-style-name="P6" draw:layer="layout" svg:width="0.282cm" svg:height="0.282cm" svg:x="-2.661cm" svg:y="-2.837cm" svg:viewBox="0 0 283 283" draw:points="0,141 141,283 283,141 141,0">
          <text:p/>
        </draw:polygon>
        <draw:polygon draw:style-name="gr9" draw:text-style-name="P6" draw:layer="layout" svg:width="0.282cm" svg:height="0.281cm" svg:x="-2.462cm" svg:y="-2.827cm" svg:viewBox="0 0 283 282" draw:points="0,140 142,282 283,140 142,0">
          <text:p/>
        </draw:polygon>
        <draw:polygon draw:style-name="gr9" draw:text-style-name="P6" draw:layer="layout" svg:width="0.282cm" svg:height="0.281cm" svg:x="-2.263cm" svg:y="-2.818cm" svg:viewBox="0 0 283 282" draw:points="0,141 141,282 283,141 141,0">
          <text:p/>
        </draw:polygon>
        <draw:polygon draw:style-name="gr9" draw:text-style-name="P6" draw:layer="layout" svg:width="0.282cm" svg:height="0.282cm" svg:x="-2.064cm" svg:y="-2.811cm" svg:viewBox="0 0 283 283" draw:points="0,142 141,283 283,142 141,0">
          <text:p/>
        </draw:polygon>
        <draw:polygon draw:style-name="gr9" draw:text-style-name="P6" draw:layer="layout" svg:width="0.281cm" svg:height="0.281cm" svg:x="-1.866cm" svg:y="-2.801cm" svg:viewBox="0 0 282 282" draw:points="0,141 141,282 282,141 141,0">
          <text:p/>
        </draw:polygon>
        <draw:polygon draw:style-name="gr9" draw:text-style-name="P6" draw:layer="layout" svg:width="0.282cm" svg:height="0.281cm" svg:x="-1.668cm" svg:y="-2.792cm" svg:viewBox="0 0 283 282" draw:points="0,142 142,282 283,142 142,0">
          <text:p/>
        </draw:polygon>
        <draw:polygon draw:style-name="gr9" draw:text-style-name="P6" draw:layer="layout" svg:width="0.283cm" svg:height="0.282cm" svg:x="-1.47cm" svg:y="-2.785cm" svg:viewBox="0 0 284 283" draw:points="0,142 142,283 284,142 142,0">
          <text:p/>
        </draw:polygon>
        <draw:polygon draw:style-name="gr9" draw:text-style-name="P6" draw:layer="layout" svg:width="0.282cm" svg:height="0.281cm" svg:x="-1.27cm" svg:y="-2.775cm" svg:viewBox="0 0 283 282" draw:points="0,141 142,282 283,141 142,0">
          <text:p/>
        </draw:polygon>
        <draw:polygon draw:style-name="gr9" draw:text-style-name="P6" draw:layer="layout" svg:width="0.281cm" svg:height="0.282cm" svg:x="-1.072cm" svg:y="-2.768cm" svg:viewBox="0 0 282 283" draw:points="0,142 141,283 282,142 141,0">
          <text:p/>
        </draw:polygon>
        <draw:polygon draw:style-name="gr9" draw:text-style-name="P6" draw:layer="layout" svg:width="0.281cm" svg:height="0.282cm" svg:x="-0.873cm" svg:y="-2.759cm" svg:viewBox="0 0 282 283" draw:points="0,142 140,283 282,142 140,0">
          <text:p/>
        </draw:polygon>
        <draw:polygon draw:style-name="gr9" draw:text-style-name="P6" draw:layer="layout" svg:width="0.283cm" svg:height="0.281cm" svg:x="-0.676cm" svg:y="-2.749cm" svg:viewBox="0 0 284 282" draw:points="0,141 142,282 284,141 142,0">
          <text:p/>
        </draw:polygon>
        <draw:polygon draw:style-name="gr9" draw:text-style-name="P6" draw:layer="layout" svg:width="0.283cm" svg:height="0.282cm" svg:x="-0.477cm" svg:y="-2.742cm" svg:viewBox="0 0 284 283" draw:points="0,142 143,283 284,142 143,0">
          <text:p/>
        </draw:polygon>
        <draw:polygon draw:style-name="gr9" draw:text-style-name="P6" draw:layer="layout" svg:width="0.281cm" svg:height="0.282cm" svg:x="-0.278cm" svg:y="-2.733cm" svg:viewBox="0 0 282 283" draw:points="0,142 142,283 282,142 142,0">
          <text:p/>
        </draw:polygon>
        <draw:polygon draw:style-name="gr9" draw:text-style-name="P6" draw:layer="layout" svg:width="0.283cm" svg:height="0.283cm" svg:x="-0.081cm" svg:y="-2.725cm" svg:viewBox="0 0 284 284" draw:points="0,142 141,284 284,142 141,0">
          <text:p/>
        </draw:polygon>
        <draw:polyline draw:style-name="gr10" draw:text-style-name="P4" draw:layer="layout" svg:width="10.913cm" svg:height="0.009cm" svg:x="-10.853cm" svg:y="3.2cm" svg:viewBox="0 0 10914 10" draw:points="0,10 8,10 18,10 29,10 38,10 49,10 58,10 69,10 78,10 89,10 98,10 109,10 118,10 129,10 138,10 147,10 158,10 167,10 178,10 187,10 198,10 208,10 217,10 228,10 237,10 248,10 257,10 266,10 277,10 286,10 297,10 306,10 317,10 326,10 337,10 346,10 357,10 366,10 377,10 387,10 395,10 406,10 415,10 425,10 436,10 445,10 456,10 465,10 476,10 485,10 496,10 505,10 516,10 525,10 534,10 545,10 554,10 565,10 574,10 585,10 594,10 605,10 615,10 624,10 635,10 644,10 653,10 664,10 673,10 684,10 693,10 704,10 713,10 724,10 733,10 744,10 753,10 764,10 773,10 782,10 793,10 802,10 813,10 822,10 833,10 843,10 852,10 863,10 872,10 883,10 892,10 903,10 912,10 921,10 932,10 941,10 952,10 961,10 972,10 981,10 992,10 1001,10 1012,10 1022,10 1031,10 1041,10 1050,10 1060,10 1071,10 1080,10 1091,10 1100,10 1111,10 1120,10 1131,10 1140,10 1151,10 1160,10 1169,10 1180,10 1189,10 1200,10 1209,10 1220,10 1229,10 1240,10 1250,7 1259,7 1270,7 1279,7 1290,7 1299,7 1308,7 1319,7 1328,7 1339,7 1348,7 1359,7 1368,7 1379,7 1388,7 1399,7 1408,7 1419,7 1429,7 1437,7 1448,7 1457,7 1468,7 1478,7 1487,7 1498,7 1507,7 1518,7 1527,7 1538,7 1547,7 1558,7 1567,7 1576,7 1587,7 1596,7 1607,7 1616,7 1627,7 1636,7 1647,7 1657,7 1666,7 1677,7 1686,7 1695,7 1706,7 1715,7 1726,7 1735,7 1746,7 1755,7 1766,7 1775,7 1786,7 1795,7 1806,7 1815,7 1824,7 1835,7 1844,7 1855,7 1864,7 1875,7 1885,7 1894,7 1905,7 1914,7 1925,7 1934,7 1945,7 1954,7 1963,7 1974,7 1983,7 1994,7 2003,7 2014,7 2023,7 2034,7 2043,7 2054,7 2064,7 2073,7 2083,7 2092,7 2103,7 2113,7 2122,7 2133,7 2142,7 2153,7 2162,7 2173,7 2182,7 2193,7 2202,7 2211,7 2222,7 2231,7 2242,7 2251,7 2262,7 2271,7 2282,7 2292,7 2301,7 2312,7 2321,7 2332,7 2341,7 2350,7 2361,7 2370,6 2381,6 2390,6 2401,6 2410,6 2421,6 2430,6 2441,6 2450,6 2461,6 2470,6 2479,6 2490,6 2499,6 2510,6 2520,6 2529,6 2540,6 2549,6 2560,6 2569,6 2580,6 2589,6 2598,6 2609,6 2618,6 2629,6 2638,6 2649,6 2658,6 2669,6 2678,6 2689,6 2699,6 2708,6 2719,6 2728,6 2738,6 2748,6 2757,6 2768,6 2777,6 2788,6 2797,6 2808,6 2817,6 2828,6 2837,6 2848,6 2857,6 2866,6 2877,6 2886,6 2897,6 2906,6 2917,6 2927,6 2936,6 2947,6 2956,6 2967,6 2976,6 2987,6 2996,6 3005,6 3016,6 3025,6 3036,6 3045,6 3056,6 3065,6 3076,6 3085,6 3096,6 3106,6 3115,6 3125,6 3134,6 3145,6 3155,6 3164,6 3175,6 3184,6 3195,6 3204,6 3215,6 3224,6 3235,6 3244,6 3253,6 3264,6 3273,6 3284,6 3293,6 3304,6 3313,6 3324,6 3334,6 3343,6 3354,6 3363,6 3374,6 3383,6 3392,6 3403,6 3412,6 3423,6 3432,6 3443,6 3452,6 3463,6 3472,6 3483,6 3492,6 3503,6 3512,6 3521,6 3532,6 3541,6 3552,6 3562,6 3571,6 3582,6 3591,6 3602,6 3611,6 3622,6 3631,6 3640,6 3651,6 3660,6 3671,6 3680,6 3691,6 3700,6 3711,6 3720,6 3731,6 3741,6 3750,6 3761,6 3769,6 3780,6 3790,6 3799,6 3810,6 3819,6 3830,6 3839,6 3850,6 3859,6 3870,6 3879,6 3890,6 3899,6 3908,6 3919,6 3928,6 3939,6 3948,6 3959,6 3969,6 3978,6 3989,6 3998,6 4009,6 4018,6 4027,6 4038,6 4047,6 4058,6 4067,6 4078,6 4087,6 4098,6 4107,6 4118,6 4127,6 4138,6 4147,6 4157,6 4167,6 4176,6 4187,6 4197,6 4206,6 4217,6 4226,6 4237,6 4246,6 4257,6 4266,6 4277,6 4286,6 4295,6 4306,6 4315,6 4326,6 4335,6 4346,6 4355,6 4366,6 4376,6 4385,6 4396,6 4405,6 4416,6 4425,6 4434,6 4445,6 4454,6 4465,6 4474,6 4485,6 4494,6 4505,6 4514,6 4525,6 4534,6 4545,6 4554,6 4563,6 4574,6 4583,6 4594,6 4604,6 4613,6 4624,6 4633,6 4644,6 4653,6 4664,6 4673,6 4682,6 4693,6 4702,6 4713,6 4722,6 4733,6 4742,6 4753,6 4762,6 4773,6 4782,6 4792,6 4803,4 4811,4 4822,4 4832,4 4841,4 4852,4 4861,4 4872,4 4881,4 4892,4 4901,4 4912,4 4921,4 4932,4 4941,4 4950,4 4961,4 4970,4 4981,4 4990,4 5001,4 5011,4 5020,4 5031,4 5040,4 5051,4 5060,4 5069,4 5080,4 5089,4 5100,4 5109,4 5120,4 5129,4 5140,4 5149,4 5160,4 5169,4 5180,4 5189,4 5198,4 5209,4 5218,4 5229,4 5239,4 5248,4 5259,4 5268,4 5279,4 5288,4 5299,4 5308,4 5319,4 5328,4 5337,4 5348,4 5357,4 5368,4 5377,4 5388,4 5398,4 5409,4 5418,4 5428,4 5439,4 5448,4 5458,4 5468,4 5477,4 5488,4 5497,4 5508,4 5517,4 5528,4 5537,4 5548,4 5557,4 5568,4 5577,4 5588,4 5597,4 5606,4 5617,4 5626,4 5637,4 5647,4 5656,4 5667,4 5676,4 5687,4 5696,4 5707,4 5716,4 5725,4 5736,4 5745,4 5756,4 5765,4 5776,4 5785,4 5796,4 5805,4 5816,4 5825,4 5835,4 5846,4 5854,4 5865,4 5875,4 5884,4 5895,4 5904,4 5915,4 5924,4 5935,3 5944,3 5955,3 5964,3 5975,3 5984,3 5993,3 6004,3 6013,3 6024,3 6033,3 6044,3 6053,3 6063,3 6074,3 6083,3 6094,3 6103,3 6112,3 6123,3 6131,3 6141,3 6152,3 6161,3 6172,3 6181,3 6192,3 6201,3 6212,3 6221,3 6232,3 6241,3 6250,3 6261,3 6270,3 6281,3 6290,3 6301,3 6310,3 6321,3 6331,3 6340,3 6351,3 6360,3 6369,3 6380,3 6389,3 6400,3 6409,3 6420,3 6429,3 6440,3 6449,3 6460,3 6469,3 6480,3 6489,3 6498,3 6509,3 6518,3 6529,3 6538,3 6549,3 6559,3 6568,3 6579,3 6588,3 6599,3 6608,3 6619,3 6628,3 6637,3 6648,3 6657,3 6668,3 6677,3 6688,3 6697,3 6708,3 6717,3 6728,3 6738,3 6747,3 6757,3 6766,3 6776,3 6787,3 6796,3 6807,3 6816,3 6827,3 6836,3 6847,3 6856,3 6867,3 6876,3 6887,3 6896,3 6905,3 6916,3 6925,3 6936,3 6945,3 6956,3 6966,3 6975,3 6986,3 6995,3 7006,3 7015,3 7024,3 7035,3 7044,3 7055,3 7064,3 7075,3 7084,3 7095,3 7104,3 7115,3 7124,3 7135,3 7145,3 7153,3 7164,3 7173,3 7184,3 7194,3 7203,3 7214,3 7223,3 7234,3 7243,3 7254,3 7263,3 7274,3 7283,3 7292,3 7303,3 7312,3 7323,3 7332,3 7343,3 7352,3 7363,3 7373,3 7382,3 7393,3 7402,3 7411,3 7422,3 7431,3 7442,3 7451,3 7462,3 7471,3 7482,3 7491,3 7502,3 7511,3 7522,3 7531,3 7540,3 7551,3 7560,3 7571,3 7580,3 7591,3 7601,3 7610,3 7621,3 7630,3 7641,3 7650,3 7661,3 7670,3 7679,3 7690,3 7699,3 7710,3 7719,3 7730,3 7739,3 7750,3 7759,3 7770,3 7780,3 7789,3 7799,3 7808,3 7819,3 7829,3 7838,3 7849,3 7858,3 7869,3 7878,3 7889,3 7898,3 7909,3 7918,3 7927,3 7938,3 7947,3 7958,3 7967,3 7978,3 7987,3 7998,3 8008,3 8017,3 8028,3 8037,3 8048,3 8057,3 8066,3 8077,3 8086,3 8097,3 8106,3 8117,3 8126,3 8137,3 8146,3 8157,3 8166,3 8177,3 8186,3 8195,1 8206,1 8215,1 8226,1 8236,1 8245,1 8256,1 8265,1 8276,1 8285,1 8296,1 8305,1 8316,1 8325,1 8334,1 8345,1 8354,1 8365,1 8374,1 8385,1 8394,1 8405,1 8415,1 8424,1 8435,1 8444,1 8454,1 8464,1 8473,1 8484,1 8493,1 8504,1 8513,1 8524,1 8533,1 8544,1 8553,1 8564,1 8573,1 8582,1 8593,1 8602,1 8613,1 8622,1 8633,1 8643,1 8652,1 8663,1 8672,1 8683,1 8692,1 8703,1 8712,1 8721,1 8732,1 8741,1 8752,1 8761,1 8772,1 8781,1 8792,1 8801,1 8812,1 8822,1 8831,1 8841,1 8850,1 8861,1 8871,1 8880,1 8891,1 8900,1 8911,1 8920,1 8931,1 8940,1 8951,1 8960,1 8969,1 8980,1 8989,1 9000,1 9009,1 9020,1 9029,1 9040,1 9050,1 9059,1 9070,1 9079,1 9090,1 9099,1 9108,1 9119,1 9128,1 9139,1 9148,1 9159,1 9168,1 9179,1 9188,1 9199,1 9208,1 9219,1 9228,1 9237,1 9248,1 9257,1 9268,1 9278,1 9287,1 9298,1 9307,1 9318,1 9327,0 9338,0 9347,0 9356,0 9367,0 9376,0 9387,0 9396,0 9407,0 9416,0 9427,0 9436,0 9447,0 9457,0 9466,0 9477,0 9485,0 9496,0 9506,0 9515,0 9526,0 9535,0 9546,0 9555,0 9566,0 9575,0 9586,0 9595,0 9606,0 9615,0 9624,0 9635,0 9644,0 9655,0 9664,0 9675,0 9685,0 9694,0 9705,0 9714,0 9725,0 9734,0 9745,0 9754,0 9763,0 9774,0 9783,0 9794,0 9803,0 9814,0 9823,0 9834,0 9843,0 9854,0 9863,0 9873,0 9883,0 9892,0 9903,0 9913,0 9922,0 9933,0 9942,0 9953,0 9962,0 9973,0 9982,0 9993,0 10002,0 10011,0 10022,0 10031,0 10042,0 10051,0 10062,0 10071,0 10082,0 10092,0 10101,0 10112,0 10121,0 10132,0 10141,0 10150,0 10161,0 10170,0 10181,0 10190,0 10201,0 10210,0 10221,0 10230,0 10241,0 10250,0 10261,0 10270,0 10279,0 10290,0 10299,0 10310,0 10320,0 10329,0 10340,0 10349,0 10360,0 10369,0 10380,0 10389,0 10398,0 10409,0 10418,0 10429,0 10438,0 10449,0 10458,0 10469,0 10478,0 10489,0 10498,0 10508,0 10519,0 10527,0 10538,0 10548,0 10557,0 10568,0 10577,0 10588,0 10597,0 10608,0 10617,0 10628,0 10637,0 10648,0 10657,0 10666,0 10677,0 10686,0 10697,0 10706,0 10717,0 10727,0 10736,0 10747,0 10756,0 10767,0 10776,0 10785,0 10796,0 10805,0 10816,0 10825,0 10836,0 10845,0 10856,0 10865,0 10876,0 10885,0 10896,0 10905,0 10914,0">
          <text:p/>
        </draw:polyline>
        <draw:polygon draw:style-name="gr11" draw:text-style-name="P7" draw:layer="layout" svg:width="0.283cm" svg:height="0.283cm" svg:x="-10.995cm" svg:y="3.068cm" svg:viewBox="0 0 284 284" draw:points="0,284 284,284 143,0">
          <text:p/>
        </draw:polygon>
        <draw:polygon draw:style-name="gr11" draw:text-style-name="P7" draw:layer="layout" svg:width="0.281cm" svg:height="0.282cm" svg:x="-10.796cm" svg:y="3.068cm" svg:viewBox="0 0 282 283" draw:points="0,283 282,283 141,0">
          <text:p/>
        </draw:polygon>
        <draw:polygon draw:style-name="gr11" draw:text-style-name="P7" draw:layer="layout" svg:width="0.283cm" svg:height="0.282cm" svg:x="-10.599cm" svg:y="3.068cm" svg:viewBox="0 0 284 283" draw:points="0,283 284,283 142,0">
          <text:p/>
        </draw:polygon>
        <draw:polygon draw:style-name="gr11" draw:text-style-name="P7" draw:layer="layout" svg:width="0.283cm" svg:height="0.282cm" svg:x="-10.4cm" svg:y="3.068cm" svg:viewBox="0 0 284 283" draw:points="0,283 284,283 142,0">
          <text:p/>
        </draw:polygon>
        <draw:polygon draw:style-name="gr11" draw:text-style-name="P7" draw:layer="layout" svg:width="0.281cm" svg:height="0.282cm" svg:x="-10.201cm" svg:y="3.068cm" svg:viewBox="0 0 282 283" draw:points="0,283 282,283 141,0">
          <text:p/>
        </draw:polygon>
        <draw:polygon draw:style-name="gr11" draw:text-style-name="P7" draw:layer="layout" svg:width="0.281cm" svg:height="0.282cm" svg:x="-10.002cm" svg:y="3.068cm" svg:viewBox="0 0 282 283" draw:points="0,283 282,283 142,0">
          <text:p/>
        </draw:polygon>
        <draw:polygon draw:style-name="gr11" draw:text-style-name="P7" draw:layer="layout" svg:width="0.282cm" svg:height="0.282cm" svg:x="-9.805cm" svg:y="3.068cm" svg:viewBox="0 0 283 283" draw:points="0,283 283,283 142,0">
          <text:p/>
        </draw:polygon>
        <draw:polygon draw:style-name="gr11" draw:text-style-name="P7" draw:layer="layout" svg:width="0.283cm" svg:height="0.281cm" svg:x="-9.606cm" svg:y="3.067cm" svg:viewBox="0 0 284 282" draw:points="0,282 284,282 141,0">
          <text:p/>
        </draw:polygon>
        <draw:polygon draw:style-name="gr11" draw:text-style-name="P7" draw:layer="layout" svg:width="0.282cm" svg:height="0.281cm" svg:x="-9.407cm" svg:y="3.067cm" svg:viewBox="0 0 283 282" draw:points="0,282 283,282 141,0">
          <text:p/>
        </draw:polygon>
        <draw:polygon draw:style-name="gr11" draw:text-style-name="P7" draw:layer="layout" svg:width="0.282cm" svg:height="0.281cm" svg:x="-9.208cm" svg:y="3.067cm" svg:viewBox="0 0 283 282" draw:points="0,282 283,282 142,0">
          <text:p/>
        </draw:polygon>
        <draw:polygon draw:style-name="gr11" draw:text-style-name="P7" draw:layer="layout" svg:width="0.282cm" svg:height="0.281cm" svg:x="-9.011cm" svg:y="3.067cm" svg:viewBox="0 0 283 282" draw:points="0,282 283,282 142,0">
          <text:p/>
        </draw:polygon>
        <draw:polygon draw:style-name="gr11" draw:text-style-name="P7" draw:layer="layout" svg:width="0.282cm" svg:height="0.281cm" svg:x="-8.812cm" svg:y="3.067cm" svg:viewBox="0 0 283 282" draw:points="0,282 283,282 141,0">
          <text:p/>
        </draw:polygon>
        <draw:polygon draw:style-name="gr11" draw:text-style-name="P7" draw:layer="layout" svg:width="0.282cm" svg:height="0.283cm" svg:x="-8.613cm" svg:y="3.065cm" svg:viewBox="0 0 283 284" draw:points="0,284 283,284 142,0">
          <text:p/>
        </draw:polygon>
        <draw:polygon draw:style-name="gr11" draw:text-style-name="P7" draw:layer="layout" svg:width="0.282cm" svg:height="0.283cm" svg:x="-8.414cm" svg:y="3.065cm" svg:viewBox="0 0 283 284" draw:points="0,284 283,284 142,0">
          <text:p/>
        </draw:polygon>
        <draw:polygon draw:style-name="gr11" draw:text-style-name="P7" draw:layer="layout" svg:width="0.281cm" svg:height="0.283cm" svg:x="-8.216cm" svg:y="3.065cm" svg:viewBox="0 0 282 284" draw:points="0,284 282,284 140,0">
          <text:p/>
        </draw:polygon>
        <draw:polygon draw:style-name="gr11" draw:text-style-name="P7" draw:layer="layout" svg:width="0.282cm" svg:height="0.283cm" svg:x="-8.018cm" svg:y="3.065cm" svg:viewBox="0 0 283 284" draw:points="0,284 283,284 141,0">
          <text:p/>
        </draw:polygon>
        <draw:polygon draw:style-name="gr11" draw:text-style-name="P7" draw:layer="layout" svg:width="0.283cm" svg:height="0.283cm" svg:x="-7.82cm" svg:y="3.065cm" svg:viewBox="0 0 284 284" draw:points="0,284 284,284 143,0">
          <text:p/>
        </draw:polygon>
        <draw:polygon draw:style-name="gr11" draw:text-style-name="P7" draw:layer="layout" svg:width="0.282cm" svg:height="0.283cm" svg:x="-7.62cm" svg:y="3.065cm" svg:viewBox="0 0 283 284" draw:points="0,284 283,284 141,0">
          <text:p/>
        </draw:polygon>
        <draw:polygon draw:style-name="gr11" draw:text-style-name="P7" draw:layer="layout" svg:width="0.281cm" svg:height="0.282cm" svg:x="-7.422cm" svg:y="3.065cm" svg:viewBox="0 0 282 283" draw:points="0,283 282,283 140,0">
          <text:p/>
        </draw:polygon>
        <draw:polygon draw:style-name="gr11" draw:text-style-name="P7" draw:layer="layout" svg:width="0.283cm" svg:height="0.282cm" svg:x="-7.225cm" svg:y="3.065cm" svg:viewBox="0 0 284 283" draw:points="0,283 284,283 142,0">
          <text:p/>
        </draw:polygon>
        <draw:polygon draw:style-name="gr11" draw:text-style-name="P7" draw:layer="layout" svg:width="0.283cm" svg:height="0.282cm" svg:x="-7.026cm" svg:y="3.065cm" svg:viewBox="0 0 284 283" draw:points="0,283 284,283 143,0">
          <text:p/>
        </draw:polygon>
        <draw:polygon draw:style-name="gr11" draw:text-style-name="P7" draw:layer="layout" svg:width="0.281cm" svg:height="0.282cm" svg:x="-6.827cm" svg:y="3.065cm" svg:viewBox="0 0 282 283" draw:points="0,283 282,283 141,0">
          <text:p/>
        </draw:polygon>
        <draw:polygon draw:style-name="gr11" draw:text-style-name="P7" draw:layer="layout" svg:width="0.281cm" svg:height="0.282cm" svg:x="-6.628cm" svg:y="3.065cm" svg:viewBox="0 0 282 283" draw:points="0,283 282,283 142,0">
          <text:p/>
        </draw:polygon>
        <draw:polygon draw:style-name="gr11" draw:text-style-name="P7" draw:layer="layout" svg:width="0.283cm" svg:height="0.282cm" svg:x="-6.431cm" svg:y="3.065cm" svg:viewBox="0 0 284 283" draw:points="0,283 284,283 142,0">
          <text:p/>
        </draw:polygon>
        <draw:polygon draw:style-name="gr11" draw:text-style-name="P7" draw:layer="layout" svg:width="0.283cm" svg:height="0.282cm" svg:x="-6.232cm" svg:y="3.065cm" svg:viewBox="0 0 284 283" draw:points="0,283 284,283 141,0">
          <text:p/>
        </draw:polygon>
        <draw:polygon draw:style-name="gr11" draw:text-style-name="P7" draw:layer="layout" svg:width="0.282cm" svg:height="0.281cm" svg:x="-6.033cm" svg:y="3.064cm" svg:viewBox="0 0 283 282" draw:points="0,282 283,282 141,0">
          <text:p/>
        </draw:polygon>
        <draw:polygon draw:style-name="gr11" draw:text-style-name="P7" draw:layer="layout" svg:width="0.281cm" svg:height="0.281cm" svg:x="-5.834cm" svg:y="3.064cm" svg:viewBox="0 0 282 282" draw:points="0,282 282,282 142,0">
          <text:p/>
        </draw:polygon>
        <draw:polygon draw:style-name="gr11" draw:text-style-name="P7" draw:layer="layout" svg:width="0.282cm" svg:height="0.281cm" svg:x="-5.637cm" svg:y="3.064cm" svg:viewBox="0 0 283 282" draw:points="0,282 283,282 142,0">
          <text:p/>
        </draw:polygon>
        <draw:polygon draw:style-name="gr11" draw:text-style-name="P7" draw:layer="layout" svg:width="0.282cm" svg:height="0.281cm" svg:x="-5.438cm" svg:y="3.064cm" svg:viewBox="0 0 283 282" draw:points="0,282 283,282 141,0">
          <text:p/>
        </draw:polygon>
        <draw:polygon draw:style-name="gr11" draw:text-style-name="P7" draw:layer="layout" svg:width="0.282cm" svg:height="0.281cm" svg:x="-5.239cm" svg:y="3.064cm" svg:viewBox="0 0 283 282" draw:points="0,282 283,282 142,0">
          <text:p/>
        </draw:polygon>
        <draw:polygon draw:style-name="gr11" draw:text-style-name="P7" draw:layer="layout" svg:width="0.282cm" svg:height="0.283cm" svg:x="-5.04cm" svg:y="3.062cm" svg:viewBox="0 0 283 284" draw:points="0,284 283,284 142,0">
          <text:p/>
        </draw:polygon>
        <draw:polygon draw:style-name="gr11" draw:text-style-name="P7" draw:layer="layout" svg:width="0.282cm" svg:height="0.283cm" svg:x="-4.843cm" svg:y="3.062cm" svg:viewBox="0 0 283 284" draw:points="0,284 283,284 141,0">
          <text:p/>
        </draw:polygon>
        <draw:polygon draw:style-name="gr11" draw:text-style-name="P7" draw:layer="layout" svg:width="0.283cm" svg:height="0.283cm" svg:x="-4.645cm" svg:y="3.062cm" svg:viewBox="0 0 284 284" draw:points="0,284 284,284 142,0">
          <text:p/>
        </draw:polygon>
        <draw:polygon draw:style-name="gr11" draw:text-style-name="P7" draw:layer="layout" svg:width="0.281cm" svg:height="0.283cm" svg:x="-4.446cm" svg:y="3.062cm" svg:viewBox="0 0 282 284" draw:points="0,284 282,284 142,0">
          <text:p/>
        </draw:polygon>
        <draw:polygon draw:style-name="gr11" draw:text-style-name="P7" draw:layer="layout" svg:width="0.281cm" svg:height="0.283cm" svg:x="-4.247cm" svg:y="3.062cm" svg:viewBox="0 0 282 284" draw:points="0,284 282,284 140,0">
          <text:p/>
        </draw:polygon>
        <draw:polygon draw:style-name="gr11" draw:text-style-name="P7" draw:layer="layout" svg:width="0.283cm" svg:height="0.283cm" svg:x="-4.05cm" svg:y="3.062cm" svg:viewBox="0 0 284 284" draw:points="0,284 284,284 141,0">
          <text:p/>
        </draw:polygon>
        <draw:polygon draw:style-name="gr11" draw:text-style-name="P7" draw:layer="layout" svg:width="0.283cm" svg:height="0.282cm" svg:x="-3.851cm" svg:y="3.062cm" svg:viewBox="0 0 284 283" draw:points="0,283 284,283 143,0">
          <text:p/>
        </draw:polygon>
        <draw:polygon draw:style-name="gr11" draw:text-style-name="P7" draw:layer="layout" svg:width="0.281cm" svg:height="0.282cm" svg:x="-3.652cm" svg:y="3.062cm" svg:viewBox="0 0 282 283" draw:points="0,283 282,283 142,0">
          <text:p/>
        </draw:polygon>
        <draw:polygon draw:style-name="gr11" draw:text-style-name="P7" draw:layer="layout" svg:width="0.282cm" svg:height="0.282cm" svg:x="-3.455cm" svg:y="3.062cm" svg:viewBox="0 0 283 283" draw:points="0,283 283,283 141,0">
          <text:p/>
        </draw:polygon>
        <draw:polygon draw:style-name="gr11" draw:text-style-name="P7" draw:layer="layout" svg:width="0.283cm" svg:height="0.282cm" svg:x="-3.256cm" svg:y="3.062cm" svg:viewBox="0 0 284 283" draw:points="0,283 284,283 142,0">
          <text:p/>
        </draw:polygon>
        <draw:polygon draw:style-name="gr11" draw:text-style-name="P7" draw:layer="layout" svg:width="0.282cm" svg:height="0.282cm" svg:x="-3.057cm" svg:y="3.062cm" svg:viewBox="0 0 283 283" draw:points="0,283 283,283 142,0">
          <text:p/>
        </draw:polygon>
        <draw:polygon draw:style-name="gr11" draw:text-style-name="P7" draw:layer="layout" svg:width="0.282cm" svg:height="0.282cm" svg:x="-2.858cm" svg:y="3.062cm" svg:viewBox="0 0 283 283" draw:points="0,283 283,283 141,0">
          <text:p/>
        </draw:polygon>
        <draw:polygon draw:style-name="gr11" draw:text-style-name="P7" draw:layer="layout" svg:width="0.282cm" svg:height="0.281cm" svg:x="-2.661cm" svg:y="3.061cm" svg:viewBox="0 0 283 282" draw:points="0,282 283,282 141,0">
          <text:p/>
        </draw:polygon>
        <draw:polygon draw:style-name="gr11" draw:text-style-name="P7" draw:layer="layout" svg:width="0.282cm" svg:height="0.281cm" svg:x="-2.462cm" svg:y="3.061cm" svg:viewBox="0 0 283 282" draw:points="0,282 283,282 142,0">
          <text:p/>
        </draw:polygon>
        <draw:polygon draw:style-name="gr11" draw:text-style-name="P7" draw:layer="layout" svg:width="0.282cm" svg:height="0.281cm" svg:x="-2.263cm" svg:y="3.061cm" svg:viewBox="0 0 283 282" draw:points="0,282 283,282 141,0">
          <text:p/>
        </draw:polygon>
        <draw:polygon draw:style-name="gr11" draw:text-style-name="P7" draw:layer="layout" svg:width="0.282cm" svg:height="0.281cm" svg:x="-2.064cm" svg:y="3.061cm" svg:viewBox="0 0 283 282" draw:points="0,282 283,282 141,0">
          <text:p/>
        </draw:polygon>
        <draw:polygon draw:style-name="gr11" draw:text-style-name="P7" draw:layer="layout" svg:width="0.281cm" svg:height="0.281cm" svg:x="-1.866cm" svg:y="3.061cm" svg:viewBox="0 0 282 282" draw:points="0,282 282,282 141,0">
          <text:p/>
        </draw:polygon>
        <draw:polygon draw:style-name="gr11" draw:text-style-name="P7" draw:layer="layout" svg:width="0.282cm" svg:height="0.283cm" svg:x="-1.668cm" svg:y="3.059cm" svg:viewBox="0 0 283 284" draw:points="0,284 283,284 142,0">
          <text:p/>
        </draw:polygon>
        <draw:polygon draw:style-name="gr11" draw:text-style-name="P7" draw:layer="layout" svg:width="0.283cm" svg:height="0.283cm" svg:x="-1.47cm" svg:y="3.059cm" svg:viewBox="0 0 284 284" draw:points="0,284 284,284 142,0">
          <text:p/>
        </draw:polygon>
        <draw:polygon draw:style-name="gr11" draw:text-style-name="P7" draw:layer="layout" svg:width="0.282cm" svg:height="0.283cm" svg:x="-1.27cm" svg:y="3.059cm" svg:viewBox="0 0 283 284" draw:points="0,284 283,284 142,0">
          <text:p/>
        </draw:polygon>
        <draw:polygon draw:style-name="gr11" draw:text-style-name="P7" draw:layer="layout" svg:width="0.281cm" svg:height="0.283cm" svg:x="-1.072cm" svg:y="3.059cm" svg:viewBox="0 0 282 284" draw:points="0,284 282,284 141,0">
          <text:p/>
        </draw:polygon>
        <draw:polygon draw:style-name="gr11" draw:text-style-name="P7" draw:layer="layout" svg:width="0.281cm" svg:height="0.283cm" svg:x="-0.873cm" svg:y="3.059cm" svg:viewBox="0 0 282 284" draw:points="0,284 282,284 140,0">
          <text:p/>
        </draw:polygon>
        <draw:polygon draw:style-name="gr11" draw:text-style-name="P7" draw:layer="layout" svg:width="0.283cm" svg:height="0.283cm" svg:x="-0.676cm" svg:y="3.059cm" svg:viewBox="0 0 284 284" draw:points="0,284 284,284 142,0">
          <text:p/>
        </draw:polygon>
        <draw:polygon draw:style-name="gr11" draw:text-style-name="P7" draw:layer="layout" svg:width="0.283cm" svg:height="0.282cm" svg:x="-0.477cm" svg:y="3.059cm" svg:viewBox="0 0 284 283" draw:points="0,283 284,283 143,0">
          <text:p/>
        </draw:polygon>
        <draw:polygon draw:style-name="gr11" draw:text-style-name="P7" draw:layer="layout" svg:width="0.281cm" svg:height="0.282cm" svg:x="-0.278cm" svg:y="3.059cm" svg:viewBox="0 0 282 283" draw:points="0,283 282,283 142,0">
          <text:p/>
        </draw:polygon>
        <draw:polygon draw:style-name="gr11" draw:text-style-name="P7" draw:layer="layout" svg:width="0.283cm" svg:height="0.282cm" svg:x="-0.081cm" svg:y="3.059cm" svg:viewBox="0 0 284 283" draw:points="0,283 284,283 141,0">
          <text:p/>
        </draw:polygon>
        <draw:polyline draw:style-name="gr12" draw:text-style-name="P4" draw:layer="layout" svg:width="10.912cm" svg:height="0cm" svg:x="-10.853cm" svg:y="3.024cm" svg:viewBox="0 0 10913 0" draw:points="0,0 8,0 18,0 29,0 38,0 49,0 58,0 69,0 78,0 89,0 98,0 109,0 118,0 129,0 138,0 147,0 158,0 167,0 178,0 187,0 198,0 208,0 217,0 228,0 237,0 248,0 257,0 266,0 277,0 286,0 297,0 306,0 317,0 326,0 337,0 346,0 357,0 366,0 377,0 387,0 395,0 406,0 415,0 425,0 436,0 445,0 456,0 465,0 476,0 485,0 496,0 505,0 516,0 525,0 534,0 545,0 554,0 565,0 574,0 585,0 594,0 605,0 615,0 624,0 635,0 644,0 653,0 664,0 673,0 684,0 693,0 704,0 713,0 724,0 733,0 744,0 753,0 764,0 773,0 782,0 793,0 802,0 813,0 822,0 833,0 843,0 852,0 863,0 872,0 883,0 892,0 903,0 912,0 921,0 932,0 941,0 952,0 961,0 972,0 981,0 992,0 1001,0 1012,0 1022,0 1031,0 1041,0 1050,0 1060,0 1071,0 1080,0 1091,0 1100,0 1111,0 1120,0 1131,0 1140,0 1151,0 1160,0 1169,0 1180,0 1189,0 1200,0 1209,0 1220,0 1229,0 1240,0 1250,0 1259,0 1270,0 1279,0 1290,0 1299,0 1308,0 1319,0 1328,0 1339,0 1348,0 1359,0 1368,0 1379,0 1388,0 1399,0 1408,0 1419,0 1429,0 1437,0 1448,0 1457,0 1468,0 1478,0 1487,0 1498,0 1507,0 1518,0 1527,0 1538,0 1547,0 1558,0 1567,0 1576,0 1587,0 1596,0 1607,0 1616,0 1627,0 1636,0 1647,0 1657,0 1666,0 1677,0 1686,0 1695,0 1706,0 1715,0 1726,0 1735,0 1746,0 1755,0 1766,0 1775,0 1786,0 1795,0 1806,0 1815,0 1824,0 1835,0 1844,0 1855,0 1864,0 1875,0 1885,0 1894,0 1905,0 1914,0 1925,0 1934,0 1945,0 1954,0 1963,0 1974,0 1983,0 1994,0 2003,0 2014,0 2023,0 2034,0 2043,0 2054,0 2064,0 2073,0 2083,0 2092,0 2103,0 2113,0 2122,0 2133,0 2142,0 2153,0 2162,0 2173,0 2182,0 2193,0 2202,0 2211,0 2222,0 2231,0 2242,0 2251,0 2262,0 2271,0 2282,0 2292,0 2301,0 2312,0 2321,0 2332,0 2341,0 2350,0 2361,0 2370,0 2381,0 2390,0 2401,0 2410,0 2421,0 2430,0 2441,0 2450,0 2461,0 2470,0 2479,0 2490,0 2499,0 2510,0 2520,0 2529,0 2540,0 2549,0 2560,0 2569,0 2580,0 2589,0 2598,0 2609,0 2618,0 2629,0 2638,0 2649,0 2658,0 2669,0 2678,0 2689,0 2699,0 2708,0 2719,0 2728,0 2738,0 2748,0 2757,0 2768,0 2777,0 2788,0 2797,0 2808,0 2817,0 2828,0 2837,0 2848,0 2857,0 2866,0 2877,0 2886,0 2897,0 2906,0 2917,0 2927,0 2936,0 2947,0 2956,0 2967,0 2976,0 2987,0 2996,0 3005,0 3016,0 3025,0 3036,0 3045,0 3056,0 3065,0 3076,0 3085,0 3096,0 3106,0 3115,0 3125,0 3134,0 3145,0 3155,0 3164,0 3175,0 3184,0 3195,0 3204,0 3215,0 3224,0 3235,0 3244,0 3253,0 3264,0 3273,0 3284,0 3293,0 3304,0 3313,0 3324,0 3334,0 3343,0 3354,0 3363,0 3374,0 3383,0 3392,0 3403,0 3412,0 3423,0 3432,0 3443,0 3452,0 3463,0 3472,0 3483,0 3492,0 3503,0 3512,0 3521,0 3532,0 3541,0 3552,0 3562,0 3571,0 3582,0 3591,0 3602,0 3611,0 3622,0 3631,0 3640,0 3651,0 3660,0 3671,0 3680,0 3691,0 3700,0 3711,0 3720,0 3731,0 3741,0 3750,0 3761,0 3769,0 3780,0 3790,0 3799,0 3810,0 3819,0 3830,0 3839,0 3850,0 3859,0 3870,0 3879,0 3890,0 3899,0 3908,0 3919,0 3928,0 3939,0 3948,0 3959,0 3969,0 3978,0 3989,0 3998,0 4009,0 4018,0 4027,0 4038,0 4047,0 4058,0 4067,0 4078,0 4087,0 4098,0 4107,0 4118,0 4127,0 4138,0 4147,0 4157,0 4167,0 4176,0 4187,0 4197,0 4206,0 4217,0 4226,0 4237,0 4246,0 4257,0 4266,0 4277,0 4286,0 4295,0 4306,0 4315,0 4326,0 4335,0 4346,0 4355,0 4366,0 4376,0 4385,0 4396,0 4405,0 4416,0 4425,0 4434,0 4445,0 4454,0 4465,0 4474,0 4485,0 4494,0 4505,0 4514,0 4525,0 4534,0 4545,0 4554,0 4563,0 4574,0 4583,0 4594,0 4604,0 4613,0 4624,0 4633,0 4644,0 4653,0 4664,0 4673,0 4682,0 4693,0 4702,0 4713,0 4722,0 4733,0 4742,0 4753,0 4762,0 4773,0 4782,0 4792,0 4803,0 4811,0 4822,0 4832,0 4841,0 4852,0 4861,0 4872,0 4881,0 4892,0 4901,0 4912,0 4921,0 4932,0 4941,0 4950,0 4961,0 4970,0 4981,0 4990,0 5001,0 5011,0 5020,0 5031,0 5040,0 5051,0 5060,0 5069,0 5080,0 5089,0 5100,0 5109,0 5120,0 5129,0 5140,0 5149,0 5160,0 5169,0 5180,0 5189,0 5198,0 5209,0 5218,0 5229,0 5239,0 5248,0 5259,0 5268,0 5279,0 5288,0 5299,0 5308,0 5319,0 5328,0 5337,0 5348,0 5357,0 5368,0 5377,0 5388,0 5397,0 5408,0 5417,0 5427,0 5438,0 5447,0 5457,0 5467,0 5476,0 5487,0 5496,0 5507,0 5516,0 5527,0 5536,0 5547,0 5556,0 5567,0 5576,0 5587,0 5596,0 5605,0 5616,0 5625,0 5636,0 5646,0 5655,0 5666,0 5675,0 5686,0 5695,0 5706,0 5715,0 5724,0 5735,0 5744,0 5755,0 5764,0 5775,0 5784,0 5795,0 5804,0 5815,0 5824,0 5834,0 5845,0 5853,0 5864,0 5874,0 5883,0 5894,0 5903,0 5914,0 5923,0 5934,0 5943,0 5954,0 5963,0 5974,0 5983,0 5992,0 6003,0 6012,0 6023,0 6032,0 6043,0 6052,0 6062,0 6073,0 6082,0 6093,0 6102,0 6111,0 6122,0 6130,0 6140,0 6151,0 6160,0 6171,0 6180,0 6191,0 6200,0 6211,0 6220,0 6231,0 6240,0 6249,0 6260,0 6269,0 6280,0 6289,0 6300,0 6309,0 6320,0 6330,0 6339,0 6350,0 6359,0 6368,0 6379,0 6388,0 6399,0 6408,0 6419,0 6428,0 6439,0 6448,0 6459,0 6468,0 6479,0 6488,0 6497,0 6508,0 6517,0 6528,0 6537,0 6548,0 6558,0 6567,0 6578,0 6587,0 6598,0 6607,0 6618,0 6627,0 6636,0 6647,0 6656,0 6667,0 6676,0 6687,0 6696,0 6707,0 6716,0 6727,0 6737,0 6746,0 6756,0 6765,0 6775,0 6786,0 6795,0 6806,0 6815,0 6826,0 6835,0 6846,0 6855,0 6866,0 6875,0 6886,0 6895,0 6904,0 6915,0 6924,0 6935,0 6944,0 6955,0 6965,0 6974,0 6985,0 6994,0 7005,0 7014,0 7023,0 7034,0 7043,0 7054,0 7063,0 7074,0 7083,0 7094,0 7103,0 7114,0 7123,0 7134,0 7144,0 7152,0 7163,0 7172,0 7183,0 7193,0 7202,0 7213,0 7222,0 7233,0 7242,0 7253,0 7262,0 7273,0 7282,0 7291,0 7302,0 7311,0 7322,0 7331,0 7342,0 7351,0 7362,0 7372,0 7381,0 7392,0 7401,0 7410,0 7421,0 7430,0 7441,0 7450,0 7461,0 7470,0 7481,0 7490,0 7501,0 7510,0 7521,0 7530,0 7539,0 7550,0 7559,0 7570,0 7579,0 7590,0 7600,0 7609,0 7620,0 7629,0 7640,0 7649,0 7660,0 7669,0 7678,0 7689,0 7698,0 7709,0 7718,0 7729,0 7738,0 7749,0 7758,0 7769,0 7779,0 7788,0 7798,0 7807,0 7818,0 7828,0 7837,0 7848,0 7857,0 7868,0 7877,0 7888,0 7897,0 7908,0 7917,0 7926,0 7937,0 7946,0 7957,0 7966,0 7977,0 7986,0 7997,0 8007,0 8016,0 8027,0 8036,0 8047,0 8056,0 8065,0 8076,0 8085,0 8096,0 8105,0 8116,0 8125,0 8136,0 8145,0 8156,0 8165,0 8176,0 8185,0 8194,0 8205,0 8214,0 8225,0 8235,0 8244,0 8255,0 8264,0 8275,0 8284,0 8295,0 8304,0 8315,0 8324,0 8333,0 8344,0 8353,0 8364,0 8373,0 8384,0 8393,0 8404,0 8414,0 8423,0 8434,0 8443,0 8453,0 8463,0 8472,0 8483,0 8492,0 8503,0 8512,0 8523,0 8532,0 8543,0 8552,0 8563,0 8572,0 8581,0 8592,0 8601,0 8612,0 8621,0 8632,0 8642,0 8651,0 8662,0 8671,0 8682,0 8691,0 8702,0 8711,0 8720,0 8731,0 8740,0 8751,0 8760,0 8771,0 8780,0 8791,0 8800,0 8811,0 8821,0 8830,0 8840,0 8849,0 8860,0 8870,0 8879,0 8890,0 8899,0 8910,0 8919,0 8930,0 8939,0 8950,0 8959,0 8968,0 8979,0 8988,0 8999,0 9008,0 9019,0 9028,0 9039,0 9049,0 9058,0 9069,0 9078,0 9089,0 9098,0 9107,0 9118,0 9127,0 9138,0 9147,0 9158,0 9167,0 9178,0 9187,0 9198,0 9207,0 9218,0 9227,0 9236,0 9247,0 9256,0 9267,0 9277,0 9286,0 9297,0 9306,0 9317,0 9326,0 9337,0 9346,0 9355,0 9366,0 9375,0 9386,0 9395,0 9406,0 9415,0 9426,0 9435,0 9446,0 9456,0 9465,0 9476,0 9484,0 9495,0 9505,0 9514,0 9525,0 9534,0 9545,0 9554,0 9565,0 9574,0 9585,0 9594,0 9605,0 9614,0 9623,0 9634,0 9643,0 9654,0 9663,0 9674,0 9684,0 9693,0 9704,0 9713,0 9724,0 9733,0 9744,0 9753,0 9762,0 9773,0 9782,0 9793,0 9802,0 9813,0 9822,0 9833,0 9842,0 9853,0 9862,0 9872,0 9882,0 9891,0 9902,0 9912,0 9921,0 9932,0 9941,0 9952,0 9961,0 9972,0 9981,0 9992,0 10001,0 10010,0 10021,0 10030,0 10041,0 10050,0 10061,0 10070,0 10081,0 10091,0 10100,0 10111,0 10120,0 10131,0 10140,0 10149,0 10160,0 10169,0 10180,0 10189,0 10200,0 10209,0 10220,0 10229,0 10240,0 10249,0 10260,0 10269,0 10278,0 10289,0 10298,0 10309,0 10319,0 10328,0 10339,0 10348,0 10359,0 10368,0 10379,0 10388,0 10397,0 10408,0 10417,0 10428,0 10437,0 10448,0 10457,0 10468,0 10477,0 10488,0 10497,0 10507,0 10518,0 10526,0 10537,0 10547,0 10556,0 10567,0 10576,0 10587,0 10596,0 10607,0 10616,0 10627,0 10636,0 10647,0 10656,0 10665,0 10676,0 10685,0 10696,0 10705,0 10716,0 10726,0 10735,0 10746,0 10755,0 10766,0 10775,0 10784,0 10795,0 10804,0 10815,0 10824,0 10835,0 10844,0 10855,0 10864,0 10875,0 10884,0 10895,0 10904,0 10913,0">
          <text:p/>
        </draw:polyline>
        <draw:polygon draw:style-name="gr13" draw:text-style-name="P8" draw:layer="layout" svg:width="0.283cm" svg:height="0.283cm" svg:x="-10.995cm" svg:y="2.883cm" svg:viewBox="0 0 284 284" draw:points="0,284 284,284 143,0">
          <text:p/>
        </draw:polygon>
        <draw:polygon draw:style-name="gr13" draw:text-style-name="P8" draw:layer="layout" svg:width="0.281cm" svg:height="0.283cm" svg:x="-10.796cm" svg:y="2.883cm" svg:viewBox="0 0 282 284" draw:points="0,284 282,284 141,0">
          <text:p/>
        </draw:polygon>
        <draw:polygon draw:style-name="gr13" draw:text-style-name="P8" draw:layer="layout" svg:width="0.283cm" svg:height="0.283cm" svg:x="-10.599cm" svg:y="2.883cm" svg:viewBox="0 0 284 284" draw:points="0,284 284,284 142,0">
          <text:p/>
        </draw:polygon>
        <draw:polygon draw:style-name="gr13" draw:text-style-name="P8" draw:layer="layout" svg:width="0.283cm" svg:height="0.283cm" svg:x="-10.4cm" svg:y="2.883cm" svg:viewBox="0 0 284 284" draw:points="0,284 284,284 142,0">
          <text:p/>
        </draw:polygon>
        <draw:polygon draw:style-name="gr13" draw:text-style-name="P8" draw:layer="layout" svg:width="0.281cm" svg:height="0.283cm" svg:x="-10.201cm" svg:y="2.883cm" svg:viewBox="0 0 282 284" draw:points="0,284 282,284 141,0">
          <text:p/>
        </draw:polygon>
        <draw:polygon draw:style-name="gr13" draw:text-style-name="P8" draw:layer="layout" svg:width="0.281cm" svg:height="0.283cm" svg:x="-10.002cm" svg:y="2.883cm" svg:viewBox="0 0 282 284" draw:points="0,284 282,284 142,0">
          <text:p/>
        </draw:polygon>
        <draw:polygon draw:style-name="gr13" draw:text-style-name="P8" draw:layer="layout" svg:width="0.282cm" svg:height="0.283cm" svg:x="-9.805cm" svg:y="2.883cm" svg:viewBox="0 0 283 284" draw:points="0,284 283,284 142,0">
          <text:p/>
        </draw:polygon>
        <draw:polygon draw:style-name="gr13" draw:text-style-name="P8" draw:layer="layout" svg:width="0.283cm" svg:height="0.283cm" svg:x="-9.606cm" svg:y="2.883cm" svg:viewBox="0 0 284 284" draw:points="0,284 284,284 141,0">
          <text:p/>
        </draw:polygon>
        <draw:polygon draw:style-name="gr13" draw:text-style-name="P8" draw:layer="layout" svg:width="0.282cm" svg:height="0.283cm" svg:x="-9.407cm" svg:y="2.883cm" svg:viewBox="0 0 283 284" draw:points="0,284 283,284 141,0">
          <text:p/>
        </draw:polygon>
        <draw:polygon draw:style-name="gr13" draw:text-style-name="P8" draw:layer="layout" svg:width="0.282cm" svg:height="0.283cm" svg:x="-9.208cm" svg:y="2.883cm" svg:viewBox="0 0 283 284" draw:points="0,284 283,284 142,0">
          <text:p/>
        </draw:polygon>
        <draw:polygon draw:style-name="gr13" draw:text-style-name="P8" draw:layer="layout" svg:width="0.282cm" svg:height="0.283cm" svg:x="-9.011cm" svg:y="2.883cm" svg:viewBox="0 0 283 284" draw:points="0,284 283,284 142,0">
          <text:p/>
        </draw:polygon>
        <draw:polygon draw:style-name="gr13" draw:text-style-name="P8" draw:layer="layout" svg:width="0.282cm" svg:height="0.283cm" svg:x="-8.812cm" svg:y="2.883cm" svg:viewBox="0 0 283 284" draw:points="0,284 283,284 141,0">
          <text:p/>
        </draw:polygon>
        <draw:polygon draw:style-name="gr13" draw:text-style-name="P8" draw:layer="layout" svg:width="0.282cm" svg:height="0.283cm" svg:x="-8.613cm" svg:y="2.883cm" svg:viewBox="0 0 283 284" draw:points="0,284 283,284 142,0">
          <text:p/>
        </draw:polygon>
        <draw:polygon draw:style-name="gr13" draw:text-style-name="P8" draw:layer="layout" svg:width="0.282cm" svg:height="0.283cm" svg:x="-8.414cm" svg:y="2.883cm" svg:viewBox="0 0 283 284" draw:points="0,284 283,284 142,0">
          <text:p/>
        </draw:polygon>
        <draw:polygon draw:style-name="gr13" draw:text-style-name="P8" draw:layer="layout" svg:width="0.281cm" svg:height="0.283cm" svg:x="-8.216cm" svg:y="2.883cm" svg:viewBox="0 0 282 284" draw:points="0,284 282,284 140,0">
          <text:p/>
        </draw:polygon>
        <draw:polygon draw:style-name="gr13" draw:text-style-name="P8" draw:layer="layout" svg:width="0.282cm" svg:height="0.283cm" svg:x="-8.018cm" svg:y="2.883cm" svg:viewBox="0 0 283 284" draw:points="0,284 283,284 141,0">
          <text:p/>
        </draw:polygon>
        <draw:polygon draw:style-name="gr13" draw:text-style-name="P8" draw:layer="layout" svg:width="0.283cm" svg:height="0.283cm" svg:x="-7.82cm" svg:y="2.883cm" svg:viewBox="0 0 284 284" draw:points="0,284 284,284 143,0">
          <text:p/>
        </draw:polygon>
        <draw:polygon draw:style-name="gr13" draw:text-style-name="P8" draw:layer="layout" svg:width="0.282cm" svg:height="0.283cm" svg:x="-7.62cm" svg:y="2.883cm" svg:viewBox="0 0 283 284" draw:points="0,284 283,284 141,0">
          <text:p/>
        </draw:polygon>
        <draw:polygon draw:style-name="gr13" draw:text-style-name="P8" draw:layer="layout" svg:width="0.281cm" svg:height="0.283cm" svg:x="-7.422cm" svg:y="2.883cm" svg:viewBox="0 0 282 284" draw:points="0,284 282,284 140,0">
          <text:p/>
        </draw:polygon>
        <draw:polygon draw:style-name="gr13" draw:text-style-name="P8" draw:layer="layout" svg:width="0.283cm" svg:height="0.283cm" svg:x="-7.225cm" svg:y="2.883cm" svg:viewBox="0 0 284 284" draw:points="0,284 284,284 142,0">
          <text:p/>
        </draw:polygon>
        <draw:polygon draw:style-name="gr13" draw:text-style-name="P8" draw:layer="layout" svg:width="0.283cm" svg:height="0.283cm" svg:x="-7.026cm" svg:y="2.883cm" svg:viewBox="0 0 284 284" draw:points="0,284 284,284 143,0">
          <text:p/>
        </draw:polygon>
        <draw:polygon draw:style-name="gr13" draw:text-style-name="P8" draw:layer="layout" svg:width="0.281cm" svg:height="0.283cm" svg:x="-6.827cm" svg:y="2.883cm" svg:viewBox="0 0 282 284" draw:points="0,284 282,284 141,0">
          <text:p/>
        </draw:polygon>
        <draw:polygon draw:style-name="gr13" draw:text-style-name="P8" draw:layer="layout" svg:width="0.281cm" svg:height="0.283cm" svg:x="-6.628cm" svg:y="2.883cm" svg:viewBox="0 0 282 284" draw:points="0,284 282,284 142,0">
          <text:p/>
        </draw:polygon>
        <draw:polygon draw:style-name="gr13" draw:text-style-name="P8" draw:layer="layout" svg:width="0.283cm" svg:height="0.283cm" svg:x="-6.431cm" svg:y="2.883cm" svg:viewBox="0 0 284 284" draw:points="0,284 284,284 142,0">
          <text:p/>
        </draw:polygon>
        <draw:polygon draw:style-name="gr13" draw:text-style-name="P8" draw:layer="layout" svg:width="0.283cm" svg:height="0.283cm" svg:x="-6.232cm" svg:y="2.883cm" svg:viewBox="0 0 284 284" draw:points="0,284 284,284 141,0">
          <text:p/>
        </draw:polygon>
        <draw:polygon draw:style-name="gr13" draw:text-style-name="P8" draw:layer="layout" svg:width="0.282cm" svg:height="0.283cm" svg:x="-6.033cm" svg:y="2.883cm" svg:viewBox="0 0 283 284" draw:points="0,284 283,284 141,0">
          <text:p/>
        </draw:polygon>
        <draw:polygon draw:style-name="gr13" draw:text-style-name="P8" draw:layer="layout" svg:width="0.281cm" svg:height="0.283cm" svg:x="-5.834cm" svg:y="2.883cm" svg:viewBox="0 0 282 284" draw:points="0,284 282,284 142,0">
          <text:p/>
        </draw:polygon>
        <draw:polygon draw:style-name="gr13" draw:text-style-name="P8" draw:layer="layout" svg:width="0.282cm" svg:height="0.283cm" svg:x="-5.637cm" svg:y="2.883cm" svg:viewBox="0 0 283 284" draw:points="0,284 283,284 142,0">
          <text:p/>
        </draw:polygon>
        <draw:polygon draw:style-name="gr13" draw:text-style-name="P8" draw:layer="layout" svg:width="0.282cm" svg:height="0.283cm" svg:x="-5.438cm" svg:y="2.883cm" svg:viewBox="0 0 283 284" draw:points="0,284 283,284 141,0">
          <text:p/>
        </draw:polygon>
        <draw:polygon draw:style-name="gr13" draw:text-style-name="P8" draw:layer="layout" svg:width="0.282cm" svg:height="0.283cm" svg:x="-5.239cm" svg:y="2.883cm" svg:viewBox="0 0 283 284" draw:points="0,284 283,284 142,0">
          <text:p/>
        </draw:polygon>
        <draw:polygon draw:style-name="gr13" draw:text-style-name="P8" draw:layer="layout" svg:width="0.282cm" svg:height="0.283cm" svg:x="-5.04cm" svg:y="2.883cm" svg:viewBox="0 0 283 284" draw:points="0,284 283,284 142,0">
          <text:p/>
        </draw:polygon>
        <draw:polygon draw:style-name="gr13" draw:text-style-name="P8" draw:layer="layout" svg:width="0.282cm" svg:height="0.283cm" svg:x="-4.843cm" svg:y="2.883cm" svg:viewBox="0 0 283 284" draw:points="0,284 283,284 141,0">
          <text:p/>
        </draw:polygon>
        <draw:polygon draw:style-name="gr13" draw:text-style-name="P8" draw:layer="layout" svg:width="0.283cm" svg:height="0.283cm" svg:x="-4.645cm" svg:y="2.883cm" svg:viewBox="0 0 284 284" draw:points="0,284 284,284 142,0">
          <text:p/>
        </draw:polygon>
        <draw:polygon draw:style-name="gr13" draw:text-style-name="P8" draw:layer="layout" svg:width="0.281cm" svg:height="0.283cm" svg:x="-4.446cm" svg:y="2.883cm" svg:viewBox="0 0 282 284" draw:points="0,284 282,284 142,0">
          <text:p/>
        </draw:polygon>
        <draw:polygon draw:style-name="gr13" draw:text-style-name="P8" draw:layer="layout" svg:width="0.281cm" svg:height="0.283cm" svg:x="-4.247cm" svg:y="2.883cm" svg:viewBox="0 0 282 284" draw:points="0,284 282,284 140,0">
          <text:p/>
        </draw:polygon>
        <draw:polygon draw:style-name="gr13" draw:text-style-name="P8" draw:layer="layout" svg:width="0.283cm" svg:height="0.283cm" svg:x="-4.05cm" svg:y="2.883cm" svg:viewBox="0 0 284 284" draw:points="0,284 284,284 141,0">
          <text:p/>
        </draw:polygon>
        <draw:polygon draw:style-name="gr13" draw:text-style-name="P8" draw:layer="layout" svg:width="0.283cm" svg:height="0.283cm" svg:x="-3.851cm" svg:y="2.883cm" svg:viewBox="0 0 284 284" draw:points="0,284 284,284 143,0">
          <text:p/>
        </draw:polygon>
        <draw:polygon draw:style-name="gr13" draw:text-style-name="P8" draw:layer="layout" svg:width="0.281cm" svg:height="0.283cm" svg:x="-3.652cm" svg:y="2.883cm" svg:viewBox="0 0 282 284" draw:points="0,284 282,284 142,0">
          <text:p/>
        </draw:polygon>
        <draw:polygon draw:style-name="gr13" draw:text-style-name="P8" draw:layer="layout" svg:width="0.282cm" svg:height="0.283cm" svg:x="-3.455cm" svg:y="2.883cm" svg:viewBox="0 0 283 284" draw:points="0,284 283,284 141,0">
          <text:p/>
        </draw:polygon>
        <draw:polygon draw:style-name="gr13" draw:text-style-name="P8" draw:layer="layout" svg:width="0.283cm" svg:height="0.283cm" svg:x="-3.256cm" svg:y="2.883cm" svg:viewBox="0 0 284 284" draw:points="0,284 284,284 142,0">
          <text:p/>
        </draw:polygon>
        <draw:polygon draw:style-name="gr13" draw:text-style-name="P8" draw:layer="layout" svg:width="0.282cm" svg:height="0.283cm" svg:x="-3.057cm" svg:y="2.883cm" svg:viewBox="0 0 283 284" draw:points="0,284 283,284 142,0">
          <text:p/>
        </draw:polygon>
        <draw:polygon draw:style-name="gr13" draw:text-style-name="P8" draw:layer="layout" svg:width="0.282cm" svg:height="0.283cm" svg:x="-2.858cm" svg:y="2.883cm" svg:viewBox="0 0 283 284" draw:points="0,284 283,284 141,0">
          <text:p/>
        </draw:polygon>
        <draw:polygon draw:style-name="gr13" draw:text-style-name="P8" draw:layer="layout" svg:width="0.282cm" svg:height="0.283cm" svg:x="-2.661cm" svg:y="2.883cm" svg:viewBox="0 0 283 284" draw:points="0,284 283,284 141,0">
          <text:p/>
        </draw:polygon>
        <draw:polygon draw:style-name="gr13" draw:text-style-name="P8" draw:layer="layout" svg:width="0.282cm" svg:height="0.283cm" svg:x="-2.462cm" svg:y="2.883cm" svg:viewBox="0 0 283 284" draw:points="0,284 283,284 142,0">
          <text:p/>
        </draw:polygon>
        <draw:polygon draw:style-name="gr13" draw:text-style-name="P8" draw:layer="layout" svg:width="0.282cm" svg:height="0.283cm" svg:x="-2.263cm" svg:y="2.883cm" svg:viewBox="0 0 283 284" draw:points="0,284 283,284 141,0">
          <text:p/>
        </draw:polygon>
        <draw:polygon draw:style-name="gr13" draw:text-style-name="P8" draw:layer="layout" svg:width="0.282cm" svg:height="0.283cm" svg:x="-2.064cm" svg:y="2.883cm" svg:viewBox="0 0 283 284" draw:points="0,284 283,284 141,0">
          <text:p/>
        </draw:polygon>
        <draw:polygon draw:style-name="gr13" draw:text-style-name="P8" draw:layer="layout" svg:width="0.281cm" svg:height="0.283cm" svg:x="-1.866cm" svg:y="2.883cm" svg:viewBox="0 0 282 284" draw:points="0,284 282,284 141,0">
          <text:p/>
        </draw:polygon>
        <draw:polygon draw:style-name="gr13" draw:text-style-name="P8" draw:layer="layout" svg:width="0.282cm" svg:height="0.283cm" svg:x="-1.668cm" svg:y="2.883cm" svg:viewBox="0 0 283 284" draw:points="0,284 283,284 142,0">
          <text:p/>
        </draw:polygon>
        <draw:polygon draw:style-name="gr13" draw:text-style-name="P8" draw:layer="layout" svg:width="0.283cm" svg:height="0.283cm" svg:x="-1.47cm" svg:y="2.883cm" svg:viewBox="0 0 284 284" draw:points="0,284 284,284 142,0">
          <text:p/>
        </draw:polygon>
        <draw:polygon draw:style-name="gr13" draw:text-style-name="P8" draw:layer="layout" svg:width="0.282cm" svg:height="0.283cm" svg:x="-1.27cm" svg:y="2.883cm" svg:viewBox="0 0 283 284" draw:points="0,284 283,284 142,0">
          <text:p/>
        </draw:polygon>
        <draw:polygon draw:style-name="gr13" draw:text-style-name="P8" draw:layer="layout" svg:width="0.281cm" svg:height="0.283cm" svg:x="-1.072cm" svg:y="2.883cm" svg:viewBox="0 0 282 284" draw:points="0,284 282,284 141,0">
          <text:p/>
        </draw:polygon>
        <draw:polygon draw:style-name="gr13" draw:text-style-name="P8" draw:layer="layout" svg:width="0.281cm" svg:height="0.283cm" svg:x="-0.873cm" svg:y="2.883cm" svg:viewBox="0 0 282 284" draw:points="0,284 282,284 140,0">
          <text:p/>
        </draw:polygon>
        <draw:polygon draw:style-name="gr13" draw:text-style-name="P8" draw:layer="layout" svg:width="0.283cm" svg:height="0.283cm" svg:x="-0.676cm" svg:y="2.883cm" svg:viewBox="0 0 284 284" draw:points="0,284 284,284 142,0">
          <text:p/>
        </draw:polygon>
        <draw:polygon draw:style-name="gr13" draw:text-style-name="P8" draw:layer="layout" svg:width="0.283cm" svg:height="0.283cm" svg:x="-0.477cm" svg:y="2.883cm" svg:viewBox="0 0 284 284" draw:points="0,284 284,284 143,0">
          <text:p/>
        </draw:polygon>
        <draw:polygon draw:style-name="gr13" draw:text-style-name="P8" draw:layer="layout" svg:width="0.281cm" svg:height="0.283cm" svg:x="-0.278cm" svg:y="2.883cm" svg:viewBox="0 0 282 284" draw:points="0,284 282,284 142,0">
          <text:p/>
        </draw:polygon>
        <draw:polygon draw:style-name="gr13" draw:text-style-name="P8" draw:layer="layout" svg:width="0.283cm" svg:height="0.283cm" svg:x="-0.081cm" svg:y="2.883cm" svg:viewBox="0 0 284 284" draw:points="0,284 284,284 141,0">
          <text:p/>
        </draw:polygon>
        <draw:polyline draw:style-name="gr14" draw:text-style-name="P4" draw:layer="layout" svg:width="10.912cm" svg:height="0cm" svg:x="-10.853cm" svg:y="3.028cm" svg:viewBox="0 0 10913 0" draw:points="0,0 8,0 18,0 29,0 38,0 49,0 58,0 69,0 78,0 89,0 98,0 109,0 118,0 129,0 138,0 147,0 158,0 167,0 178,0 187,0 198,0 208,0 217,0 228,0 237,0 248,0 257,0 266,0 277,0 286,0 297,0 306,0 317,0 326,0 337,0 346,0 357,0 366,0 377,0 387,0 395,0 406,0 415,0 425,0 436,0 445,0 456,0 465,0 476,0 485,0 496,0 505,0 516,0 525,0 534,0 545,0 554,0 565,0 574,0 585,0 594,0 605,0 615,0 624,0 635,0 644,0 653,0 664,0 673,0 684,0 693,0 704,0 713,0 724,0 733,0 744,0 753,0 764,0 773,0 782,0 793,0 802,0 813,0 822,0 833,0 843,0 852,0 863,0 872,0 883,0 892,0 903,0 912,0 921,0 932,0 941,0 952,0 961,0 972,0 981,0 992,0 1001,0 1012,0 1022,0 1031,0 1041,0 1050,0 1060,0 1071,0 1080,0 1091,0 1100,0 1111,0 1120,0 1131,0 1140,0 1151,0 1160,0 1169,0 1180,0 1189,0 1200,0 1209,0 1220,0 1229,0 1240,0 1250,0 1259,0 1270,0 1279,0 1290,0 1299,0 1308,0 1319,0 1328,0 1339,0 1348,0 1359,0 1368,0 1379,0 1388,0 1399,0 1408,0 1419,0 1429,0 1437,0 1448,0 1457,0 1468,0 1478,0 1487,0 1498,0 1507,0 1518,0 1527,0 1538,0 1547,0 1558,0 1567,0 1576,0 1587,0 1596,0 1607,0 1616,0 1627,0 1636,0 1647,0 1657,0 1666,0 1677,0 1686,0 1695,0 1706,0 1715,0 1726,0 1735,0 1746,0 1755,0 1766,0 1775,0 1786,0 1795,0 1806,0 1815,0 1824,0 1835,0 1844,0 1855,0 1864,0 1875,0 1885,0 1894,0 1905,0 1914,0 1925,0 1934,0 1945,0 1954,0 1963,0 1974,0 1983,0 1994,0 2003,0 2014,0 2023,0 2034,0 2043,0 2054,0 2064,0 2073,0 2083,0 2092,0 2103,0 2113,0 2122,0 2133,0 2142,0 2153,0 2162,0 2173,0 2182,0 2193,0 2202,0 2211,0 2222,0 2231,0 2242,0 2251,0 2262,0 2271,0 2282,0 2292,0 2301,0 2312,0 2321,0 2332,0 2341,0 2350,0 2361,0 2370,0 2381,0 2390,0 2401,0 2410,0 2421,0 2430,0 2441,0 2450,0 2461,0 2470,0 2479,0 2490,0 2499,0 2510,0 2520,0 2529,0 2540,0 2549,0 2560,0 2569,0 2580,0 2589,0 2598,0 2609,0 2618,0 2629,0 2638,0 2649,0 2658,0 2669,0 2678,0 2689,0 2699,0 2708,0 2719,0 2728,0 2738,0 2748,0 2757,0 2768,0 2777,0 2788,0 2797,0 2808,0 2817,0 2828,0 2837,0 2848,0 2857,0 2866,0 2877,0 2886,0 2897,0 2906,0 2917,0 2927,0 2936,0 2947,0 2956,0 2967,0 2976,0 2987,0 2996,0 3005,0 3016,0 3025,0 3036,0 3045,0 3056,0 3065,0 3076,0 3085,0 3096,0 3106,0 3115,0 3125,0 3134,0 3145,0 3155,0 3164,0 3175,0 3184,0 3195,0 3204,0 3215,0 3224,0 3235,0 3244,0 3253,0 3264,0 3273,0 3284,0 3293,0 3304,0 3313,0 3324,0 3334,0 3343,0 3354,0 3363,0 3374,0 3383,0 3392,0 3403,0 3412,0 3423,0 3432,0 3443,0 3452,0 3463,0 3472,0 3483,0 3492,0 3503,0 3512,0 3521,0 3532,0 3541,0 3552,0 3562,0 3571,0 3582,0 3591,0 3602,0 3611,0 3622,0 3631,0 3640,0 3651,0 3660,0 3671,0 3680,0 3691,0 3700,0 3711,0 3720,0 3731,0 3741,0 3750,0 3761,0 3769,0 3780,0 3790,0 3799,0 3810,0 3819,0 3830,0 3839,0 3850,0 3859,0 3870,0 3879,0 3890,0 3899,0 3908,0 3919,0 3928,0 3939,0 3948,0 3959,0 3969,0 3978,0 3989,0 3998,0 4009,0 4018,0 4027,0 4038,0 4047,0 4058,0 4067,0 4078,0 4087,0 4098,0 4107,0 4118,0 4127,0 4138,0 4147,0 4157,0 4167,0 4176,0 4187,0 4197,0 4206,0 4217,0 4226,0 4237,0 4246,0 4257,0 4266,0 4277,0 4286,0 4295,0 4306,0 4315,0 4326,0 4335,0 4346,0 4355,0 4366,0 4376,0 4385,0 4396,0 4405,0 4416,0 4425,0 4434,0 4445,0 4454,0 4465,0 4474,0 4485,0 4494,0 4505,0 4514,0 4525,0 4534,0 4545,0 4554,0 4563,0 4574,0 4583,0 4594,0 4604,0 4613,0 4624,0 4633,0 4644,0 4653,0 4664,0 4673,0 4682,0 4693,0 4702,0 4713,0 4722,0 4733,0 4742,0 4753,0 4762,0 4773,0 4782,0 4792,0 4803,0 4811,0 4822,0 4832,0 4841,0 4852,0 4861,0 4872,0 4881,0 4892,0 4901,0 4912,0 4921,0 4932,0 4941,0 4950,0 4961,0 4970,0 4981,0 4990,0 5001,0 5011,0 5020,0 5031,0 5040,0 5051,0 5060,0 5069,0 5080,0 5089,0 5100,0 5109,0 5120,0 5129,0 5140,0 5149,0 5160,0 5169,0 5180,0 5189,0 5198,0 5209,0 5218,0 5229,0 5239,0 5248,0 5259,0 5268,0 5279,0 5288,0 5299,0 5308,0 5319,0 5328,0 5337,0 5348,0 5357,0 5368,0 5377,0 5388,0 5397,0 5408,0 5417,0 5427,0 5438,0 5447,0 5457,0 5467,0 5476,0 5487,0 5496,0 5507,0 5516,0 5527,0 5536,0 5547,0 5556,0 5567,0 5576,0 5587,0 5596,0 5605,0 5616,0 5625,0 5636,0 5646,0 5655,0 5666,0 5675,0 5686,0 5695,0 5706,0 5715,0 5724,0 5735,0 5744,0 5755,0 5764,0 5775,0 5784,0 5795,0 5804,0 5815,0 5824,0 5834,0 5845,0 5853,0 5864,0 5874,0 5883,0 5894,0 5903,0 5914,0 5923,0 5934,0 5943,0 5954,0 5963,0 5974,0 5983,0 5992,0 6003,0 6012,0 6023,0 6032,0 6043,0 6052,0 6062,0 6073,0 6082,0 6093,0 6102,0 6111,0 6122,0 6130,0 6140,0 6151,0 6160,0 6171,0 6180,0 6191,0 6200,0 6211,0 6220,0 6231,0 6240,0 6249,0 6260,0 6269,0 6280,0 6289,0 6300,0 6309,0 6320,0 6330,0 6339,0 6350,0 6359,0 6368,0 6379,0 6388,0 6399,0 6408,0 6419,0 6428,0 6439,0 6448,0 6459,0 6468,0 6479,0 6488,0 6497,0 6508,0 6517,0 6528,0 6537,0 6548,0 6558,0 6567,0 6578,0 6587,0 6598,0 6607,0 6618,0 6627,0 6636,0 6647,0 6656,0 6667,0 6676,0 6687,0 6696,0 6707,0 6716,0 6727,0 6737,0 6746,0 6756,0 6765,0 6775,0 6786,0 6795,0 6806,0 6815,0 6826,0 6835,0 6846,0 6855,0 6866,0 6875,0 6886,0 6895,0 6904,0 6915,0 6924,0 6935,0 6944,0 6955,0 6965,0 6974,0 6985,0 6994,0 7005,0 7014,0 7023,0 7034,0 7043,0 7054,0 7063,0 7074,0 7083,0 7094,0 7103,0 7114,0 7123,0 7134,0 7144,0 7152,0 7163,0 7172,0 7183,0 7193,0 7202,0 7213,0 7222,0 7233,0 7242,0 7253,0 7262,0 7273,0 7282,0 7291,0 7302,0 7311,0 7322,0 7331,0 7342,0 7351,0 7362,0 7372,0 7381,0 7392,0 7401,0 7410,0 7421,0 7430,0 7441,0 7450,0 7461,0 7470,0 7481,0 7490,0 7501,0 7510,0 7521,0 7530,0 7539,0 7550,0 7559,0 7570,0 7579,0 7590,0 7600,0 7609,0 7620,0 7629,0 7640,0 7649,0 7660,0 7669,0 7678,0 7689,0 7698,0 7709,0 7718,0 7729,0 7738,0 7749,0 7758,0 7769,0 7779,0 7788,0 7798,0 7807,0 7818,0 7828,0 7837,0 7848,0 7857,0 7868,0 7877,0 7888,0 7897,0 7908,0 7917,0 7926,0 7937,0 7946,0 7957,0 7966,0 7977,0 7986,0 7997,0 8007,0 8016,0 8027,0 8036,0 8047,0 8056,0 8065,0 8076,0 8085,0 8096,0 8105,0 8116,0 8125,0 8136,0 8145,0 8156,0 8165,0 8176,0 8185,0 8194,0 8205,0 8214,0 8225,0 8235,0 8244,0 8255,0 8264,0 8275,0 8284,0 8295,0 8304,0 8315,0 8324,0 8333,0 8344,0 8353,0 8364,0 8373,0 8384,0 8393,0 8404,0 8414,0 8423,0 8434,0 8443,0 8453,0 8463,0 8472,0 8483,0 8492,0 8503,0 8512,0 8523,0 8532,0 8543,0 8552,0 8563,0 8572,0 8581,0 8592,0 8601,0 8612,0 8621,0 8632,0 8642,0 8651,0 8662,0 8671,0 8682,0 8691,0 8702,0 8711,0 8720,0 8731,0 8740,0 8751,0 8760,0 8771,0 8780,0 8791,0 8800,0 8811,0 8821,0 8830,0 8840,0 8849,0 8860,0 8870,0 8879,0 8890,0 8899,0 8910,0 8919,0 8930,0 8939,0 8950,0 8959,0 8968,0 8979,0 8988,0 8999,0 9008,0 9019,0 9028,0 9039,0 9049,0 9058,0 9069,0 9078,0 9089,0 9098,0 9107,0 9118,0 9127,0 9138,0 9147,0 9158,0 9167,0 9178,0 9187,0 9198,0 9207,0 9218,0 9227,0 9236,0 9247,0 9256,0 9267,0 9277,0 9286,0 9297,0 9306,0 9317,0 9326,0 9337,0 9346,0 9355,0 9366,0 9375,0 9386,0 9395,0 9406,0 9415,0 9426,0 9435,0 9446,0 9456,0 9465,0 9476,0 9484,0 9495,0 9505,0 9514,0 9525,0 9534,0 9545,0 9554,0 9565,0 9574,0 9585,0 9594,0 9605,0 9614,0 9623,0 9634,0 9643,0 9654,0 9663,0 9674,0 9684,0 9693,0 9704,0 9713,0 9724,0 9733,0 9744,0 9753,0 9762,0 9773,0 9782,0 9793,0 9802,0 9813,0 9822,0 9833,0 9842,0 9853,0 9862,0 9872,0 9882,0 9891,0 9902,0 9912,0 9921,0 9932,0 9941,0 9952,0 9961,0 9972,0 9981,0 9992,0 10001,0 10010,0 10021,0 10030,0 10041,0 10050,0 10061,0 10070,0 10081,0 10091,0 10100,0 10111,0 10120,0 10131,0 10140,0 10149,0 10160,0 10169,0 10180,0 10189,0 10200,0 10209,0 10220,0 10229,0 10240,0 10249,0 10260,0 10269,0 10278,0 10289,0 10298,0 10309,0 10319,0 10328,0 10339,0 10348,0 10359,0 10368,0 10379,0 10388,0 10397,0 10408,0 10417,0 10428,0 10437,0 10448,0 10457,0 10468,0 10477,0 10488,0 10497,0 10507,0 10518,0 10526,0 10537,0 10547,0 10556,0 10567,0 10576,0 10587,0 10596,0 10607,0 10616,0 10627,0 10636,0 10647,0 10656,0 10665,0 10676,0 10685,0 10696,0 10705,0 10716,0 10726,0 10735,0 10746,0 10755,0 10766,0 10775,0 10784,0 10795,0 10804,0 10815,0 10824,0 10835,0 10844,0 10855,0 10864,0 10875,0 10884,0 10895,0 10904,0 10913,0">
          <text:p/>
        </draw:polyline>
        <draw:polygon draw:style-name="gr15" draw:text-style-name="P9" draw:layer="layout" svg:width="0.283cm" svg:height="0.281cm" svg:x="-10.995cm" svg:y="2.888cm" svg:viewBox="0 0 284 282" draw:points="0,282 284,282 143,0">
          <text:p/>
        </draw:polygon>
        <draw:polygon draw:style-name="gr15" draw:text-style-name="P9" draw:layer="layout" svg:width="0.281cm" svg:height="0.281cm" svg:x="-10.796cm" svg:y="2.888cm" svg:viewBox="0 0 282 282" draw:points="0,282 282,282 141,0">
          <text:p/>
        </draw:polygon>
        <draw:polygon draw:style-name="gr15" draw:text-style-name="P9" draw:layer="layout" svg:width="0.283cm" svg:height="0.281cm" svg:x="-10.599cm" svg:y="2.888cm" svg:viewBox="0 0 284 282" draw:points="0,282 284,282 142,0">
          <text:p/>
        </draw:polygon>
        <draw:polygon draw:style-name="gr15" draw:text-style-name="P9" draw:layer="layout" svg:width="0.283cm" svg:height="0.281cm" svg:x="-10.4cm" svg:y="2.888cm" svg:viewBox="0 0 284 282" draw:points="0,282 284,282 142,0">
          <text:p/>
        </draw:polygon>
        <draw:polygon draw:style-name="gr15" draw:text-style-name="P9" draw:layer="layout" svg:width="0.281cm" svg:height="0.281cm" svg:x="-10.201cm" svg:y="2.888cm" svg:viewBox="0 0 282 282" draw:points="0,282 282,282 141,0">
          <text:p/>
        </draw:polygon>
        <draw:polygon draw:style-name="gr15" draw:text-style-name="P9" draw:layer="layout" svg:width="0.281cm" svg:height="0.281cm" svg:x="-10.002cm" svg:y="2.888cm" svg:viewBox="0 0 282 282" draw:points="0,282 282,282 142,0">
          <text:p/>
        </draw:polygon>
        <draw:polygon draw:style-name="gr15" draw:text-style-name="P9" draw:layer="layout" svg:width="0.282cm" svg:height="0.281cm" svg:x="-9.805cm" svg:y="2.888cm" svg:viewBox="0 0 283 282" draw:points="0,282 283,282 142,0">
          <text:p/>
        </draw:polygon>
        <draw:polygon draw:style-name="gr15" draw:text-style-name="P9" draw:layer="layout" svg:width="0.283cm" svg:height="0.281cm" svg:x="-9.606cm" svg:y="2.888cm" svg:viewBox="0 0 284 282" draw:points="0,282 284,282 141,0">
          <text:p/>
        </draw:polygon>
        <draw:polygon draw:style-name="gr15" draw:text-style-name="P9" draw:layer="layout" svg:width="0.282cm" svg:height="0.281cm" svg:x="-9.407cm" svg:y="2.888cm" svg:viewBox="0 0 283 282" draw:points="0,282 283,282 141,0">
          <text:p/>
        </draw:polygon>
        <draw:polygon draw:style-name="gr15" draw:text-style-name="P9" draw:layer="layout" svg:width="0.282cm" svg:height="0.281cm" svg:x="-9.208cm" svg:y="2.888cm" svg:viewBox="0 0 283 282" draw:points="0,282 283,282 142,0">
          <text:p/>
        </draw:polygon>
        <draw:polygon draw:style-name="gr15" draw:text-style-name="P9" draw:layer="layout" svg:width="0.282cm" svg:height="0.281cm" svg:x="-9.011cm" svg:y="2.888cm" svg:viewBox="0 0 283 282" draw:points="0,282 283,282 142,0">
          <text:p/>
        </draw:polygon>
        <draw:polygon draw:style-name="gr15" draw:text-style-name="P9" draw:layer="layout" svg:width="0.282cm" svg:height="0.281cm" svg:x="-8.812cm" svg:y="2.888cm" svg:viewBox="0 0 283 282" draw:points="0,282 283,282 141,0">
          <text:p/>
        </draw:polygon>
        <draw:polygon draw:style-name="gr15" draw:text-style-name="P9" draw:layer="layout" svg:width="0.282cm" svg:height="0.281cm" svg:x="-8.613cm" svg:y="2.888cm" svg:viewBox="0 0 283 282" draw:points="0,282 283,282 142,0">
          <text:p/>
        </draw:polygon>
        <draw:polygon draw:style-name="gr15" draw:text-style-name="P9" draw:layer="layout" svg:width="0.282cm" svg:height="0.281cm" svg:x="-8.414cm" svg:y="2.888cm" svg:viewBox="0 0 283 282" draw:points="0,282 283,282 142,0">
          <text:p/>
        </draw:polygon>
        <draw:polygon draw:style-name="gr15" draw:text-style-name="P9" draw:layer="layout" svg:width="0.281cm" svg:height="0.281cm" svg:x="-8.216cm" svg:y="2.888cm" svg:viewBox="0 0 282 282" draw:points="0,282 282,282 140,0">
          <text:p/>
        </draw:polygon>
        <draw:polygon draw:style-name="gr15" draw:text-style-name="P9" draw:layer="layout" svg:width="0.282cm" svg:height="0.281cm" svg:x="-8.018cm" svg:y="2.888cm" svg:viewBox="0 0 283 282" draw:points="0,282 283,282 141,0">
          <text:p/>
        </draw:polygon>
        <draw:polygon draw:style-name="gr15" draw:text-style-name="P9" draw:layer="layout" svg:width="0.283cm" svg:height="0.281cm" svg:x="-7.82cm" svg:y="2.888cm" svg:viewBox="0 0 284 282" draw:points="0,282 284,282 143,0">
          <text:p/>
        </draw:polygon>
        <draw:polygon draw:style-name="gr15" draw:text-style-name="P9" draw:layer="layout" svg:width="0.282cm" svg:height="0.281cm" svg:x="-7.62cm" svg:y="2.888cm" svg:viewBox="0 0 283 282" draw:points="0,282 283,282 141,0">
          <text:p/>
        </draw:polygon>
        <draw:polygon draw:style-name="gr15" draw:text-style-name="P9" draw:layer="layout" svg:width="0.281cm" svg:height="0.281cm" svg:x="-7.422cm" svg:y="2.888cm" svg:viewBox="0 0 282 282" draw:points="0,282 282,282 140,0">
          <text:p/>
        </draw:polygon>
        <draw:polygon draw:style-name="gr15" draw:text-style-name="P9" draw:layer="layout" svg:width="0.283cm" svg:height="0.281cm" svg:x="-7.225cm" svg:y="2.888cm" svg:viewBox="0 0 284 282" draw:points="0,282 284,282 142,0">
          <text:p/>
        </draw:polygon>
        <draw:polygon draw:style-name="gr15" draw:text-style-name="P9" draw:layer="layout" svg:width="0.283cm" svg:height="0.281cm" svg:x="-7.026cm" svg:y="2.888cm" svg:viewBox="0 0 284 282" draw:points="0,282 284,282 143,0">
          <text:p/>
        </draw:polygon>
        <draw:polygon draw:style-name="gr15" draw:text-style-name="P9" draw:layer="layout" svg:width="0.281cm" svg:height="0.281cm" svg:x="-6.827cm" svg:y="2.888cm" svg:viewBox="0 0 282 282" draw:points="0,282 282,282 141,0">
          <text:p/>
        </draw:polygon>
        <draw:polygon draw:style-name="gr15" draw:text-style-name="P9" draw:layer="layout" svg:width="0.281cm" svg:height="0.281cm" svg:x="-6.628cm" svg:y="2.888cm" svg:viewBox="0 0 282 282" draw:points="0,282 282,282 142,0">
          <text:p/>
        </draw:polygon>
        <draw:polygon draw:style-name="gr15" draw:text-style-name="P9" draw:layer="layout" svg:width="0.283cm" svg:height="0.281cm" svg:x="-6.431cm" svg:y="2.888cm" svg:viewBox="0 0 284 282" draw:points="0,282 284,282 142,0">
          <text:p/>
        </draw:polygon>
        <draw:polygon draw:style-name="gr15" draw:text-style-name="P9" draw:layer="layout" svg:width="0.283cm" svg:height="0.281cm" svg:x="-6.232cm" svg:y="2.888cm" svg:viewBox="0 0 284 282" draw:points="0,282 284,282 141,0">
          <text:p/>
        </draw:polygon>
        <draw:polygon draw:style-name="gr15" draw:text-style-name="P9" draw:layer="layout" svg:width="0.282cm" svg:height="0.281cm" svg:x="-6.033cm" svg:y="2.888cm" svg:viewBox="0 0 283 282" draw:points="0,282 283,282 141,0">
          <text:p/>
        </draw:polygon>
        <draw:polygon draw:style-name="gr15" draw:text-style-name="P9" draw:layer="layout" svg:width="0.281cm" svg:height="0.281cm" svg:x="-5.834cm" svg:y="2.888cm" svg:viewBox="0 0 282 282" draw:points="0,282 282,282 142,0">
          <text:p/>
        </draw:polygon>
        <draw:polygon draw:style-name="gr15" draw:text-style-name="P9" draw:layer="layout" svg:width="0.282cm" svg:height="0.281cm" svg:x="-5.637cm" svg:y="2.888cm" svg:viewBox="0 0 283 282" draw:points="0,282 283,282 142,0">
          <text:p/>
        </draw:polygon>
        <draw:polygon draw:style-name="gr15" draw:text-style-name="P9" draw:layer="layout" svg:width="0.282cm" svg:height="0.281cm" svg:x="-5.438cm" svg:y="2.888cm" svg:viewBox="0 0 283 282" draw:points="0,282 283,282 141,0">
          <text:p/>
        </draw:polygon>
        <draw:polygon draw:style-name="gr15" draw:text-style-name="P9" draw:layer="layout" svg:width="0.282cm" svg:height="0.281cm" svg:x="-5.239cm" svg:y="2.888cm" svg:viewBox="0 0 283 282" draw:points="0,282 283,282 142,0">
          <text:p/>
        </draw:polygon>
        <draw:polygon draw:style-name="gr15" draw:text-style-name="P9" draw:layer="layout" svg:width="0.282cm" svg:height="0.281cm" svg:x="-5.04cm" svg:y="2.888cm" svg:viewBox="0 0 283 282" draw:points="0,282 283,282 142,0">
          <text:p/>
        </draw:polygon>
        <draw:polygon draw:style-name="gr15" draw:text-style-name="P9" draw:layer="layout" svg:width="0.282cm" svg:height="0.281cm" svg:x="-4.843cm" svg:y="2.888cm" svg:viewBox="0 0 283 282" draw:points="0,282 283,282 141,0">
          <text:p/>
        </draw:polygon>
        <draw:polygon draw:style-name="gr15" draw:text-style-name="P9" draw:layer="layout" svg:width="0.283cm" svg:height="0.281cm" svg:x="-4.645cm" svg:y="2.888cm" svg:viewBox="0 0 284 282" draw:points="0,282 284,282 142,0">
          <text:p/>
        </draw:polygon>
        <draw:polygon draw:style-name="gr15" draw:text-style-name="P9" draw:layer="layout" svg:width="0.281cm" svg:height="0.281cm" svg:x="-4.446cm" svg:y="2.888cm" svg:viewBox="0 0 282 282" draw:points="0,282 282,282 142,0">
          <text:p/>
        </draw:polygon>
        <draw:polygon draw:style-name="gr15" draw:text-style-name="P9" draw:layer="layout" svg:width="0.281cm" svg:height="0.281cm" svg:x="-4.247cm" svg:y="2.888cm" svg:viewBox="0 0 282 282" draw:points="0,282 282,282 140,0">
          <text:p/>
        </draw:polygon>
        <draw:polygon draw:style-name="gr15" draw:text-style-name="P9" draw:layer="layout" svg:width="0.283cm" svg:height="0.281cm" svg:x="-4.05cm" svg:y="2.888cm" svg:viewBox="0 0 284 282" draw:points="0,282 284,282 141,0">
          <text:p/>
        </draw:polygon>
        <draw:polygon draw:style-name="gr15" draw:text-style-name="P9" draw:layer="layout" svg:width="0.283cm" svg:height="0.281cm" svg:x="-3.851cm" svg:y="2.888cm" svg:viewBox="0 0 284 282" draw:points="0,282 284,282 143,0">
          <text:p/>
        </draw:polygon>
        <draw:polygon draw:style-name="gr15" draw:text-style-name="P9" draw:layer="layout" svg:width="0.281cm" svg:height="0.281cm" svg:x="-3.652cm" svg:y="2.888cm" svg:viewBox="0 0 282 282" draw:points="0,282 282,282 142,0">
          <text:p/>
        </draw:polygon>
        <draw:polygon draw:style-name="gr15" draw:text-style-name="P9" draw:layer="layout" svg:width="0.282cm" svg:height="0.281cm" svg:x="-3.455cm" svg:y="2.888cm" svg:viewBox="0 0 283 282" draw:points="0,282 283,282 141,0">
          <text:p/>
        </draw:polygon>
        <draw:polygon draw:style-name="gr15" draw:text-style-name="P9" draw:layer="layout" svg:width="0.283cm" svg:height="0.281cm" svg:x="-3.256cm" svg:y="2.888cm" svg:viewBox="0 0 284 282" draw:points="0,282 284,282 142,0">
          <text:p/>
        </draw:polygon>
        <draw:polygon draw:style-name="gr15" draw:text-style-name="P9" draw:layer="layout" svg:width="0.282cm" svg:height="0.281cm" svg:x="-3.057cm" svg:y="2.888cm" svg:viewBox="0 0 283 282" draw:points="0,282 283,282 142,0">
          <text:p/>
        </draw:polygon>
        <draw:polygon draw:style-name="gr15" draw:text-style-name="P9" draw:layer="layout" svg:width="0.282cm" svg:height="0.281cm" svg:x="-2.858cm" svg:y="2.888cm" svg:viewBox="0 0 283 282" draw:points="0,282 283,282 141,0">
          <text:p/>
        </draw:polygon>
        <draw:polygon draw:style-name="gr15" draw:text-style-name="P9" draw:layer="layout" svg:width="0.282cm" svg:height="0.281cm" svg:x="-2.661cm" svg:y="2.888cm" svg:viewBox="0 0 283 282" draw:points="0,282 283,282 141,0">
          <text:p/>
        </draw:polygon>
        <draw:polygon draw:style-name="gr15" draw:text-style-name="P9" draw:layer="layout" svg:width="0.282cm" svg:height="0.281cm" svg:x="-2.462cm" svg:y="2.888cm" svg:viewBox="0 0 283 282" draw:points="0,282 283,282 142,0">
          <text:p/>
        </draw:polygon>
        <draw:polygon draw:style-name="gr15" draw:text-style-name="P9" draw:layer="layout" svg:width="0.282cm" svg:height="0.281cm" svg:x="-2.263cm" svg:y="2.888cm" svg:viewBox="0 0 283 282" draw:points="0,282 283,282 141,0">
          <text:p/>
        </draw:polygon>
        <draw:polygon draw:style-name="gr15" draw:text-style-name="P9" draw:layer="layout" svg:width="0.282cm" svg:height="0.281cm" svg:x="-2.064cm" svg:y="2.888cm" svg:viewBox="0 0 283 282" draw:points="0,282 283,282 141,0">
          <text:p/>
        </draw:polygon>
        <draw:polygon draw:style-name="gr15" draw:text-style-name="P9" draw:layer="layout" svg:width="0.281cm" svg:height="0.281cm" svg:x="-1.866cm" svg:y="2.888cm" svg:viewBox="0 0 282 282" draw:points="0,282 282,282 141,0">
          <text:p/>
        </draw:polygon>
        <draw:polygon draw:style-name="gr15" draw:text-style-name="P9" draw:layer="layout" svg:width="0.282cm" svg:height="0.281cm" svg:x="-1.668cm" svg:y="2.888cm" svg:viewBox="0 0 283 282" draw:points="0,282 283,282 142,0">
          <text:p/>
        </draw:polygon>
        <draw:polygon draw:style-name="gr15" draw:text-style-name="P9" draw:layer="layout" svg:width="0.283cm" svg:height="0.281cm" svg:x="-1.47cm" svg:y="2.888cm" svg:viewBox="0 0 284 282" draw:points="0,282 284,282 142,0">
          <text:p/>
        </draw:polygon>
        <draw:polygon draw:style-name="gr15" draw:text-style-name="P9" draw:layer="layout" svg:width="0.282cm" svg:height="0.281cm" svg:x="-1.27cm" svg:y="2.888cm" svg:viewBox="0 0 283 282" draw:points="0,282 283,282 142,0">
          <text:p/>
        </draw:polygon>
        <draw:polygon draw:style-name="gr15" draw:text-style-name="P9" draw:layer="layout" svg:width="0.281cm" svg:height="0.281cm" svg:x="-1.072cm" svg:y="2.888cm" svg:viewBox="0 0 282 282" draw:points="0,282 282,282 141,0">
          <text:p/>
        </draw:polygon>
        <draw:polygon draw:style-name="gr15" draw:text-style-name="P9" draw:layer="layout" svg:width="0.281cm" svg:height="0.281cm" svg:x="-0.873cm" svg:y="2.888cm" svg:viewBox="0 0 282 282" draw:points="0,282 282,282 140,0">
          <text:p/>
        </draw:polygon>
        <draw:polygon draw:style-name="gr15" draw:text-style-name="P9" draw:layer="layout" svg:width="0.283cm" svg:height="0.281cm" svg:x="-0.676cm" svg:y="2.888cm" svg:viewBox="0 0 284 282" draw:points="0,282 284,282 142,0">
          <text:p/>
        </draw:polygon>
        <draw:polygon draw:style-name="gr15" draw:text-style-name="P9" draw:layer="layout" svg:width="0.283cm" svg:height="0.281cm" svg:x="-0.477cm" svg:y="2.888cm" svg:viewBox="0 0 284 282" draw:points="0,282 284,282 143,0">
          <text:p/>
        </draw:polygon>
        <draw:polygon draw:style-name="gr15" draw:text-style-name="P9" draw:layer="layout" svg:width="0.281cm" svg:height="0.281cm" svg:x="-0.278cm" svg:y="2.888cm" svg:viewBox="0 0 282 282" draw:points="0,282 282,282 142,0">
          <text:p/>
        </draw:polygon>
        <draw:polygon draw:style-name="gr15" draw:text-style-name="P9" draw:layer="layout" svg:width="0.283cm" svg:height="0.281cm" svg:x="-0.081cm" svg:y="2.888cm" svg:viewBox="0 0 284 282" draw:points="0,282 284,282 141,0">
          <text:p/>
        </draw:polygon>
        <draw:frame draw:style-name="gr1" draw:text-style-name="P2" draw:layer="layout" svg:width="1.141cm" svg:height="0.471cm" svg:x="10.227cm" svg:y="25.453cm">
          <draw:text-box>
            <text:p text:style-name="P1"><text:span text:style-name="T1">Page 2</text:span></text:p>
          </draw:text-box>
        </draw:frame>
        <draw:frame draw:style-name="gr16" draw:text-style-name="P10" draw:layer="layout" svg:width="0.352cm" svg:height="0.395cm" draw:transform="rotate (0.783652834145454) translate (-11.127cm 3.411cm)">
          <draw:text-box>
            <text:p text:style-name="P1"><text:span text:style-name="T2">1</text:span></text:p>
          </draw:text-box>
        </draw:frame>
        <draw:frame draw:style-name="gr16" draw:text-style-name="P10" draw:layer="layout" svg:width="0.352cm" svg:height="0.395cm" draw:transform="rotate (0.783652834145454) translate (-10.53cm 3.411cm)">
          <draw:text-box>
            <text:p text:style-name="P1"><text:span text:style-name="T2">4</text:span></text:p>
          </draw:text-box>
        </draw:frame>
        <draw:frame draw:style-name="gr16" draw:text-style-name="P10" draw:layer="layout" svg:width="0.352cm" svg:height="0.395cm" draw:transform="rotate (0.783652834145454) translate (-9.938cm 3.411cm)">
          <draw:text-box>
            <text:p text:style-name="P1"><text:span text:style-name="T2">7</text:span></text:p>
          </draw:text-box>
        </draw:frame>
        <draw:frame draw:style-name="gr16" draw:text-style-name="P10" draw:layer="layout" svg:width="0.352cm" svg:height="0.395cm" draw:transform="rotate (0.783652834145454) translate (-9.471cm 3.542cm)">
          <draw:text-box>
            <text:p text:style-name="P1"><text:span text:style-name="T2">1</text:span></text:p>
          </draw:text-box>
        </draw:frame>
        <draw:frame draw:style-name="gr16" draw:text-style-name="P10" draw:layer="layout" svg:width="0.352cm" svg:height="0.395cm" draw:transform="rotate (0.783652834145454) translate (-9.344cm 3.415cm)">
          <draw:text-box>
            <text:p text:style-name="P1"><text:span text:style-name="T2">0</text:span></text:p>
          </draw:text-box>
        </draw:frame>
        <draw:frame draw:style-name="gr16" draw:text-style-name="P10" draw:layer="layout" svg:width="0.352cm" svg:height="0.395cm" draw:transform="rotate (0.783652834145454) translate (-8.875cm 3.542cm)">
          <draw:text-box>
            <text:p text:style-name="P1"><text:span text:style-name="T2">1</text:span></text:p>
          </draw:text-box>
        </draw:frame>
        <draw:frame draw:style-name="gr16" draw:text-style-name="P10" draw:layer="layout" svg:width="0.352cm" svg:height="0.395cm" draw:transform="rotate (0.783652834145454) translate (-8.748cm 3.415cm)">
          <draw:text-box>
            <text:p text:style-name="P1"><text:span text:style-name="T2">3</text:span></text:p>
          </draw:text-box>
        </draw:frame>
        <draw:frame draw:style-name="gr16" draw:text-style-name="P10" draw:layer="layout" svg:width="0.352cm" svg:height="0.395cm" draw:transform="rotate (0.783652834145454) translate (-8.279cm 3.542cm)">
          <draw:text-box>
            <text:p text:style-name="P1"><text:span text:style-name="T2">1</text:span></text:p>
          </draw:text-box>
        </draw:frame>
        <draw:frame draw:style-name="gr16" draw:text-style-name="P10" draw:layer="layout" svg:width="0.352cm" svg:height="0.395cm" draw:transform="rotate (0.783652834145454) translate (-8.152cm 3.415cm)">
          <draw:text-box>
            <text:p text:style-name="P1"><text:span text:style-name="T2">6</text:span></text:p>
          </draw:text-box>
        </draw:frame>
        <draw:frame draw:style-name="gr16" draw:text-style-name="P10" draw:layer="layout" svg:width="0.352cm" svg:height="0.395cm" draw:transform="rotate (0.783652834145454) translate (-7.686cm 3.542cm)">
          <draw:text-box>
            <text:p text:style-name="P1"><text:span text:style-name="T2">1</text:span></text:p>
          </draw:text-box>
        </draw:frame>
        <draw:frame draw:style-name="gr16" draw:text-style-name="P10" draw:layer="layout" svg:width="0.352cm" svg:height="0.395cm" draw:transform="rotate (0.783652834145454) translate (-7.559cm 3.415cm)">
          <draw:text-box>
            <text:p text:style-name="P1"><text:span text:style-name="T2">9</text:span></text:p>
          </draw:text-box>
        </draw:frame>
        <draw:frame draw:style-name="gr16" draw:text-style-name="P10" draw:layer="layout" svg:width="0.352cm" svg:height="0.395cm" draw:transform="rotate (0.783652834145454) translate (-7.09cm 3.542cm)">
          <draw:text-box>
            <text:p text:style-name="P1"><text:span text:style-name="T2">2</text:span></text:p>
          </draw:text-box>
        </draw:frame>
        <draw:frame draw:style-name="gr16" draw:text-style-name="P10" draw:layer="layout" svg:width="0.352cm" svg:height="0.395cm" draw:transform="rotate (0.783652834145454) translate (-6.963cm 3.415cm)">
          <draw:text-box>
            <text:p text:style-name="P1"><text:span text:style-name="T2">2</text:span></text:p>
          </draw:text-box>
        </draw:frame>
        <draw:frame draw:style-name="gr16" draw:text-style-name="P10" draw:layer="layout" svg:width="0.352cm" svg:height="0.395cm" draw:transform="rotate (0.783652834145454) translate (-6.494cm 3.542cm)">
          <draw:text-box>
            <text:p text:style-name="P1"><text:span text:style-name="T2">2</text:span></text:p>
          </draw:text-box>
        </draw:frame>
        <draw:frame draw:style-name="gr16" draw:text-style-name="P10" draw:layer="layout" svg:width="0.352cm" svg:height="0.395cm" draw:transform="rotate (0.783652834145454) translate (-6.367cm 3.415cm)">
          <draw:text-box>
            <text:p text:style-name="P1"><text:span text:style-name="T2">5</text:span></text:p>
          </draw:text-box>
        </draw:frame>
        <draw:frame draw:style-name="gr16" draw:text-style-name="P10" draw:layer="layout" svg:width="0.352cm" svg:height="0.395cm" draw:transform="rotate (0.783652834145454) translate (-5.898cm 3.542cm)">
          <draw:text-box>
            <text:p text:style-name="P1"><text:span text:style-name="T2">2</text:span></text:p>
          </draw:text-box>
        </draw:frame>
        <draw:frame draw:style-name="gr16" draw:text-style-name="P10" draw:layer="layout" svg:width="0.352cm" svg:height="0.395cm" draw:transform="rotate (0.783652834145454) translate (-5.771cm 3.415cm)">
          <draw:text-box>
            <text:p text:style-name="P1"><text:span text:style-name="T2">8</text:span></text:p>
          </draw:text-box>
        </draw:frame>
        <draw:frame draw:style-name="gr16" draw:text-style-name="P10" draw:layer="layout" svg:width="0.352cm" svg:height="0.395cm" draw:transform="rotate (0.783652834145454) translate (-5.302cm 3.542cm)">
          <draw:text-box>
            <text:p text:style-name="P1"><text:span text:style-name="T2">3</text:span></text:p>
          </draw:text-box>
        </draw:frame>
        <draw:frame draw:style-name="gr16" draw:text-style-name="P10" draw:layer="layout" svg:width="0.352cm" svg:height="0.395cm" draw:transform="rotate (0.783652834145454) translate (-5.175cm 3.415cm)">
          <draw:text-box>
            <text:p text:style-name="P1"><text:span text:style-name="T2">1</text:span></text:p>
          </draw:text-box>
        </draw:frame>
        <draw:frame draw:style-name="gr16" draw:text-style-name="P10" draw:layer="layout" svg:width="0.352cm" svg:height="0.395cm" draw:transform="rotate (0.783652834145454) translate (-4.71cm 3.542cm)">
          <draw:text-box>
            <text:p text:style-name="P1"><text:span text:style-name="T2">3</text:span></text:p>
          </draw:text-box>
        </draw:frame>
        <draw:frame draw:style-name="gr16" draw:text-style-name="P10" draw:layer="layout" svg:width="0.352cm" svg:height="0.395cm" draw:transform="rotate (0.783652834145454) translate (-4.583cm 3.415cm)">
          <draw:text-box>
            <text:p text:style-name="P1"><text:span text:style-name="T2">4</text:span></text:p>
          </draw:text-box>
        </draw:frame>
        <draw:frame draw:style-name="gr16" draw:text-style-name="P10" draw:layer="layout" svg:width="0.352cm" svg:height="0.395cm" draw:transform="rotate (0.783652834145454) translate (-4.113cm 3.542cm)">
          <draw:text-box>
            <text:p text:style-name="P1"><text:span text:style-name="T2">3</text:span></text:p>
          </draw:text-box>
        </draw:frame>
        <draw:frame draw:style-name="gr16" draw:text-style-name="P10" draw:layer="layout" svg:width="0.352cm" svg:height="0.395cm" draw:transform="rotate (0.783652834145454) translate (-3.986cm 3.415cm)">
          <draw:text-box>
            <text:p text:style-name="P1"><text:span text:style-name="T2">7</text:span></text:p>
          </draw:text-box>
        </draw:frame>
        <draw:frame draw:style-name="gr16" draw:text-style-name="P10" draw:layer="layout" svg:width="0.352cm" svg:height="0.395cm" draw:transform="rotate (0.783652834145454) translate (-3.516cm 3.542cm)">
          <draw:text-box>
            <text:p text:style-name="P1"><text:span text:style-name="T2">4</text:span></text:p>
          </draw:text-box>
        </draw:frame>
        <draw:frame draw:style-name="gr16" draw:text-style-name="P10" draw:layer="layout" svg:width="0.352cm" svg:height="0.395cm" draw:transform="rotate (0.783652834145454) translate (-3.389cm 3.415cm)">
          <draw:text-box>
            <text:p text:style-name="P1"><text:span text:style-name="T2">0</text:span></text:p>
          </draw:text-box>
        </draw:frame>
        <draw:frame draw:style-name="gr16" draw:text-style-name="P10" draw:layer="layout" svg:width="0.352cm" svg:height="0.395cm" draw:transform="rotate (0.783652834145454) translate (-2.924cm 3.542cm)">
          <draw:text-box>
            <text:p text:style-name="P1"><text:span text:style-name="T2">4</text:span></text:p>
          </draw:text-box>
        </draw:frame>
        <draw:frame draw:style-name="gr16" draw:text-style-name="P10" draw:layer="layout" svg:width="0.352cm" svg:height="0.395cm" draw:transform="rotate (0.783652834145454) translate (-2.797cm 3.415cm)">
          <draw:text-box>
            <text:p text:style-name="P1"><text:span text:style-name="T2">3</text:span></text:p>
          </draw:text-box>
        </draw:frame>
        <draw:frame draw:style-name="gr16" draw:text-style-name="P10" draw:layer="layout" svg:width="0.352cm" svg:height="0.395cm" draw:transform="rotate (0.783652834145454) translate (-2.329cm 3.542cm)">
          <draw:text-box>
            <text:p text:style-name="P1"><text:span text:style-name="T2">4</text:span></text:p>
          </draw:text-box>
        </draw:frame>
        <draw:frame draw:style-name="gr16" draw:text-style-name="P10" draw:layer="layout" svg:width="0.352cm" svg:height="0.395cm" draw:transform="rotate (0.783652834145454) translate (-2.202cm 3.415cm)">
          <draw:text-box>
            <text:p text:style-name="P1"><text:span text:style-name="T2">6</text:span></text:p>
          </draw:text-box>
        </draw:frame>
        <draw:frame draw:style-name="gr16" draw:text-style-name="P10" draw:layer="layout" svg:width="0.352cm" svg:height="0.395cm" draw:transform="rotate (0.783652834145454) translate (-1.732cm 3.542cm)">
          <draw:text-box>
            <text:p text:style-name="P1"><text:span text:style-name="T2">4</text:span></text:p>
          </draw:text-box>
        </draw:frame>
        <draw:frame draw:style-name="gr16" draw:text-style-name="P10" draw:layer="layout" svg:width="0.352cm" svg:height="0.395cm" draw:transform="rotate (0.783652834145454) translate (-1.605cm 3.415cm)">
          <draw:text-box>
            <text:p text:style-name="P1"><text:span text:style-name="T2">9</text:span></text:p>
          </draw:text-box>
        </draw:frame>
        <draw:frame draw:style-name="gr16" draw:text-style-name="P10" draw:layer="layout" svg:width="0.352cm" svg:height="0.395cm" draw:transform="rotate (0.783652834145454) translate (-1.135cm 3.542cm)">
          <draw:text-box>
            <text:p text:style-name="P1"><text:span text:style-name="T2">5</text:span></text:p>
          </draw:text-box>
        </draw:frame>
        <draw:frame draw:style-name="gr16" draw:text-style-name="P10" draw:layer="layout" svg:width="0.352cm" svg:height="0.395cm" draw:transform="rotate (0.783652834145454) translate (-1.008cm 3.415cm)">
          <draw:text-box>
            <text:p text:style-name="P1"><text:span text:style-name="T2">2</text:span></text:p>
          </draw:text-box>
        </draw:frame>
        <draw:frame draw:style-name="gr16" draw:text-style-name="P10" draw:layer="layout" svg:width="0.352cm" svg:height="0.395cm" draw:transform="rotate (0.783652834145454) translate (-0.543cm 3.542cm)">
          <draw:text-box>
            <text:p text:style-name="P1"><text:span text:style-name="T2">5</text:span></text:p>
          </draw:text-box>
        </draw:frame>
        <draw:frame draw:style-name="gr16" draw:text-style-name="P10" draw:layer="layout" svg:width="0.352cm" svg:height="0.395cm" draw:transform="rotate (0.783652834145454) translate (-0.416cm 3.415cm)">
          <draw:text-box>
            <text:p text:style-name="P1"><text:span text:style-name="T2">5</text:span></text:p>
          </draw:text-box>
        </draw:frame>
        <draw:frame draw:style-name="gr16" draw:text-style-name="P10" draw:layer="layout" svg:width="1.289cm" svg:height="0.395cm" svg:x="-12.319cm" svg:y="4.01cm">
          <draw:text-box>
            <text:p text:style-name="P1"><text:span text:style-name="T2">-200000</text:span></text:p>
          </draw:text-box>
        </draw:frame>
        <draw:frame draw:style-name="gr16" draw:text-style-name="P10" draw:layer="layout" svg:width="0.352cm" svg:height="0.395cm" svg:x="-11.289cm" svg:y="2.831cm">
          <draw:text-box>
            <text:p text:style-name="P1"><text:span text:style-name="T2">0</text:span></text:p>
          </draw:text-box>
        </draw:frame>
        <draw:frame draw:style-name="gr16" draw:text-style-name="P10" draw:layer="layout" svg:width="1.17cm" svg:height="0.395cm" svg:x="-12.213cm" svg:y="1.653cm">
          <draw:text-box>
            <text:p text:style-name="P1"><text:span text:style-name="T2">200000</text:span></text:p>
          </draw:text-box>
        </draw:frame>
        <draw:frame draw:style-name="gr16" draw:text-style-name="P10" draw:layer="layout" svg:width="1.17cm" svg:height="0.395cm" svg:x="-12.213cm" svg:y="0.475cm">
          <draw:text-box>
            <text:p text:style-name="P1"><text:span text:style-name="T2">400000</text:span></text:p>
          </draw:text-box>
        </draw:frame>
        <draw:frame draw:style-name="gr16" draw:text-style-name="P10" draw:layer="layout" svg:width="1.17cm" svg:height="0.395cm" svg:x="-12.213cm" svg:y="-0.704cm">
          <draw:text-box>
            <text:p text:style-name="P1"><text:span text:style-name="T2">600000</text:span></text:p>
          </draw:text-box>
        </draw:frame>
        <draw:frame draw:style-name="gr16" draw:text-style-name="P10" draw:layer="layout" svg:width="1.17cm" svg:height="0.395cm" svg:x="-12.213cm" svg:y="-1.878cm">
          <draw:text-box>
            <text:p text:style-name="P1"><text:span text:style-name="T2">800000</text:span></text:p>
          </draw:text-box>
        </draw:frame>
        <draw:frame draw:style-name="gr16" draw:text-style-name="P10" draw:layer="layout" svg:width="1.365cm" svg:height="0.395cm" svg:x="-12.4cm" svg:y="-3.057cm">
          <draw:text-box>
            <text:p text:style-name="P1"><text:span text:style-name="T2">1000000</text:span></text:p>
          </draw:text-box>
        </draw:frame>
        <draw:line draw:style-name="gr4" draw:text-style-name="P4" draw:layer="layout" svg:x1="0.496cm" svg:y1="-0.91cm" svg:x2="1.296cm" svg:y2="-0.91cm">
          <text:p/>
        </draw:line>
        <draw:polygon draw:style-name="gr5" draw:text-style-name="P5" draw:layer="layout" svg:width="0.211cm" svg:height="0.211cm" svg:x="0.79cm" svg:y="-1.016cm" svg:viewBox="0 0 212 212" draw:points="0,0 0,212 212,212 212,0">
          <text:p/>
        </draw:polygon>
        <draw:line draw:style-name="gr8" draw:text-style-name="P4" draw:layer="layout" svg:x1="0.496cm" svg:y1="-0.413cm" svg:x2="1.296cm" svg:y2="-0.413cm">
          <text:p/>
        </draw:line>
        <draw:polygon draw:style-name="gr9" draw:text-style-name="P6" draw:layer="layout" svg:width="0.211cm" svg:height="0.211cm" svg:x="0.79cm" svg:y="-0.517cm" svg:viewBox="0 0 212 212" draw:points="0,104 107,212 212,104 107,0">
          <text:p/>
        </draw:polygon>
        <draw:line draw:style-name="gr10" draw:text-style-name="P4" draw:layer="layout" svg:x1="0.496cm" svg:y1="0.086cm" svg:x2="1.296cm" svg:y2="0.086cm">
          <text:p/>
        </draw:line>
        <draw:polygon draw:style-name="gr11" draw:text-style-name="P7" draw:layer="layout" svg:width="0.211cm" svg:height="0.21cm" svg:x="0.79cm" svg:y="-0.02cm" svg:viewBox="0 0 212 211" draw:points="0,211 212,211 107,0">
          <text:p/>
        </draw:polygon>
        <draw:line draw:style-name="gr12" draw:text-style-name="P4" draw:layer="layout" svg:x1="0.496cm" svg:y1="0.583cm" svg:x2="1.296cm" svg:y2="0.583cm">
          <text:p/>
        </draw:line>
        <draw:polygon draw:style-name="gr13" draw:text-style-name="P8" draw:layer="layout" svg:width="0.211cm" svg:height="0.211cm" svg:x="0.79cm" svg:y="0.478cm" svg:viewBox="0 0 212 212" draw:points="0,212 212,212 107,0">
          <text:p/>
        </draw:polygon>
        <draw:line draw:style-name="gr14" draw:text-style-name="P4" draw:layer="layout" svg:x1="0.496cm" svg:y1="1.081cm" svg:x2="1.296cm" svg:y2="1.081cm">
          <text:p/>
        </draw:line>
        <draw:polygon draw:style-name="gr15" draw:text-style-name="P9" draw:layer="layout" svg:width="0.211cm" svg:height="0.211cm" svg:x="0.79cm" svg:y="0.975cm" svg:viewBox="0 0 212 212" draw:points="0,212 212,212 107,0">
          <text:p/>
        </draw:polygon>
        <draw:frame draw:style-name="gr16" draw:text-style-name="P10" draw:layer="layout" svg:width="1.365cm" svg:height="0.395cm" svg:x="-12.4cm" svg:y="-4.235cm">
          <draw:text-box>
            <text:p text:style-name="P1"><text:span text:style-name="T2">1200000</text:span></text:p>
          </draw:text-box>
        </draw:frame>
        <draw:frame draw:style-name="gr16" draw:text-style-name="P10" draw:layer="layout" svg:width="1.56cm" svg:height="0.395cm" svg:x="1.397cm" svg:y="-1.109cm">
          <draw:text-box>
            <text:p text:style-name="P1"><text:span text:style-name="T2">Column C</text:span></text:p>
          </draw:text-box>
        </draw:frame>
        <draw:frame draw:style-name="gr16" draw:text-style-name="P10" draw:layer="layout" svg:width="1.539cm" svg:height="0.395cm" svg:x="1.397cm" svg:y="-0.612cm">
          <draw:text-box>
            <text:p text:style-name="P1"><text:span text:style-name="T2">Column E</text:span></text:p>
          </draw:text-box>
        </draw:frame>
        <draw:frame draw:style-name="gr16" draw:text-style-name="P10" draw:layer="layout" svg:width="1.522cm" svg:height="0.395cm" svg:x="1.397cm" svg:y="-0.114cm">
          <draw:text-box>
            <text:p text:style-name="P1"><text:span text:style-name="T2">Column F</text:span></text:p>
          </draw:text-box>
        </draw:frame>
        <draw:frame draw:style-name="gr16" draw:text-style-name="P10" draw:layer="layout" svg:width="1.581cm" svg:height="0.395cm" svg:x="1.397cm" svg:y="0.383cm">
          <draw:text-box>
            <text:p text:style-name="P1"><text:span text:style-name="T2">Column G</text:span></text:p>
          </draw:text-box>
        </draw:frame>
        <draw:polygon draw:style-name="gr2" draw:text-style-name="P3" draw:layer="layout" svg:width="15.976cm" svg:height="9cm" svg:x="-13.667cm" svg:y="2.911cm" svg:viewBox="0 0 15977 9001" draw:points="7990,9001 0,9001 0,0 15977,0 15977,9001">
          <text:p/>
        </draw:polygon>
        <draw:polygon draw:style-name="gr3" draw:text-style-name="P4" draw:layer="layout" svg:width="11.743cm" svg:height="8.241cm" svg:x="-12.87cm" svg:y="3.29cm" svg:viewBox="0 0 11744 8242" draw:points="5871,8242 0,8242 0,0 11744,0 11744,8242">
          <text:p/>
        </draw:polygon>
        <draw:line draw:style-name="gr3" draw:text-style-name="P4" draw:layer="layout" svg:x1="-1.129cm" svg:y1="11.531cm" svg:x2="-12.871cm" svg:y2="11.531cm">
          <text:p/>
        </draw:line>
        <draw:line draw:style-name="gr3" draw:text-style-name="P4" draw:layer="layout" svg:x1="-1.129cm" svg:y1="10.353cm" svg:x2="-12.871cm" svg:y2="10.353cm">
          <text:p/>
        </draw:line>
        <draw:line draw:style-name="gr3" draw:text-style-name="P4" draw:layer="layout" svg:x1="-1.129cm" svg:y1="9.175cm" svg:x2="-12.871cm" svg:y2="9.175cm">
          <text:p/>
        </draw:line>
        <draw:line draw:style-name="gr3" draw:text-style-name="P4" draw:layer="layout" svg:x1="-1.129cm" svg:y1="7.998cm" svg:x2="-12.871cm" svg:y2="7.998cm">
          <text:p/>
        </draw:line>
        <draw:line draw:style-name="gr3" draw:text-style-name="P4" draw:layer="layout" svg:x1="-1.129cm" svg:y1="6.82cm" svg:x2="-12.871cm" svg:y2="6.82cm">
          <text:p/>
        </draw:line>
        <draw:line draw:style-name="gr3" draw:text-style-name="P4" draw:layer="layout" svg:x1="-1.129cm" svg:y1="5.643cm" svg:x2="-12.871cm" svg:y2="5.643cm">
          <text:p/>
        </draw:line>
        <draw:line draw:style-name="gr3" draw:text-style-name="P4" draw:layer="layout" svg:x1="-1.129cm" svg:y1="4.465cm" svg:x2="-12.871cm" svg:y2="4.465cm">
          <text:p/>
        </draw:line>
        <draw:line draw:style-name="gr3" draw:text-style-name="P4" draw:layer="layout" svg:x1="-1.129cm" svg:y1="3.288cm" svg:x2="-12.871cm" svg:y2="3.288cm">
          <text:p/>
        </draw:line>
        <draw:line draw:style-name="gr3" draw:text-style-name="P4" draw:layer="layout" svg:x1="-12.871cm" svg:y1="10.503cm" svg:x2="-12.871cm" svg:y2="10.353cm">
          <text:p/>
        </draw:line>
        <draw:line draw:style-name="gr3" draw:text-style-name="P4" draw:layer="layout" svg:x1="-11.193cm" svg:y1="10.503cm" svg:x2="-11.193cm" svg:y2="10.353cm">
          <text:p/>
        </draw:line>
        <draw:line draw:style-name="gr3" draw:text-style-name="P4" draw:layer="layout" svg:x1="-9.514cm" svg:y1="10.503cm" svg:x2="-9.514cm" svg:y2="10.353cm">
          <text:p/>
        </draw:line>
        <draw:line draw:style-name="gr3" draw:text-style-name="P4" draw:layer="layout" svg:x1="-7.837cm" svg:y1="10.503cm" svg:x2="-7.837cm" svg:y2="10.353cm">
          <text:p/>
        </draw:line>
        <draw:line draw:style-name="gr3" draw:text-style-name="P4" draw:layer="layout" svg:x1="-6.16cm" svg:y1="10.503cm" svg:x2="-6.16cm" svg:y2="10.353cm">
          <text:p/>
        </draw:line>
        <draw:line draw:style-name="gr3" draw:text-style-name="P4" draw:layer="layout" svg:x1="-4.483cm" svg:y1="10.503cm" svg:x2="-4.483cm" svg:y2="10.353cm">
          <text:p/>
        </draw:line>
        <draw:line draw:style-name="gr3" draw:text-style-name="P4" draw:layer="layout" svg:x1="-2.806cm" svg:y1="10.503cm" svg:x2="-2.806cm" svg:y2="10.353cm">
          <text:p/>
        </draw:line>
        <draw:line draw:style-name="gr3" draw:text-style-name="P4" draw:layer="layout" svg:x1="-1.129cm" svg:y1="10.503cm" svg:x2="-1.129cm" svg:y2="10.353cm">
          <text:p/>
        </draw:line>
        <draw:line draw:style-name="gr3" draw:text-style-name="P4" draw:layer="layout" svg:x1="-12.871cm" svg:y1="10.353cm" svg:x2="-1.129cm" svg:y2="10.353cm">
          <text:p/>
        </draw:line>
        <draw:line draw:style-name="gr3" draw:text-style-name="P4" draw:layer="layout" svg:x1="-1.279cm" svg:y1="11.531cm" svg:x2="-1.129cm" svg:y2="11.531cm">
          <text:p/>
        </draw:line>
        <draw:line draw:style-name="gr3" draw:text-style-name="P4" draw:layer="layout" svg:x1="-1.279cm" svg:y1="10.353cm" svg:x2="-1.129cm" svg:y2="10.353cm">
          <text:p/>
        </draw:line>
        <draw:line draw:style-name="gr3" draw:text-style-name="P4" draw:layer="layout" svg:x1="-1.279cm" svg:y1="9.175cm" svg:x2="-1.129cm" svg:y2="9.175cm">
          <text:p/>
        </draw:line>
        <draw:line draw:style-name="gr3" draw:text-style-name="P4" draw:layer="layout" svg:x1="-1.279cm" svg:y1="7.998cm" svg:x2="-1.129cm" svg:y2="7.998cm">
          <text:p/>
        </draw:line>
        <draw:line draw:style-name="gr3" draw:text-style-name="P4" draw:layer="layout" svg:x1="-1.279cm" svg:y1="6.82cm" svg:x2="-1.129cm" svg:y2="6.82cm">
          <text:p/>
        </draw:line>
        <draw:line draw:style-name="gr3" draw:text-style-name="P4" draw:layer="layout" svg:x1="-1.279cm" svg:y1="5.643cm" svg:x2="-1.129cm" svg:y2="5.643cm">
          <text:p/>
        </draw:line>
        <draw:line draw:style-name="gr3" draw:text-style-name="P4" draw:layer="layout" svg:x1="-1.279cm" svg:y1="4.465cm" svg:x2="-1.129cm" svg:y2="4.465cm">
          <text:p/>
        </draw:line>
        <draw:line draw:style-name="gr3" draw:text-style-name="P4" draw:layer="layout" svg:x1="-1.279cm" svg:y1="3.288cm" svg:x2="-1.129cm" svg:y2="3.288cm">
          <text:p/>
        </draw:line>
        <draw:line draw:style-name="gr3" draw:text-style-name="P4" draw:layer="layout" svg:x1="-1.129cm" svg:y1="11.531cm" svg:x2="-1.129cm" svg:y2="3.288cm">
          <text:p/>
        </draw:line>
        <draw:polygon draw:style-name="gr17" draw:text-style-name="P11" draw:layer="layout" svg:width="0.249cm" svg:height="0.25cm" svg:x="-7.794cm" svg:y="10.229cm" svg:viewBox="0 0 250 251" draw:points="124,110 14,0 0,12 110,124 0,237 14,251 124,138 236,251 250,237 139,124 250,12 236,0">
          <text:p/>
        </draw:polygon>
        <draw:polyline draw:style-name="gr14" draw:text-style-name="P4" draw:layer="layout" svg:width="8.386cm" svg:height="0cm" svg:x="-11.193cm" svg:y="10.353cm" svg:viewBox="0 0 8387 0" draw:points="0,0 169,0 337,0 504,0 672,0 839,0 1007,0 1174,0 1342,0 1511,0 1679,0 1846,0 2014,0 2181,0 2349,0 2516,0 2684,0 2853,0 3021,0 3188,0 3356,0 3523,0 3691,0 3858,0 4026,0 4194,0 4363,0 4531,0 4698,0 4866,0 5033,0 5201,0 5368,0 5535,0 5703,0 5872,0 6038,0 6207,0 6375,0 6543,0 6710,0 6877,0 7045,0 7213,0 7380,0 7549,0 7717,0 7885,0 8052,0 8220,0 8387,0">
          <text:p/>
        </draw:polyline>
        <draw:polygon draw:style-name="gr15" draw:text-style-name="P9" draw:layer="layout" svg:width="0.251cm" svg:height="0.249cm" svg:x="-11.318cm" svg:y="10.228cm" svg:viewBox="0 0 252 250" draw:points="0,0 0,250 252,126">
          <text:p/>
        </draw:polygon>
        <draw:polygon draw:style-name="gr15" draw:text-style-name="P9" draw:layer="layout" svg:width="0.251cm" svg:height="0.249cm" svg:x="-11.15cm" svg:y="10.228cm" svg:viewBox="0 0 252 250" draw:points="0,0 0,250 252,126">
          <text:p/>
        </draw:polygon>
        <draw:polygon draw:style-name="gr15" draw:text-style-name="P9" draw:layer="layout" svg:width="0.249cm" svg:height="0.249cm" svg:x="-10.981cm" svg:y="10.228cm" svg:viewBox="0 0 250 250" draw:points="0,0 0,250 250,126">
          <text:p/>
        </draw:polygon>
        <draw:polygon draw:style-name="gr15" draw:text-style-name="P9" draw:layer="layout" svg:width="0.25cm" svg:height="0.249cm" svg:x="-10.815cm" svg:y="10.228cm" svg:viewBox="0 0 251 250" draw:points="0,0 0,250 251,126">
          <text:p/>
        </draw:polygon>
        <draw:polygon draw:style-name="gr15" draw:text-style-name="P9" draw:layer="layout" svg:width="0.249cm" svg:height="0.249cm" svg:x="-10.646cm" svg:y="10.228cm" svg:viewBox="0 0 250 250" draw:points="0,0 0,250 250,126">
          <text:p/>
        </draw:polygon>
        <draw:polygon draw:style-name="gr15" draw:text-style-name="P9" draw:layer="layout" svg:width="0.249cm" svg:height="0.249cm" svg:x="-10.478cm" svg:y="10.228cm" svg:viewBox="0 0 250 250" draw:points="0,0 0,250 250,126">
          <text:p/>
        </draw:polygon>
        <draw:polygon draw:style-name="gr15" draw:text-style-name="P9" draw:layer="layout" svg:width="0.251cm" svg:height="0.249cm" svg:x="-10.311cm" svg:y="10.228cm" svg:viewBox="0 0 252 250" draw:points="0,0 0,250 252,126">
          <text:p/>
        </draw:polygon>
        <draw:polygon draw:style-name="gr15" draw:text-style-name="P9" draw:layer="layout" svg:width="0.25cm" svg:height="0.249cm" svg:x="-10.143cm" svg:y="10.228cm" svg:viewBox="0 0 251 250" draw:points="0,0 0,250 251,126">
          <text:p/>
        </draw:polygon>
        <draw:polygon draw:style-name="gr15" draw:text-style-name="P9" draw:layer="layout" svg:width="0.251cm" svg:height="0.249cm" svg:x="-9.976cm" svg:y="10.228cm" svg:viewBox="0 0 252 250" draw:points="0,0 0,250 252,126">
          <text:p/>
        </draw:polygon>
        <draw:polygon draw:style-name="gr15" draw:text-style-name="P9" draw:layer="layout" svg:width="0.251cm" svg:height="0.249cm" svg:x="-9.808cm" svg:y="10.228cm" svg:viewBox="0 0 252 250" draw:points="0,0 0,250 252,126">
          <text:p/>
        </draw:polygon>
        <draw:polygon draw:style-name="gr15" draw:text-style-name="P9" draw:layer="layout" svg:width="0.249cm" svg:height="0.249cm" svg:x="-9.639cm" svg:y="10.228cm" svg:viewBox="0 0 250 250" draw:points="0,0 0,250 250,126">
          <text:p/>
        </draw:polygon>
        <draw:polygon draw:style-name="gr15" draw:text-style-name="P9" draw:layer="layout" svg:width="0.251cm" svg:height="0.249cm" svg:x="-9.473cm" svg:y="10.228cm" svg:viewBox="0 0 252 250" draw:points="0,0 0,250 252,126">
          <text:p/>
        </draw:polygon>
        <draw:polygon draw:style-name="gr15" draw:text-style-name="P9" draw:layer="layout" svg:width="0.249cm" svg:height="0.249cm" svg:x="-9.304cm" svg:y="10.228cm" svg:viewBox="0 0 250 250" draw:points="0,0 0,250 250,126">
          <text:p/>
        </draw:polygon>
        <draw:polygon draw:style-name="gr15" draw:text-style-name="P9" draw:layer="layout" svg:width="0.249cm" svg:height="0.249cm" svg:x="-9.136cm" svg:y="10.228cm" svg:viewBox="0 0 250 250" draw:points="0,0 0,250 250,126">
          <text:p/>
        </draw:polygon>
        <draw:polygon draw:style-name="gr15" draw:text-style-name="P9" draw:layer="layout" svg:width="0.25cm" svg:height="0.249cm" svg:x="-8.968cm" svg:y="10.228cm" svg:viewBox="0 0 251 250" draw:points="0,0 0,250 251,126">
          <text:p/>
        </draw:polygon>
        <draw:polygon draw:style-name="gr15" draw:text-style-name="P9" draw:layer="layout" svg:width="0.249cm" svg:height="0.249cm" svg:x="-8.801cm" svg:y="10.228cm" svg:viewBox="0 0 250 250" draw:points="0,0 0,250 250,126">
          <text:p/>
        </draw:polygon>
        <draw:polygon draw:style-name="gr15" draw:text-style-name="P9" draw:layer="layout" svg:width="0.251cm" svg:height="0.249cm" svg:x="-8.634cm" svg:y="10.228cm" svg:viewBox="0 0 252 250" draw:points="0,0 0,250 252,126">
          <text:p/>
        </draw:polygon>
        <draw:polygon draw:style-name="gr15" draw:text-style-name="P9" draw:layer="layout" svg:width="0.251cm" svg:height="0.249cm" svg:x="-8.466cm" svg:y="10.228cm" svg:viewBox="0 0 252 250" draw:points="0,0 0,250 252,126">
          <text:p/>
        </draw:polygon>
        <draw:polygon draw:style-name="gr15" draw:text-style-name="P9" draw:layer="layout" svg:width="0.25cm" svg:height="0.249cm" svg:x="-8.298cm" svg:y="10.228cm" svg:viewBox="0 0 251 250" draw:points="0,0 0,250 251,126">
          <text:p/>
        </draw:polygon>
        <draw:polygon draw:style-name="gr15" draw:text-style-name="P9" draw:layer="layout" svg:width="0.251cm" svg:height="0.249cm" svg:x="-8.131cm" svg:y="10.228cm" svg:viewBox="0 0 252 250" draw:points="0,0 0,250 252,126">
          <text:p/>
        </draw:polygon>
        <draw:polygon draw:style-name="gr15" draw:text-style-name="P9" draw:layer="layout" svg:width="0.249cm" svg:height="0.249cm" svg:x="-7.962cm" svg:y="10.228cm" svg:viewBox="0 0 250 250" draw:points="0,0 0,250 250,126">
          <text:p/>
        </draw:polygon>
        <draw:polygon draw:style-name="gr15" draw:text-style-name="P9" draw:layer="layout" svg:width="0.249cm" svg:height="0.249cm" svg:x="-7.794cm" svg:y="10.228cm" svg:viewBox="0 0 250 250" draw:points="0,0 0,250 250,126">
          <text:p/>
        </draw:polygon>
        <draw:polygon draw:style-name="gr15" draw:text-style-name="P9" draw:layer="layout" svg:width="0.25cm" svg:height="0.249cm" svg:x="-7.626cm" svg:y="10.228cm" svg:viewBox="0 0 251 250" draw:points="0,0 0,250 251,126">
          <text:p/>
        </draw:polygon>
        <draw:polygon draw:style-name="gr15" draw:text-style-name="P9" draw:layer="layout" svg:width="0.249cm" svg:height="0.249cm" svg:x="-7.459cm" svg:y="10.228cm" svg:viewBox="0 0 250 250" draw:points="0,0 0,250 250,126">
          <text:p/>
        </draw:polygon>
        <draw:polygon draw:style-name="gr15" draw:text-style-name="P9" draw:layer="layout" svg:width="0.25cm" svg:height="0.249cm" svg:x="-7.291cm" svg:y="10.228cm" svg:viewBox="0 0 251 250" draw:points="0,0 0,250 251,126">
          <text:p/>
        </draw:polygon>
        <draw:polygon draw:style-name="gr15" draw:text-style-name="P9" draw:layer="layout" svg:width="0.251cm" svg:height="0.249cm" svg:x="-7.124cm" svg:y="10.228cm" svg:viewBox="0 0 252 250" draw:points="0,0 0,250 252,126">
          <text:p/>
        </draw:polygon>
        <draw:polygon draw:style-name="gr15" draw:text-style-name="P9" draw:layer="layout" svg:width="0.25cm" svg:height="0.249cm" svg:x="-6.956cm" svg:y="10.228cm" svg:viewBox="0 0 251 250" draw:points="0,0 0,250 251,126">
          <text:p/>
        </draw:polygon>
        <draw:polygon draw:style-name="gr15" draw:text-style-name="P9" draw:layer="layout" svg:width="0.249cm" svg:height="0.249cm" svg:x="-6.787cm" svg:y="10.228cm" svg:viewBox="0 0 250 250" draw:points="0,0 0,250 250,126">
          <text:p/>
        </draw:polygon>
        <draw:polygon draw:style-name="gr15" draw:text-style-name="P9" draw:layer="layout" svg:width="0.25cm" svg:height="0.249cm" svg:x="-6.621cm" svg:y="10.228cm" svg:viewBox="0 0 251 250" draw:points="0,0 0,250 251,126">
          <text:p/>
        </draw:polygon>
        <draw:polygon draw:style-name="gr15" draw:text-style-name="P9" draw:layer="layout" svg:width="0.249cm" svg:height="0.249cm" svg:x="-6.452cm" svg:y="10.228cm" svg:viewBox="0 0 250 250" draw:points="0,0 0,250 250,126">
          <text:p/>
        </draw:polygon>
        <draw:polygon draw:style-name="gr15" draw:text-style-name="P9" draw:layer="layout" svg:width="0.249cm" svg:height="0.249cm" svg:x="-6.284cm" svg:y="10.228cm" svg:viewBox="0 0 250 250" draw:points="0,0 0,250 250,126">
          <text:p/>
        </draw:polygon>
        <draw:polygon draw:style-name="gr15" draw:text-style-name="P9" draw:layer="layout" svg:width="0.251cm" svg:height="0.249cm" svg:x="-6.117cm" svg:y="10.228cm" svg:viewBox="0 0 252 250" draw:points="0,0 0,250 252,126">
          <text:p/>
        </draw:polygon>
        <draw:polygon draw:style-name="gr15" draw:text-style-name="P9" draw:layer="layout" svg:width="0.25cm" svg:height="0.249cm" svg:x="-5.949cm" svg:y="10.228cm" svg:viewBox="0 0 251 250" draw:points="0,0 0,250 251,126">
          <text:p/>
        </draw:polygon>
        <draw:polygon draw:style-name="gr15" draw:text-style-name="P9" draw:layer="layout" svg:width="0.249cm" svg:height="0.249cm" svg:x="-5.782cm" svg:y="10.228cm" svg:viewBox="0 0 250 250" draw:points="0,0 0,250 250,126">
          <text:p/>
        </draw:polygon>
        <draw:polygon draw:style-name="gr15" draw:text-style-name="P9" draw:layer="layout" svg:width="0.25cm" svg:height="0.249cm" svg:x="-5.614cm" svg:y="10.228cm" svg:viewBox="0 0 251 250" draw:points="0,0 0,250 251,126">
          <text:p/>
        </draw:polygon>
        <draw:polygon draw:style-name="gr15" draw:text-style-name="P9" draw:layer="layout" svg:width="0.251cm" svg:height="0.249cm" svg:x="-5.447cm" svg:y="10.228cm" svg:viewBox="0 0 252 250" draw:points="0,0 0,250 252,126">
          <text:p/>
        </draw:polygon>
        <draw:polygon draw:style-name="gr15" draw:text-style-name="P9" draw:layer="layout" svg:width="0.251cm" svg:height="0.249cm" svg:x="-5.28cm" svg:y="10.228cm" svg:viewBox="0 0 252 250" draw:points="0,0 0,250 252,126">
          <text:p/>
        </draw:polygon>
        <draw:polygon draw:style-name="gr15" draw:text-style-name="P9" draw:layer="layout" svg:width="0.251cm" svg:height="0.249cm" svg:x="-5.112cm" svg:y="10.228cm" svg:viewBox="0 0 252 250" draw:points="0,0 0,250 252,126">
          <text:p/>
        </draw:polygon>
        <draw:polygon draw:style-name="gr15" draw:text-style-name="P9" draw:layer="layout" svg:width="0.25cm" svg:height="0.249cm" svg:x="-4.944cm" svg:y="10.228cm" svg:viewBox="0 0 251 250" draw:points="0,0 0,250 251,126">
          <text:p/>
        </draw:polygon>
        <draw:polygon draw:style-name="gr15" draw:text-style-name="P9" draw:layer="layout" svg:width="0.249cm" svg:height="0.249cm" svg:x="-4.775cm" svg:y="10.228cm" svg:viewBox="0 0 250 250" draw:points="0,0 0,250 250,126">
          <text:p/>
        </draw:polygon>
        <draw:polygon draw:style-name="gr15" draw:text-style-name="P9" draw:layer="layout" svg:width="0.249cm" svg:height="0.249cm" svg:x="-4.608cm" svg:y="10.228cm" svg:viewBox="0 0 250 250" draw:points="0,0 0,250 250,126">
          <text:p/>
        </draw:polygon>
        <draw:polygon draw:style-name="gr15" draw:text-style-name="P9" draw:layer="layout" svg:width="0.249cm" svg:height="0.249cm" svg:x="-4.44cm" svg:y="10.228cm" svg:viewBox="0 0 250 250" draw:points="0,0 0,250 250,126">
          <text:p/>
        </draw:polygon>
        <draw:polygon draw:style-name="gr15" draw:text-style-name="P9" draw:layer="layout" svg:width="0.25cm" svg:height="0.249cm" svg:x="-4.272cm" svg:y="10.228cm" svg:viewBox="0 0 251 250" draw:points="0,0 0,250 251,126">
          <text:p/>
        </draw:polygon>
        <draw:polygon draw:style-name="gr15" draw:text-style-name="P9" draw:layer="layout" svg:width="0.251cm" svg:height="0.249cm" svg:x="-4.105cm" svg:y="10.228cm" svg:viewBox="0 0 252 250" draw:points="0,0 0,250 252,126">
          <text:p/>
        </draw:polygon>
        <draw:polygon draw:style-name="gr15" draw:text-style-name="P9" draw:layer="layout" svg:width="0.25cm" svg:height="0.249cm" svg:x="-3.937cm" svg:y="10.228cm" svg:viewBox="0 0 251 250" draw:points="0,0 0,250 251,126">
          <text:p/>
        </draw:polygon>
        <draw:polygon draw:style-name="gr15" draw:text-style-name="P9" draw:layer="layout" svg:width="0.251cm" svg:height="0.249cm" svg:x="-3.77cm" svg:y="10.228cm" svg:viewBox="0 0 252 250" draw:points="0,0 0,250 252,126">
          <text:p/>
        </draw:polygon>
        <draw:polygon draw:style-name="gr15" draw:text-style-name="P9" draw:layer="layout" svg:width="0.25cm" svg:height="0.249cm" svg:x="-3.602cm" svg:y="10.228cm" svg:viewBox="0 0 251 250" draw:points="0,0 0,250 251,126">
          <text:p/>
        </draw:polygon>
        <draw:polygon draw:style-name="gr15" draw:text-style-name="P9" draw:layer="layout" svg:width="0.249cm" svg:height="0.249cm" svg:x="-3.433cm" svg:y="10.228cm" svg:viewBox="0 0 250 250" draw:points="0,0 0,250 250,126">
          <text:p/>
        </draw:polygon>
        <draw:polygon draw:style-name="gr15" draw:text-style-name="P9" draw:layer="layout" svg:width="0.25cm" svg:height="0.249cm" svg:x="-3.267cm" svg:y="10.228cm" svg:viewBox="0 0 251 250" draw:points="0,0 0,250 251,126">
          <text:p/>
        </draw:polygon>
        <draw:polygon draw:style-name="gr15" draw:text-style-name="P9" draw:layer="layout" svg:width="0.249cm" svg:height="0.249cm" svg:x="-3.098cm" svg:y="10.228cm" svg:viewBox="0 0 250 250" draw:points="0,0 0,250 250,126">
          <text:p/>
        </draw:polygon>
        <draw:polygon draw:style-name="gr15" draw:text-style-name="P9" draw:layer="layout" svg:width="0.249cm" svg:height="0.249cm" svg:x="-2.93cm" svg:y="10.228cm" svg:viewBox="0 0 250 250" draw:points="0,0 0,250 250,126">
          <text:p/>
        </draw:polygon>
        <draw:polyline draw:style-name="gr12" draw:text-style-name="P4" draw:layer="layout" svg:width="8.386cm" svg:height="0cm" svg:x="-11.193cm" svg:y="10.348cm" svg:viewBox="0 0 8387 0" draw:points="0,0 169,0 337,0 504,0 672,0 839,0 1007,0 1174,0 1342,0 1511,0 1679,0 1846,0 2014,0 2181,0 2349,0 2516,0 2684,0 2853,0 3021,0 3188,0 3356,0 3523,0 3691,0 3858,0 4026,0 4194,0 4363,0 4531,0 4698,0 4866,0 5033,0 5201,0 5368,0 5535,0 5703,0 5872,0 6038,0 6207,0 6375,0 6543,0 6710,0 6877,0 7045,0 7213,0 7380,0 7549,0 7717,0 7885,0 8052,0 8220,0 8387,0">
          <text:p/>
        </draw:polyline>
        <draw:polygon draw:style-name="gr13" draw:text-style-name="P8" draw:layer="layout" svg:width="0.251cm" svg:height="0.251cm" svg:x="-11.318cm" svg:y="10.223cm" svg:viewBox="0 0 252 252" draw:points="0,252 252,252 125,0">
          <text:p/>
        </draw:polygon>
        <draw:polygon draw:style-name="gr13" draw:text-style-name="P8" draw:layer="layout" svg:width="0.251cm" svg:height="0.251cm" svg:x="-11.15cm" svg:y="10.223cm" svg:viewBox="0 0 252 252" draw:points="0,252 252,252 127,0">
          <text:p/>
        </draw:polygon>
        <draw:polygon draw:style-name="gr13" draw:text-style-name="P8" draw:layer="layout" svg:width="0.249cm" svg:height="0.251cm" svg:x="-10.981cm" svg:y="10.223cm" svg:viewBox="0 0 250 252" draw:points="0,252 250,252 125,0">
          <text:p/>
        </draw:polygon>
        <draw:polygon draw:style-name="gr13" draw:text-style-name="P8" draw:layer="layout" svg:width="0.25cm" svg:height="0.251cm" svg:x="-10.815cm" svg:y="10.223cm" svg:viewBox="0 0 251 252" draw:points="0,252 251,252 126,0">
          <text:p/>
        </draw:polygon>
        <draw:polygon draw:style-name="gr13" draw:text-style-name="P8" draw:layer="layout" svg:width="0.249cm" svg:height="0.251cm" svg:x="-10.646cm" svg:y="10.223cm" svg:viewBox="0 0 250 252" draw:points="0,252 250,252 126,0">
          <text:p/>
        </draw:polygon>
        <draw:polygon draw:style-name="gr13" draw:text-style-name="P8" draw:layer="layout" svg:width="0.249cm" svg:height="0.251cm" svg:x="-10.478cm" svg:y="10.223cm" svg:viewBox="0 0 250 252" draw:points="0,252 250,252 124,0">
          <text:p/>
        </draw:polygon>
        <draw:polygon draw:style-name="gr13" draw:text-style-name="P8" draw:layer="layout" svg:width="0.251cm" svg:height="0.251cm" svg:x="-10.311cm" svg:y="10.223cm" svg:viewBox="0 0 252 252" draw:points="0,252 252,252 125,0">
          <text:p/>
        </draw:polygon>
        <draw:polygon draw:style-name="gr13" draw:text-style-name="P8" draw:layer="layout" svg:width="0.25cm" svg:height="0.251cm" svg:x="-10.143cm" svg:y="10.223cm" svg:viewBox="0 0 251 252" draw:points="0,252 251,252 125,0">
          <text:p/>
        </draw:polygon>
        <draw:polygon draw:style-name="gr13" draw:text-style-name="P8" draw:layer="layout" svg:width="0.251cm" svg:height="0.251cm" svg:x="-9.976cm" svg:y="10.223cm" svg:viewBox="0 0 252 252" draw:points="0,252 252,252 126,0">
          <text:p/>
        </draw:polygon>
        <draw:polygon draw:style-name="gr13" draw:text-style-name="P8" draw:layer="layout" svg:width="0.251cm" svg:height="0.251cm" svg:x="-9.808cm" svg:y="10.223cm" svg:viewBox="0 0 252 252" draw:points="0,252 252,252 126,0">
          <text:p/>
        </draw:polygon>
        <draw:polygon draw:style-name="gr13" draw:text-style-name="P8" draw:layer="layout" svg:width="0.249cm" svg:height="0.251cm" svg:x="-9.639cm" svg:y="10.223cm" svg:viewBox="0 0 250 252" draw:points="0,252 250,252 126,0">
          <text:p/>
        </draw:polygon>
        <draw:polygon draw:style-name="gr13" draw:text-style-name="P8" draw:layer="layout" svg:width="0.251cm" svg:height="0.251cm" svg:x="-9.473cm" svg:y="10.223cm" svg:viewBox="0 0 252 252" draw:points="0,252 252,252 127,0">
          <text:p/>
        </draw:polygon>
        <draw:polygon draw:style-name="gr13" draw:text-style-name="P8" draw:layer="layout" svg:width="0.249cm" svg:height="0.251cm" svg:x="-9.304cm" svg:y="10.223cm" svg:viewBox="0 0 250 252" draw:points="0,252 250,252 125,0">
          <text:p/>
        </draw:polygon>
        <draw:polygon draw:style-name="gr13" draw:text-style-name="P8" draw:layer="layout" svg:width="0.249cm" svg:height="0.251cm" svg:x="-9.136cm" svg:y="10.223cm" svg:viewBox="0 0 250 252" draw:points="0,252 250,252 125,0">
          <text:p/>
        </draw:polygon>
        <draw:polygon draw:style-name="gr13" draw:text-style-name="P8" draw:layer="layout" svg:width="0.25cm" svg:height="0.251cm" svg:x="-8.968cm" svg:y="10.223cm" svg:viewBox="0 0 251 252" draw:points="0,252 251,252 125,0">
          <text:p/>
        </draw:polygon>
        <draw:polygon draw:style-name="gr13" draw:text-style-name="P8" draw:layer="layout" svg:width="0.249cm" svg:height="0.251cm" svg:x="-8.801cm" svg:y="10.223cm" svg:viewBox="0 0 250 252" draw:points="0,252 250,252 124,0">
          <text:p/>
        </draw:polygon>
        <draw:polygon draw:style-name="gr13" draw:text-style-name="P8" draw:layer="layout" svg:width="0.251cm" svg:height="0.251cm" svg:x="-8.634cm" svg:y="10.223cm" svg:viewBox="0 0 252 252" draw:points="0,252 252,252 126,0">
          <text:p/>
        </draw:polygon>
        <draw:polygon draw:style-name="gr13" draw:text-style-name="P8" draw:layer="layout" svg:width="0.251cm" svg:height="0.251cm" svg:x="-8.466cm" svg:y="10.223cm" svg:viewBox="0 0 252 252" draw:points="0,252 252,252 127,0">
          <text:p/>
        </draw:polygon>
        <draw:polygon draw:style-name="gr13" draw:text-style-name="P8" draw:layer="layout" svg:width="0.25cm" svg:height="0.251cm" svg:x="-8.298cm" svg:y="10.223cm" svg:viewBox="0 0 251 252" draw:points="0,252 251,252 126,0">
          <text:p/>
        </draw:polygon>
        <draw:polygon draw:style-name="gr13" draw:text-style-name="P8" draw:layer="layout" svg:width="0.251cm" svg:height="0.251cm" svg:x="-8.131cm" svg:y="10.223cm" svg:viewBox="0 0 252 252" draw:points="0,252 252,252 127,0">
          <text:p/>
        </draw:polygon>
        <draw:polygon draw:style-name="gr13" draw:text-style-name="P8" draw:layer="layout" svg:width="0.249cm" svg:height="0.251cm" svg:x="-7.962cm" svg:y="10.223cm" svg:viewBox="0 0 250 252" draw:points="0,252 250,252 126,0">
          <text:p/>
        </draw:polygon>
        <draw:polygon draw:style-name="gr13" draw:text-style-name="P8" draw:layer="layout" svg:width="0.249cm" svg:height="0.251cm" svg:x="-7.794cm" svg:y="10.223cm" svg:viewBox="0 0 250 252" draw:points="0,252 250,252 124,0">
          <text:p/>
        </draw:polygon>
        <draw:polygon draw:style-name="gr13" draw:text-style-name="P8" draw:layer="layout" svg:width="0.25cm" svg:height="0.251cm" svg:x="-7.626cm" svg:y="10.223cm" svg:viewBox="0 0 251 252" draw:points="0,252 251,252 125,0">
          <text:p/>
        </draw:polygon>
        <draw:polygon draw:style-name="gr13" draw:text-style-name="P8" draw:layer="layout" svg:width="0.249cm" svg:height="0.251cm" svg:x="-7.459cm" svg:y="10.223cm" svg:viewBox="0 0 250 252" draw:points="0,252 250,252 125,0">
          <text:p/>
        </draw:polygon>
        <draw:polygon draw:style-name="gr13" draw:text-style-name="P8" draw:layer="layout" svg:width="0.25cm" svg:height="0.251cm" svg:x="-7.291cm" svg:y="10.223cm" svg:viewBox="0 0 251 252" draw:points="0,252 251,252 124,0">
          <text:p/>
        </draw:polygon>
        <draw:polygon draw:style-name="gr13" draw:text-style-name="P8" draw:layer="layout" svg:width="0.251cm" svg:height="0.251cm" svg:x="-7.124cm" svg:y="10.223cm" svg:viewBox="0 0 252 252" draw:points="0,252 252,252 125,0">
          <text:p/>
        </draw:polygon>
        <draw:polygon draw:style-name="gr13" draw:text-style-name="P8" draw:layer="layout" svg:width="0.25cm" svg:height="0.251cm" svg:x="-6.956cm" svg:y="10.223cm" svg:viewBox="0 0 251 252" draw:points="0,252 251,252 127,0">
          <text:p/>
        </draw:polygon>
        <draw:polygon draw:style-name="gr13" draw:text-style-name="P8" draw:layer="layout" svg:width="0.249cm" svg:height="0.251cm" svg:x="-6.787cm" svg:y="10.223cm" svg:viewBox="0 0 250 252" draw:points="0,252 250,252 125,0">
          <text:p/>
        </draw:polygon>
        <draw:polygon draw:style-name="gr13" draw:text-style-name="P8" draw:layer="layout" svg:width="0.25cm" svg:height="0.251cm" svg:x="-6.621cm" svg:y="10.223cm" svg:viewBox="0 0 251 252" draw:points="0,252 251,252 126,0">
          <text:p/>
        </draw:polygon>
        <draw:polygon draw:style-name="gr13" draw:text-style-name="P8" draw:layer="layout" svg:width="0.249cm" svg:height="0.251cm" svg:x="-6.452cm" svg:y="10.223cm" svg:viewBox="0 0 250 252" draw:points="0,252 250,252 126,0">
          <text:p/>
        </draw:polygon>
        <draw:polygon draw:style-name="gr13" draw:text-style-name="P8" draw:layer="layout" svg:width="0.249cm" svg:height="0.251cm" svg:x="-6.284cm" svg:y="10.223cm" svg:viewBox="0 0 250 252" draw:points="0,252 250,252 124,0">
          <text:p/>
        </draw:polygon>
        <draw:polygon draw:style-name="gr13" draw:text-style-name="P8" draw:layer="layout" svg:width="0.251cm" svg:height="0.251cm" svg:x="-6.117cm" svg:y="10.223cm" svg:viewBox="0 0 252 252" draw:points="0,252 252,252 125,0">
          <text:p/>
        </draw:polygon>
        <draw:polygon draw:style-name="gr13" draw:text-style-name="P8" draw:layer="layout" svg:width="0.25cm" svg:height="0.251cm" svg:x="-5.949cm" svg:y="10.223cm" svg:viewBox="0 0 251 252" draw:points="0,252 251,252 125,0">
          <text:p/>
        </draw:polygon>
        <draw:polygon draw:style-name="gr13" draw:text-style-name="P8" draw:layer="layout" svg:width="0.249cm" svg:height="0.251cm" svg:x="-5.782cm" svg:y="10.223cm" svg:viewBox="0 0 250 252" draw:points="0,252 250,252 124,0">
          <text:p/>
        </draw:polygon>
        <draw:polygon draw:style-name="gr13" draw:text-style-name="P8" draw:layer="layout" svg:width="0.25cm" svg:height="0.251cm" svg:x="-5.614cm" svg:y="10.223cm" svg:viewBox="0 0 251 252" draw:points="0,252 251,252 124,0">
          <text:p/>
        </draw:polygon>
        <draw:polygon draw:style-name="gr13" draw:text-style-name="P8" draw:layer="layout" svg:width="0.251cm" svg:height="0.251cm" svg:x="-5.447cm" svg:y="10.223cm" svg:viewBox="0 0 252 252" draw:points="0,252 252,252 127,0">
          <text:p/>
        </draw:polygon>
        <draw:polygon draw:style-name="gr13" draw:text-style-name="P8" draw:layer="layout" svg:width="0.251cm" svg:height="0.251cm" svg:x="-5.28cm" svg:y="10.223cm" svg:viewBox="0 0 252 252" draw:points="0,252 252,252 125,0">
          <text:p/>
        </draw:polygon>
        <draw:polygon draw:style-name="gr13" draw:text-style-name="P8" draw:layer="layout" svg:width="0.251cm" svg:height="0.251cm" svg:x="-5.112cm" svg:y="10.223cm" svg:viewBox="0 0 252 252" draw:points="0,252 252,252 126,0">
          <text:p/>
        </draw:polygon>
        <draw:polygon draw:style-name="gr13" draw:text-style-name="P8" draw:layer="layout" svg:width="0.25cm" svg:height="0.251cm" svg:x="-4.944cm" svg:y="10.223cm" svg:viewBox="0 0 251 252" draw:points="0,252 251,252 127,0">
          <text:p/>
        </draw:polygon>
        <draw:polygon draw:style-name="gr13" draw:text-style-name="P8" draw:layer="layout" svg:width="0.249cm" svg:height="0.251cm" svg:x="-4.775cm" svg:y="10.223cm" svg:viewBox="0 0 250 252" draw:points="0,252 250,252 125,0">
          <text:p/>
        </draw:polygon>
        <draw:polygon draw:style-name="gr13" draw:text-style-name="P8" draw:layer="layout" svg:width="0.249cm" svg:height="0.251cm" svg:x="-4.608cm" svg:y="10.223cm" svg:viewBox="0 0 250 252" draw:points="0,252 250,252 126,0">
          <text:p/>
        </draw:polygon>
        <draw:polygon draw:style-name="gr13" draw:text-style-name="P8" draw:layer="layout" svg:width="0.249cm" svg:height="0.251cm" svg:x="-4.44cm" svg:y="10.223cm" svg:viewBox="0 0 250 252" draw:points="0,252 250,252 125,0">
          <text:p/>
        </draw:polygon>
        <draw:polygon draw:style-name="gr13" draw:text-style-name="P8" draw:layer="layout" svg:width="0.25cm" svg:height="0.251cm" svg:x="-4.272cm" svg:y="10.223cm" svg:viewBox="0 0 251 252" draw:points="0,252 251,252 124,0">
          <text:p/>
        </draw:polygon>
        <draw:polygon draw:style-name="gr13" draw:text-style-name="P8" draw:layer="layout" svg:width="0.251cm" svg:height="0.251cm" svg:x="-4.105cm" svg:y="10.223cm" svg:viewBox="0 0 252 252" draw:points="0,252 252,252 125,0">
          <text:p/>
        </draw:polygon>
        <draw:polygon draw:style-name="gr13" draw:text-style-name="P8" draw:layer="layout" svg:width="0.25cm" svg:height="0.251cm" svg:x="-3.937cm" svg:y="10.223cm" svg:viewBox="0 0 251 252" draw:points="0,252 251,252 125,0">
          <text:p/>
        </draw:polygon>
        <draw:polygon draw:style-name="gr13" draw:text-style-name="P8" draw:layer="layout" svg:width="0.251cm" svg:height="0.251cm" svg:x="-3.77cm" svg:y="10.223cm" svg:viewBox="0 0 252 252" draw:points="0,252 252,252 126,0">
          <text:p/>
        </draw:polygon>
        <draw:polygon draw:style-name="gr13" draw:text-style-name="P8" draw:layer="layout" svg:width="0.25cm" svg:height="0.251cm" svg:x="-3.602cm" svg:y="10.223cm" svg:viewBox="0 0 251 252" draw:points="0,252 251,252 126,0">
          <text:p/>
        </draw:polygon>
        <draw:polygon draw:style-name="gr13" draw:text-style-name="P8" draw:layer="layout" svg:width="0.249cm" svg:height="0.251cm" svg:x="-3.433cm" svg:y="10.223cm" svg:viewBox="0 0 250 252" draw:points="0,252 250,252 126,0">
          <text:p/>
        </draw:polygon>
        <draw:polygon draw:style-name="gr13" draw:text-style-name="P8" draw:layer="layout" svg:width="0.25cm" svg:height="0.251cm" svg:x="-3.267cm" svg:y="10.223cm" svg:viewBox="0 0 251 252" draw:points="0,252 251,252 126,0">
          <text:p/>
        </draw:polygon>
        <draw:polygon draw:style-name="gr13" draw:text-style-name="P8" draw:layer="layout" svg:width="0.249cm" svg:height="0.251cm" svg:x="-3.098cm" svg:y="10.223cm" svg:viewBox="0 0 250 252" draw:points="0,252 250,252 125,0">
          <text:p/>
        </draw:polygon>
        <draw:polygon draw:style-name="gr13" draw:text-style-name="P8" draw:layer="layout" svg:width="0.249cm" svg:height="0.251cm" svg:x="-2.93cm" svg:y="10.223cm" svg:viewBox="0 0 250 252" draw:points="0,252 250,252 125,0">
          <text:p/>
        </draw:polygon>
        <draw:polyline draw:style-name="gr10" draw:text-style-name="P4" draw:layer="layout" svg:width="8.387cm" svg:height="0.01cm" svg:x="-11.193cm" svg:y="10.524cm" svg:viewBox="0 0 8388 11" draw:points="0,11 169,9 337,9 504,9 672,9 839,9 1007,9 1174,9 1342,9 1511,9 1679,9 1846,9 2014,8 2181,8 2349,8 2516,8 2684,8 2853,8 3021,6 3188,6 3356,6 3523,6 3691,6 3858,6 4026,6 4194,6 4363,6 4531,6 4698,6 4866,4 5033,4 5201,4 5368,4 5535,4 5703,4 5872,3 6038,3 6207,3 6375,3 6543,3 6710,3 6877,3 7046,3 7214,3 7381,3 7550,3 7718,0 7886,0 8053,0 8221,0 8388,0">
          <text:p/>
        </draw:polyline>
        <draw:polygon draw:style-name="gr11" draw:text-style-name="P7" draw:layer="layout" svg:width="0.251cm" svg:height="0.049cm" svg:x="-11.318cm" svg:y="10.509cm" svg:viewBox="0 0 252 50" draw:points="0,0 252,0 252,50 0,50">
          <text:p/>
        </draw:polygon>
        <draw:polygon draw:style-name="gr11" draw:text-style-name="P7" draw:layer="layout" svg:width="0.251cm" svg:height="0.05cm" svg:x="-11.15cm" svg:y="10.508cm" svg:viewBox="0 0 252 51" draw:points="0,0 252,0 252,51 0,51">
          <text:p/>
        </draw:polygon>
        <draw:polygon draw:style-name="gr11" draw:text-style-name="P7" draw:layer="layout" svg:width="0.249cm" svg:height="0.05cm" svg:x="-10.981cm" svg:y="10.508cm" svg:viewBox="0 0 250 51" draw:points="0,0 250,0 250,51 0,51">
          <text:p/>
        </draw:polygon>
        <draw:polygon draw:style-name="gr11" draw:text-style-name="P7" draw:layer="layout" svg:width="0.25cm" svg:height="0.05cm" svg:x="-10.815cm" svg:y="10.508cm" svg:viewBox="0 0 251 51" draw:points="0,0 251,0 251,51 0,51">
          <text:p/>
        </draw:polygon>
        <draw:polygon draw:style-name="gr11" draw:text-style-name="P7" draw:layer="layout" svg:width="0.249cm" svg:height="0.05cm" svg:x="-10.646cm" svg:y="10.508cm" svg:viewBox="0 0 250 51" draw:points="0,0 250,0 250,51 0,51">
          <text:p/>
        </draw:polygon>
        <draw:polygon draw:style-name="gr11" draw:text-style-name="P7" draw:layer="layout" svg:width="0.249cm" svg:height="0.05cm" svg:x="-10.478cm" svg:y="10.508cm" svg:viewBox="0 0 250 51" draw:points="0,0 250,0 250,51 0,51">
          <text:p/>
        </draw:polygon>
        <draw:polygon draw:style-name="gr11" draw:text-style-name="P7" draw:layer="layout" svg:width="0.251cm" svg:height="0.05cm" svg:x="-10.311cm" svg:y="10.508cm" svg:viewBox="0 0 252 51" draw:points="0,0 252,0 252,51 0,51">
          <text:p/>
        </draw:polygon>
        <draw:polygon draw:style-name="gr11" draw:text-style-name="P7" draw:layer="layout" svg:width="0.25cm" svg:height="0.051cm" svg:x="-10.143cm" svg:y="10.506cm" svg:viewBox="0 0 251 52" draw:points="0,0 251,0 251,52 0,52">
          <text:p/>
        </draw:polygon>
        <draw:polygon draw:style-name="gr11" draw:text-style-name="P7" draw:layer="layout" svg:width="0.251cm" svg:height="0.051cm" svg:x="-9.976cm" svg:y="10.506cm" svg:viewBox="0 0 252 52" draw:points="0,0 252,0 252,52 0,52">
          <text:p/>
        </draw:polygon>
        <draw:polygon draw:style-name="gr11" draw:text-style-name="P7" draw:layer="layout" svg:width="0.251cm" svg:height="0.051cm" svg:x="-9.808cm" svg:y="10.506cm" svg:viewBox="0 0 252 52" draw:points="0,0 252,0 252,52 0,52">
          <text:p/>
        </draw:polygon>
        <draw:polygon draw:style-name="gr11" draw:text-style-name="P7" draw:layer="layout" svg:width="0.249cm" svg:height="0.051cm" svg:x="-9.639cm" svg:y="10.506cm" svg:viewBox="0 0 250 52" draw:points="0,0 250,0 250,52 0,52">
          <text:p/>
        </draw:polygon>
        <draw:polygon draw:style-name="gr11" draw:text-style-name="P7" draw:layer="layout" svg:width="0.251cm" svg:height="0.051cm" svg:x="-9.473cm" svg:y="10.506cm" svg:viewBox="0 0 252 52" draw:points="0,0 252,0 252,52 0,52">
          <text:p/>
        </draw:polygon>
        <draw:polygon draw:style-name="gr11" draw:text-style-name="P7" draw:layer="layout" svg:width="0.249cm" svg:height="0.049cm" svg:x="-9.304cm" svg:y="10.506cm" svg:viewBox="0 0 250 50" draw:points="0,0 250,0 250,50 0,50">
          <text:p/>
        </draw:polygon>
        <draw:polygon draw:style-name="gr11" draw:text-style-name="P7" draw:layer="layout" svg:width="0.249cm" svg:height="0.049cm" svg:x="-9.136cm" svg:y="10.506cm" svg:viewBox="0 0 250 50" draw:points="0,0 250,0 250,50 0,50">
          <text:p/>
        </draw:polygon>
        <draw:polygon draw:style-name="gr11" draw:text-style-name="P7" draw:layer="layout" svg:width="0.25cm" svg:height="0.049cm" svg:x="-8.968cm" svg:y="10.506cm" svg:viewBox="0 0 251 50" draw:points="0,0 251,0 251,50 0,50">
          <text:p/>
        </draw:polygon>
        <draw:polygon draw:style-name="gr11" draw:text-style-name="P7" draw:layer="layout" svg:width="0.249cm" svg:height="0.049cm" svg:x="-8.801cm" svg:y="10.506cm" svg:viewBox="0 0 250 50" draw:points="0,0 250,0 250,50 0,50">
          <text:p/>
        </draw:polygon>
        <draw:polygon draw:style-name="gr11" draw:text-style-name="P7" draw:layer="layout" svg:width="0.251cm" svg:height="0.049cm" svg:x="-8.634cm" svg:y="10.506cm" svg:viewBox="0 0 252 50" draw:points="0,0 252,0 252,50 0,50">
          <text:p/>
        </draw:polygon>
        <draw:polygon draw:style-name="gr11" draw:text-style-name="P7" draw:layer="layout" svg:width="0.251cm" svg:height="0.049cm" svg:x="-8.466cm" svg:y="10.506cm" svg:viewBox="0 0 252 50" draw:points="0,0 252,0 252,50 0,50">
          <text:p/>
        </draw:polygon>
        <draw:polygon draw:style-name="gr11" draw:text-style-name="P7" draw:layer="layout" svg:width="0.25cm" svg:height="0.05cm" svg:x="-8.298cm" svg:y="10.505cm" svg:viewBox="0 0 251 51" draw:points="0,0 251,0 251,51 0,51">
          <text:p/>
        </draw:polygon>
        <draw:polygon draw:style-name="gr11" draw:text-style-name="P7" draw:layer="layout" svg:width="0.251cm" svg:height="0.05cm" svg:x="-8.131cm" svg:y="10.505cm" svg:viewBox="0 0 252 51" draw:points="0,0 252,0 252,51 0,51">
          <text:p/>
        </draw:polygon>
        <draw:polygon draw:style-name="gr11" draw:text-style-name="P7" draw:layer="layout" svg:width="0.249cm" svg:height="0.05cm" svg:x="-7.962cm" svg:y="10.505cm" svg:viewBox="0 0 250 51" draw:points="0,0 250,0 250,51 0,51">
          <text:p/>
        </draw:polygon>
        <draw:polygon draw:style-name="gr11" draw:text-style-name="P7" draw:layer="layout" svg:width="0.249cm" svg:height="0.05cm" svg:x="-7.794cm" svg:y="10.505cm" svg:viewBox="0 0 250 51" draw:points="0,0 250,0 250,51 0,51">
          <text:p/>
        </draw:polygon>
        <draw:polygon draw:style-name="gr11" draw:text-style-name="P7" draw:layer="layout" svg:width="0.25cm" svg:height="0.05cm" svg:x="-7.626cm" svg:y="10.505cm" svg:viewBox="0 0 251 51" draw:points="0,0 251,0 251,51 0,51">
          <text:p/>
        </draw:polygon>
        <draw:polygon draw:style-name="gr11" draw:text-style-name="P7" draw:layer="layout" svg:width="0.249cm" svg:height="0.05cm" svg:x="-7.459cm" svg:y="10.505cm" svg:viewBox="0 0 250 51" draw:points="0,0 250,0 250,51 0,51">
          <text:p/>
        </draw:polygon>
        <draw:polygon draw:style-name="gr11" draw:text-style-name="P7" draw:layer="layout" svg:width="0.25cm" svg:height="0.051cm" svg:x="-7.291cm" svg:y="10.503cm" svg:viewBox="0 0 251 52" draw:points="0,0 251,0 251,52 0,52">
          <text:p/>
        </draw:polygon>
        <draw:polygon draw:style-name="gr11" draw:text-style-name="P7" draw:layer="layout" svg:width="0.251cm" svg:height="0.051cm" svg:x="-7.124cm" svg:y="10.503cm" svg:viewBox="0 0 252 52" draw:points="0,0 252,0 252,52 0,52">
          <text:p/>
        </draw:polygon>
        <draw:polygon draw:style-name="gr11" draw:text-style-name="P7" draw:layer="layout" svg:width="0.25cm" svg:height="0.051cm" svg:x="-6.956cm" svg:y="10.503cm" svg:viewBox="0 0 251 52" draw:points="0,0 251,0 251,52 0,52">
          <text:p/>
        </draw:polygon>
        <draw:polygon draw:style-name="gr11" draw:text-style-name="P7" draw:layer="layout" svg:width="0.249cm" svg:height="0.051cm" svg:x="-6.787cm" svg:y="10.503cm" svg:viewBox="0 0 250 52" draw:points="0,0 250,0 250,52 0,52">
          <text:p/>
        </draw:polygon>
        <draw:polygon draw:style-name="gr11" draw:text-style-name="P7" draw:layer="layout" svg:width="0.25cm" svg:height="0.051cm" svg:x="-6.621cm" svg:y="10.503cm" svg:viewBox="0 0 251 52" draw:points="0,0 251,0 251,52 0,52">
          <text:p/>
        </draw:polygon>
        <draw:polygon draw:style-name="gr11" draw:text-style-name="P7" draw:layer="layout" svg:width="0.249cm" svg:height="0.049cm" svg:x="-6.452cm" svg:y="10.503cm" svg:viewBox="0 0 250 50" draw:points="0,0 250,0 250,50 0,50">
          <text:p/>
        </draw:polygon>
        <draw:polygon draw:style-name="gr11" draw:text-style-name="P7" draw:layer="layout" svg:width="0.249cm" svg:height="0.049cm" svg:x="-6.284cm" svg:y="10.503cm" svg:viewBox="0 0 250 50" draw:points="0,0 250,0 250,50 0,50">
          <text:p/>
        </draw:polygon>
        <draw:polygon draw:style-name="gr11" draw:text-style-name="P7" draw:layer="layout" svg:width="0.251cm" svg:height="0.049cm" svg:x="-6.117cm" svg:y="10.503cm" svg:viewBox="0 0 252 50" draw:points="0,0 252,0 252,50 0,50">
          <text:p/>
        </draw:polygon>
        <draw:polygon draw:style-name="gr11" draw:text-style-name="P7" draw:layer="layout" svg:width="0.25cm" svg:height="0.049cm" svg:x="-5.949cm" svg:y="10.503cm" svg:viewBox="0 0 251 50" draw:points="0,0 251,0 251,50 0,50">
          <text:p/>
        </draw:polygon>
        <draw:polygon draw:style-name="gr11" draw:text-style-name="P7" draw:layer="layout" svg:width="0.249cm" svg:height="0.049cm" svg:x="-5.782cm" svg:y="10.503cm" svg:viewBox="0 0 250 50" draw:points="0,0 250,0 250,50 0,50">
          <text:p/>
        </draw:polygon>
        <draw:polygon draw:style-name="gr11" draw:text-style-name="P7" draw:layer="layout" svg:width="0.25cm" svg:height="0.049cm" svg:x="-5.614cm" svg:y="10.503cm" svg:viewBox="0 0 251 50" draw:points="0,0 251,0 251,50 0,50">
          <text:p/>
        </draw:polygon>
        <draw:polygon draw:style-name="gr11" draw:text-style-name="P7" draw:layer="layout" svg:width="0.251cm" svg:height="0.051cm" svg:x="-5.447cm" svg:y="10.501cm" svg:viewBox="0 0 252 52" draw:points="0,0 252,0 252,52 0,52">
          <text:p/>
        </draw:polygon>
        <draw:polygon draw:style-name="gr11" draw:text-style-name="P7" draw:layer="layout" svg:width="0.251cm" svg:height="0.051cm" svg:x="-5.28cm" svg:y="10.501cm" svg:viewBox="0 0 252 52" draw:points="0,0 252,0 252,52 0,52">
          <text:p/>
        </draw:polygon>
        <draw:polygon draw:style-name="gr11" draw:text-style-name="P7" draw:layer="layout" svg:width="0.251cm" svg:height="0.051cm" svg:x="-5.112cm" svg:y="10.501cm" svg:viewBox="0 0 252 52" draw:points="0,0 252,0 252,52 0,52">
          <text:p/>
        </draw:polygon>
        <draw:polygon draw:style-name="gr11" draw:text-style-name="P7" draw:layer="layout" svg:width="0.25cm" svg:height="0.051cm" svg:x="-4.944cm" svg:y="10.501cm" svg:viewBox="0 0 251 52" draw:points="0,0 251,0 251,52 0,52">
          <text:p/>
        </draw:polygon>
        <draw:polygon draw:style-name="gr11" draw:text-style-name="P7" draw:layer="layout" svg:width="0.249cm" svg:height="0.051cm" svg:x="-4.775cm" svg:y="10.501cm" svg:viewBox="0 0 250 52" draw:points="0,0 250,0 250,52 0,52">
          <text:p/>
        </draw:polygon>
        <draw:polygon draw:style-name="gr11" draw:text-style-name="P7" draw:layer="layout" svg:width="0.249cm" svg:height="0.051cm" svg:x="-4.608cm" svg:y="10.501cm" svg:viewBox="0 0 250 52" draw:points="0,0 250,0 250,52 0,52">
          <text:p/>
        </draw:polygon>
        <draw:polygon draw:style-name="gr11" draw:text-style-name="P7" draw:layer="layout" svg:width="0.249cm" svg:height="0.05cm" svg:x="-4.44cm" svg:y="10.5cm" svg:viewBox="0 0 250 51" draw:points="0,0 250,0 250,51 0,51">
          <text:p/>
        </draw:polygon>
        <draw:polygon draw:style-name="gr11" draw:text-style-name="P7" draw:layer="layout" svg:width="0.25cm" svg:height="0.05cm" svg:x="-4.272cm" svg:y="10.5cm" svg:viewBox="0 0 251 51" draw:points="0,0 251,0 251,51 0,51">
          <text:p/>
        </draw:polygon>
        <draw:polygon draw:style-name="gr11" draw:text-style-name="P7" draw:layer="layout" svg:width="0.251cm" svg:height="0.05cm" svg:x="-4.105cm" svg:y="10.5cm" svg:viewBox="0 0 252 51" draw:points="0,0 252,0 252,51 0,51">
          <text:p/>
        </draw:polygon>
        <draw:polygon draw:style-name="gr11" draw:text-style-name="P7" draw:layer="layout" svg:width="0.25cm" svg:height="0.05cm" svg:x="-3.937cm" svg:y="10.5cm" svg:viewBox="0 0 251 51" draw:points="0,0 251,0 251,51 0,51">
          <text:p/>
        </draw:polygon>
        <draw:polygon draw:style-name="gr11" draw:text-style-name="P7" draw:layer="layout" svg:width="0.251cm" svg:height="0.05cm" svg:x="-3.77cm" svg:y="10.5cm" svg:viewBox="0 0 252 51" draw:points="0,0 252,0 252,51 0,51">
          <text:p/>
        </draw:polygon>
        <draw:polygon draw:style-name="gr11" draw:text-style-name="P7" draw:layer="layout" svg:width="0.25cm" svg:height="0.049cm" svg:x="-3.602cm" svg:y="10.5cm" svg:viewBox="0 0 251 50" draw:points="0,0 251,0 251,50 0,50">
          <text:p/>
        </draw:polygon>
        <draw:polygon draw:style-name="gr11" draw:text-style-name="P7" draw:layer="layout" svg:width="0.249cm" svg:height="0.049cm" svg:x="-3.433cm" svg:y="10.5cm" svg:viewBox="0 0 250 50" draw:points="0,0 250,0 250,50 0,50">
          <text:p/>
        </draw:polygon>
        <draw:polygon draw:style-name="gr11" draw:text-style-name="P7" draw:layer="layout" svg:width="0.25cm" svg:height="0.049cm" svg:x="-3.267cm" svg:y="10.5cm" svg:viewBox="0 0 251 50" draw:points="0,0 251,0 251,50 0,50">
          <text:p/>
        </draw:polygon>
        <draw:polygon draw:style-name="gr11" draw:text-style-name="P7" draw:layer="layout" svg:width="0.249cm" svg:height="0.049cm" svg:x="-3.098cm" svg:y="10.5cm" svg:viewBox="0 0 250 50" draw:points="0,0 250,0 250,50 0,50">
          <text:p/>
        </draw:polygon>
        <draw:polygon draw:style-name="gr11" draw:text-style-name="P7" draw:layer="layout" svg:width="0.249cm" svg:height="0.049cm" svg:x="-2.93cm" svg:y="10.5cm" svg:viewBox="0 0 250 50" draw:points="0,0 250,0 250,50 0,50">
          <text:p/>
        </draw:polygon>
        <draw:polyline draw:style-name="gr8" draw:text-style-name="P4" draw:layer="layout" svg:width="8.387cm" svg:height="0.441cm" svg:x="-11.193cm" svg:y="4.266cm" svg:viewBox="0 0 8388 442" draw:points="0,0 169,8 337,17 504,26 672,35 839,45 1007,54 1174,63 1342,72 1511,80 1679,89 1846,98 2014,107 2181,117 2349,126 2516,135 2684,144 2853,153 3021,161 3188,170 3356,179 3523,187 3691,196 3858,205 4026,214 4194,222 4363,231 4531,240 4698,250 4866,259 5033,266 5201,276 5368,285 5535,294 5703,302 5872,311 6038,320 6207,329 6375,337 6543,346 6710,355 6877,363 7046,373 7214,382 7381,390 7550,399 7718,408 7886,416 8053,425 8221,433 8388,442">
          <text:p/>
        </draw:polyline>
        <draw:polygon draw:style-name="gr9" draw:text-style-name="P6" draw:layer="layout" svg:width="0.251cm" svg:height="0.249cm" svg:x="-11.318cm" svg:y="4.141cm" svg:viewBox="0 0 252 250" draw:points="0,125 125,250 252,125 125,0">
          <text:p/>
        </draw:polygon>
        <draw:polygon draw:style-name="gr9" draw:text-style-name="P6" draw:layer="layout" svg:width="0.251cm" svg:height="0.249cm" svg:x="-11.15cm" svg:y="4.15cm" svg:viewBox="0 0 252 250" draw:points="0,124 127,250 252,124 127,0">
          <text:p/>
        </draw:polygon>
        <draw:polygon draw:style-name="gr9" draw:text-style-name="P6" draw:layer="layout" svg:width="0.249cm" svg:height="0.25cm" svg:x="-10.981cm" svg:y="4.159cm" svg:viewBox="0 0 250 251" draw:points="0,124 125,251 250,124 125,0">
          <text:p/>
        </draw:polygon>
        <draw:polygon draw:style-name="gr9" draw:text-style-name="P6" draw:layer="layout" svg:width="0.25cm" svg:height="0.251cm" svg:x="-10.815cm" svg:y="4.167cm" svg:viewBox="0 0 251 252" draw:points="0,125 126,252 251,125 126,0">
          <text:p/>
        </draw:polygon>
        <draw:polygon draw:style-name="gr9" draw:text-style-name="P6" draw:layer="layout" svg:width="0.249cm" svg:height="0.251cm" svg:x="-10.646cm" svg:y="4.176cm" svg:viewBox="0 0 250 252" draw:points="0,125 126,252 250,125 126,0">
          <text:p/>
        </draw:polygon>
        <draw:polygon draw:style-name="gr9" draw:text-style-name="P6" draw:layer="layout" svg:width="0.249cm" svg:height="0.251cm" svg:x="-10.478cm" svg:y="4.185cm" svg:viewBox="0 0 250 252" draw:points="0,126 124,252 250,126 124,0">
          <text:p/>
        </draw:polygon>
        <draw:polygon draw:style-name="gr9" draw:text-style-name="P6" draw:layer="layout" svg:width="0.251cm" svg:height="0.251cm" svg:x="-10.311cm" svg:y="4.194cm" svg:viewBox="0 0 252 252" draw:points="0,126 125,252 252,126 125,0">
          <text:p/>
        </draw:polygon>
        <draw:polygon draw:style-name="gr9" draw:text-style-name="P6" draw:layer="layout" svg:width="0.25cm" svg:height="0.249cm" svg:x="-10.143cm" svg:y="4.204cm" svg:viewBox="0 0 251 250" draw:points="0,125 125,250 251,125 125,0">
          <text:p/>
        </draw:polygon>
        <draw:polygon draw:style-name="gr9" draw:text-style-name="P6" draw:layer="layout" svg:width="0.251cm" svg:height="0.249cm" svg:x="-9.976cm" svg:y="4.213cm" svg:viewBox="0 0 252 250" draw:points="0,125 126,250 252,125 126,0">
          <text:p/>
        </draw:polygon>
        <draw:polygon draw:style-name="gr9" draw:text-style-name="P6" draw:layer="layout" svg:width="0.251cm" svg:height="0.249cm" svg:x="-9.808cm" svg:y="4.222cm" svg:viewBox="0 0 252 250" draw:points="0,124 126,250 252,124 126,0">
          <text:p/>
        </draw:polygon>
        <draw:polygon draw:style-name="gr9" draw:text-style-name="P6" draw:layer="layout" svg:width="0.249cm" svg:height="0.249cm" svg:x="-9.639cm" svg:y="4.231cm" svg:viewBox="0 0 250 250" draw:points="0,124 126,250 250,124 126,0">
          <text:p/>
        </draw:polygon>
        <draw:polygon draw:style-name="gr9" draw:text-style-name="P6" draw:layer="layout" svg:width="0.251cm" svg:height="0.25cm" svg:x="-9.473cm" svg:y="4.24cm" svg:viewBox="0 0 252 251" draw:points="0,124 127,251 252,124 127,0">
          <text:p/>
        </draw:polygon>
        <draw:polygon draw:style-name="gr9" draw:text-style-name="P6" draw:layer="layout" svg:width="0.249cm" svg:height="0.251cm" svg:x="-9.304cm" svg:y="4.248cm" svg:viewBox="0 0 250 252" draw:points="0,125 125,252 250,125 125,0">
          <text:p/>
        </draw:polygon>
        <draw:polygon draw:style-name="gr9" draw:text-style-name="P6" draw:layer="layout" svg:width="0.249cm" svg:height="0.251cm" svg:x="-9.136cm" svg:y="4.257cm" svg:viewBox="0 0 250 252" draw:points="0,127 125,252 250,127 125,0">
          <text:p/>
        </draw:polygon>
        <draw:polygon draw:style-name="gr9" draw:text-style-name="P6" draw:layer="layout" svg:width="0.25cm" svg:height="0.251cm" svg:x="-8.968cm" svg:y="4.266cm" svg:viewBox="0 0 251 252" draw:points="0,127 125,252 251,127 125,0">
          <text:p/>
        </draw:polygon>
        <draw:polygon draw:style-name="gr9" draw:text-style-name="P6" draw:layer="layout" svg:width="0.249cm" svg:height="0.25cm" svg:x="-8.801cm" svg:y="4.275cm" svg:viewBox="0 0 250 251" draw:points="0,127 124,251 250,127 124,0">
          <text:p/>
        </draw:polygon>
        <draw:polygon draw:style-name="gr9" draw:text-style-name="P6" draw:layer="layout" svg:width="0.251cm" svg:height="0.249cm" svg:x="-8.634cm" svg:y="4.285cm" svg:viewBox="0 0 252 250" draw:points="0,126 126,250 252,126 126,0">
          <text:p/>
        </draw:polygon>
        <draw:polygon draw:style-name="gr9" draw:text-style-name="P6" draw:layer="layout" svg:width="0.251cm" svg:height="0.249cm" svg:x="-8.466cm" svg:y="4.294cm" svg:viewBox="0 0 252 250" draw:points="0,126 127,250 252,126 127,0">
          <text:p/>
        </draw:polygon>
        <draw:polygon draw:style-name="gr9" draw:text-style-name="P6" draw:layer="layout" svg:width="0.25cm" svg:height="0.249cm" svg:x="-8.298cm" svg:y="4.303cm" svg:viewBox="0 0 251 250" draw:points="0,125 126,250 251,125 126,0">
          <text:p/>
        </draw:polygon>
        <draw:polygon draw:style-name="gr9" draw:text-style-name="P6" draw:layer="layout" svg:width="0.251cm" svg:height="0.249cm" svg:x="-8.131cm" svg:y="4.311cm" svg:viewBox="0 0 252 250" draw:points="0,126 127,250 252,126 127,0">
          <text:p/>
        </draw:polygon>
        <draw:polygon draw:style-name="gr9" draw:text-style-name="P6" draw:layer="layout" svg:width="0.249cm" svg:height="0.249cm" svg:x="-7.962cm" svg:y="4.32cm" svg:viewBox="0 0 250 250" draw:points="0,126 126,250 250,126 126,0">
          <text:p/>
        </draw:polygon>
        <draw:polygon draw:style-name="gr9" draw:text-style-name="P6" draw:layer="layout" svg:width="0.249cm" svg:height="0.249cm" svg:x="-7.794cm" svg:y="4.329cm" svg:viewBox="0 0 250 250" draw:points="0,125 124,250 250,125 124,0">
          <text:p/>
        </draw:polygon>
        <draw:polygon draw:style-name="gr9" draw:text-style-name="P6" draw:layer="layout" svg:width="0.25cm" svg:height="0.25cm" svg:x="-7.626cm" svg:y="4.338cm" svg:viewBox="0 0 251 251" draw:points="0,125 125,251 251,125 125,0">
          <text:p/>
        </draw:polygon>
        <draw:polygon draw:style-name="gr9" draw:text-style-name="P6" draw:layer="layout" svg:width="0.249cm" svg:height="0.251cm" svg:x="-7.459cm" svg:y="4.346cm" svg:viewBox="0 0 250 252" draw:points="0,126 125,252 250,126 125,0">
          <text:p/>
        </draw:polygon>
        <draw:polygon draw:style-name="gr9" draw:text-style-name="P6" draw:layer="layout" svg:width="0.25cm" svg:height="0.251cm" svg:x="-7.291cm" svg:y="4.355cm" svg:viewBox="0 0 251 252" draw:points="0,126 124,252 251,126 124,0">
          <text:p/>
        </draw:polygon>
        <draw:polygon draw:style-name="gr9" draw:text-style-name="P6" draw:layer="layout" svg:width="0.251cm" svg:height="0.25cm" svg:x="-7.124cm" svg:y="4.364cm" svg:viewBox="0 0 252 251" draw:points="0,125 125,251 252,125 125,0">
          <text:p/>
        </draw:polygon>
        <draw:polygon draw:style-name="gr9" draw:text-style-name="P6" draw:layer="layout" svg:width="0.25cm" svg:height="0.251cm" svg:x="-6.956cm" svg:y="4.372cm" svg:viewBox="0 0 251 252" draw:points="0,126 127,252 251,126 127,0">
          <text:p/>
        </draw:polygon>
        <draw:polygon draw:style-name="gr9" draw:text-style-name="P6" draw:layer="layout" svg:width="0.249cm" svg:height="0.251cm" svg:x="-6.787cm" svg:y="4.381cm" svg:viewBox="0 0 250 252" draw:points="0,125 125,252 250,125 125,0">
          <text:p/>
        </draw:polygon>
        <draw:polygon draw:style-name="gr9" draw:text-style-name="P6" draw:layer="layout" svg:width="0.25cm" svg:height="0.251cm" svg:x="-6.621cm" svg:y="4.39cm" svg:viewBox="0 0 251 252" draw:points="0,126 126,252 251,126 126,0">
          <text:p/>
        </draw:polygon>
        <draw:polygon draw:style-name="gr9" draw:text-style-name="P6" draw:layer="layout" svg:width="0.249cm" svg:height="0.25cm" svg:x="-6.452cm" svg:y="4.399cm" svg:viewBox="0 0 250 251" draw:points="0,126 126,251 250,126 126,0">
          <text:p/>
        </draw:polygon>
        <draw:polygon draw:style-name="gr9" draw:text-style-name="P6" draw:layer="layout" svg:width="0.249cm" svg:height="0.251cm" svg:x="-6.284cm" svg:y="4.407cm" svg:viewBox="0 0 250 252" draw:points="0,125 124,252 250,125 124,0">
          <text:p/>
        </draw:polygon>
        <draw:polygon draw:style-name="gr9" draw:text-style-name="P6" draw:layer="layout" svg:width="0.251cm" svg:height="0.251cm" svg:x="-6.117cm" svg:y="4.416cm" svg:viewBox="0 0 252 252" draw:points="0,126 125,252 252,126 125,0">
          <text:p/>
        </draw:polygon>
        <draw:polygon draw:style-name="gr9" draw:text-style-name="P6" draw:layer="layout" svg:width="0.25cm" svg:height="0.25cm" svg:x="-5.949cm" svg:y="4.425cm" svg:viewBox="0 0 251 251" draw:points="0,126 125,251 251,126 125,0">
          <text:p/>
        </draw:polygon>
        <draw:polygon draw:style-name="gr9" draw:text-style-name="P6" draw:layer="layout" svg:width="0.249cm" svg:height="0.249cm" svg:x="-5.782cm" svg:y="4.435cm" svg:viewBox="0 0 250 250" draw:points="0,125 124,250 250,125 124,0">
          <text:p/>
        </draw:polygon>
        <draw:polygon draw:style-name="gr9" draw:text-style-name="P6" draw:layer="layout" svg:width="0.25cm" svg:height="0.251cm" svg:x="-5.614cm" svg:y="4.442cm" svg:viewBox="0 0 251 252" draw:points="0,126 124,252 251,126 124,0">
          <text:p/>
        </draw:polygon>
        <draw:polygon draw:style-name="gr9" draw:text-style-name="P6" draw:layer="layout" svg:width="0.251cm" svg:height="0.25cm" svg:x="-5.447cm" svg:y="4.451cm" svg:viewBox="0 0 252 251" draw:points="0,126 127,251 252,126 127,0">
          <text:p/>
        </draw:polygon>
        <draw:polygon draw:style-name="gr9" draw:text-style-name="P6" draw:layer="layout" svg:width="0.251cm" svg:height="0.249cm" svg:x="-5.28cm" svg:y="4.461cm" svg:viewBox="0 0 252 250" draw:points="0,125 125,250 252,125 125,0">
          <text:p/>
        </draw:polygon>
        <draw:polygon draw:style-name="gr9" draw:text-style-name="P6" draw:layer="layout" svg:width="0.251cm" svg:height="0.249cm" svg:x="-5.112cm" svg:y="4.47cm" svg:viewBox="0 0 252 250" draw:points="0,125 126,250 252,125 126,0">
          <text:p/>
        </draw:polygon>
        <draw:polygon draw:style-name="gr9" draw:text-style-name="P6" draw:layer="layout" svg:width="0.25cm" svg:height="0.25cm" svg:x="-4.944cm" svg:y="4.477cm" svg:viewBox="0 0 251 251" draw:points="0,126 127,251 251,126 127,0">
          <text:p/>
        </draw:polygon>
        <draw:polygon draw:style-name="gr9" draw:text-style-name="P6" draw:layer="layout" svg:width="0.249cm" svg:height="0.249cm" svg:x="-4.775cm" svg:y="4.487cm" svg:viewBox="0 0 250 250" draw:points="0,126 125,250 250,126 125,0">
          <text:p/>
        </draw:polygon>
        <draw:polygon draw:style-name="gr9" draw:text-style-name="P6" draw:layer="layout" svg:width="0.249cm" svg:height="0.249cm" svg:x="-4.608cm" svg:y="4.496cm" svg:viewBox="0 0 250 250" draw:points="0,126 126,250 250,126 126,0">
          <text:p/>
        </draw:polygon>
        <draw:polygon draw:style-name="gr9" draw:text-style-name="P6" draw:layer="layout" svg:width="0.249cm" svg:height="0.25cm" svg:x="-4.44cm" svg:y="4.503cm" svg:viewBox="0 0 250 251" draw:points="0,127 125,251 250,127 125,0">
          <text:p/>
        </draw:polygon>
        <draw:polygon draw:style-name="gr9" draw:text-style-name="P6" draw:layer="layout" svg:width="0.25cm" svg:height="0.249cm" svg:x="-4.272cm" svg:y="4.513cm" svg:viewBox="0 0 251 250" draw:points="0,126 124,250 251,126 124,0">
          <text:p/>
        </draw:polygon>
        <draw:polygon draw:style-name="gr9" draw:text-style-name="P6" draw:layer="layout" svg:width="0.251cm" svg:height="0.249cm" svg:x="-4.105cm" svg:y="4.522cm" svg:viewBox="0 0 252 250" draw:points="0,126 125,250 252,126 125,0">
          <text:p/>
        </draw:polygon>
        <draw:polygon draw:style-name="gr9" draw:text-style-name="P6" draw:layer="layout" svg:width="0.25cm" svg:height="0.25cm" svg:x="-3.937cm" svg:y="4.529cm" svg:viewBox="0 0 251 251" draw:points="0,127 125,251 251,127 125,0">
          <text:p/>
        </draw:polygon>
        <draw:polygon draw:style-name="gr9" draw:text-style-name="P6" draw:layer="layout" svg:width="0.251cm" svg:height="0.249cm" svg:x="-3.77cm" svg:y="4.539cm" svg:viewBox="0 0 252 250" draw:points="0,126 126,250 252,126 126,0">
          <text:p/>
        </draw:polygon>
        <draw:polygon draw:style-name="gr9" draw:text-style-name="P6" draw:layer="layout" svg:width="0.25cm" svg:height="0.249cm" svg:x="-3.602cm" svg:y="4.548cm" svg:viewBox="0 0 251 250" draw:points="0,126 126,250 251,126 126,0">
          <text:p/>
        </draw:polygon>
        <draw:polygon draw:style-name="gr9" draw:text-style-name="P6" draw:layer="layout" svg:width="0.249cm" svg:height="0.25cm" svg:x="-3.433cm" svg:y="4.555cm" svg:viewBox="0 0 250 251" draw:points="0,127 126,251 250,127 126,0">
          <text:p/>
        </draw:polygon>
        <draw:polygon draw:style-name="gr9" draw:text-style-name="P6" draw:layer="layout" svg:width="0.25cm" svg:height="0.249cm" svg:x="-3.267cm" svg:y="4.565cm" svg:viewBox="0 0 251 250" draw:points="0,126 126,250 251,126 126,0">
          <text:p/>
        </draw:polygon>
        <draw:polygon draw:style-name="gr9" draw:text-style-name="P6" draw:layer="layout" svg:width="0.249cm" svg:height="0.251cm" svg:x="-3.098cm" svg:y="4.572cm" svg:viewBox="0 0 250 252" draw:points="0,127 125,252 250,127 125,0">
          <text:p/>
        </draw:polygon>
        <draw:polygon draw:style-name="gr9" draw:text-style-name="P6" draw:layer="layout" svg:width="0.249cm" svg:height="0.25cm" svg:x="-2.93cm" svg:y="4.581cm" svg:viewBox="0 0 250 251" draw:points="0,127 125,251 250,127 125,0">
          <text:p/>
        </draw:polygon>
        <draw:frame draw:style-name="gr16" draw:text-style-name="P10" draw:layer="layout" svg:width="1.56cm" svg:height="0.395cm" svg:x="1.397cm" svg:y="0.88cm">
          <draw:text-box>
            <text:p text:style-name="P1"><text:span text:style-name="T2">Column H</text:span></text:p>
          </draw:text-box>
        </draw:frame>
        <draw:frame draw:style-name="gr16" draw:text-style-name="P10" draw:layer="layout" svg:width="0.997cm" svg:height="0.395cm" svg:x="-13.346cm" svg:y="10.603cm">
          <draw:text-box>
            <text:p text:style-name="P1"><text:span text:style-name="T2">-101.5</text:span></text:p>
          </draw:text-box>
        </draw:frame>
        <draw:frame draw:style-name="gr16" draw:text-style-name="P10" draw:layer="layout" svg:width="0.705cm" svg:height="0.395cm" svg:x="-11.522cm" svg:y="10.603cm">
          <draw:text-box>
            <text:p text:style-name="P1"><text:span text:style-name="T2">-101</text:span></text:p>
          </draw:text-box>
        </draw:frame>
        <draw:frame draw:style-name="gr16" draw:text-style-name="P10" draw:layer="layout" svg:width="0.997cm" svg:height="0.395cm" svg:x="-9.991cm" svg:y="10.603cm">
          <draw:text-box>
            <text:p text:style-name="P1"><text:span text:style-name="T2">-100.5</text:span></text:p>
          </draw:text-box>
        </draw:frame>
        <draw:frame draw:style-name="gr16" draw:text-style-name="P10" draw:layer="layout" svg:width="0.705cm" svg:height="0.395cm" svg:x="-8.167cm" svg:y="10.603cm">
          <draw:text-box>
            <text:p text:style-name="P1"><text:span text:style-name="T2">-100</text:span></text:p>
          </draw:text-box>
        </draw:frame>
        <draw:frame draw:style-name="gr16" draw:text-style-name="P10" draw:layer="layout" svg:width="0.802cm" svg:height="0.395cm" svg:x="-6.544cm" svg:y="10.603cm">
          <draw:text-box>
            <text:p text:style-name="P1"><text:span text:style-name="T2">-99.5</text:span></text:p>
          </draw:text-box>
        </draw:frame>
        <draw:frame draw:style-name="gr16" draw:text-style-name="P10" draw:layer="layout" svg:width="0.51cm" svg:height="0.395cm" svg:x="-4.72cm" svg:y="10.603cm">
          <draw:text-box>
            <text:p text:style-name="P1"><text:span text:style-name="T2">-99</text:span></text:p>
          </draw:text-box>
        </draw:frame>
        <draw:frame draw:style-name="gr16" draw:text-style-name="P10" draw:layer="layout" svg:width="0.802cm" svg:height="0.395cm" svg:x="-3.189cm" svg:y="10.603cm">
          <draw:text-box>
            <text:p text:style-name="P1"><text:span text:style-name="T2">-98.5</text:span></text:p>
          </draw:text-box>
        </draw:frame>
        <draw:frame draw:style-name="gr16" draw:text-style-name="P10" draw:layer="layout" svg:width="0.51cm" svg:height="0.395cm" svg:x="-1.365cm" svg:y="10.603cm">
          <draw:text-box>
            <text:p text:style-name="P1"><text:span text:style-name="T2">-98</text:span></text:p>
          </draw:text-box>
        </draw:frame>
        <draw:frame draw:style-name="gr16" draw:text-style-name="P10" draw:layer="layout" svg:width="1.289cm" svg:height="0.395cm" svg:x="-2.596cm" svg:y="11.333cm">
          <draw:text-box>
            <text:p text:style-name="P1"><text:span text:style-name="T2">-200000</text:span></text:p>
          </draw:text-box>
        </draw:frame>
        <draw:frame draw:style-name="gr16" draw:text-style-name="P10" draw:layer="layout" svg:width="0.352cm" svg:height="0.395cm" svg:x="-1.563cm" svg:y="10.155cm">
          <draw:text-box>
            <text:p text:style-name="P1"><text:span text:style-name="T2">0</text:span></text:p>
          </draw:text-box>
        </draw:frame>
        <draw:frame draw:style-name="gr16" draw:text-style-name="P10" draw:layer="layout" svg:width="1.17cm" svg:height="0.395cm" svg:x="-2.491cm" svg:y="8.977cm">
          <draw:text-box>
            <text:p text:style-name="P1"><text:span text:style-name="T2">200000</text:span></text:p>
          </draw:text-box>
        </draw:frame>
        <draw:frame draw:style-name="gr16" draw:text-style-name="P10" draw:layer="layout" svg:width="1.17cm" svg:height="0.395cm" svg:x="-2.491cm" svg:y="7.798cm">
          <draw:text-box>
            <text:p text:style-name="P1"><text:span text:style-name="T2">400000</text:span></text:p>
          </draw:text-box>
        </draw:frame>
        <draw:frame draw:style-name="gr16" draw:text-style-name="P10" draw:layer="layout" svg:width="1.17cm" svg:height="0.395cm" svg:x="-2.491cm" svg:y="6.624cm">
          <draw:text-box>
            <text:p text:style-name="P1"><text:span text:style-name="T2">600000</text:span></text:p>
          </draw:text-box>
        </draw:frame>
        <draw:frame draw:style-name="gr16" draw:text-style-name="P10" draw:layer="layout" svg:width="1.17cm" svg:height="0.395cm" svg:x="-2.491cm" svg:y="5.445cm">
          <draw:text-box>
            <text:p text:style-name="P1"><text:span text:style-name="T2">800000</text:span></text:p>
          </draw:text-box>
        </draw:frame>
        <draw:frame draw:style-name="gr16" draw:text-style-name="P10" draw:layer="layout" svg:width="1.365cm" svg:height="0.395cm" svg:x="-2.674cm" svg:y="4.267cm">
          <draw:text-box>
            <text:p text:style-name="P1"><text:span text:style-name="T2">1000000</text:span></text:p>
          </draw:text-box>
        </draw:frame>
        <draw:line draw:style-name="gr4" draw:text-style-name="P4" draw:layer="layout" svg:x1="-0.454cm" svg:y1="5.916cm" svg:x2="0.346cm" svg:y2="5.916cm">
          <text:p/>
        </draw:line>
        <draw:polygon draw:style-name="gr5" draw:text-style-name="P5" draw:layer="layout" svg:width="0.21cm" svg:height="0.211cm" svg:x="-0.159cm" svg:y="5.81cm" svg:viewBox="0 0 211 212" draw:points="0,0 0,212 211,212 211,0">
          <text:p/>
        </draw:polygon>
        <draw:line draw:style-name="gr8" draw:text-style-name="P4" draw:layer="layout" svg:x1="-0.454cm" svg:y1="6.413cm" svg:x2="0.346cm" svg:y2="6.413cm">
          <text:p/>
        </draw:line>
        <draw:polygon draw:style-name="gr9" draw:text-style-name="P6" draw:layer="layout" svg:width="0.21cm" svg:height="0.211cm" svg:x="-0.159cm" svg:y="6.309cm" svg:viewBox="0 0 211 212" draw:points="0,105 107,212 211,105 107,0">
          <text:p/>
        </draw:polygon>
        <draw:line draw:style-name="gr10" draw:text-style-name="P4" draw:layer="layout" svg:x1="-0.454cm" svg:y1="6.912cm" svg:x2="0.346cm" svg:y2="6.912cm">
          <text:p/>
        </draw:line>
        <draw:polygon draw:style-name="gr11" draw:text-style-name="P7" draw:layer="layout" svg:width="0.21cm" svg:height="0.043cm" svg:x="-0.159cm" svg:y="6.89cm" svg:viewBox="0 0 211 44" draw:points="0,0 211,0 211,44 0,44">
          <text:p/>
        </draw:polygon>
        <draw:line draw:style-name="gr12" draw:text-style-name="P4" draw:layer="layout" svg:x1="-0.454cm" svg:y1="7.409cm" svg:x2="0.346cm" svg:y2="7.409cm">
          <text:p/>
        </draw:line>
        <draw:polygon draw:style-name="gr13" draw:text-style-name="P8" draw:layer="layout" svg:width="0.21cm" svg:height="0.21cm" svg:x="-0.159cm" svg:y="7.305cm" svg:viewBox="0 0 211 211" draw:points="0,211 211,211 107,0">
          <text:p/>
        </draw:polygon>
        <draw:line draw:style-name="gr14" draw:text-style-name="P4" draw:layer="layout" svg:x1="-0.454cm" svg:y1="7.906cm" svg:x2="0.346cm" svg:y2="7.906cm">
          <text:p/>
        </draw:line>
        <draw:polygon draw:style-name="gr15" draw:text-style-name="P9" draw:layer="layout" svg:width="0.21cm" svg:height="0.211cm" svg:x="-0.159cm" svg:y="7.801cm" svg:viewBox="0 0 211 212" draw:points="0,0 0,212 211,106">
          <text:p/>
        </draw:polygon>
        <draw:line draw:style-name="gr18" draw:text-style-name="P4" draw:layer="layout" svg:x1="-0.454cm" svg:y1="8.405cm" svg:x2="0.346cm" svg:y2="8.405cm">
          <text:p/>
        </draw:line>
        <draw:polygon draw:style-name="gr19" draw:text-style-name="P12" draw:layer="layout" svg:width="0.21cm" svg:height="0.211cm" svg:x="-0.159cm" svg:y="8.3cm" svg:viewBox="0 0 211 212" draw:points="98,0 98,96 0,96 0,113 98,113 98,212 114,212 114,113 211,113 211,96 114,96 114,0">
          <text:p/>
        </draw:polygon>
        <draw:line draw:style-name="gr20" draw:text-style-name="P4" draw:layer="layout" svg:x1="-0.454cm" svg:y1="8.903cm" svg:x2="0.346cm" svg:y2="8.903cm">
          <text:p/>
        </draw:line>
        <draw:polygon draw:style-name="gr17" draw:text-style-name="P11" draw:layer="layout" svg:width="0.21cm" svg:height="0.211cm" svg:x="-0.159cm" svg:y="8.797cm" svg:viewBox="0 0 211 212" draw:points="107,93 11,0 0,12 94,106 0,200 11,212 107,118 200,212 211,200 117,106 211,12 200,0">
          <text:p/>
        </draw:polygon>
        <draw:frame draw:style-name="gr16" draw:text-style-name="P10" draw:layer="layout" svg:width="1.365cm" svg:height="0.395cm" svg:x="-2.674cm" svg:y="3.089cm">
          <draw:text-box>
            <text:p text:style-name="P1"><text:span text:style-name="T2">1200000</text:span></text:p>
          </draw:text-box>
        </draw:frame>
        <draw:frame draw:style-name="gr16" draw:text-style-name="P10" draw:layer="layout" svg:width="1.56cm" svg:height="0.395cm" svg:x="0.448cm" svg:y="5.717cm">
          <draw:text-box>
            <text:p text:style-name="P1"><text:span text:style-name="T2">Column D</text:span></text:p>
          </draw:text-box>
        </draw:frame>
        <draw:frame draw:style-name="gr16" draw:text-style-name="P10" draw:layer="layout" svg:width="1.539cm" svg:height="0.395cm" svg:x="0.448cm" svg:y="6.214cm">
          <draw:text-box>
            <text:p text:style-name="P1"><text:span text:style-name="T2">Column E</text:span></text:p>
          </draw:text-box>
        </draw:frame>
        <draw:frame draw:style-name="gr16" draw:text-style-name="P10" draw:layer="layout" svg:width="1.522cm" svg:height="0.395cm" svg:x="0.448cm" svg:y="6.712cm">
          <draw:text-box>
            <text:p text:style-name="P1"><text:span text:style-name="T2">Column F</text:span></text:p>
          </draw:text-box>
        </draw:frame>
        <draw:frame draw:style-name="gr16" draw:text-style-name="P10" draw:layer="layout" svg:width="1.581cm" svg:height="0.395cm" svg:x="0.448cm" svg:y="7.209cm">
          <draw:text-box>
            <text:p text:style-name="P1"><text:span text:style-name="T2">Column G</text:span></text:p>
          </draw:text-box>
        </draw:frame>
        <draw:frame draw:style-name="gr16" draw:text-style-name="P10" draw:layer="layout" svg:width="1.56cm" svg:height="0.395cm" svg:x="0.448cm" svg:y="7.707cm">
          <draw:text-box>
            <text:p text:style-name="P1"><text:span text:style-name="T2">Column H</text:span></text:p>
          </draw:text-box>
        </draw:frame>
        <draw:frame draw:style-name="gr16" draw:text-style-name="P10" draw:layer="layout" svg:width="1.403cm" svg:height="0.395cm" svg:x="0.448cm" svg:y="8.208cm">
          <draw:text-box>
            <text:p text:style-name="P1"><text:span text:style-name="T2">Column I</text:span></text:p>
          </draw:text-box>
        </draw:frame>
        <draw:frame draw:style-name="gr16" draw:text-style-name="P10" draw:layer="layout" svg:width="1.484cm" svg:height="0.395cm" svg:x="0.448cm" svg:y="8.705cm">
          <draw:text-box>
            <text:p text:style-name="P1"><text:span text:style-name="T2">Column J</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mesNewRoman" svg:font-family="TimesNewRoman" style:font-pitch="variable"/>
    <style:font-face style:name="TimesNewRoman1" svg:font-family="TimesNew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56"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4-04-01T20:57:33.407000000</dc:date>
    <dc:creator>Reed</dc:creator>
    <meta:editing-duration>PT6H22M11S</meta:editing-duration>
    <meta:editing-cycles>1</meta:editing-cycles>
    <meta:generator>LibreOffice/7.3.2.2$Windows_X86_64 LibreOffice_project/49f2b1bff42cfccbd8f788c8dc32c1c309559be0</meta:generator>
    <meta:document-statistic meta:object-count="1392"/>
  </office:meta>
</office:document-meta>
</file>